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3" style:family="table-cell" style:parent-style-name="Default" style:data-style-name="N0">
      <style:table-cell-properties fo:border="thin solid #000000" style:vertical-align="middle" fo:wrap-option="wrap"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4" style:family="table-cell" style:parent-style-name="Default" style:data-style-name="N0">
      <style:table-cell-properties fo:border="thin solid #000000" style:vertical-align="automatic" fo:wrap-option="wrap"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5" style:family="table-cell" style:parent-style-name="Default" style:data-style-name="N0">
      <style:table-cell-properties style:vertical-align="automatic"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6" style:family="table-cell" style:parent-style-name="Default" style:data-style-name="N0">
      <style:table-cell-properties fo:border="thin solid #000000" style:vertical-align="automatic" style:repeat-content="false"/>
      <style:paragraph-properties fo:text-align="center"/>
    </style:style>
    <style:style style:name="ce7" style:family="table-cell" style:parent-style-name="Default" style:data-style-name="N0">
      <style:table-cell-properties fo:border="thin solid #000000"/>
    </style:style>
    <style:style style:name="ce8" style:family="table-cell" style:parent-style-name="Default" style:data-style-name="N0">
      <style:table-cell-properties fo:border="thin solid #000000"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automatic" fo:wrap-option="wrap" style:repeat-content="false"/>
      <style:paragraph-properties fo:text-align="center"/>
    </style:style>
    <style:style style:name="ce10" style:family="table-cell" style:parent-style-name="Default" style:data-style-name="N0">
      <style:table-cell-properties fo:border="thin solid #000000" style:vertical-align="middle" fo:wrap-option="wrap"/>
    </style:style>
    <style:style style:name="ce11" style:family="table-cell" style:parent-style-name="Default" style:data-style-name="N0">
      <style:table-cell-properties fo:border="thin solid #000000" style:vertical-align="automatic" fo:wrap-option="wrap"/>
    </style:style>
    <style:style style:name="ce12" style:family="table-cell" style:parent-style-name="Default" style:data-style-name="N0">
      <style:table-cell-properties fo:border="thin solid #000000" style:vertical-align="middle" style:repeat-content="false"/>
      <style:paragraph-properties fo:text-align="center"/>
    </style:style>
    <style:style style:name="ce13" style:family="table-cell" style:parent-style-name="Default" style:data-style-name="N0">
      <style:table-cell-properties fo:border="thin solid #000000" style:vertical-align="middle"/>
    </style:style>
    <style:style style:name="ce14" style:family="table-cell" style:parent-style-name="Default" style:data-style-name="N0">
      <style:table-cell-properties style:vertical-align="middle"/>
    </style:style>
    <style:style style:name="ce15" style:family="table-cell" style:parent-style-name="Default" style:data-style-name="N0">
      <style:table-cell-properties fo:border="thin solid #000000" style:vertical-align="middle" fo:wrap-option="wrap" style:repeat-content="false"/>
      <style:paragraph-properties fo:text-align="start" fo:margin-left="0cm"/>
    </style:style>
    <style:style style:name="ce16" style:family="table-cell" style:parent-style-name="Default" style:data-style-name="N0">
      <style:table-cell-properties style:vertical-align="automatic" style:repeat-content="false"/>
      <style:paragraph-properties fo:text-align="center"/>
    </style:style>
    <style:style style:name="ce17" style:family="table-cell" style:parent-style-name="Default" style:data-style-name="N0">
      <style:table-cell-properties style:vertical-align="middle" fo:wrap-option="wrap"/>
    </style:style>
    <style:style style:name="ce18" style:family="table-cell" style:parent-style-name="Default" style:data-style-name="N0">
      <style:table-cell-properties style:vertical-align="automatic" fo:wrap-option="wrap"/>
    </style:style>
    <style:style style:name="co1" style:family="table-column">
      <style:table-column-properties fo:break-before="auto" style:column-width="4.206875cm"/>
    </style:style>
    <style:style style:name="co2" style:family="table-column">
      <style:table-column-properties fo:break-before="auto" style:column-width="1.69333333333333cm"/>
    </style:style>
    <style:style style:name="co3" style:family="table-column">
      <style:table-column-properties fo:break-before="auto" style:column-width="8.969375cm" style:use-optimal-column-width="true"/>
    </style:style>
    <style:style style:name="co4" style:family="table-column">
      <style:table-column-properties fo:break-before="auto" style:column-width="4.10104166666667cm"/>
    </style:style>
    <style:style style:name="co5" style:family="table-column">
      <style:table-column-properties fo:break-before="auto" style:column-width="5.29166666666667cm"/>
    </style:style>
    <style:style style:name="co6" style:family="table-column">
      <style:table-column-properties fo:break-before="auto" style:column-width="3.94229166666667cm"/>
    </style:style>
    <style:style style:name="co7" style:family="table-column">
      <style:table-column-properties fo:break-before="auto" style:column-width="4.73604166666667cm" style:use-optimal-column-width="true"/>
    </style:style>
    <style:style style:name="co8" style:family="table-column">
      <style:table-column-properties fo:break-before="auto" style:column-width="6.82625cm"/>
    </style:style>
    <style:style style:name="co9" style:family="table-column">
      <style:table-column-properties fo:break-before="auto" style:column-width="6.21770833333333cm" style:use-optimal-column-width="true"/>
    </style:style>
    <style:style style:name="co10" style:family="table-column">
      <style:table-column-properties fo:break-before="auto" style:column-width="11.8004166666667cm"/>
    </style:style>
    <style:style style:name="co11" style:family="table-column">
      <style:table-column-properties fo:break-before="auto" style:column-width="2.24895833333333cm" style:use-optimal-column-width="true"/>
    </style:style>
    <style:style style:name="ro1" style:family="table-row">
      <style:table-row-properties style:row-height="18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25.5pt" style:use-optimal-row-height="true" fo:break-before="auto"/>
    </style:style>
    <style:style style:name="ro4" style:family="table-row">
      <style:table-row-properties style:row-height="38.25pt" style:use-optimal-row-height="true" fo:break-before="auto"/>
    </style:style>
    <style:style style:name="ro5" style:family="table-row">
      <style:table-row-properties style:row-height="51pt" style:use-optimal-row-height="true" fo:break-before="auto"/>
    </style:style>
    <style:style style:name="ro6" style:family="table-row">
      <style:table-row-properties style:row-height="63.75pt" style:use-optimal-row-height="true" fo:break-before="auto"/>
    </style:style>
    <style:style style:name="ro7" style:family="table-row">
      <style:table-row-properties style:row-height="89.25pt" style:use-optimal-row-height="true" fo:break-before="auto"/>
    </style:style>
    <style:style style:name="ro8" style:family="table-row">
      <style:table-row-properties style:row-height="76.5pt" style:use-optimal-row-height="true" fo:break-before="auto"/>
    </style:style>
    <style:style style:name="ro9" style:family="table-row">
      <style:table-row-properties style:row-height="153pt" style:use-optimal-row-height="true" fo:break-before="auto"/>
    </style:style>
    <style:style style:name="ro10" style:family="table-row">
      <style:table-row-properties style:row-height="140.25pt" style:use-optimal-row-height="true" fo:break-before="auto"/>
    </style:style>
    <style:style style:name="ro11" style:family="table-row">
      <style:table-row-properties style:row-height="165.75pt" style:use-optimal-row-height="true" fo:break-before="auto"/>
    </style:style>
    <style:style style:name="ro12" style:family="table-row">
      <style:table-row-properties style:row-height="114.75pt" style:use-optimal-row-height="true" fo:break-before="auto"/>
    </style:style>
    <style:style style:name="ro13" style:family="table-row">
      <style:table-row-properties style:row-height="102pt" style:use-optimal-row-height="true" fo:break-before="auto"/>
    </style:style>
    <style:style style:name="ro14" style:family="table-row">
      <style:table-row-properties style:row-height="178.5pt" style:use-optimal-row-height="true" fo:break-before="auto"/>
    </style:style>
    <style:style style:name="ro15" style:family="table-row">
      <style:table-row-properties style:row-height="127.5pt" style:use-optimal-row-height="true" fo:break-before="auto"/>
    </style:style>
    <style:style style:name="ro16" style:family="table-row">
      <style:table-row-properties style:row-height="191.25pt" style:use-optimal-row-height="true" fo:break-before="auto"/>
    </style:style>
    <style:style style:name="ro17" style:family="table-row">
      <style:table-row-properties style:row-height="20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Relatório_de_Suprimento_-_Porta" table:style-name="ta1">
        <table:table-column table:style-name="co1" table:default-cell-style-name="ce16"/>
        <table:table-column table:style-name="co2" table:default-cell-style-name="ce16"/>
        <table:table-column table:style-name="co3" table:default-cell-style-name="ce1"/>
        <table:table-column table:style-name="co4" table:default-cell-style-name="ce16"/>
        <table:table-column table:style-name="co5" table:default-cell-style-name="ce16"/>
        <table:table-column table:style-name="co6" table:default-cell-style-name="ce16"/>
        <table:table-column table:style-name="co7" table:default-cell-style-name="ce16"/>
        <table:table-column table:style-name="co8" table:default-cell-style-name="ce17"/>
        <table:table-column table:style-name="co9" table:default-cell-style-name="ce1"/>
        <table:table-column table:style-name="co10" table:default-cell-style-name="ce18"/>
        <table:table-column table:style-name="co11" table:default-cell-style-name="ce16"/>
        <table:table-column table:style-name="co2" table:number-columns-repeated="16373" table:default-cell-style-name="ce1"/>
        <table:table-row table:style-name="ro1">
          <table:table-cell office:value-type="string" table:style-name="ce2">
            <text:p>Unidade Gestora</text:p>
          </table:table-cell>
          <table:table-cell office:value-type="string" table:style-name="ce2">
            <text:p>Ano</text:p>
          </table:table-cell>
          <table:table-cell office:value-type="string" table:style-name="ce2">
            <text:p>Suprido</text:p>
          </table:table-cell>
          <table:table-cell office:value-type="string" table:style-name="ce2">
            <text:p>CPF do Suprido</text:p>
          </table:table-cell>
          <table:table-cell office:value-type="string" table:style-name="ce2">
            <text:p>Período de Aplicação</text:p>
          </table:table-cell>
          <table:table-cell office:value-type="string" table:style-name="ce2">
            <text:p>Aprovado</text:p>
          </table:table-cell>
          <table:table-cell office:value-type="string" table:style-name="ce2">
            <text:p>Data da Aquisição</text:p>
          </table:table-cell>
          <table:table-cell office:value-type="string" table:style-name="ce3">
            <text:p>Nome do Favorecido</text:p>
          </table:table-cell>
          <table:table-cell office:value-type="string" table:style-name="ce2">
            <text:p>CPF/CNPJ do Favorecido</text:p>
          </table:table-cell>
          <table:table-cell office:value-type="string" table:style-name="ce4">
            <text:p>Objeto da Aquisição</text:p>
          </table:table-cell>
          <table:table-cell office:value-type="string" table:style-name="ce2">
            <text:p>Valor</text:p>
          </table:table-cell>
          <table:table-cell table:number-columns-repeated="16373" table:style-name="ce5"/>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ALEXANDRE TINOCO MENDONCA</text:p>
          </table:table-cell>
          <table:table-cell office:value-type="string" table:style-name="ce6">
            <text:p>483.207.491-15</text:p>
          </table:table-cell>
          <table:table-cell office:value-type="string" table:style-name="ce6">
            <text:p>24/08/2021 a 17/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05/04/2021 a 03/07/2021</text:p>
          </table:table-cell>
          <table:table-cell office:value-type="string" table:style-name="ce6">
            <text:p>SIM</text:p>
          </table:table-cell>
          <table:table-cell office:value-type="string" table:style-name="ce6">
            <text:p>09/04/2021</text:p>
          </table:table-cell>
          <table:table-cell office:value-type="string" table:style-name="ce8">
            <text:p>BHC COMERCIO DE GASES E TRANSPORTES LTDA</text:p>
          </table:table-cell>
          <table:table-cell office:value-type="string" table:style-name="ce6">
            <text:p>13.143.803/0001-47</text:p>
          </table:table-cell>
          <table:table-cell office:value-type="string" table:style-name="ce9">
            <text:p>COMPRA EMERGENCIAL DE OXIGÊNIO MEDICINAL RECARGA DE 03 CILINDROS M3.</text:p>
          </table:table-cell>
          <table:table-cell office:value-type="string" table:style-name="ce6">
            <text:p>R$ <text:s text:c="3"/>330,00</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05/04/2021 a 03/07/2021</text:p>
          </table:table-cell>
          <table:table-cell office:value-type="string" table:style-name="ce6">
            <text:p>SIM</text:p>
          </table:table-cell>
          <table:table-cell office:value-type="string" table:style-name="ce6">
            <text:p>25/05/2021</text:p>
          </table:table-cell>
          <table:table-cell office:value-type="string" table:style-name="ce8">
            <text:p>DENTAL GOLDEN PRODUTOS ODONTOLOGICOS LTDA</text:p>
          </table:table-cell>
          <table:table-cell office:value-type="string" table:style-name="ce6">
            <text:p>27.643.672/0001-71</text:p>
          </table:table-cell>
          <table:table-cell office:value-type="string" table:style-name="ce9">
            <text:p>COMPRA EMERGENCIAL PARA ODONTOLOGIA, LIXA DE POLIMENTO COM VALOR UNID. DE R$ 166,00 CADA.</text:p>
          </table:table-cell>
          <table:table-cell office:value-type="string" table:style-name="ce6">
            <text:p>R$ <text:s/>1.383,00</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05/04/2021 a 03/07/2021</text:p>
          </table:table-cell>
          <table:table-cell office:value-type="string" table:style-name="ce6">
            <text:p>SIM</text:p>
          </table:table-cell>
          <table:table-cell office:value-type="string" table:style-name="ce6">
            <text:p>30/06/2021</text:p>
          </table:table-cell>
          <table:table-cell office:value-type="string" table:style-name="ce8">
            <text:p>SOBERANO ARTIGOS MEDICOS EIRELI EPP</text:p>
          </table:table-cell>
          <table:table-cell office:value-type="string" table:style-name="ce6">
            <text:p>18.593.925/0001-59</text:p>
          </table:table-cell>
          <table:table-cell office:value-type="string" table:style-name="ce9">
            <text:p>COMPRA EMERGENCIAL PARA ODONTOLOGIA.</text:p>
          </table:table-cell>
          <table:table-cell office:value-type="string" table:style-name="ce6">
            <text:p>R$ <text:s text:c="3"/>208,30</text:p>
          </table:table-cell>
          <table:table-cell table:number-columns-repeated="16373"/>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17/08/2021 a 15/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20/08/2021 a 17/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CARLOS EDUARDO LOURENCO</text:p>
          </table:table-cell>
          <table:table-cell office:value-type="string" table:style-name="ce6">
            <text:p>072.235.837-70</text:p>
          </table:table-cell>
          <table:table-cell office:value-type="string" table:style-name="ce6">
            <text:p>17/08/2021 a 14/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SIM</text:p>
          </table:table-cell>
          <table:table-cell office:value-type="string" table:style-name="ce6">
            <text:p>02/06/2021</text:p>
          </table:table-cell>
          <table:table-cell office:value-type="string" table:style-name="ce8">
            <text:p>AC COELHO MATERIAIS PARA CONSTRUÇÃO LTDA</text:p>
          </table:table-cell>
          <table:table-cell office:value-type="string" table:style-name="ce6">
            <text:p>37.083.474/0005-88</text:p>
          </table:table-cell>
          <table:table-cell office:value-type="string" table:style-name="ce9">
            <text:p>AQUISIÇÃO DE MATERIAIS NECESSÁRIOS PARA MANUTENÇÃO CORRETIVA DO SISTEMA HIDROSANITÁRIO DA PGR E ANEXOS.</text:p>
          </table:table-cell>
          <table:table-cell office:value-type="string" table:style-name="ce6">
            <text:p>R$ <text:s/>1.020,00</text:p>
          </table:table-cell>
          <table:table-cell table:number-columns-repeated="16373"/>
        </table:table-row>
        <table:table-row table:style-name="ro4">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SIM</text:p>
          </table:table-cell>
          <table:table-cell office:value-type="string" table:style-name="ce6">
            <text:p>06/07/2021</text:p>
          </table:table-cell>
          <table:table-cell office:value-type="string" table:style-name="ce8">
            <text:p>CASTELO FORTE SAMAMBAIA MAT. CONSTRUÇÃO LTDA</text:p>
          </table:table-cell>
          <table:table-cell office:value-type="string" table:style-name="ce6">
            <text:p>03.009.406/0001-23</text:p>
          </table:table-cell>
          <table:table-cell office:value-type="string" table:style-name="ce9">
            <text:p>AQUISIÇÃO DE LUVAS SIMPLES E DE CORRER, EM PVC MARROM, DN 25 MM, NECESSÁRIAS PARA MANUTENÇÃO DO SISTEMA HIDROSSANITÁRIO DA PGR.</text:p>
          </table:table-cell>
          <table:table-cell office:value-type="string" table:style-name="ce6">
            <text:p>R$ <text:s text:c="4"/>66,00</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SIM</text:p>
          </table:table-cell>
          <table:table-cell office:value-type="string" table:style-name="ce6">
            <text:p>06/08/2021</text:p>
          </table:table-cell>
          <table:table-cell office:value-type="string" table:style-name="ce8">
            <text:p>DAMASCO MATERIAL ELÉTRICO HIDRÁULICO E FERRAGENS LTDA</text:p>
          </table:table-cell>
          <table:table-cell office:value-type="string" table:style-name="ce6">
            <text:p>37.054.319/0001-00</text:p>
          </table:table-cell>
          <table:table-cell office:value-type="string" table:style-name="ce9">
            <text:p>AQUISIÇÃO DE MATERIAIS NECESSÁRIOS A MANUTENÇÃO DO SISTEMA DE IRRIGAÇÃO DA PGR.</text:p>
          </table:table-cell>
          <table:table-cell office:value-type="string" table:style-name="ce6">
            <text:p>R$ <text:s text:c="3"/>933,80</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SIM</text:p>
          </table:table-cell>
          <table:table-cell office:value-type="string" table:style-name="ce6">
            <text:p>11/06/2021</text:p>
          </table:table-cell>
          <table:table-cell office:value-type="string" table:style-name="ce8">
            <text:p>DAMASCO MATERIAL ELÉTRICO HIDRÁULICO E FERRAGENS LTDA</text:p>
          </table:table-cell>
          <table:table-cell office:value-type="string" table:style-name="ce6">
            <text:p>37.054.319/0001-00</text:p>
          </table:table-cell>
          <table:table-cell office:value-type="string" table:style-name="ce9">
            <text:p>AQUISIÇÃO DE 02 VÁLVULAS DE RETENÇÃO, DN 4", NECESSÁRIAS PARA MANUTENÇÃO DO SISTEMA HIDRÁULICO DA PGR.</text:p>
          </table:table-cell>
          <table:table-cell office:value-type="string" table:style-name="ce6">
            <text:p>R$ <text:s text:c="3"/>692,92</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SIM</text:p>
          </table:table-cell>
          <table:table-cell office:value-type="string" table:style-name="ce6">
            <text:p>11/06/2021</text:p>
          </table:table-cell>
          <table:table-cell office:value-type="string" table:style-name="ce8">
            <text:p>HDF ENGENHARIA E COMÉRCIO LTDA</text:p>
          </table:table-cell>
          <table:table-cell office:value-type="string" table:style-name="ce6">
            <text:p>04.906.844/0001-57</text:p>
          </table:table-cell>
          <table:table-cell office:value-type="string" table:style-name="ce9">
            <text:p>AQUISIÇÃO DE 01 REGULADOR DE PRESSÃO E 02 NIPLES, NECESSÁRIOS PARA MANUTENÇÃO NO SISTEMA DE GLP DA PGR.</text:p>
          </table:table-cell>
          <table:table-cell office:value-type="string" table:style-name="ce6">
            <text:p>R$ <text:s text:c="3"/>446,84</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SIM</text:p>
          </table:table-cell>
          <table:table-cell office:value-type="string" table:style-name="ce6">
            <text:p>11/06/2021</text:p>
          </table:table-cell>
          <table:table-cell office:value-type="string" table:style-name="ce8">
            <text:p>REAL COMÉRCIO E INSTALAÇÕES INDUSTRIAIS LTDA (INSTALAR GÁS)</text:p>
          </table:table-cell>
          <table:table-cell office:value-type="string" table:style-name="ce6">
            <text:p>10.264.667/0001-55</text:p>
          </table:table-cell>
          <table:table-cell office:value-type="string" table:style-name="ce9">
            <text:p>AQUISIÇÃO DE 01 VÁLVULA DE ESFERA TRIPARTIDA, DN 3/4", NECESSÁRIA PARA MANUTENÇÃO NO SISTEMA DE GLP DA PGR.</text:p>
          </table:table-cell>
          <table:table-cell office:value-type="string" table:style-name="ce6">
            <text:p>R$ <text:s text:c="4"/>85,00</text:p>
          </table:table-cell>
          <table:table-cell table:number-columns-repeated="16373"/>
        </table:table-row>
        <table:table-row table:style-name="ro4">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SIM</text:p>
          </table:table-cell>
          <table:table-cell office:value-type="string" table:style-name="ce6">
            <text:p>30/06/2021</text:p>
          </table:table-cell>
          <table:table-cell office:value-type="string" table:style-name="ce8">
            <text:p>CASTELO FORTE SAMAMBAIA MAT. CONSTRUÇÃO LTDA</text:p>
          </table:table-cell>
          <table:table-cell office:value-type="string" table:style-name="ce6">
            <text:p>03.009.406/0001-23</text:p>
          </table:table-cell>
          <table:table-cell office:value-type="string" table:style-name="ce9">
            <text:p>AQUISIÇÃO DE CAPS EM PVC MARROM, DN 25 MM E PLUGS EM PVC BRANCO, DN 3/4", NECESSÁRIOS PARA MANUTENÇÃO DO SISTEMA HIDROSSANITÁRIO DA PGR.</text:p>
          </table:table-cell>
          <table:table-cell office:value-type="string" table:style-name="ce6">
            <text:p>R$ <text:s text:c="4"/>20,74</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8/01/2021 a 17/04/2021</text:p>
          </table:table-cell>
          <table:table-cell office:value-type="string" table:style-name="ce6">
            <text:p>SIM</text:p>
          </table:table-cell>
          <table:table-cell office:value-type="string" table:style-name="ce6">
            <text:p>08/04/2021</text:p>
          </table:table-cell>
          <table:table-cell office:value-type="string" table:style-name="ce10">
            <text:p>AC COELHO MATERIAIS PARA CONSTRUÇÃO LTDA</text:p>
          </table:table-cell>
          <table:table-cell office:value-type="string" table:style-name="ce7">
            <text:p>37.083.474/0004-05</text:p>
          </table:table-cell>
          <table:table-cell office:value-type="string" table:style-name="ce11">
            <text:p>AQUISIÇÃO DE MATERIAIS NECESSÁRIOS A MANUTENÇÃO CORRETIVA DAS INSTALAÇÕES HIDRÁULICAS DA PGR.</text:p>
          </table:table-cell>
          <table:table-cell office:value-type="string" table:style-name="ce6">
            <text:p>R$ <text:s text:c="3"/>288,11</text:p>
          </table:table-cell>
          <table:table-cell table:number-columns-repeated="16373"/>
        </table:table-row>
        <table:table-row table:style-name="ro4">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8/01/2021 a 17/04/2021</text:p>
          </table:table-cell>
          <table:table-cell office:value-type="string" table:style-name="ce6">
            <text:p>SIM</text:p>
          </table:table-cell>
          <table:table-cell office:value-type="string" table:style-name="ce6">
            <text:p>17/03/2021</text:p>
          </table:table-cell>
          <table:table-cell office:value-type="string" table:style-name="ce10">
            <text:p>SR ACABAMENTOS E MATERIAIS PAR CONSTRUÇÃO LTDA - SO REPAROS</text:p>
          </table:table-cell>
          <table:table-cell office:value-type="string" table:style-name="ce7">
            <text:p>26.443.804/0004-00</text:p>
          </table:table-cell>
          <table:table-cell office:value-type="string" table:style-name="ce11">
            <text:p>AQUISIÇÃO DE 01 VÁLVULA DE RETENÇÃO VERTICAL, DN 4", NECESSÁRIA PAR D INSTALAÇÃO DO SISTEMA DE BOMBEAMENTO DA REDE DE ÁGUAS PLUVIAIS DA PGR.</text:p>
          </table:table-cell>
          <table:table-cell office:value-type="string" table:style-name="ce6">
            <text:p>R$ <text:s text:c="3"/>439,00</text:p>
          </table:table-cell>
          <table:table-cell table:number-columns-repeated="16373"/>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23/08/2021 a 17/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05/10/2021 a 05/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08/07/2021 a 08/09/2021</text:p>
          </table:table-cell>
          <table:table-cell office:value-type="string" table:style-name="ce6">
            <text:p>SIM</text:p>
          </table:table-cell>
          <table:table-cell office:value-type="string" table:style-name="ce6">
            <text:p>21/07/2021</text:p>
          </table:table-cell>
          <table:table-cell office:value-type="string" table:style-name="ce8">
            <text:p>Z S MIGUEL ME</text:p>
          </table:table-cell>
          <table:table-cell office:value-type="string" table:style-name="ce6">
            <text:p>01.447.784/0001-63</text:p>
          </table:table-cell>
          <table:table-cell office:value-type="string" table:style-name="ce9">
            <text:p>AQUISIÇÃO DE CABO FLEXÍVEL PARA COMPONENTES ELÉTRICOS</text:p>
          </table:table-cell>
          <table:table-cell office:value-type="string" table:style-name="ce6">
            <text:p>R$ <text:s text:c="3"/>290,0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08/07/2021 a 08/09/2021</text:p>
          </table:table-cell>
          <table:table-cell office:value-type="string" table:style-name="ce6">
            <text:p>SIM</text:p>
          </table:table-cell>
          <table:table-cell office:value-type="string" table:style-name="ce6">
            <text:p>26/07/2021</text:p>
          </table:table-cell>
          <table:table-cell office:value-type="string" table:style-name="ce10">
            <text:p>ACRE PARAFUSOS IMPORTAÇÃO E EXPORTAÇÃO LTDA</text:p>
          </table:table-cell>
          <table:table-cell office:value-type="string" table:style-name="ce7">
            <text:p>02.301.164/0001-84</text:p>
          </table:table-cell>
          <table:table-cell office:value-type="string" table:style-name="ce11">
            <text:p>AQUISIÇÃO DE LÂMPADAS ELÉTRICAS PARA SUBSTITUIÇÃO DAS QUEIMADAS</text:p>
          </table:table-cell>
          <table:table-cell office:value-type="string" table:style-name="ce6">
            <text:p>R$ <text:s text:c="3"/>241,26</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08/07/2021 a 08/09/2021</text:p>
          </table:table-cell>
          <table:table-cell office:value-type="string" table:style-name="ce6">
            <text:p>SIM</text:p>
          </table:table-cell>
          <table:table-cell office:value-type="string" table:style-name="ce6">
            <text:p>26/07/2021</text:p>
          </table:table-cell>
          <table:table-cell office:value-type="string" table:style-name="ce10">
            <text:p>CIMEC COMERCIO, SERVIÇOS, IMP E EXP LTDA</text:p>
          </table:table-cell>
          <table:table-cell office:value-type="string" table:style-name="ce7">
            <text:p>04.843.899/0001-65</text:p>
          </table:table-cell>
          <table:table-cell office:value-type="string" table:style-name="ce11">
            <text:p>AQUISIÇÃO DE FOTOCELULA PARA ACIONAMENTO DE LÂMPADAS ELÉTRICAS.</text:p>
          </table:table-cell>
          <table:table-cell office:value-type="string" table:style-name="ce6">
            <text:p>R$ <text:s text:c="4"/>22,17</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0/06/2021 a 08/09/2021</text:p>
          </table:table-cell>
          <table:table-cell office:value-type="string" table:style-name="ce6">
            <text:p>SIM</text:p>
          </table:table-cell>
          <table:table-cell office:value-type="string" table:style-name="ce6">
            <text:p>06/07/2021</text:p>
          </table:table-cell>
          <table:table-cell office:value-type="string" table:style-name="ce8">
            <text:p>H S COM. IMPORTAÇÃO E EXPORTAÇÃO LTDA</text:p>
          </table:table-cell>
          <table:table-cell office:value-type="string" table:style-name="ce6">
            <text:p>04.601.629/0001-48</text:p>
          </table:table-cell>
          <table:table-cell office:value-type="string" table:style-name="ce9">
            <text:p>AQUISIÇÃO DE PULVERIZADO DE PLÁSTICO PARA ALCOOL EM VIRTUDE DAS MEDIDAS DE COMBATE AO COVID.</text:p>
          </table:table-cell>
          <table:table-cell office:value-type="string" table:style-name="ce6">
            <text:p>R$ <text:s text:c="3"/>265,0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0/06/2021 a 08/09/2021</text:p>
          </table:table-cell>
          <table:table-cell office:value-type="string" table:style-name="ce6">
            <text:p>SIM</text:p>
          </table:table-cell>
          <table:table-cell office:value-type="string" table:style-name="ce6">
            <text:p>10/06/2021</text:p>
          </table:table-cell>
          <table:table-cell office:value-type="string" table:style-name="ce8">
            <text:p>A. J. P. DA CUNHA</text:p>
          </table:table-cell>
          <table:table-cell office:value-type="string" table:style-name="ce6">
            <text:p>15.504.352/0001-51</text:p>
          </table:table-cell>
          <table:table-cell office:value-type="string" table:style-name="ce9">
            <text:p>CANO DE COBRE UTILIZADO NA INSTALAÇÃO DE AR CONDICIONADO NA SALA DO CFTV.</text:p>
          </table:table-cell>
          <table:table-cell office:value-type="string" table:style-name="ce6">
            <text:p>R$ <text:s text:c="3"/>304,5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0/06/2021 a 08/09/2021</text:p>
          </table:table-cell>
          <table:table-cell office:value-type="string" table:style-name="ce6">
            <text:p>SIM</text:p>
          </table:table-cell>
          <table:table-cell office:value-type="string" table:style-name="ce6">
            <text:p>15/06/2021</text:p>
          </table:table-cell>
          <table:table-cell office:value-type="string" table:style-name="ce10">
            <text:p>CIMEC COMERCIO, SERVIÇOS, IMP E EXP LTDA</text:p>
          </table:table-cell>
          <table:table-cell office:value-type="string" table:style-name="ce7">
            <text:p>04.843.899/0001-65</text:p>
          </table:table-cell>
          <table:table-cell office:value-type="string" table:style-name="ce11">
            <text:p>COMPRA DE TORNEIRA PARA SUBSTITUIR DO BANHEIRO DA SALA DO PROCURADOR DO TERCEIRO OFÍCIO.</text:p>
          </table:table-cell>
          <table:table-cell office:value-type="string" table:style-name="ce6">
            <text:p>R$ <text:s text:c="3"/>193,49</text:p>
          </table:table-cell>
          <table:table-cell table:number-columns-repeated="16373"/>
        </table:table-row>
        <table:table-row table:style-name="ro5">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0/06/2021 a 08/09/2021</text:p>
          </table:table-cell>
          <table:table-cell office:value-type="string" table:style-name="ce6">
            <text:p>SIM</text:p>
          </table:table-cell>
          <table:table-cell office:value-type="string" table:style-name="ce6">
            <text:p>30/06/2021</text:p>
          </table:table-cell>
          <table:table-cell office:value-type="string" table:style-name="ce10">
            <text:p>ACRE PARAFUSOS IMPORTAÇÃO E EXPORTAÇÃO LTDA</text:p>
          </table:table-cell>
          <table:table-cell office:value-type="string" table:style-name="ce7">
            <text:p>02.301.164/0001-84</text:p>
          </table:table-cell>
          <table:table-cell office:value-type="string" table:style-name="ce11">
            <text:p>AQUISIÇÃO DE LÂMPADAS, ARRUELAS, PORTA, PARAFUSO E PORTA LÂMPADAS PARA MANUTENÇÃO CORRETIVA DE COMPONENTES ELÉTRICOS QUE TIVERAM SUA VIDA ÚTIL CESSADA.</text:p>
          </table:table-cell>
          <table:table-cell office:value-type="string" table:style-name="ce6">
            <text:p>R$ <text:s text:c="3"/>230,56</text:p>
          </table:table-cell>
          <table:table-cell table:number-columns-repeated="16373"/>
        </table:table-row>
        <table:table-row table:style-name="ro3">
          <table:table-cell office:value-type="string" table:style-name="ce12">
            <text:p>PR-AC</text:p>
          </table:table-cell>
          <table:table-cell office:value-type="float" office:value="2021" table:style-name="ce12">
            <text:p>2021</text:p>
          </table:table-cell>
          <table:table-cell office:value-type="string" table:style-name="ce13">
            <text:p>ANA PAULA ONOFRE BARROS</text:p>
          </table:table-cell>
          <table:table-cell office:value-type="string" table:style-name="ce12">
            <text:p>785.921.002-91</text:p>
          </table:table-cell>
          <table:table-cell office:value-type="string" table:style-name="ce12">
            <text:p>14/05/2021 a 15/06/2021</text:p>
          </table:table-cell>
          <table:table-cell office:value-type="string" table:style-name="ce12">
            <text:p>SIM</text:p>
          </table:table-cell>
          <table:table-cell office:value-type="string" table:style-name="ce12">
            <text:p>10/06/2021</text:p>
          </table:table-cell>
          <table:table-cell office:value-type="string" table:style-name="ce10">
            <text:p>A. J. P. DA CUNHA</text:p>
          </table:table-cell>
          <table:table-cell office:value-type="string" table:style-name="ce13">
            <text:p>15.504.352/0001-51</text:p>
          </table:table-cell>
          <table:table-cell office:value-type="string" table:style-name="ce10">
            <text:p>MATERIAL DE CONSUMO PARA INSTALAÇÃO DE CONDICIONADOR DE AR DO CFTV.</text:p>
          </table:table-cell>
          <table:table-cell office:value-type="string" table:style-name="ce12">
            <text:p>R$ <text:s text:c="3"/>144,00</text:p>
          </table:table-cell>
          <table:table-cell table:number-columns-repeated="16373" table:style-name="ce14"/>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4/05/2021 a 15/06/2021</text:p>
          </table:table-cell>
          <table:table-cell office:value-type="string" table:style-name="ce6">
            <text:p>SIM</text:p>
          </table:table-cell>
          <table:table-cell office:value-type="string" table:style-name="ce6">
            <text:p>14/05/2021</text:p>
          </table:table-cell>
          <table:table-cell office:value-type="string" table:style-name="ce8">
            <text:p>COMABEL IND E COM DE MADEIRAS BENEFICIADAS LTDA</text:p>
          </table:table-cell>
          <table:table-cell office:value-type="string" table:style-name="ce6">
            <text:p>07.773.277/0001-04</text:p>
          </table:table-cell>
          <table:table-cell office:value-type="string" table:style-name="ce9">
            <text:p>MATERIAL DE CONSUMO PARA CONSTRUIR EMBALAR O DISJUNTOR DA SUBESTAÇÃO.</text:p>
          </table:table-cell>
          <table:table-cell office:value-type="string" table:style-name="ce6">
            <text:p>R$ <text:s text:c="3"/>285,0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4/05/2021 a 15/06/2021</text:p>
          </table:table-cell>
          <table:table-cell office:value-type="string" table:style-name="ce6">
            <text:p>SIM</text:p>
          </table:table-cell>
          <table:table-cell office:value-type="string" table:style-name="ce6">
            <text:p>19/05/2021</text:p>
          </table:table-cell>
          <table:table-cell office:value-type="string" table:style-name="ce8">
            <text:p>COSTA MONTEIRO LTDA</text:p>
          </table:table-cell>
          <table:table-cell office:value-type="string" table:style-name="ce6">
            <text:p>08.549.742/0001-82</text:p>
          </table:table-cell>
          <table:table-cell office:value-type="string" table:style-name="ce9">
            <text:p>PARAFUSO E BROCA UTILIZADA PARA VEDA A CAIXA UTILIZADA PARA EMBALAR O DISJUNTOR DA SUBESTAÇÃO.</text:p>
          </table:table-cell>
          <table:table-cell office:value-type="string" table:style-name="ce6">
            <text:p>R$ <text:s text:c="4"/>23,00</text:p>
          </table:table-cell>
          <table:table-cell table:number-columns-repeated="16373"/>
        </table:table-row>
        <table:table-row table:style-name="ro4">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6/04/2021 a 15/05/2021</text:p>
          </table:table-cell>
          <table:table-cell office:value-type="string" table:style-name="ce6">
            <text:p>SIM</text:p>
          </table:table-cell>
          <table:table-cell office:value-type="string" table:style-name="ce6">
            <text:p>11/05/2021</text:p>
          </table:table-cell>
          <table:table-cell office:value-type="string" table:style-name="ce8">
            <text:p>PARANORTE COMÉRCIO DE MÁQUINAS E MATERIAL DE CONSTRUÇÃO LTDA.</text:p>
          </table:table-cell>
          <table:table-cell office:value-type="string" table:style-name="ce6">
            <text:p>84.328.129/0001-13</text:p>
          </table:table-cell>
          <table:table-cell office:value-type="string" table:style-name="ce9">
            <text:p>COMPRAR CAPACITOR PARA AR CONDICIONADO DO TIPO SPLIT.</text:p>
          </table:table-cell>
          <table:table-cell office:value-type="string" table:style-name="ce6">
            <text:p>R$ <text:s text:c="4"/>54,22</text:p>
          </table:table-cell>
          <table:table-cell table:number-columns-repeated="16373"/>
        </table:table-row>
        <table:table-row table:style-name="ro4">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6/04/2021 a 15/05/2021</text:p>
          </table:table-cell>
          <table:table-cell office:value-type="string" table:style-name="ce6">
            <text:p>SIM</text:p>
          </table:table-cell>
          <table:table-cell office:value-type="string" table:style-name="ce6">
            <text:p>14/05/2021</text:p>
          </table:table-cell>
          <table:table-cell office:value-type="string" table:style-name="ce8">
            <text:p>COMABEL IND E COM DE MADEIRAS BENEFICIADAS LTDA</text:p>
          </table:table-cell>
          <table:table-cell office:value-type="string" table:style-name="ce6">
            <text:p>07.773.277/0001-04</text:p>
          </table:table-cell>
          <table:table-cell office:value-type="string" table:style-name="ce9">
            <text:p>PARA EMBALAR DISJUNTOR DA SUBESTAÇÃO A SER ENCAMINHADO PARA AUTORIZADA PARA MANUTENÇÃO CORRETIVA.</text:p>
          </table:table-cell>
          <table:table-cell office:value-type="string" table:style-name="ce6">
            <text:p>R$ <text:s text:c="4"/>52,0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6/04/2021 a 15/05/2021</text:p>
          </table:table-cell>
          <table:table-cell office:value-type="string" table:style-name="ce6">
            <text:p>SIM</text:p>
          </table:table-cell>
          <table:table-cell office:value-type="string" table:style-name="ce6">
            <text:p>19/04/2021</text:p>
          </table:table-cell>
          <table:table-cell office:value-type="string" table:style-name="ce8">
            <text:p>OFICINA DOS BITS LTDA.</text:p>
          </table:table-cell>
          <table:table-cell office:value-type="string" table:style-name="ce6">
            <text:p>02.593.449/0001-36</text:p>
          </table:table-cell>
          <table:table-cell office:value-type="string" table:style-name="ce9">
            <text:p>AQUISIÇÃO DE MATERIAL DE CONSUMO PARA OS RACKS DA PRAC.</text:p>
          </table:table-cell>
          <table:table-cell office:value-type="string" table:style-name="ce6">
            <text:p>R$ <text:s text:c="3"/>576,97</text:p>
          </table:table-cell>
          <table:table-cell table:number-columns-repeated="16373"/>
        </table:table-row>
        <table:table-row table:style-name="ro6">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7/08/2021 a 17/09/2021</text:p>
          </table:table-cell>
          <table:table-cell office:value-type="string" table:style-name="ce6">
            <text:p>SIM</text:p>
          </table:table-cell>
          <table:table-cell office:value-type="string" table:style-name="ce6">
            <text:p>31/08/2021</text:p>
          </table:table-cell>
          <table:table-cell office:value-type="string" table:style-name="ce8">
            <text:p>THIAGO SILVA DO NASCIMENTO</text:p>
          </table:table-cell>
          <table:table-cell office:value-type="string" table:style-name="ce6">
            <text:p>872.951.642-00</text:p>
          </table:table-cell>
          <table:table-cell office:value-type="string" table:style-name="ce9">
            <text:p>CONTRATAÇÃO DE PESSOA FÍSICA PARA MANUTENÇÃO PREVENTIVA E CORRETIVA DO SISTEMA DE REFRIGERAÇÃO, FANCOIL E CHILLER, BEM COMO A REALIZAÇÃO DA TROCA DO VENTILADOR DE MÁQUINA DE AR CONDICIONADO DA CONDESADORA (SALA DOS NOBREAKS).</text:p>
          </table:table-cell>
          <table:table-cell office:value-type="string" table:style-name="ce6">
            <text:p>R$ <text:s text:c="3"/>349,44</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22/09/2021 a 22/10/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5">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26/07/2021 a 26/08/2021</text:p>
          </table:table-cell>
          <table:table-cell office:value-type="string" table:style-name="ce6">
            <text:p>SIM</text:p>
          </table:table-cell>
          <table:table-cell office:value-type="string" table:style-name="ce6">
            <text:p>30/07/2021</text:p>
          </table:table-cell>
          <table:table-cell office:value-type="string" table:style-name="ce8">
            <text:p>JURUÁ SERVIÇOS TÉCNICOS EIRELI</text:p>
          </table:table-cell>
          <table:table-cell office:value-type="string" table:style-name="ce6">
            <text:p>01.153.381/0001-01</text:p>
          </table:table-cell>
          <table:table-cell office:value-type="string" table:style-name="ce9">
            <text:p>PARA PAGAMENTO DA PRESTAÇÃO DE SERVIÇOS DE SUBSTITUIÇÃO DE TROCA DE MAGUEIRA DO GRUPO GERADOR E COLOCAÇÃO DE ÁGUA COM ADITIVO ESPECIFICO PARA O GERADOR.</text:p>
          </table:table-cell>
          <table:table-cell office:value-type="string" table:style-name="ce6">
            <text:p>R$ <text:s text:c="3"/>800,00</text:p>
          </table:table-cell>
          <table:table-cell table:number-columns-repeated="16373"/>
        </table:table-row>
        <table:table-row table:style-name="ro6">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02/09/2021 a 30/09/2021</text:p>
          </table:table-cell>
          <table:table-cell office:value-type="string" table:style-name="ce6">
            <text:p>SIM</text:p>
          </table:table-cell>
          <table:table-cell office:value-type="string" table:style-name="ce6">
            <text:p>09/09/2021</text:p>
          </table:table-cell>
          <table:table-cell office:value-type="string" table:style-name="ce8">
            <text:p>DANIEL NOGUEIRA ALMEIDA</text:p>
          </table:table-cell>
          <table:table-cell office:value-type="string" table:style-name="ce6">
            <text:p>012.178.712-50</text:p>
          </table:table-cell>
          <table:table-cell office:value-type="string" table:style-name="ce9">
            <text:p>ATENDER A DEMANDAS DE CONTRATAÇÕES DE PEQUENOS VALORES QUE SÃO DE UTILIZAÇÃO IMEDIATA E NÃO PASSÍVEIS DE PLANEJAMENTO, SENDO R$ 178,57 PARA OUTROS SERVIÇOS DE TERCEIROS - PESSOA FÍSICA (ND 33.90.39) E RS 35,71 DE OBRIGAÇÕES TRIBUTÁRIAS E CONTRIBUTIVAS (ND 33.91.47).</text:p>
          </table:table-cell>
          <table:table-cell office:value-type="string" table:style-name="ce6">
            <text:p>R$ <text:s text:c="3"/>214,28</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06/10/2021 a 31/10/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7">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18/08/2021 a 31/08/2021</text:p>
          </table:table-cell>
          <table:table-cell office:value-type="string" table:style-name="ce6">
            <text:p>SIM</text:p>
          </table:table-cell>
          <table:table-cell office:value-type="string" table:style-name="ce6">
            <text:p>19/08/2021</text:p>
          </table:table-cell>
          <table:table-cell office:value-type="string" table:style-name="ce8">
            <text:p>DANIEL NOGUEIRA ALMEIDA</text:p>
          </table:table-cell>
          <table:table-cell office:value-type="string" table:style-name="ce6">
            <text:p>012.178.712-50</text:p>
          </table:table-cell>
          <table:table-cell office:value-type="string" table:style-name="ce9">
            <text:p>ATENDER A DEMANDAS DE CONTRATAÇÕES DE PEQUENOS VALORES QUE SÃO DE</text:p>
            <text:p>UTILIZAÇÃO IMEDIATA E NÃO PASSÍVEIS DE PLANEJAMENTO, SENDO R$ 178,57 PARA</text:p>
            <text:p>OUTROS SERVIÇOS DE TERCEIROS - PESSOA FÍSICA (ND 33.90.36) E R$ 35,71 DE</text:p>
            <text:p>OBRIGAÇÕES TRIBUTÁRIAS E CONTRIBUTIVAS (ND 33.91.47).</text:p>
          </table:table-cell>
          <table:table-cell office:value-type="string" table:style-name="ce6">
            <text:p>R$ <text:s text:c="3"/>214,28</text:p>
          </table:table-cell>
          <table:table-cell table:number-columns-repeated="16373"/>
        </table:table-row>
        <table:table-row table:style-name="ro4">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21/05/2021 a 31/05/2021</text:p>
          </table:table-cell>
          <table:table-cell office:value-type="string" table:style-name="ce6">
            <text:p>SIM</text:p>
          </table:table-cell>
          <table:table-cell office:value-type="string" table:style-name="ce6">
            <text:p>31/05/2021</text:p>
          </table:table-cell>
          <table:table-cell office:value-type="string" table:style-name="ce10">
            <text:p>IVANILSON <text:s/>FERREIRA <text:s/>DA <text:s/>CONCEICAO <text:s/>¿ <text:s/>ME</text:p>
          </table:table-cell>
          <table:table-cell office:value-type="string" table:style-name="ce7">
            <text:p>13.987.182/0001-88</text:p>
          </table:table-cell>
          <table:table-cell office:value-type="string" table:style-name="ce11">
            <text:p>PARA CONTRATAÇÕES EM CARÁTER EXCEPCIONAL QUE POR SUA NATUREZA E URGÊNCIA NÃO PODEM SER CONTRATADAS POR MEIO DE PROCESSO NORMAL DE LICITAÇÃO OU DISPENSA.</text:p>
          </table:table-cell>
          <table:table-cell office:value-type="string" table:style-name="ce6">
            <text:p>R$ <text:s text:c="4"/>94,00</text:p>
          </table:table-cell>
          <table:table-cell table:number-columns-repeated="16373"/>
        </table:table-row>
        <table:table-row table:style-name="ro6">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24/08/2021 a 15/09/2021</text:p>
          </table:table-cell>
          <table:table-cell office:value-type="string" table:style-name="ce6">
            <text:p>SIM</text:p>
          </table:table-cell>
          <table:table-cell office:value-type="string" table:style-name="ce6">
            <text:p>25/08/2021</text:p>
          </table:table-cell>
          <table:table-cell office:value-type="string" table:style-name="ce8">
            <text:p>DANIEL NOGUEIRA ALMEIDA</text:p>
          </table:table-cell>
          <table:table-cell office:value-type="string" table:style-name="ce6">
            <text:p>012.178.712-50</text:p>
          </table:table-cell>
          <table:table-cell office:value-type="string" table:style-name="ce9">
            <text:p>ATENDER A DEMANDAS DE CONTRATAÇÕES DE PEQUENOS VALORES QUE SÃO DE UTILIZAÇÃO IMEDIATA E NÃO PASSÍVEIS DE PLANEJAMENTO, SENDO R$ 119,05 PARA OUTROS SERVIÇOS DE TERCEIROS - PESSOA FÍSICA (ND 33.90.36) E R$ 23,81 DE OBRIGAÇÕES TRIBUTÁRIAS E CONTRIBUTIVAS (ND 33.91.47).</text:p>
          </table:table-cell>
          <table:table-cell office:value-type="string" table:style-name="ce6">
            <text:p>R$ <text:s text:c="3"/>142,86</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27/09/2021 a 27/10/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28/06/2021 a 28/07/2021</text:p>
          </table:table-cell>
          <table:table-cell office:value-type="string" table:style-name="ce6">
            <text:p>SIM</text:p>
          </table:table-cell>
          <table:table-cell office:value-type="string" table:style-name="ce6">
            <text:p>05/07/2021</text:p>
          </table:table-cell>
          <table:table-cell office:value-type="string" table:style-name="ce8">
            <text:p>INVIOLAVEL CRUZEIRO DO SUL VIGILANCIA ELETRONICA EIRELI</text:p>
          </table:table-cell>
          <table:table-cell office:value-type="string" table:style-name="ce6">
            <text:p>14.090.754/0001-94</text:p>
          </table:table-cell>
          <table:table-cell office:value-type="string" table:style-name="ce9">
            <text:p>COBRIR <text:s/>DESPESAS <text:s/>DE <text:s/>PEQUENO <text:s/>VULTO, <text:s/>DE <text:s/>PRONTO <text:s/>PAGAMENTO <text:s/>E <text:s/>ENTREGA <text:s/>IMEDIATA <text:s/>NÃO AMPARADA POR CONTRATO.</text:p>
          </table:table-cell>
          <table:table-cell office:value-type="string" table:style-name="ce6">
            <text:p>R$ <text:s text:c="4"/>80,00</text:p>
          </table:table-cell>
          <table:table-cell table:number-columns-repeated="16373"/>
        </table:table-row>
        <table:table-row table:style-name="ro2">
          <table:table-cell office:value-type="string" table:style-name="ce6">
            <text:p>PR-AM</text:p>
          </table:table-cell>
          <table:table-cell office:value-type="float" office:value="2021" table:style-name="ce6">
            <text:p>2021</text:p>
          </table:table-cell>
          <table:table-cell office:value-type="string" table:style-name="ce7">
            <text:p>RICARDO SANTOS DA COSTA</text:p>
          </table:table-cell>
          <table:table-cell office:value-type="string" table:style-name="ce6">
            <text:p>842.892.362-00</text:p>
          </table:table-cell>
          <table:table-cell office:value-type="string" table:style-name="ce6">
            <text:p>28/06/2021 a 24/09/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ALDERICO EUSTAQUIO DOS SANTOS FILHO</text:p>
          </table:table-cell>
          <table:table-cell office:value-type="string" table:style-name="ce6">
            <text:p>529.309.985-04</text:p>
          </table:table-cell>
          <table:table-cell office:value-type="string" table:style-name="ce6">
            <text:p>20/09/2021 a 22/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ALDERICO EUSTAQUIO DOS SANTOS FILHO</text:p>
          </table:table-cell>
          <table:table-cell office:value-type="string" table:style-name="ce6">
            <text:p>529.309.985-04</text:p>
          </table:table-cell>
          <table:table-cell office:value-type="string" table:style-name="ce6">
            <text:p>26/04/2021 a 10/07/2021</text:p>
          </table:table-cell>
          <table:table-cell office:value-type="string" table:style-name="ce6">
            <text:p>SIM</text:p>
          </table:table-cell>
          <table:table-cell office:value-type="string" table:style-name="ce6">
            <text:p>28/04/2021</text:p>
          </table:table-cell>
          <table:table-cell office:value-type="string" table:style-name="ce8">
            <text:p>ECAL MATERIAIS PARA CONSTRUÇAO EIRELI</text:p>
          </table:table-cell>
          <table:table-cell office:value-type="string" table:style-name="ce6">
            <text:p>14.822.217/0001-91</text:p>
          </table:table-cell>
          <table:table-cell office:value-type="string" table:style-name="ce9">
            <text:p>SUBSTITUIÇÃO DE TORNEIRA DA COPA QUE ESTAVA COM DEFEITO (VASAMENTO), BEM COMO AS TORNEIRAS DO BEBEDOURO QUEBRADAS.</text:p>
          </table:table-cell>
          <table:table-cell office:value-type="string" table:style-name="ce6">
            <text:p>R$ <text:s text:c="4"/>90,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1/10/2021 a 01/12/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2/07/2021 a 08/10/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7">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2/02/2021</text:p>
          </table:table-cell>
          <table:table-cell office:value-type="string" table:style-name="ce8">
            <text:p>N&amp;S SERVICOS E MANUTENCAO EM ELETRONICOS EIRELI</text:p>
          </table:table-cell>
          <table:table-cell office:value-type="string" table:style-name="ce6">
            <text:p>36.012.617/0001-74</text:p>
          </table:table-cell>
          <table:table-cell office:value-type="string" table:style-name="ce9">
            <text:p>'- Desinstalação de condensadora de ar condicionado 9.000 BTUS - R$: 120,00</text:p>
            <text:p>- Instalação de condensadora de ar condicionado 9.000 BTUS - R$: 120,00</text:p>
            <text:p>- Instalação de purificador de água - R$: 60,00</text:p>
            <text:p>- Recondicionamento em canal de DVR - R$ 180,00</text:p>
            <text:p>- Manutenção em sensor de barreira - R$: 47,00</text:p>
          </table:table-cell>
          <table:table-cell office:value-type="string" table:style-name="ce6">
            <text:p>R$ <text:s text:c="3"/>526,32</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3/02/2021</text:p>
          </table:table-cell>
          <table:table-cell office:value-type="string" table:style-name="ce8">
            <text:p>DISMAC - DISTRIBUIDORA DE MATERIAIS DE CONSTRUÇÃO LTDA</text:p>
          </table:table-cell>
          <table:table-cell office:value-type="string" table:style-name="ce6">
            <text:p>14.274.559/0001-14</text:p>
          </table:table-cell>
          <table:table-cell office:value-type="string" table:style-name="ce9">
            <text:p>MATERIAIS PARA MANUTENÇÃO DE PIAS, VASO SANITÁRIO, E MANGUEIRA.</text:p>
          </table:table-cell>
          <table:table-cell office:value-type="string" table:style-name="ce6">
            <text:p>R$ <text:s text:c="3"/>466,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4/02/2021</text:p>
          </table:table-cell>
          <table:table-cell office:value-type="string" table:style-name="ce8">
            <text:p>ALCEBIADES FREIRE SENA E CIA LTDA - MOGNO MÓVEIS</text:p>
          </table:table-cell>
          <table:table-cell office:value-type="string" table:style-name="ce6">
            <text:p>10.470.707/0001-15</text:p>
          </table:table-cell>
          <table:table-cell office:value-type="string" table:style-name="ce9">
            <text:p>COLA DE CONTATO UNA 200GR</text:p>
          </table:table-cell>
          <table:table-cell office:value-type="string" table:style-name="ce6">
            <text:p>R$ <text:s text:c="4"/>29,4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5/02/2021</text:p>
          </table:table-cell>
          <table:table-cell office:value-type="string" table:style-name="ce10">
            <text:p>CCA ALUMÍNIO LTDA</text:p>
          </table:table-cell>
          <table:table-cell office:value-type="string" table:style-name="ce7">
            <text:p>30.261.627/0001-67</text:p>
          </table:table-cell>
          <table:table-cell office:value-type="string" table:style-name="ce11">
            <text:p>KIT PIA PRETO</text:p>
          </table:table-cell>
          <table:table-cell office:value-type="string" table:style-name="ce6">
            <text:p>R$ <text:s text:c="5"/>6,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5/02/2021</text:p>
          </table:table-cell>
          <table:table-cell office:value-type="string" table:style-name="ce10">
            <text:p>QUEDISSON SOUSA DO PRADO</text:p>
          </table:table-cell>
          <table:table-cell office:value-type="string" table:style-name="ce7">
            <text:p>04.443.706/0001-89</text:p>
          </table:table-cell>
          <table:table-cell office:value-type="string" table:style-name="ce11">
            <text:p>Manutenção em fechadura de porta de vidro.</text:p>
          </table:table-cell>
          <table:table-cell office:value-type="string" table:style-name="ce6">
            <text:p>R$ <text:s text:c="4"/>3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10/02/2021</text:p>
          </table:table-cell>
          <table:table-cell office:value-type="string" table:style-name="ce10">
            <text:p>EMERSON SANTANA SOUZA SILVA 88073254549</text:p>
          </table:table-cell>
          <table:table-cell office:value-type="string" table:style-name="ce7">
            <text:p>13.173.188/0001-11</text:p>
          </table:table-cell>
          <table:table-cell office:value-type="string" table:style-name="ce11">
            <text:p>Manutenções em quatro luminárias com mudança do sistema fluorescente para o sistema led.</text:p>
          </table:table-cell>
          <table:table-cell office:value-type="string" table:style-name="ce6">
            <text:p>R$ <text:s text:c="3"/>20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24/02/2021</text:p>
          </table:table-cell>
          <table:table-cell office:value-type="string" table:style-name="ce10">
            <text:p>BRASIL ELETRICA COMERCIO DE MATERIAIS ELETRICOS LTDA</text:p>
          </table:table-cell>
          <table:table-cell office:value-type="string" table:style-name="ce7">
            <text:p>19.618.920/0002-87</text:p>
          </table:table-cell>
          <table:table-cell office:value-type="string" table:style-name="ce11">
            <text:p>MATERIAIS ELÉTRICOS - LÂMPADAS.</text:p>
          </table:table-cell>
          <table:table-cell office:value-type="string" table:style-name="ce6">
            <text:p>R$ <text:s text:c="3"/>127,47</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24/02/2021</text:p>
          </table:table-cell>
          <table:table-cell office:value-type="string" table:style-name="ce10">
            <text:p>EMERSON SANTANA SOUZA SILVA 88073254549</text:p>
          </table:table-cell>
          <table:table-cell office:value-type="string" table:style-name="ce7">
            <text:p>13.173.188/0001-11</text:p>
          </table:table-cell>
          <table:table-cell office:value-type="string" table:style-name="ce11">
            <text:p>MANUTENÇÃO ELÉTRICA EM TRÊS LUMINÁRIAS COM CONVERSÃO DOS CIRCUITOS DO SISTEMA FLUORESCENTE PARA CIRCUITOS DO SISTEMA LED E SUBSTITUIÇÃO DE LÂMPADAS.</text:p>
          </table:table-cell>
          <table:table-cell office:value-type="string" table:style-name="ce6">
            <text:p>R$ <text:s text:c="3"/>150,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RANCISCO DE ASSIS FREITAS SOBRINHO</text:p>
          </table:table-cell>
          <table:table-cell office:value-type="string" table:style-name="ce6">
            <text:p>690.837.893-49</text:p>
          </table:table-cell>
          <table:table-cell office:value-type="string" table:style-name="ce6">
            <text:p>12/08/2021 a 29/10/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1/07/2021 a 24/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04/03/2021</text:p>
          </table:table-cell>
          <table:table-cell office:value-type="string" table:style-name="ce8">
            <text:p>ALBERICO DE JESUS DA SILVA</text:p>
          </table:table-cell>
          <table:table-cell office:value-type="string" table:style-name="ce6">
            <text:p>460.436.595-49</text:p>
          </table:table-cell>
          <table:table-cell office:value-type="string" table:style-name="ce9">
            <text:p>SERVIÇOS DE REPARO E MANUTENÇÃO EM ARMÁRIO PLANEJADO QUE FICA LOCALIZADO NO PAVIMENTO TÉRREO DA SEDE DA PRM FEIRA ( AO LADO DO CARTÓRIO)</text:p>
          </table:table-cell>
          <table:table-cell office:value-type="string" table:style-name="ce6">
            <text:p>R$ <text:s text:c="3"/>476,5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09/03/2021</text:p>
          </table:table-cell>
          <table:table-cell office:value-type="string" table:style-name="ce8">
            <text:p>R.R. DE MATOS BORGES</text:p>
          </table:table-cell>
          <table:table-cell office:value-type="string" table:style-name="ce6">
            <text:p>07.760.615/0001-65</text:p>
          </table:table-cell>
          <table:table-cell office:value-type="string" table:style-name="ce9">
            <text:p>REPARO EM INSTALAÇÃO ELÉTRICA DO AR CONCIONADO DA SALA DO CARTÓRIO ( TÉRREO), CONFORME SOLICITAÇÃO DO COORDENADOR DESTA PRM. COMPRA DE 25 METROS DE CABOS ELÉTRICOS.</text:p>
          </table:table-cell>
          <table:table-cell office:value-type="string" table:style-name="ce6">
            <text:p>R$ <text:s text:c="3"/>325,0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11/02/2021</text:p>
          </table:table-cell>
          <table:table-cell office:value-type="string" table:style-name="ce8">
            <text:p>SO FRIO REFRIGERAÇÃO LTDA</text:p>
          </table:table-cell>
          <table:table-cell office:value-type="string" table:style-name="ce6">
            <text:p>34.195.032/0001-01</text:p>
          </table:table-cell>
          <table:table-cell office:value-type="string" table:style-name="ce9">
            <text:p>MANUTENÇÃO EM APARELHO DE AR CONDICIONADO DA GUARITA DO PRÉDIO DA PRM FEIRA DE SANTANA, COM SUBSTITUIÇÃO DE PEÇAS</text:p>
            <text:p>( CAPACITOR), INCLUINDO LIMPEZA.</text:p>
          </table:table-cell>
          <table:table-cell office:value-type="string" table:style-name="ce6">
            <text:p>R$ <text:s text:c="3"/>250,0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22/03/2021</text:p>
          </table:table-cell>
          <table:table-cell office:value-type="string" table:style-name="ce10">
            <text:p>ERIVALDO CERQUEIRA DOS SANTOS</text:p>
          </table:table-cell>
          <table:table-cell office:value-type="string" table:style-name="ce7">
            <text:p>018.779.625-46</text:p>
          </table:table-cell>
          <table:table-cell office:value-type="string" table:style-name="ce11">
            <text:p>SERVIÇOS TÉCNICOS DE MANUTENÇÃO EM MOTOR DE PORTÃO ELÉTRICO (CONSERTO DE PLACA DE COMANDO) DO ESTACIONAMENTO</text:p>
            <text:p>PRINCIPAL DO PRÉDIO DA PRM FEIRA DE SANTANA/BA.</text:p>
          </table:table-cell>
          <table:table-cell office:value-type="string" table:style-name="ce6">
            <text:p>R$ <text:s text:c="3"/>160,0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12/03/2021 a 04/06/2021</text:p>
          </table:table-cell>
          <table:table-cell office:value-type="string" table:style-name="ce6">
            <text:p>SIM</text:p>
          </table:table-cell>
          <table:table-cell office:value-type="string" table:style-name="ce6">
            <text:p>07/05/2021</text:p>
          </table:table-cell>
          <table:table-cell office:value-type="string" table:style-name="ce10">
            <text:p>FABIO MARCEL DA ROCHA CAMPOS</text:p>
          </table:table-cell>
          <table:table-cell office:value-type="string" table:style-name="ce7">
            <text:p>08.912.625/0001-31</text:p>
          </table:table-cell>
          <table:table-cell office:value-type="string" table:style-name="ce11">
            <text:p>COMPRA DE FONTE DE ALIMENTAÇÃO PARA INSTALAÇÃO/CONSERTO/SUBSTITUIÇÃO DO PORTÃO ELETRÔNIO QUE DÁ ACESSO DO ESTACIONAMENTO AO CORREDOR DE ACESSO AO PRÉDIO PRINCIPAL DA PRM FEIRA.</text:p>
          </table:table-cell>
          <table:table-cell office:value-type="string" table:style-name="ce6">
            <text:p>R$ <text:s text:c="3"/>120,00</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12/03/2021 a 04/06/2021</text:p>
          </table:table-cell>
          <table:table-cell office:value-type="string" table:style-name="ce6">
            <text:p>SIM</text:p>
          </table:table-cell>
          <table:table-cell office:value-type="string" table:style-name="ce6">
            <text:p>15/04/2021</text:p>
          </table:table-cell>
          <table:table-cell office:value-type="string" table:style-name="ce8">
            <text:p>R.R. DE MATOS BORGES</text:p>
          </table:table-cell>
          <table:table-cell office:value-type="string" table:style-name="ce6">
            <text:p>07.760.615/0001-65</text:p>
          </table:table-cell>
          <table:table-cell office:value-type="string" table:style-name="ce9">
            <text:p>COMPRA DE BOTOEIRAS PARA SUBSTITUIÇÃO TENDO EM VISTA QUE A EXISTENTE APRESENTOU DEFEITO, DESSA FORMA IMPACTANDO A ABERTURA E FECHAMENTO DO PORTÃO ELETRÔNICO DO ESTACIONAMENTO E CONSEQUENTEMENTE FRAGILIZANDO A SEGURANÇA DA PRM.</text:p>
          </table:table-cell>
          <table:table-cell office:value-type="string" table:style-name="ce6">
            <text:p>R$ <text:s text:c="4"/>40,5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12/03/2021 a 04/06/2021</text:p>
          </table:table-cell>
          <table:table-cell office:value-type="string" table:style-name="ce6">
            <text:p>SIM</text:p>
          </table:table-cell>
          <table:table-cell office:value-type="string" table:style-name="ce6">
            <text:p>18/03/2021</text:p>
          </table:table-cell>
          <table:table-cell office:value-type="string" table:style-name="ce8">
            <text:p>VLADIMIR SOUZA ALVES</text:p>
          </table:table-cell>
          <table:table-cell office:value-type="string" table:style-name="ce6">
            <text:p>011.607.358-67</text:p>
          </table:table-cell>
          <table:table-cell office:value-type="string" table:style-name="ce9">
            <text:p>SERVIÇOS TÉCNICO DE ELETRICISTA PARA SUBSTITUIÇÃO DE CABOS E MANUTENÇÃO NAS INSTALAÇÕES ELÉTRICAS DO AR CONDICIONADO DA SALA DO CARTÓRIO DA PRM FEIRA DE SANTANA.</text:p>
          </table:table-cell>
          <table:table-cell office:value-type="string" table:style-name="ce6">
            <text:p>R$ <text:s text:c="3"/>400,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12/03/2021 a 04/06/2021</text:p>
          </table:table-cell>
          <table:table-cell office:value-type="string" table:style-name="ce6">
            <text:p>SIM</text:p>
          </table:table-cell>
          <table:table-cell office:value-type="string" table:style-name="ce6">
            <text:p>26/05/2021</text:p>
          </table:table-cell>
          <table:table-cell office:value-type="string" table:style-name="ce10">
            <text:p>ERIVALDO CERQUEIRA DOS SANTOS</text:p>
          </table:table-cell>
          <table:table-cell office:value-type="string" table:style-name="ce7">
            <text:p>018.779.625-46</text:p>
          </table:table-cell>
          <table:table-cell office:value-type="string" table:style-name="ce11">
            <text:p>MANUTENÇÃO E SEGURANÇA DA PRM.</text:p>
          </table:table-cell>
          <table:table-cell office:value-type="string" table:style-name="ce6">
            <text:p>R$ <text:s text:c="3"/>112,36</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04/03/2021</text:p>
          </table:table-cell>
          <table:table-cell office:value-type="string" table:style-name="ce8">
            <text:p>MELLO IND E COM DE ACESSÓRIOS HIDRAULICOS</text:p>
          </table:table-cell>
          <table:table-cell office:value-type="string" table:style-name="ce6">
            <text:p>08.981.430/0001-43</text:p>
          </table:table-cell>
          <table:table-cell office:value-type="string" table:style-name="ce9">
            <text:p>CONSERTO DO GERADOR. A INOPERÂNCIA DO GERADOR PODE</text:p>
            <text:p>AFETAR OS SISTEMAS DE BOMBA DE INCÊNDIO, REDE ESTABILIZADA (NOBREAK), ELEVADORES E ILUMINAÇÃO.</text:p>
          </table:table-cell>
          <table:table-cell office:value-type="string" table:style-name="ce6">
            <text:p>R$ <text:s text:c="3"/>412,45</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04/03/2021</text:p>
          </table:table-cell>
          <table:table-cell office:value-type="string" table:style-name="ce8">
            <text:p>MOVESA MOTORES E VÉICULOS LTDA (FILIAL SALVADOR)</text:p>
          </table:table-cell>
          <table:table-cell office:value-type="string" table:style-name="ce6">
            <text:p>09.405.797/0010-72</text:p>
          </table:table-cell>
          <table:table-cell office:value-type="string" table:style-name="ce9">
            <text:p>CONSERTO DO GERADOR DA PR-BA- INOPERANCIA PODE CAUSAR PROBLEMAS NA BOMBA DE INCÊNDIO, REDE ESTABILIZADA (NOBREAK), ELEVADORES E ILUMINAÇÃO.</text:p>
          </table:table-cell>
          <table:table-cell office:value-type="string" table:style-name="ce6">
            <text:p>R$ <text:s text:c="3"/>260,84</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10/03/2021</text:p>
          </table:table-cell>
          <table:table-cell office:value-type="string" table:style-name="ce8">
            <text:p>AV2 COMERCIAL DE EQUIPAMENTOS LTDA-EPP</text:p>
          </table:table-cell>
          <table:table-cell office:value-type="string" table:style-name="ce6">
            <text:p>11.771.092/0001-20</text:p>
          </table:table-cell>
          <table:table-cell office:value-type="string" table:style-name="ce9">
            <text:p>RECIPIENTES COM CAPACIDADE DE 50 (CINQUENTA) LITROS PRÓPRIOS PARA TRANSPORTE DE COMBUSTÍVEL PARA REALIZAÇÃO DO TRANSPORTE DO ÓLEO DIESEL CONTAMINADO DO</text:p>
            <text:p>GERADOR DO EDIFÍCIO-SEDE DA PR-BA.</text:p>
          </table:table-cell>
          <table:table-cell office:value-type="string" table:style-name="ce6">
            <text:p>R$ <text:s text:c="3"/>63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18/02/2021</text:p>
          </table:table-cell>
          <table:table-cell office:value-type="string" table:style-name="ce8">
            <text:p>DIONE MAISA SOARES DA CUNHA EUZEBIO</text:p>
          </table:table-cell>
          <table:table-cell office:value-type="string" table:style-name="ce6">
            <text:p>03.996.825/0001-04</text:p>
          </table:table-cell>
          <table:table-cell office:value-type="string" table:style-name="ce9">
            <text:p>PARA A MANUTENÇÃO DO ESTOQUE DO SERVIÇO MÉDICO.</text:p>
          </table:table-cell>
          <table:table-cell office:value-type="string" table:style-name="ce6">
            <text:p>R$ <text:s text:c="3"/>111,48</text:p>
          </table:table-cell>
          <table:table-cell table:number-columns-repeated="16373"/>
        </table:table-row>
        <table:table-row table:style-name="ro8">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26/02/2020</text:p>
          </table:table-cell>
          <table:table-cell office:value-type="string" table:style-name="ce8">
            <text:p>FERREIRA COSTA CIA LTDA</text:p>
          </table:table-cell>
          <table:table-cell office:value-type="string" table:style-name="ce6">
            <text:p>10.230.480/0003-00</text:p>
          </table:table-cell>
          <table:table-cell office:value-type="string" table:style-name="ce9">
            <text:p>CONSERTO DO NEGATOSCÓPIO <text:s/>- APARELHO <text:s/>NECESSÁRIO <text:s/>ÀAVALIAÇÃO <text:s/>DE <text:s/>RAIO <text:s/>X, <text:s/>SENDO <text:s/>IMPORTANTE <text:s/>NA <text:s/>ANÁLISE <text:s/>DE <text:s/>PROBLEMAS <text:s/>ÓSSEOS <text:s/>E <text:s/>TAMBÉM <text:s/>NAAVERIGUAÇÃO <text:s/>DE <text:s/>SÍNDROMES <text:s/>RESPIRATÓRIAS, <text:s/>O <text:s/>QUE <text:s/>TEM <text:s/>ESPECIAL <text:s/>IMPORTÂNCIA <text:s/>NO <text:s/>ATUAL <text:s/>PERÍODODEVIDO A ESTARMOS PASSANDO PELA PANDEMIA DE COVID-19</text:p>
          </table:table-cell>
          <table:table-cell office:value-type="string" table:style-name="ce6">
            <text:p>R$ <text:s text:c="4"/>15,00</text:p>
          </table:table-cell>
          <table:table-cell table:number-columns-repeated="16373"/>
        </table:table-row>
        <table:table-row table:style-name="ro7">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26/02/2021</text:p>
          </table:table-cell>
          <table:table-cell office:value-type="string" table:style-name="ce8">
            <text:p>COMERCIAL DRUGSTORE LTDA (FARMACIA PERMANENTE)</text:p>
          </table:table-cell>
          <table:table-cell office:value-type="string" table:style-name="ce6">
            <text:p>05.230.009/0085-10</text:p>
          </table:table-cell>
          <table:table-cell office:value-type="string" table:style-name="ce9">
            <text:p>MANUTENÇÃO DO ESTOQUE DO SERVIÇO MÉDICO:1 - TIOCOLCHICOSÍDEO 4 MG OU COLTRAX 4MG OU GENÉRICO OU SIMILAR (01 CAIXA)2-DIMENIDRINATO 25MG/ML + CLORIDRATO DE PIRIDOXINA 5MG/ML OU <text:s/>DRAMIN B6 OU GENÉRICO OUSIMILAR (01 CAIXA).3-DIPIRONA <text:s/>MONOIDRATADA <text:s/>300MG <text:s/>+ <text:s/>CITRATO <text:s/>DE <text:s/>ORFENADRINA <text:s/>35MG <text:s/>+ <text:s/>CAFEÍNA <text:s/>ANIDRA <text:s/>50MG <text:s/>OUDORFLEX OU GENÉRICO OU SIMILAR ( 01 CARTELA).</text:p>
          </table:table-cell>
          <table:table-cell office:value-type="string" table:style-name="ce6">
            <text:p>R$ <text:s text:c="4"/>50,88</text:p>
          </table:table-cell>
          <table:table-cell table:number-columns-repeated="16373"/>
        </table:table-row>
        <table:table-row table:style-name="ro7">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26/02/2021</text:p>
          </table:table-cell>
          <table:table-cell office:value-type="string" table:style-name="ce8">
            <text:p>NGR COMERCIAL DE MEDICAMENTOS LTDA (POUPAFARMA)</text:p>
          </table:table-cell>
          <table:table-cell office:value-type="string" table:style-name="ce6">
            <text:p>30.949.144/0001-50</text:p>
          </table:table-cell>
          <table:table-cell office:value-type="string" table:style-name="ce9">
            <text:p>MANUTENÇÃO DO ESTOQUE DO SERVIÇO MÉDICO: 1 - TIOCOLCHICOSÍDEO 4 MG OU COLTRAX 4MG OU GENÉRICO OU SIMILAR (01 CAIXA)2-DIMENIDRINATO 25MG/ML + CLORIDRATO DE PIRIDOXINA 5MG/ML OU <text:s/>DRAMIN B6 OU GENÉRICO OUSIMILAR (01 CAIXA).3-DIPIRONA <text:s/>MONOIDRATADA <text:s/>300MG <text:s/>+ <text:s/>CITRATO <text:s/>DE <text:s/>ORFENADRINA <text:s/>35MG <text:s/>+ <text:s/>CAFEÍNA <text:s/>ANIDRA <text:s/>50MG <text:s/>OUDORFLEX OU GENÉRICO OU SIMILAR ( 01 CARTELA)</text:p>
          </table:table-cell>
          <table:table-cell office:value-type="string" table:style-name="ce6">
            <text:p>R$ <text:s text:c="4"/>18,53</text:p>
          </table:table-cell>
          <table:table-cell table:number-columns-repeated="16373"/>
        </table:table-row>
        <table:table-row table:style-name="ro2">
          <table:table-cell office:value-type="string" table:style-name="ce12">
            <text:p>PR-BA</text:p>
          </table:table-cell>
          <table:table-cell office:value-type="float" office:value="2021" table:style-name="ce12">
            <text:p>2021</text:p>
          </table:table-cell>
          <table:table-cell office:value-type="string" table:style-name="ce13">
            <text:p>GISELE NASCIMENTO ALVES</text:p>
          </table:table-cell>
          <table:table-cell office:value-type="string" table:style-name="ce12">
            <text:p>018.870.955-00</text:p>
          </table:table-cell>
          <table:table-cell office:value-type="string" table:style-name="ce12">
            <text:p>15/07/2021 a 16/09/2021</text:p>
          </table:table-cell>
          <table:table-cell office:value-type="string" table:style-name="ce12">
            <text:p>EM UTILIZAÇÃO</text:p>
          </table:table-cell>
          <table:table-cell office:value-type="string" table:style-name="ce12">
            <text:p>N/A</text:p>
          </table:table-cell>
          <table:table-cell office:value-type="string" table:style-name="ce8">
            <text:p>N/A</text:p>
          </table:table-cell>
          <table:table-cell office:value-type="string" table:style-name="ce12">
            <text:p>N/A</text:p>
          </table:table-cell>
          <table:table-cell office:value-type="string" table:style-name="ce8">
            <text:p>N/A</text:p>
          </table:table-cell>
          <table:table-cell office:value-type="string" table:style-name="ce12">
            <text:p>N/A</text:p>
          </table:table-cell>
          <table:table-cell table:number-columns-repeated="16373" table:style-name="ce14"/>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22/09/2021 a 30/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01/03/2021</text:p>
          </table:table-cell>
          <table:table-cell office:value-type="string" table:style-name="ce8">
            <text:p>CRIMERIO ARAUJO GALVÃO 68840888500</text:p>
          </table:table-cell>
          <table:table-cell office:value-type="string" table:style-name="ce6">
            <text:p>12.089.935/0001-75</text:p>
          </table:table-cell>
          <table:table-cell office:value-type="string" table:style-name="ce9">
            <text:p>NECESSIDADE DE CHAVES PARA TRANCAMENTO DAS PORTAS DAS SALAS EM USO PELO SERVIDOR DO SETOR.</text:p>
          </table:table-cell>
          <table:table-cell office:value-type="string" table:style-name="ce6">
            <text:p>R$ <text:s text:c="4"/>84,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03/03/2021</text:p>
          </table:table-cell>
          <table:table-cell office:value-type="string" table:style-name="ce8">
            <text:p>MASTER COMUNICAÇÃO VISUAL.</text:p>
          </table:table-cell>
          <table:table-cell office:value-type="string" table:style-name="ce6">
            <text:p>33.787.053/0001-53</text:p>
          </table:table-cell>
          <table:table-cell office:value-type="string" table:style-name="ce9">
            <text:p>CONFECÇÃO ADESIVO DE RECORTE PARA IDENTIFICAÇÃO 3 PORTAS DA SEDE DO PRÉDIO</text:p>
          </table:table-cell>
          <table:table-cell office:value-type="string" table:style-name="ce6">
            <text:p>R$ <text:s text:c="4"/>2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14/04/2021</text:p>
          </table:table-cell>
          <table:table-cell office:value-type="string" table:style-name="ce8">
            <text:p>ARIOSVALDO PEREIRA SALES</text:p>
          </table:table-cell>
          <table:table-cell office:value-type="string" table:style-name="ce6">
            <text:p>13.070.030/0001-16</text:p>
          </table:table-cell>
          <table:table-cell office:value-type="string" table:style-name="ce9">
            <text:p>DISJUNTOR DA GUARITA APRESENTOU CURTO-CIRCUITO E ESTAVA DESARMANDO E SEM A ILUMINAÇÃO EXTERNA DO PRÉDIO.</text:p>
          </table:table-cell>
          <table:table-cell office:value-type="string" table:style-name="ce6">
            <text:p>R$ <text:s text:c="4"/>80,00</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29/04/2021</text:p>
          </table:table-cell>
          <table:table-cell office:value-type="string" table:style-name="ce8">
            <text:p>CLEYTON ROCHA &amp; CIA LTDA ME</text:p>
          </table:table-cell>
          <table:table-cell office:value-type="string" table:style-name="ce6">
            <text:p>03.533.911/0001-72</text:p>
          </table:table-cell>
          <table:table-cell office:value-type="string" table:style-name="ce9">
            <text:p>VAZAMENTO DO RESERVATÓRIO DE ÁGUA DO PRÉDIO DA PRM BARREIRAS FORNECIDO PELA EMBASA POR DEFEITO NA BOIA. O VAZAMENTO DA ÁGUA ATINGIU UM RESERVATÓRIO DO SUBSOLO E NECESSIDADE DE RETIRAR O EXCESSO DE ÁGUA DO RESERVATÓRIO DO SUBSOLO.</text:p>
          </table:table-cell>
          <table:table-cell office:value-type="string" table:style-name="ce6">
            <text:p>R$ <text:s text:c="3"/>250,00</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30/04/2021</text:p>
          </table:table-cell>
          <table:table-cell office:value-type="string" table:style-name="ce8">
            <text:p>ARIOSVALDO PEREIRA SALES</text:p>
          </table:table-cell>
          <table:table-cell office:value-type="string" table:style-name="ce6">
            <text:p>13.070.030/0001-16</text:p>
          </table:table-cell>
          <table:table-cell office:value-type="string" table:style-name="ce9">
            <text:p>DISJUNTOR DO QUADRO DE ENERGIA ELÉTRICA TERIA DESARMADO APÓS OUVIR UM BARULHO, PROVAVELMENTE DEVIDO A ALGUM CURTO-CIRCUITO, RESULTANDO NO DESLIGAMENTO DE TODA A ILUMINAÇÃO EXTERNA DA SEDE DESTA PRM BARREIRAS.</text:p>
          </table:table-cell>
          <table:table-cell office:value-type="string" table:style-name="ce6">
            <text:p>R$ <text:s text:c="4"/>80,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9/08/2021 a 22/10/2021</text:p>
          </table:table-cell>
          <table:table-cell office:value-type="string" table:style-name="ce6">
            <text:p>SIM</text:p>
          </table:table-cell>
          <table:table-cell office:value-type="string" table:style-name="ce6">
            <text:p>10/08/2021</text:p>
          </table:table-cell>
          <table:table-cell office:value-type="string" table:style-name="ce8">
            <text:p>GILDESIO OLIVEIRA DE SOUZA - ME</text:p>
          </table:table-cell>
          <table:table-cell office:value-type="string" table:style-name="ce6">
            <text:p>05.070.709/0001-87</text:p>
          </table:table-cell>
          <table:table-cell office:value-type="string" table:style-name="ce9">
            <text:p>NECESSIDADE DE TROCA DA BATERIA DA BOMBA DE COMBUTÃO DO SISTEMA DE COMBATE A INCÊNDIO DO PRÉDIO DA PRM BARREIRAS.</text:p>
          </table:table-cell>
          <table:table-cell office:value-type="string" table:style-name="ce6">
            <text:p>R$ <text:s text:c="3"/>330,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9/08/2021 a 22/10/2021</text:p>
          </table:table-cell>
          <table:table-cell office:value-type="string" table:style-name="ce6">
            <text:p>SIM</text:p>
          </table:table-cell>
          <table:table-cell office:value-type="string" table:style-name="ce6">
            <text:p>12/08/2021</text:p>
          </table:table-cell>
          <table:table-cell office:value-type="string" table:style-name="ce8">
            <text:p>ELÉTRON-VOLT ENG ELÉTRICA E COMÉRCIO LTDA.</text:p>
          </table:table-cell>
          <table:table-cell office:value-type="string" table:style-name="ce6">
            <text:p>16.494.569/0001-90</text:p>
          </table:table-cell>
          <table:table-cell office:value-type="string" table:style-name="ce9">
            <text:p>NECESSIDADE DE TROCA DOS RELÉS DE PROTEÇÃO DO QUADRO QUE ALIMENTA A BOMBA ELÉTRICA INTEGRANTE DO SISTEMA DE COMBATE A INCÊNDIO DO PRÉDIO DA PRM BARREIRAS.</text:p>
          </table:table-cell>
          <table:table-cell office:value-type="string" table:style-name="ce6">
            <text:p>R$ <text:s text:c="3"/>212,0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9/08/2021 a 22/10/2021</text:p>
          </table:table-cell>
          <table:table-cell office:value-type="string" table:style-name="ce6">
            <text:p>SIM</text:p>
          </table:table-cell>
          <table:table-cell office:value-type="string" table:style-name="ce6">
            <text:p>16/09/2021</text:p>
          </table:table-cell>
          <table:table-cell office:value-type="string" table:style-name="ce8">
            <text:p>DTDM COMÉRCIO LTDA</text:p>
          </table:table-cell>
          <table:table-cell office:value-type="string" table:style-name="ce6">
            <text:p>41.383.727/0001-82</text:p>
          </table:table-cell>
          <table:table-cell office:value-type="string" table:style-name="ce9">
            <text:p>TROCA DE 1 BATERIA DA CENTRAL DE ALARME DA PRM BARREIRAS.</text:p>
            <text:p>TROCA DE 1 DETECTOR DE TEMPERATURA ENDEREÇÁVEL DA CENTRAL DE ALARME E INCÊNDIO DA PRM BARREIRAS.</text:p>
          </table:table-cell>
          <table:table-cell office:value-type="string" table:style-name="ce6">
            <text:p>R$ <text:s text:c="3"/>20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9/08/2021 a 22/10/2021</text:p>
          </table:table-cell>
          <table:table-cell office:value-type="string" table:style-name="ce6">
            <text:p>SIM</text:p>
          </table:table-cell>
          <table:table-cell office:value-type="string" table:style-name="ce6">
            <text:p>16/09/2021</text:p>
          </table:table-cell>
          <table:table-cell office:value-type="string" table:style-name="ce8">
            <text:p>DTDM TREINAMENTOS LTDA</text:p>
          </table:table-cell>
          <table:table-cell office:value-type="string" table:style-name="ce6">
            <text:p>28.173.949/0001-02</text:p>
          </table:table-cell>
          <table:table-cell office:value-type="string" table:style-name="ce9">
            <text:p>SERVIÇO MANUTENÇÃO NA CENTRAL DE ALARME ENDEREÇÁVEL COMBATE A INCÊNDIO.</text:p>
          </table:table-cell>
          <table:table-cell office:value-type="string" table:style-name="ce6">
            <text:p>R$ <text:s text:c="3"/>480,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9/08/2021 a 22/10/2021</text:p>
          </table:table-cell>
          <table:table-cell office:value-type="string" table:style-name="ce6">
            <text:p>SIM</text:p>
          </table:table-cell>
          <table:table-cell office:value-type="string" table:style-name="ce6">
            <text:p>25/08/2021</text:p>
          </table:table-cell>
          <table:table-cell office:value-type="string" table:style-name="ce8">
            <text:p>IWAHO IOSHINO AUTO ELÉTRICA</text:p>
          </table:table-cell>
          <table:table-cell office:value-type="string" table:style-name="ce6">
            <text:p>16.353.773/0001-91</text:p>
          </table:table-cell>
          <table:table-cell office:value-type="string" table:style-name="ce9">
            <text:p>NECESSIDADE DE TROCA DO RELÉ DNI 0140 12VCC DO QUADRO DE AUTOMAÇÃO INTEGRANTE DO SISTEMA DE COMBATE A INCÊNDIO DO PRÉDIO DA PRM BARREIRAS.</text:p>
          </table:table-cell>
          <table:table-cell office:value-type="string" table:style-name="ce6">
            <text:p>R$ <text:s text:c="4"/>15,5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9/08/2021 a 22/10/2021</text:p>
          </table:table-cell>
          <table:table-cell office:value-type="string" table:style-name="ce6">
            <text:p>SIM</text:p>
          </table:table-cell>
          <table:table-cell office:value-type="string" table:style-name="ce6">
            <text:p>26/08/2021</text:p>
          </table:table-cell>
          <table:table-cell office:value-type="string" table:style-name="ce8">
            <text:p>DELCOMAQ</text:p>
          </table:table-cell>
          <table:table-cell office:value-type="string" table:style-name="ce6">
            <text:p>73.512.030/0001-50</text:p>
          </table:table-cell>
          <table:table-cell office:value-type="string" table:style-name="ce9">
            <text:p>MANUTENÇÃO MOTOR À COMBUSTÃO DO SISTEMA DE COMBATE A INCÊNDIO</text:p>
          </table:table-cell>
          <table:table-cell office:value-type="string" table:style-name="ce6">
            <text:p>R$ <text:s text:c="4"/>39,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9/08/2021 a 22/10/2021</text:p>
          </table:table-cell>
          <table:table-cell office:value-type="string" table:style-name="ce6">
            <text:p>SIM</text:p>
          </table:table-cell>
          <table:table-cell office:value-type="string" table:style-name="ce6">
            <text:p>26/08/2021</text:p>
          </table:table-cell>
          <table:table-cell office:value-type="string" table:style-name="ce8">
            <text:p>DELCOMAQ</text:p>
          </table:table-cell>
          <table:table-cell office:value-type="string" table:style-name="ce6">
            <text:p>73.512.030/0001-50</text:p>
          </table:table-cell>
          <table:table-cell office:value-type="string" table:style-name="ce9">
            <text:p>MANUTENÇÃO MOTOR A COMBUSTÃO DO SISTEMA DE COMBATE A INCÊNDIO DA PRM BARREIRAS</text:p>
          </table:table-cell>
          <table:table-cell office:value-type="string" table:style-name="ce6">
            <text:p>R$ <text:s text:c="3"/>232,8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27/09/2021 a 03/12/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01/02/2021 a 23/04/2021</text:p>
          </table:table-cell>
          <table:table-cell office:value-type="string" table:style-name="ce6">
            <text:p>SIM</text:p>
          </table:table-cell>
          <table:table-cell office:value-type="string" table:style-name="ce6">
            <text:p>04/02/2021</text:p>
          </table:table-cell>
          <table:table-cell office:value-type="string" table:style-name="ce8">
            <text:p>FERNANDO DA LUZ CARVALHO - FILTROS E SOFT</text:p>
          </table:table-cell>
          <table:table-cell office:value-type="string" table:style-name="ce6">
            <text:p>13.530.766/0001-20</text:p>
          </table:table-cell>
          <table:table-cell office:value-type="string" table:style-name="ce9">
            <text:p>SUBSTITUIR O RESERVATÓRIO DO FILTRO DA UNIDADE, HAJA VISTA TER SIDO DETECTADO UM FISSURA NO OBJETO. Á AGUA QUE ESTAVA VAZANDO DO RESERVATÓRIO ESTAVA INFILTRANDO NA MADEIRA DA PIA (MDF), FAZENDO COM QUE HOUVESSE UMA DILATAÇÃO DO MATERIAL.</text:p>
          </table:table-cell>
          <table:table-cell office:value-type="string" table:style-name="ce6">
            <text:p>R$ <text:s text:c="3"/>17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01/02/2021 a 23/04/2021</text:p>
          </table:table-cell>
          <table:table-cell office:value-type="string" table:style-name="ce6">
            <text:p>SIM</text:p>
          </table:table-cell>
          <table:table-cell office:value-type="string" table:style-name="ce6">
            <text:p>15/04/2021</text:p>
          </table:table-cell>
          <table:table-cell office:value-type="string" table:style-name="ce8">
            <text:p>MADEMIL MADEIRAS MIL LTDA</text:p>
          </table:table-cell>
          <table:table-cell office:value-type="string" table:style-name="ce6">
            <text:p>14.097.224/0001-78</text:p>
          </table:table-cell>
          <table:table-cell office:value-type="string" table:style-name="ce9">
            <text:p>CONFORME DESCRITO NO EXPEDIENTE PRM-GNB-BA-00002056/2021</text:p>
          </table:table-cell>
          <table:table-cell office:value-type="string" table:style-name="ce6">
            <text:p>R$ <text:s text:c="5"/>6,50</text:p>
          </table:table-cell>
          <table:table-cell table:number-columns-repeated="16373"/>
        </table:table-row>
        <table:table-row table:style-name="ro9">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01/02/2021 a 23/04/2021</text:p>
          </table:table-cell>
          <table:table-cell office:value-type="string" table:style-name="ce6">
            <text:p>SIM</text:p>
          </table:table-cell>
          <table:table-cell office:value-type="string" table:style-name="ce6">
            <text:p>25/03/2021</text:p>
          </table:table-cell>
          <table:table-cell office:value-type="string" table:style-name="ce8">
            <text:p>MADEMIL MADEIRAS MIL LTDA</text:p>
          </table:table-cell>
          <table:table-cell office:value-type="string" table:style-name="ce6">
            <text:p>14.097.224/0001-78</text:p>
          </table:table-cell>
          <table:table-cell office:value-type="string" table:style-name="ce9">
            <text:p>DIANTE DA CONSTATAÇÃO DE QUE O SIFÃO DE UM DOS BANHEIROS DESTA PROCURADORIA DA REPÚBLICA NO MUNICÍPIO DE GUANAMBI ESTÁ DANIFICADO, NECESSITANDO A SUBSTITUIÇÃO, FOI REALIZADA A CONSULTA A <text:s/>SEÇÃO <text:s/>DE <text:s/>LOGÍSTICA <text:s/>- <text:s/>SELOG <text:s/>E <text:s/>AO <text:s/>DEPARTAMENTO <text:s/>DE <text:s/>ENGENHARIA <text:s/>E ARQUITETURA <text:s/>- <text:s/>DEA <text:s/>DA PRBA <text:s text:c="2"/>QUANTO <text:s text:c="2"/>À <text:s text:c="2"/>DISPONIBILIDADE <text:s text:c="2"/>DO <text:s text:c="2"/>ITEM, <text:s text:c="2"/>ÍNTEGRA <text:s text:c="2"/>COMPLEMENTAR. <text:s text:c="2"/>DIANTE <text:s text:c="2"/>DA</text:p>
            <text:p>INDISPONIBILIDADE DA PEÇA, O BAIXO CUSTO E VISANDO SANAR O PROBLEMA, JÁ QUE A PIA DO BANHEIRO ESTAVA <text:s/>INTERDITADA, <text:s/>FOI <text:s/>SOLICITADO <text:s/>AO <text:s/>SUPRIDO <text:s/>DESTA <text:s/>UNIDADE, <text:s/>O <text:s/>SERVIDOR <text:s/>MARCOS ALOISIO OLIVEIRA BOMFIM, MATRÍCULA Nº 25786-9, QUE REALIZE A AQUISIÇÃO DO OBJETO.</text:p>
          </table:table-cell>
          <table:table-cell office:value-type="string" table:style-name="ce6">
            <text:p>R$ <text:s text:c="5"/>7,1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01/02/2021 a 23/04/2021</text:p>
          </table:table-cell>
          <table:table-cell office:value-type="string" table:style-name="ce6">
            <text:p>SIM</text:p>
          </table:table-cell>
          <table:table-cell office:value-type="string" table:style-name="ce6">
            <text:p>26/03/2021</text:p>
          </table:table-cell>
          <table:table-cell office:value-type="string" table:style-name="ce8">
            <text:p>JUSSIMARÍO TEIXEIRA REIS</text:p>
          </table:table-cell>
          <table:table-cell office:value-type="string" table:style-name="ce6">
            <text:p>625.215.515-20</text:p>
          </table:table-cell>
          <table:table-cell office:value-type="string" table:style-name="ce9">
            <text:p>CONFORME EXPEDIENTE PRM-GNB-BA-00001248/2021</text:p>
          </table:table-cell>
          <table:table-cell office:value-type="string" table:style-name="ce6">
            <text:p>R$ <text:s text:c="3"/>238,1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06/09/2021 a 19/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27/05/2021 a 10/08/2021</text:p>
          </table:table-cell>
          <table:table-cell office:value-type="string" table:style-name="ce6">
            <text:p>SIM</text:p>
          </table:table-cell>
          <table:table-cell office:value-type="string" table:style-name="ce6">
            <text:p>14/07/2021</text:p>
          </table:table-cell>
          <table:table-cell office:value-type="string" table:style-name="ce8">
            <text:p>ERALDO T DE OLIVEIRA EIRELI - (D'LUZ)</text:p>
          </table:table-cell>
          <table:table-cell office:value-type="string" table:style-name="ce6">
            <text:p>04.627.585/0001-25</text:p>
          </table:table-cell>
          <table:table-cell office:value-type="string" table:style-name="ce9">
            <text:p>EXPEDIENTE:PRM-GNB-BA-00003634/2021</text:p>
          </table:table-cell>
          <table:table-cell office:value-type="string" table:style-name="ce6">
            <text:p>R$ <text:s text:c="4"/>35,00</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MOACIR SERGIO SILVA DA CONCEICAO</text:p>
          </table:table-cell>
          <table:table-cell office:value-type="string" table:style-name="ce6">
            <text:p>917.004.935-15</text:p>
          </table:table-cell>
          <table:table-cell office:value-type="string" table:style-name="ce6">
            <text:p>05/07/2021 a 24/09/2021</text:p>
          </table:table-cell>
          <table:table-cell office:value-type="string" table:style-name="ce6">
            <text:p>SIM</text:p>
          </table:table-cell>
          <table:table-cell office:value-type="string" table:style-name="ce6">
            <text:p>15/09/2021</text:p>
          </table:table-cell>
          <table:table-cell office:value-type="string" table:style-name="ce8">
            <text:p>CB SOM COMÉRCIO ELETRÔNICOS LTDA - ME</text:p>
          </table:table-cell>
          <table:table-cell office:value-type="string" table:style-name="ce6">
            <text:p>21.957.334/0001-28</text:p>
          </table:table-cell>
          <table:table-cell office:value-type="string" table:style-name="ce9">
            <text:p>FONTE NECESSÁRIA PARA CONSERTO DO SISTEMA DE ALARME DA PRM/PAULO AFONSO, PARA ALIMENTAR OS SENSORES PERIMETRAIS.</text:p>
          </table:table-cell>
          <table:table-cell office:value-type="string" table:style-name="ce6">
            <text:p>R$ <text:s text:c="3"/>160,0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MOACIR SERGIO SILVA DA CONCEICAO</text:p>
          </table:table-cell>
          <table:table-cell office:value-type="string" table:style-name="ce6">
            <text:p>917.004.935-15</text:p>
          </table:table-cell>
          <table:table-cell office:value-type="string" table:style-name="ce6">
            <text:p>05/07/2021 a 24/09/2021</text:p>
          </table:table-cell>
          <table:table-cell office:value-type="string" table:style-name="ce12">
            <text:p>SIM</text:p>
          </table:table-cell>
          <table:table-cell office:value-type="string" table:style-name="ce12">
            <text:p>23/09/2021</text:p>
          </table:table-cell>
          <table:table-cell office:value-type="string" table:style-name="ce10">
            <text:p>A M SERVIÇO DE MONITORAMENTO GLOBAL LTDA</text:p>
          </table:table-cell>
          <table:table-cell office:value-type="string" table:style-name="ce13">
            <text:p>18.072.465/0001-13</text:p>
          </table:table-cell>
          <table:table-cell office:value-type="string" table:style-name="ce11">
            <text:p>NECESSIDADE <text:s/>DE <text:s/>MANUTENÇÃO <text:s/>DO <text:s/>SISTEMA <text:s/>DE <text:s/>ALARME <text:s/>DA PRM/PAULO AFONSO, <text:s/>MAIS <text:s/>PRECISAMENTE <text:s/>PARA <text:s/>SUBSTITUIÇÃO <text:s/>DOS <text:s/>SENSORES <text:s/>DE <text:s/>PRESENÇA <text:s/>(SENSOR</text:p>
            <text:p>PERIMETRAL).</text:p>
          </table:table-cell>
          <table:table-cell office:value-type="string" table:style-name="ce12">
            <text:p>R$ <text:s text:c="3"/>25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MOACIR SERGIO SILVA DA CONCEICAO</text:p>
          </table:table-cell>
          <table:table-cell office:value-type="string" table:style-name="ce6">
            <text:p>917.004.935-15</text:p>
          </table:table-cell>
          <table:table-cell office:value-type="string" table:style-name="ce6">
            <text:p>05/07/2021 a 24/09/2021</text:p>
          </table:table-cell>
          <table:table-cell office:value-type="string" table:style-name="ce6">
            <text:p>SIM</text:p>
          </table:table-cell>
          <table:table-cell office:value-type="string" table:style-name="ce6">
            <text:p>23/09/2021</text:p>
          </table:table-cell>
          <table:table-cell office:value-type="string" table:style-name="ce8">
            <text:p>KENIO MATERIAL DE CONSTRUÇÃO LTDA</text:p>
          </table:table-cell>
          <table:table-cell office:value-type="string" table:style-name="ce6">
            <text:p>14.448.119/0001-36</text:p>
          </table:table-cell>
          <table:table-cell office:value-type="string" table:style-name="ce9">
            <text:p>Substituir a torneira avariada do lavabo, localizada no banheiro do piso superior.</text:p>
          </table:table-cell>
          <table:table-cell office:value-type="string" table:style-name="ce6">
            <text:p>R$ <text:s text:c="3"/>140,52</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MOACIR SERGIO SILVA DA CONCEICAO</text:p>
          </table:table-cell>
          <table:table-cell office:value-type="string" table:style-name="ce6">
            <text:p>917.004.935-15</text:p>
          </table:table-cell>
          <table:table-cell office:value-type="string" table:style-name="ce6">
            <text:p>05/07/2021 a 24/09/2021</text:p>
          </table:table-cell>
          <table:table-cell office:value-type="string" table:style-name="ce6">
            <text:p>SIM</text:p>
          </table:table-cell>
          <table:table-cell office:value-type="string" table:style-name="ce6">
            <text:p>24/09/2021</text:p>
          </table:table-cell>
          <table:table-cell office:value-type="string" table:style-name="ce8">
            <text:p>NOBERTO MARCELINO PEREIRA</text:p>
          </table:table-cell>
          <table:table-cell office:value-type="string" table:style-name="ce6">
            <text:p>176.490.215-72</text:p>
          </table:table-cell>
          <table:table-cell office:value-type="string" table:style-name="ce9">
            <text:p>NECESSIDADE DE RECOMPOR A <text:s/>ALVENARIA E PINTAR <text:s/>A PAREDE EM QUE FOI RETIRADA A UNIDADE CONDENSADORA DO CPD DA PRM/PAULO AFONSO.</text:p>
          </table:table-cell>
          <table:table-cell office:value-type="string" table:style-name="ce6">
            <text:p>R$ <text:s text:c="3"/>224,72</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MOACIR SERGIO SILVA DA CONCEICAO</text:p>
          </table:table-cell>
          <table:table-cell office:value-type="string" table:style-name="ce6">
            <text:p>917.004.935-15</text:p>
          </table:table-cell>
          <table:table-cell office:value-type="string" table:style-name="ce6">
            <text:p>05/07/2021 a 24/09/2021</text:p>
          </table:table-cell>
          <table:table-cell office:value-type="string" table:style-name="ce6">
            <text:p>SIM</text:p>
          </table:table-cell>
          <table:table-cell office:value-type="string" table:style-name="ce6">
            <text:p>26/07/2021</text:p>
          </table:table-cell>
          <table:table-cell office:value-type="string" table:style-name="ce8">
            <text:p>DUCLIMA COMÉRCIO DE PEÇAS DE REFRIGERAÇÃO E CLIMATIZAÇÃO LTDA.</text:p>
          </table:table-cell>
          <table:table-cell office:value-type="string" table:style-name="ce6">
            <text:p>41.950.259/0001-80</text:p>
          </table:table-cell>
          <table:table-cell office:value-type="string" table:style-name="ce9">
            <text:p>PEÇAS NECESSÁRIAS À INSTALAÇÃO DE UM AR CONDICIONADO NOVO NO CPD DA PRM/PAULO AFONSO, CONFORME CONSTA DO DESPACHO PRM-PAF-BA-00005861/2021.</text:p>
          </table:table-cell>
          <table:table-cell office:value-type="string" table:style-name="ce6">
            <text:p>R$ <text:s text:c="3"/>182,59</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MOACIR SERGIO SILVA DA CONCEICAO</text:p>
          </table:table-cell>
          <table:table-cell office:value-type="string" table:style-name="ce6">
            <text:p>917.004.935-15</text:p>
          </table:table-cell>
          <table:table-cell office:value-type="string" table:style-name="ce6">
            <text:p>12/03/2021 a 11/06/2021</text:p>
          </table:table-cell>
          <table:table-cell office:value-type="string" table:style-name="ce6">
            <text:p>SIM</text:p>
          </table:table-cell>
          <table:table-cell office:value-type="string" table:style-name="ce6">
            <text:p>09/06/2021</text:p>
          </table:table-cell>
          <table:table-cell office:value-type="string" table:style-name="ce8">
            <text:p>DALVA LÚCIA DA SILVA ESTEVAM</text:p>
          </table:table-cell>
          <table:table-cell office:value-type="string" table:style-name="ce6">
            <text:p>11.000.143/0001-10</text:p>
          </table:table-cell>
          <table:table-cell office:value-type="string" table:style-name="ce9">
            <text:p>PARA MANUTENÇÃO DO SISTEMA PERIMETRAL DE ALARME.</text:p>
          </table:table-cell>
          <table:table-cell office:value-type="string" table:style-name="ce6">
            <text:p>R$ <text:s text:c="3"/>120,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PAULO VALENTIM LEITE</text:p>
          </table:table-cell>
          <table:table-cell office:value-type="string" table:style-name="ce6">
            <text:p>018.866.885-32</text:p>
          </table:table-cell>
          <table:table-cell office:value-type="string" table:style-name="ce6">
            <text:p>11/10/2021 a 10/12/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DF</text:p>
          </table:table-cell>
          <table:table-cell office:value-type="float" office:value="2021" table:style-name="ce6">
            <text:p>2021</text:p>
          </table:table-cell>
          <table:table-cell office:value-type="string" table:style-name="ce7">
            <text:p>GIVALDO GUERREIRO ARAUJO</text:p>
          </table:table-cell>
          <table:table-cell office:value-type="string" table:style-name="ce6">
            <text:p>314.718.463-34</text:p>
          </table:table-cell>
          <table:table-cell office:value-type="string" table:style-name="ce6">
            <text:p>28/09/2021 a 30/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5">
          <table:table-cell office:value-type="string" table:style-name="ce6">
            <text:p>PR-DF</text:p>
          </table:table-cell>
          <table:table-cell office:value-type="float" office:value="2021" table:style-name="ce6">
            <text:p>2021</text:p>
          </table:table-cell>
          <table:table-cell office:value-type="string" table:style-name="ce7">
            <text:p>GIVALDO GUERREIRO ARAUJO</text:p>
          </table:table-cell>
          <table:table-cell office:value-type="string" table:style-name="ce6">
            <text:p>314.718.463-34</text:p>
          </table:table-cell>
          <table:table-cell office:value-type="string" table:style-name="ce6">
            <text:p>29/03/2021 a 25/06/2021</text:p>
          </table:table-cell>
          <table:table-cell office:value-type="string" table:style-name="ce6">
            <text:p>SIM</text:p>
          </table:table-cell>
          <table:table-cell office:value-type="string" table:style-name="ce6">
            <text:p>22/04/2021</text:p>
          </table:table-cell>
          <table:table-cell office:value-type="string" table:style-name="ce8">
            <text:p>AC COELHO MATERIAIS PARA CONSTRUÇÃO LTDA</text:p>
          </table:table-cell>
          <table:table-cell office:value-type="string" table:style-name="ce6">
            <text:p>37.083.474/0004-05</text:p>
          </table:table-cell>
          <table:table-cell office:value-type="string" table:style-name="ce9">
            <text:p>CONSIDERANDO A RECENTE CONSTATAÇÃO DE VAZAMENTO SOBRE A LAJE DA SALA 207, FAZ-SE NECESSÁRIA A AQUISIÇÃO DE ALGUNS MATERIAIS PARA REPARO DO TRECHO DE TUBULAÇÃO ONDE OCORREUO VAZAMENTO.</text:p>
          </table:table-cell>
          <table:table-cell office:value-type="string" table:style-name="ce6">
            <text:p>R$ <text:s text:c="3"/>192,70</text:p>
          </table:table-cell>
          <table:table-cell table:number-columns-repeated="16373"/>
        </table:table-row>
        <table:table-row table:style-name="ro5">
          <table:table-cell office:value-type="string" table:style-name="ce6">
            <text:p>PR-ES</text:p>
          </table:table-cell>
          <table:table-cell office:value-type="float" office:value="2021" table:style-name="ce6">
            <text:p>2021</text:p>
          </table:table-cell>
          <table:table-cell office:value-type="string" table:style-name="ce7">
            <text:p>EDSON WANDER BRONZONI</text:p>
          </table:table-cell>
          <table:table-cell office:value-type="string" table:style-name="ce6">
            <text:p>015.221.747-96</text:p>
          </table:table-cell>
          <table:table-cell office:value-type="string" table:style-name="ce6">
            <text:p>04/02/2021 a 04/05/2021</text:p>
          </table:table-cell>
          <table:table-cell office:value-type="string" table:style-name="ce6">
            <text:p>SIM</text:p>
          </table:table-cell>
          <table:table-cell office:value-type="string" table:style-name="ce6">
            <text:p>04/05/2021</text:p>
          </table:table-cell>
          <table:table-cell office:value-type="string" table:style-name="ce8">
            <text:p>AGNUS - COMERCIO DE EQUIPAMENTOS DE SEGURANCA LTDA ME</text:p>
          </table:table-cell>
          <table:table-cell office:value-type="string" table:style-name="ce6">
            <text:p>03.325.275/0001-93</text:p>
          </table:table-cell>
          <table:table-cell office:value-type="string" table:style-name="ce9">
            <text:p>SERVIÇO DE INSTALAÇÃO DE ANTENA E INTERLIGAÇÃO DA CENTRAL DE ALARME DA SEDE COMPARTILHADA EM COLATINA E A EMPRESA QUE REALIZA O MONITORAMENTO DO ALARME DA SEDE COMPARTILHADA.</text:p>
          </table:table-cell>
          <table:table-cell office:value-type="string" table:style-name="ce6">
            <text:p>R$ <text:s text:c="3"/>300,00</text:p>
          </table:table-cell>
          <table:table-cell table:number-columns-repeated="16373"/>
        </table:table-row>
        <table:table-row table:style-name="ro5">
          <table:table-cell office:value-type="string" table:style-name="ce6">
            <text:p>PR-ES</text:p>
          </table:table-cell>
          <table:table-cell office:value-type="float" office:value="2021" table:style-name="ce6">
            <text:p>2021</text:p>
          </table:table-cell>
          <table:table-cell office:value-type="string" table:style-name="ce7">
            <text:p>EDSON WANDER BRONZONI</text:p>
          </table:table-cell>
          <table:table-cell office:value-type="string" table:style-name="ce6">
            <text:p>015.221.747-96</text:p>
          </table:table-cell>
          <table:table-cell office:value-type="string" table:style-name="ce6">
            <text:p>04/02/2021 a 04/05/2021</text:p>
          </table:table-cell>
          <table:table-cell office:value-type="string" table:style-name="ce6">
            <text:p>SIM</text:p>
          </table:table-cell>
          <table:table-cell office:value-type="string" table:style-name="ce6">
            <text:p>26/03/2021</text:p>
          </table:table-cell>
          <table:table-cell office:value-type="string" table:style-name="ce8">
            <text:p>DRAGÃO MATERIAL ELÉTRICO LTDA</text:p>
          </table:table-cell>
          <table:table-cell office:value-type="string" table:style-name="ce6">
            <text:p>27.490.747/0001-21</text:p>
          </table:table-cell>
          <table:table-cell office:value-type="string" table:style-name="ce9">
            <text:p>MATERIAL PARA INSTALAÇÃO DE ANTENA PARA CONEXÃO DE REDE ENTRE A CENTRAL DE ALARME DA SEDE COMPARTILHADA EM COLATINA E A EMPRESA QUE PRESTA SERVIÇO DE MONITORAMENTO DE ALARME DA SEDE COMPARTILHADA.</text:p>
          </table:table-cell>
          <table:table-cell office:value-type="string" table:style-name="ce6">
            <text:p>R$ <text:s text:c="3"/>215,00</text:p>
          </table:table-cell>
          <table:table-cell table:number-columns-repeated="16373"/>
        </table:table-row>
        <table:table-row table:style-name="ro2">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01/09/2021 a 30/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3/04/2021 a 22/07/2021</text:p>
          </table:table-cell>
          <table:table-cell office:value-type="string" table:style-name="ce6">
            <text:p>SIM</text:p>
          </table:table-cell>
          <table:table-cell office:value-type="string" table:style-name="ce6">
            <text:p>02/07/2021</text:p>
          </table:table-cell>
          <table:table-cell office:value-type="string" table:style-name="ce8">
            <text:p>NICOMEDES INALADORES LTDA ME</text:p>
          </table:table-cell>
          <table:table-cell office:value-type="string" table:style-name="ce6">
            <text:p>07.926.516/0001-00</text:p>
          </table:table-cell>
          <table:table-cell office:value-type="string" table:style-name="ce9">
            <text:p>COMPRA DE MATERIAL NECESSÁRIO NÃO CONSTANTE EM ALMOXARIFADO DA PR/ES</text:p>
          </table:table-cell>
          <table:table-cell office:value-type="string" table:style-name="ce6">
            <text:p>R$ <text:s text:c="3"/>198,0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3/04/2021 a 22/07/2021</text:p>
          </table:table-cell>
          <table:table-cell office:value-type="string" table:style-name="ce6">
            <text:p>SIM</text:p>
          </table:table-cell>
          <table:table-cell office:value-type="string" table:style-name="ce6">
            <text:p>24/06/2021</text:p>
          </table:table-cell>
          <table:table-cell office:value-type="string" table:style-name="ce8">
            <text:p>JOAO VIRGILIO FREITAS FEJOLI (ILHA TOLDOS)</text:p>
          </table:table-cell>
          <table:table-cell office:value-type="string" table:style-name="ce6">
            <text:p>27.488.293/0001-54</text:p>
          </table:table-cell>
          <table:table-cell office:value-type="string" table:style-name="ce9">
            <text:p>COMPRA DE MATERIAL NECESSÁRIO NÃO CONSTANTE EM ALMOXARIFADO DA PR/ES</text:p>
          </table:table-cell>
          <table:table-cell office:value-type="string" table:style-name="ce6">
            <text:p>R$ <text:s text:c="3"/>790,0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3/04/2021 a 22/07/2021</text:p>
          </table:table-cell>
          <table:table-cell office:value-type="string" table:style-name="ce6">
            <text:p>SIM</text:p>
          </table:table-cell>
          <table:table-cell office:value-type="string" table:style-name="ce6">
            <text:p>25/06/2021</text:p>
          </table:table-cell>
          <table:table-cell office:value-type="string" table:style-name="ce10">
            <text:p>CARIMBOS ESTRELA LTDA</text:p>
          </table:table-cell>
          <table:table-cell office:value-type="string" table:style-name="ce7">
            <text:p>27.350.057/0001-77</text:p>
          </table:table-cell>
          <table:table-cell office:value-type="string" table:style-name="ce11">
            <text:p>COMPRA DE MATERIAL NÃO CONSTANTE EM CONTRATO OU EM ALMOXARIFADO DA PR/ES</text:p>
          </table:table-cell>
          <table:table-cell office:value-type="string" table:style-name="ce6">
            <text:p>R$ <text:s text:c="4"/>30,0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3/04/2021 a 22/07/2021</text:p>
          </table:table-cell>
          <table:table-cell office:value-type="string" table:style-name="ce6">
            <text:p>SIM</text:p>
          </table:table-cell>
          <table:table-cell office:value-type="string" table:style-name="ce6">
            <text:p>25/06/2021</text:p>
          </table:table-cell>
          <table:table-cell office:value-type="string" table:style-name="ce10">
            <text:p>ELETRÔNICA GJ LTDA EPP</text:p>
          </table:table-cell>
          <table:table-cell office:value-type="string" table:style-name="ce7">
            <text:p>31.772.247/0001-50</text:p>
          </table:table-cell>
          <table:table-cell office:value-type="string" table:style-name="ce11">
            <text:p>COMPRA DE MATERIAL NÃO CONSTANTE EM ALMOXARIFADO DA PR/ES</text:p>
          </table:table-cell>
          <table:table-cell office:value-type="string" table:style-name="ce6">
            <text:p>R$ <text:s text:c="4"/>15,0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3/04/2021 a 22/07/2021</text:p>
          </table:table-cell>
          <table:table-cell office:value-type="string" table:style-name="ce6">
            <text:p>SIM</text:p>
          </table:table-cell>
          <table:table-cell office:value-type="string" table:style-name="ce6">
            <text:p>29/04/2021</text:p>
          </table:table-cell>
          <table:table-cell office:value-type="string" table:style-name="ce10">
            <text:p>CASA RARA COMERCIAL LTDA EPP</text:p>
          </table:table-cell>
          <table:table-cell office:value-type="string" table:style-name="ce13">
            <text:p>08.838.255/0001-30</text:p>
          </table:table-cell>
          <table:table-cell office:value-type="string" table:style-name="ce11">
            <text:p>COMPRA DE BATERIA PARA CONTROLE VEÍCULAR NÃO CONSTANTE NO ALMOXARIFADO DA UNIDADE</text:p>
          </table:table-cell>
          <table:table-cell office:value-type="string" table:style-name="ce6">
            <text:p>R$ <text:s text:c="5"/>9,6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3/04/2021 a 22/07/2021</text:p>
          </table:table-cell>
          <table:table-cell office:value-type="string" table:style-name="ce6">
            <text:p>SIM</text:p>
          </table:table-cell>
          <table:table-cell office:value-type="string" table:style-name="ce6">
            <text:p>31/05/2021</text:p>
          </table:table-cell>
          <table:table-cell office:value-type="string" table:style-name="ce8">
            <text:p>CHRYSTIAN GOLDNER CRIVELLAR (MÃOS À OBRA - BOMBAS E CIA)</text:p>
          </table:table-cell>
          <table:table-cell office:value-type="string" table:style-name="ce6">
            <text:p>18.859.247/0001-23</text:p>
          </table:table-cell>
          <table:table-cell office:value-type="string" table:style-name="ce9">
            <text:p>ATENDIMENTO EMERGÊNCIAL PARA REPARO DE BOMBA DE RECALQUE NA SEDE DA PR/ES</text:p>
          </table:table-cell>
          <table:table-cell office:value-type="string" table:style-name="ce6">
            <text:p>R$ <text:s text:c="3"/>280,00</text:p>
          </table:table-cell>
          <table:table-cell table:number-columns-repeated="16373"/>
        </table:table-row>
        <table:table-row table:style-name="ro4">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04/03/2021</text:p>
          </table:table-cell>
          <table:table-cell office:value-type="string" table:style-name="ce8">
            <text:p>FLEXIMETAL BRASIL INDUSTRIA E COMERCIO LTDA ME</text:p>
          </table:table-cell>
          <table:table-cell office:value-type="string" table:style-name="ce6">
            <text:p>21.896.122/0001-88</text:p>
          </table:table-cell>
          <table:table-cell office:value-type="string" table:style-name="ce9">
            <text:p>NECESSIDADE URGENTE DE REALIZAR A TROCA DA FIAÇÃO ELÊTRICA DA BOMBA D'GUA DA SEDE DA PR/ES, QUE ESTAVA SEM ÁGUA NO PRÉDIO INTEIRO</text:p>
          </table:table-cell>
          <table:table-cell office:value-type="string" table:style-name="ce6">
            <text:p>R$ <text:s text:c="3"/>565,50</text:p>
          </table:table-cell>
          <table:table-cell table:number-columns-repeated="16373"/>
        </table:table-row>
        <table:table-row table:style-name="ro4">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05/02/2021</text:p>
          </table:table-cell>
          <table:table-cell office:value-type="string" table:style-name="ce8">
            <text:p>CAPIXABA COMERCIO DE GAS EIRELI (MARUÍPE GÁS)</text:p>
          </table:table-cell>
          <table:table-cell office:value-type="string" table:style-name="ce6">
            <text:p>33.568.904/0001-77</text:p>
          </table:table-cell>
          <table:table-cell office:value-type="string" table:style-name="ce9">
            <text:p>NECESSIDADE DE COMPRAR BOTIJÕES DE GÁS PARA UTILIZAÇÃO PELA SESOT (SEGURANÇAS), NÃO CONSTANTES NO ALMOXARIFADO DA UNIDADE</text:p>
          </table:table-cell>
          <table:table-cell office:value-type="string" table:style-name="ce6">
            <text:p>R$ <text:s text:c="3"/>170,00</text:p>
          </table:table-cell>
          <table:table-cell table:number-columns-repeated="16373"/>
        </table:table-row>
        <table:table-row table:style-name="ro4">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05/02/2021</text:p>
          </table:table-cell>
          <table:table-cell office:value-type="string" table:style-name="ce10">
            <text:p>CASA RARA COMERCIAL LTDA EPP</text:p>
          </table:table-cell>
          <table:table-cell office:value-type="string" table:style-name="ce7">
            <text:p>08.838.255/0001-30</text:p>
          </table:table-cell>
          <table:table-cell office:value-type="string" table:style-name="ce11">
            <text:p>SOLICITAÇÃO DE MATERIAL PARA ADAPTAR TOMADA DOS COMPUTADORES QUE MOSTRAM AS CÂMERAS DE SEGURANÇA, SOLICITADO PELA CTIC E NÃO CONSTANTE EM ALMOXARIFADO</text:p>
          </table:table-cell>
          <table:table-cell office:value-type="string" table:style-name="ce6">
            <text:p>R$ <text:s text:c="4"/>21,0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09/02/2021</text:p>
          </table:table-cell>
          <table:table-cell office:value-type="string" table:style-name="ce10">
            <text:p>CASA RARA COMERCIAL LTDA EPP</text:p>
          </table:table-cell>
          <table:table-cell office:value-type="string" table:style-name="ce7">
            <text:p>08.838.255/0001-30</text:p>
          </table:table-cell>
          <table:table-cell office:value-type="string" table:style-name="ce11">
            <text:p>NECESSIDADE DE COMPRA DE MATERIAL PARA MANUTENÇÃO DA SEDE DA PR/ES, NÃO CONSTANTES EM ALMOXARIFADO</text:p>
          </table:table-cell>
          <table:table-cell office:value-type="string" table:style-name="ce6">
            <text:p>R$ <text:s text:c="3"/>306,9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18/02/2021</text:p>
          </table:table-cell>
          <table:table-cell office:value-type="string" table:style-name="ce10">
            <text:p>YAN FABRÍCIO VIEIRA DA SILVA CALISTO (PERFIL PERSIANAS)</text:p>
          </table:table-cell>
          <table:table-cell office:value-type="string" table:style-name="ce7">
            <text:p>39.972.721/0001-07</text:p>
          </table:table-cell>
          <table:table-cell office:value-type="string" table:style-name="ce11">
            <text:p>SERVIÇO URGENTE DE CONSERTO DA PORTA AUXILIAR DA SEDE DA PR/ES QUE ENCONTRAVA-SE IMPOSSIBILITADA DE ABRIR</text:p>
          </table:table-cell>
          <table:table-cell office:value-type="string" table:style-name="ce6">
            <text:p>R$ <text:s text:c="3"/>55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8">
            <text:p>SUPER MAXI SARAIVA</text:p>
          </table:table-cell>
          <table:table-cell office:value-type="string" table:style-name="ce6">
            <text:p>09.442.132/0008-14</text:p>
          </table:table-cell>
          <table:table-cell office:value-type="string" table:style-name="ce9">
            <text:p>COMPRA DE DIVERSAS DÚZIAS DE OVOS PARA AMOSTRAS/ANÁLISE DE ANTIPARASITÁRIOS</text:p>
          </table:table-cell>
          <table:table-cell office:value-type="string" table:style-name="ce6">
            <text:p>R$ <text:s text:c="4"/>38,95</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8">
            <text:p>SUPER MAXI UMUARAMA</text:p>
          </table:table-cell>
          <table:table-cell office:value-type="string" table:style-name="ce6">
            <text:p>09.442.132/0021-91</text:p>
          </table:table-cell>
          <table:table-cell office:value-type="string" table:style-name="ce9">
            <text:p>COMPRA DE DIVERSAS DÚZIAS DE OVOS PARA AMOSTRAS/ANÁLISE DE ANTIPARASITÁRIOS</text:p>
          </table:table-cell>
          <table:table-cell office:value-type="string" table:style-name="ce6">
            <text:p>R$ <text:s text:c="4"/>39,95</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8">
            <text:p>SUPERMERCADO BRETAS BAIRRO BRASIL</text:p>
          </table:table-cell>
          <table:table-cell office:value-type="string" table:style-name="ce6">
            <text:p>39.346.861/0299-09</text:p>
          </table:table-cell>
          <table:table-cell office:value-type="string" table:style-name="ce9">
            <text:p>COMPRA DE DIVERSAS DÚZIAS DE OVOS PARA AMOSTRAS/ANÁLISE DE ANTIPARASITÁRIOS</text:p>
          </table:table-cell>
          <table:table-cell office:value-type="string" table:style-name="ce6">
            <text:p>R$ <text:s text:c="4"/>13,44</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8">
            <text:p>SUPERMERCADO BRETAS BAIRRO CUSTODIO</text:p>
          </table:table-cell>
          <table:table-cell office:value-type="string" table:style-name="ce6">
            <text:p>39.346.861/0300-79</text:p>
          </table:table-cell>
          <table:table-cell office:value-type="string" table:style-name="ce9">
            <text:p>COMPRA DE DIVERSAS DÚZIAS DE OVOS PARA AMOSTRAS/ANÁLISE DE ANTIPARASITÁRIOS</text:p>
          </table:table-cell>
          <table:table-cell office:value-type="string" table:style-name="ce6">
            <text:p>R$ <text:s text:c="4"/>31,57</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12/08/2021 a 10/09/2021</text:p>
          </table:table-cell>
          <table:table-cell office:value-type="string" table:style-name="ce6">
            <text:p>SIM</text:p>
          </table:table-cell>
          <table:table-cell office:value-type="string" table:style-name="ce6">
            <text:p>12/08/2021</text:p>
          </table:table-cell>
          <table:table-cell office:value-type="string" table:style-name="ce8">
            <text:p>DISTRIBUIDORA TRIÂNGULO LTDA. - MATRIZ</text:p>
          </table:table-cell>
          <table:table-cell office:value-type="string" table:style-name="ce6">
            <text:p>17.498.163/0001-49</text:p>
          </table:table-cell>
          <table:table-cell office:value-type="string" table:style-name="ce9">
            <text:p>COMPRA DE ÁLCOOL EM GEL E LÍQUIDO PARA O RETORNO GRADUAL DO TRABALHO PRESENCIAL NA PRMG.</text:p>
          </table:table-cell>
          <table:table-cell office:value-type="string" table:style-name="ce6">
            <text:p>R$ <text:s text:c="3"/>35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12/08/2021 a 10/09/2021</text:p>
          </table:table-cell>
          <table:table-cell office:value-type="string" table:style-name="ce6">
            <text:p>SIM</text:p>
          </table:table-cell>
          <table:table-cell office:value-type="string" table:style-name="ce6">
            <text:p>12/08/2021</text:p>
          </table:table-cell>
          <table:table-cell office:value-type="string" table:style-name="ce8">
            <text:p>KALUNGA COM. E IND. GRÁFICA LTDA.</text:p>
          </table:table-cell>
          <table:table-cell office:value-type="string" table:style-name="ce6">
            <text:p>43.283.811/0034-18</text:p>
          </table:table-cell>
          <table:table-cell office:value-type="string" table:style-name="ce9">
            <text:p>PARA ARQUIVAMENTO DE DOCUMENTOS.</text:p>
          </table:table-cell>
          <table:table-cell office:value-type="string" table:style-name="ce6">
            <text:p>R$ <text:s text:c="3"/>108,8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20/05/2021 a 19/06/2021</text:p>
          </table:table-cell>
          <table:table-cell office:value-type="string" table:style-name="ce6">
            <text:p>SIM</text:p>
          </table:table-cell>
          <table:table-cell office:value-type="string" table:style-name="ce6">
            <text:p>25/05/2021</text:p>
          </table:table-cell>
          <table:table-cell office:value-type="string" table:style-name="ce8">
            <text:p>CCR AUTO PEÇAS LTDA.</text:p>
          </table:table-cell>
          <table:table-cell office:value-type="string" table:style-name="ce6">
            <text:p>64.234.073/0001-20</text:p>
          </table:table-cell>
          <table:table-cell office:value-type="string" table:style-name="ce9">
            <text:p>CÓPIA DE CHAVE PARA DR. ÂNGELO.</text:p>
            <text:p>CONTROLE REMOTO PARA PORTÃO ELETRÔNICO DA SEDE DA PRMG.</text:p>
          </table:table-cell>
          <table:table-cell office:value-type="string" table:style-name="ce6">
            <text:p>R$ <text:s text:c="4"/>52,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20/05/2021 a 19/06/2021</text:p>
          </table:table-cell>
          <table:table-cell office:value-type="string" table:style-name="ce6">
            <text:p>SIM</text:p>
          </table:table-cell>
          <table:table-cell office:value-type="string" table:style-name="ce6">
            <text:p>25/05/2021</text:p>
          </table:table-cell>
          <table:table-cell office:value-type="string" table:style-name="ce8">
            <text:p>OTHON DE CARVALHO</text:p>
          </table:table-cell>
          <table:table-cell office:value-type="string" table:style-name="ce6">
            <text:p>17.185.679/0001-33</text:p>
          </table:table-cell>
          <table:table-cell office:value-type="string" table:style-name="ce9">
            <text:p>MATERIAL PARA O DETECTOR DE METAIS DA SEDE DA PRMG.</text:p>
          </table:table-cell>
          <table:table-cell office:value-type="string" table:style-name="ce6">
            <text:p>R$ <text:s text:c="3"/>165,25</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25/02/2021 a 23/04/2021</text:p>
          </table:table-cell>
          <table:table-cell office:value-type="string" table:style-name="ce6">
            <text:p>SIM</text:p>
          </table:table-cell>
          <table:table-cell office:value-type="string" table:style-name="ce6">
            <text:p>12/03/2021</text:p>
          </table:table-cell>
          <table:table-cell office:value-type="string" table:style-name="ce8">
            <text:p>ROCHA MARIANO LTDA.</text:p>
          </table:table-cell>
          <table:table-cell office:value-type="string" table:style-name="ce6">
            <text:p>01.911.117/0001-90</text:p>
          </table:table-cell>
          <table:table-cell office:value-type="string" table:style-name="ce9">
            <text:p>READESIVAÇÃO DE PLACAS DA PRMG.</text:p>
          </table:table-cell>
          <table:table-cell office:value-type="string" table:style-name="ce6">
            <text:p>R$ <text:s text:c="3"/>18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30/09/2021 a 30/10/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NGELO FERREIRA DA ROCHA JUNIOR</text:p>
          </table:table-cell>
          <table:table-cell office:value-type="string" table:style-name="ce6">
            <text:p>086.369.806-90</text:p>
          </table:table-cell>
          <table:table-cell office:value-type="string" table:style-name="ce6">
            <text:p>15/07/2021 a 14/08/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5">
          <table:table-cell office:value-type="string" table:style-name="ce6">
            <text:p>PR-MG</text:p>
          </table:table-cell>
          <table:table-cell office:value-type="float" office:value="2021" table:style-name="ce6">
            <text:p>2021</text:p>
          </table:table-cell>
          <table:table-cell office:value-type="string" table:style-name="ce7">
            <text:p>ANGELO FERREIRA DA ROCHA JUNIOR</text:p>
          </table:table-cell>
          <table:table-cell office:value-type="string" table:style-name="ce6">
            <text:p>086.369.806-90</text:p>
          </table:table-cell>
          <table:table-cell office:value-type="string" table:style-name="ce6">
            <text:p>21/01/2021 a 20/02/2021</text:p>
          </table:table-cell>
          <table:table-cell office:value-type="string" table:style-name="ce6">
            <text:p>SIM</text:p>
          </table:table-cell>
          <table:table-cell office:value-type="string" table:style-name="ce6">
            <text:p>01/02/2021</text:p>
          </table:table-cell>
          <table:table-cell office:value-type="string" table:style-name="ce8">
            <text:p>CASA E JARDIM SEGURANÇA LTDA - ME</text:p>
          </table:table-cell>
          <table:table-cell office:value-type="string" table:style-name="ce6">
            <text:p>11.058.136/0001-79</text:p>
          </table:table-cell>
          <table:table-cell office:value-type="string" table:style-name="ce9">
            <text:p>Ao acionar o controle para abertura de um portão o outro abre simultaneamente.</text:p>
            <text:p>Será necessário reset da placa e nova codificação de controles, bem como regular os portões.</text:p>
          </table:table-cell>
          <table:table-cell office:value-type="string" table:style-name="ce6">
            <text:p>R$ <text:s text:c="3"/>12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NGELO FERREIRA DA ROCHA JUNIOR</text:p>
          </table:table-cell>
          <table:table-cell office:value-type="string" table:style-name="ce6">
            <text:p>086.369.806-90</text:p>
          </table:table-cell>
          <table:table-cell office:value-type="string" table:style-name="ce6">
            <text:p>21/05/2021 a 20/06/2021</text:p>
          </table:table-cell>
          <table:table-cell office:value-type="string" table:style-name="ce6">
            <text:p>SIM</text:p>
          </table:table-cell>
          <table:table-cell office:value-type="string" table:style-name="ce6">
            <text:p>31/05/2021</text:p>
          </table:table-cell>
          <table:table-cell office:value-type="string" table:style-name="ce8">
            <text:p>CASA E JARDIM SEGURANÇA LTDA - ME</text:p>
          </table:table-cell>
          <table:table-cell office:value-type="string" table:style-name="ce6">
            <text:p>11.058.136/0001-79</text:p>
          </table:table-cell>
          <table:table-cell office:value-type="string" table:style-name="ce9">
            <text:p>OMPRA DE CONTROLES PARA OS PORTÕES ELETRÔNICOS DA PRM MONTES CLAROS CLAROS.</text:p>
          </table:table-cell>
          <table:table-cell office:value-type="string" table:style-name="ce6">
            <text:p>R$ <text:s text:c="3"/>11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NGELO FERREIRA DA ROCHA JUNIOR</text:p>
          </table:table-cell>
          <table:table-cell office:value-type="string" table:style-name="ce6">
            <text:p>086.369.806-90</text:p>
          </table:table-cell>
          <table:table-cell office:value-type="string" table:style-name="ce6">
            <text:p>30/09/2021 a 30/10/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RLEM MARQUES DA SILVA</text:p>
          </table:table-cell>
          <table:table-cell office:value-type="string" table:style-name="ce6">
            <text:p>030.293.186-48</text:p>
          </table:table-cell>
          <table:table-cell office:value-type="string" table:style-name="ce6">
            <text:p>09/09/2021 a 09/10/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ARLEM MARQUES DA SILVA</text:p>
          </table:table-cell>
          <table:table-cell office:value-type="string" table:style-name="ce6">
            <text:p>030.293.186-48</text:p>
          </table:table-cell>
          <table:table-cell office:value-type="string" table:style-name="ce6">
            <text:p>22/02/2021 a 21/04/2021</text:p>
          </table:table-cell>
          <table:table-cell office:value-type="string" table:style-name="ce6">
            <text:p>SIM</text:p>
          </table:table-cell>
          <table:table-cell office:value-type="string" table:style-name="ce6">
            <text:p>26/02/2021</text:p>
          </table:table-cell>
          <table:table-cell office:value-type="string" table:style-name="ce8">
            <text:p>T.B.M. SATHLER</text:p>
          </table:table-cell>
          <table:table-cell office:value-type="string" table:style-name="ce6">
            <text:p>03.276.311/0001-76</text:p>
          </table:table-cell>
          <table:table-cell office:value-type="string" table:style-name="ce9">
            <text:p>MANUTENÇÃO DO PORTÃO ELETRÔNICO DA GARAGEM: CAPA DE PVC QUE PROTEGE O MOTOR E TROCA DE 02 CONTROLES DO PORTÃO ELETRÔNICO</text:p>
          </table:table-cell>
          <table:table-cell office:value-type="string" table:style-name="ce6">
            <text:p>R$ <text:s text:c="3"/>196,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01/03/2021 a 31/03/2021</text:p>
          </table:table-cell>
          <table:table-cell office:value-type="string" table:style-name="ce6">
            <text:p>SIM</text:p>
          </table:table-cell>
          <table:table-cell office:value-type="string" table:style-name="ce6">
            <text:p>03/03/2021</text:p>
          </table:table-cell>
          <table:table-cell office:value-type="string" table:style-name="ce8">
            <text:p>RICOFER COMÉRCIO VAREJISTA LTDA.</text:p>
          </table:table-cell>
          <table:table-cell office:value-type="string" table:style-name="ce6">
            <text:p>02.592.452/0001-35</text:p>
          </table:table-cell>
          <table:table-cell office:value-type="string" table:style-name="ce9">
            <text:p>MANUTEÇÃO BENS IMÓVEIS</text:p>
          </table:table-cell>
          <table:table-cell office:value-type="string" table:style-name="ce6">
            <text:p>R$ <text:s text:c="3"/>204,8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01/03/2021 a 31/03/2021</text:p>
          </table:table-cell>
          <table:table-cell office:value-type="string" table:style-name="ce6">
            <text:p>SIM</text:p>
          </table:table-cell>
          <table:table-cell office:value-type="string" table:style-name="ce6">
            <text:p>03/03/2021</text:p>
          </table:table-cell>
          <table:table-cell office:value-type="string" table:style-name="ce10">
            <text:p>SUCAL <text:s/>FERRO E AÇO LTDA</text:p>
          </table:table-cell>
          <table:table-cell office:value-type="string" table:style-name="ce7">
            <text:p>25.707.423/0001-77</text:p>
          </table:table-cell>
          <table:table-cell office:value-type="string" table:style-name="ce11">
            <text:p>MANUTENÇÃO BENS IMÓVEIS</text:p>
          </table:table-cell>
          <table:table-cell office:value-type="string" table:style-name="ce6">
            <text:p>R$ <text:s text:c="4"/>33,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01/03/2021 a 31/03/2021</text:p>
          </table:table-cell>
          <table:table-cell office:value-type="string" table:style-name="ce6">
            <text:p>SIM</text:p>
          </table:table-cell>
          <table:table-cell office:value-type="string" table:style-name="ce6">
            <text:p>11/03/2021</text:p>
          </table:table-cell>
          <table:table-cell office:value-type="string" table:style-name="ce10">
            <text:p>CCR AUTO PEÇAS LTDA.</text:p>
          </table:table-cell>
          <table:table-cell office:value-type="string" table:style-name="ce7">
            <text:p>64.234.073/0001-20</text:p>
          </table:table-cell>
          <table:table-cell office:value-type="string" table:style-name="ce11">
            <text:p>ABERTURA PORTA DE GABINETE</text:p>
          </table:table-cell>
          <table:table-cell office:value-type="string" table:style-name="ce6">
            <text:p>R$ <text:s text:c="5"/>6,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02/08/2021 a 01/09/2021</text:p>
          </table:table-cell>
          <table:table-cell office:value-type="string" table:style-name="ce6">
            <text:p>SIM</text:p>
          </table:table-cell>
          <table:table-cell office:value-type="string" table:style-name="ce6">
            <text:p>03/08/2021</text:p>
          </table:table-cell>
          <table:table-cell office:value-type="string" table:style-name="ce10">
            <text:p>PONTO DO ELETRICISTA LTDA</text:p>
          </table:table-cell>
          <table:table-cell office:value-type="string" table:style-name="ce7">
            <text:p>17.192.774/0005-98</text:p>
          </table:table-cell>
          <table:table-cell office:value-type="string" table:style-name="ce11">
            <text:p>PARA ATENDER DEMANDA DA PRMG</text:p>
          </table:table-cell>
          <table:table-cell office:value-type="string" table:style-name="ce6">
            <text:p>R$ <text:s text:c="3"/>165,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17/09/2021 a 17/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24/08/2021 a 23/09/2021</text:p>
          </table:table-cell>
          <table:table-cell office:value-type="string" table:style-name="ce6">
            <text:p>SIM</text:p>
          </table:table-cell>
          <table:table-cell office:value-type="string" table:style-name="ce6">
            <text:p>25/08/2021</text:p>
          </table:table-cell>
          <table:table-cell office:value-type="string" table:style-name="ce10">
            <text:p>COPIADORA CONCEITO</text:p>
          </table:table-cell>
          <table:table-cell office:value-type="string" table:style-name="ce7">
            <text:p>32.332.656/0001-06</text:p>
          </table:table-cell>
          <table:table-cell office:value-type="string" table:style-name="ce11">
            <text:p>ATENDER DEMANDA DO DEPARTAMENTO DE ENGENHARIA</text:p>
          </table:table-cell>
          <table:table-cell office:value-type="string" table:style-name="ce6">
            <text:p>R$ <text:s text:c="4"/>19,16</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25/06/2021 a 25/07/2021</text:p>
          </table:table-cell>
          <table:table-cell office:value-type="string" table:style-name="ce6">
            <text:p>SIM</text:p>
          </table:table-cell>
          <table:table-cell office:value-type="string" table:style-name="ce6">
            <text:p>01/07/2021</text:p>
          </table:table-cell>
          <table:table-cell office:value-type="string" table:style-name="ce10">
            <text:p>CCR AUTO PEÇAS LTDA.</text:p>
          </table:table-cell>
          <table:table-cell office:value-type="string" table:style-name="ce7">
            <text:p>64.234.073/0001-20</text:p>
          </table:table-cell>
          <table:table-cell office:value-type="string" table:style-name="ce11">
            <text:p>MATERIAL DE SEGURANÇA PRA PRMG</text:p>
          </table:table-cell>
          <table:table-cell office:value-type="string" table:style-name="ce6">
            <text:p>R$ <text:s text:c="4"/>94,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25/06/2021 a 25/07/2021</text:p>
          </table:table-cell>
          <table:table-cell office:value-type="string" table:style-name="ce6">
            <text:p>SIM</text:p>
          </table:table-cell>
          <table:table-cell office:value-type="string" table:style-name="ce6">
            <text:p>01/07/2021</text:p>
          </table:table-cell>
          <table:table-cell office:value-type="string" table:style-name="ce10">
            <text:p>LEROY MERLIN</text:p>
          </table:table-cell>
          <table:table-cell office:value-type="string" table:style-name="ce7">
            <text:p>01.438.784/0040-03</text:p>
          </table:table-cell>
          <table:table-cell office:value-type="string" table:style-name="ce11">
            <text:p>IDENTIFICAÇÃO DAS CHAVES NA PRMG</text:p>
          </table:table-cell>
          <table:table-cell office:value-type="string" table:style-name="ce6">
            <text:p>R$ <text:s text:c="3"/>339,00</text:p>
          </table:table-cell>
          <table:table-cell table:number-columns-repeated="16373"/>
        </table:table-row>
        <table:table-row table:style-name="ro5">
          <table:table-cell office:value-type="string" table:style-name="ce6">
            <text:p>PR-MG</text:p>
          </table:table-cell>
          <table:table-cell office:value-type="float" office:value="2021" table:style-name="ce6">
            <text:p>2021</text:p>
          </table:table-cell>
          <table:table-cell office:value-type="string" table:style-name="ce7">
            <text:p>FABIO EDUARDO PINTO COELHO</text:p>
          </table:table-cell>
          <table:table-cell office:value-type="string" table:style-name="ce6">
            <text:p>032.458.926-32</text:p>
          </table:table-cell>
          <table:table-cell office:value-type="string" table:style-name="ce6">
            <text:p>19/08/2021 a 17/09/2021</text:p>
          </table:table-cell>
          <table:table-cell office:value-type="string" table:style-name="ce6">
            <text:p>SIM</text:p>
          </table:table-cell>
          <table:table-cell office:value-type="string" table:style-name="ce6">
            <text:p>24/08/2021</text:p>
          </table:table-cell>
          <table:table-cell office:value-type="string" table:style-name="ce10">
            <text:p>SUPERMERCADO COELHO DINIZ EIRELI (UNIDADE CENTRO MANHUAÇU)</text:p>
          </table:table-cell>
          <table:table-cell office:value-type="string" table:style-name="ce7">
            <text:p>41.930.199/0004-87</text:p>
          </table:table-cell>
          <table:table-cell office:value-type="string" table:style-name="ce11">
            <text:p>AQUISIÇÃO DE ÁLCOOL EM GEL 70% PARA REPOSIÇÃO NA UNIDADE E AÇÚCAR CRISTAL, CONSIDERANDO QUE ESSE ITEM NÃO FOI ADQUIRIDO PELA PRMG EM RAZÃO DA SITUAÇÃO DE TELETRABALHO DOS SERVIDORES.</text:p>
          </table:table-cell>
          <table:table-cell office:value-type="string" table:style-name="ce6">
            <text:p>R$ <text:s text:c="4"/>89,62</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FABIO EDUARDO PINTO COELHO</text:p>
          </table:table-cell>
          <table:table-cell office:value-type="string" table:style-name="ce6">
            <text:p>032.458.926-32</text:p>
          </table:table-cell>
          <table:table-cell office:value-type="string" table:style-name="ce6">
            <text:p>19/08/2021 a 17/09/2021</text:p>
          </table:table-cell>
          <table:table-cell office:value-type="string" table:style-name="ce6">
            <text:p>SIM</text:p>
          </table:table-cell>
          <table:table-cell office:value-type="string" table:style-name="ce6">
            <text:p>31/08/2021</text:p>
          </table:table-cell>
          <table:table-cell office:value-type="string" table:style-name="ce10">
            <text:p>SUPERMERCADO COELHO DINIZ EIRELI (UNIDADE CENTRO MANHUAÇU)</text:p>
          </table:table-cell>
          <table:table-cell office:value-type="string" table:style-name="ce7">
            <text:p>41.930.199/0004-87</text:p>
          </table:table-cell>
          <table:table-cell office:value-type="string" table:style-name="ce11">
            <text:p>AQUISIÇÃO DE ÁLCOOL EM GEL 70% PARA REPOSIÇÃO NA UNIDADE.</text:p>
          </table:table-cell>
          <table:table-cell office:value-type="string" table:style-name="ce6">
            <text:p>R$ <text:s text:c="4"/>59,88</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01/03/2021 a 31/03/2021</text:p>
          </table:table-cell>
          <table:table-cell office:value-type="string" table:style-name="ce6">
            <text:p>SIM</text:p>
          </table:table-cell>
          <table:table-cell office:value-type="string" table:style-name="ce6">
            <text:p>13/04/2021</text:p>
          </table:table-cell>
          <table:table-cell office:value-type="string" table:style-name="ce10">
            <text:p>AUTO POSTO MONTREAL LTDA</text:p>
          </table:table-cell>
          <table:table-cell office:value-type="string" table:style-name="ce7">
            <text:p>12.518.217/0001-77</text:p>
          </table:table-cell>
          <table:table-cell office:value-type="string" table:style-name="ce11">
            <text:p>COMPRA DE OLEO DIESEL PARA REABASTECER O GERADOR DE ENERGIA DA SEDE DA PRM-UBERLANDIA</text:p>
          </table:table-cell>
          <table:table-cell office:value-type="string" table:style-name="ce6">
            <text:p>R$ <text:s text:c="3"/>25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01/03/2021 a 31/03/2021</text:p>
          </table:table-cell>
          <table:table-cell office:value-type="string" table:style-name="ce6">
            <text:p>SIM</text:p>
          </table:table-cell>
          <table:table-cell office:value-type="string" table:style-name="ce6">
            <text:p>13/04/2021</text:p>
          </table:table-cell>
          <table:table-cell office:value-type="string" table:style-name="ce10">
            <text:p>AUTO POSTO MONTREAL LTDA</text:p>
          </table:table-cell>
          <table:table-cell office:value-type="string" table:style-name="ce7">
            <text:p>12.518.217/0001-77</text:p>
          </table:table-cell>
          <table:table-cell office:value-type="string" table:style-name="ce11">
            <text:p>COMPRA DE OLEO DIESEM PARA REABASTECER O GERADOR DE ENERGIA DA SEDE DA PRM-UBERLANDIA</text:p>
          </table:table-cell>
          <table:table-cell office:value-type="string" table:style-name="ce6">
            <text:p>R$ <text:s text:c="3"/>25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07/07/2021 a 06/08/2021</text:p>
          </table:table-cell>
          <table:table-cell office:value-type="string" table:style-name="ce6">
            <text:p>SIM</text:p>
          </table:table-cell>
          <table:table-cell office:value-type="string" table:style-name="ce6">
            <text:p>09/07/2021</text:p>
          </table:table-cell>
          <table:table-cell office:value-type="string" table:style-name="ce10">
            <text:p>CENTRO ELETRÔNICO DE UBERLÂNDIA</text:p>
          </table:table-cell>
          <table:table-cell office:value-type="string" table:style-name="ce7">
            <text:p>86.670.353/0001-14</text:p>
          </table:table-cell>
          <table:table-cell office:value-type="string" table:style-name="ce11">
            <text:p>PAGAMENTO DE DESPESAS DE PEQUENO VULTO COM AQUISIÇÃO DE MATERIAL DE CONSUMO</text:p>
          </table:table-cell>
          <table:table-cell office:value-type="string" table:style-name="ce6">
            <text:p>R$ <text:s text:c="3"/>146,18</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2/08/2021 a 10/09/2021</text:p>
          </table:table-cell>
          <table:table-cell office:value-type="string" table:style-name="ce6">
            <text:p>SIM</text:p>
          </table:table-cell>
          <table:table-cell office:value-type="string" table:style-name="ce6">
            <text:p>20/08/2021</text:p>
          </table:table-cell>
          <table:table-cell office:value-type="string" table:style-name="ce10">
            <text:p>START SHOP TIBERY II LTDA</text:p>
          </table:table-cell>
          <table:table-cell office:value-type="string" table:style-name="ce7">
            <text:p>17.229.547/0001-66</text:p>
          </table:table-cell>
          <table:table-cell office:value-type="string" table:style-name="ce11">
            <text:p>PARA ATENDER DEMANDA DE PEQUENO VULTO</text:p>
          </table:table-cell>
          <table:table-cell office:value-type="string" table:style-name="ce6">
            <text:p>R$ <text:s text:c="3"/>25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4/06/2021 a 13/07/2021</text:p>
          </table:table-cell>
          <table:table-cell office:value-type="string" table:style-name="ce6">
            <text:p>SIM</text:p>
          </table:table-cell>
          <table:table-cell office:value-type="string" table:style-name="ce6">
            <text:p>18/06/2021</text:p>
          </table:table-cell>
          <table:table-cell office:value-type="string" table:style-name="ce10">
            <text:p>IRMAOS KEHDI COM. E IMP. LTDA</text:p>
          </table:table-cell>
          <table:table-cell office:value-type="string" table:style-name="ce7">
            <text:p>25.628.819/0001-29</text:p>
          </table:table-cell>
          <table:table-cell office:value-type="string" table:style-name="ce11">
            <text:p>PARA ATENDER DESPESAS DE PEQUENO VULTO.</text:p>
          </table:table-cell>
          <table:table-cell office:value-type="string" table:style-name="ce6">
            <text:p>R$ <text:s text:c="4"/>87,97</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7/09/2021 a 17/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28/06/2021 a 28/07/2021</text:p>
          </table:table-cell>
          <table:table-cell office:value-type="string" table:style-name="ce6">
            <text:p>SIM</text:p>
          </table:table-cell>
          <table:table-cell office:value-type="string" table:style-name="ce6">
            <text:p>01/07/2021</text:p>
          </table:table-cell>
          <table:table-cell office:value-type="string" table:style-name="ce10">
            <text:p>CRISTIANO FABRI</text:p>
          </table:table-cell>
          <table:table-cell office:value-type="string" table:style-name="ce7">
            <text:p>14.201.186/0001-51</text:p>
          </table:table-cell>
          <table:table-cell office:value-type="string" table:style-name="ce11">
            <text:p>CONSERTO EM CARÁTER EMERGENCIAL DE UMA BOMBA D'ÁGUA NA SEDE DA PRM UBERLÂNDIA-MG</text:p>
          </table:table-cell>
          <table:table-cell office:value-type="string" table:style-name="ce6">
            <text:p>R$ <text:s text:c="3"/>15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KARINA EL CORAB TROTTA LARA</text:p>
          </table:table-cell>
          <table:table-cell office:value-type="string" table:style-name="ce6">
            <text:p>993.034.266-49</text:p>
          </table:table-cell>
          <table:table-cell office:value-type="string" table:style-name="ce6">
            <text:p>10/09/2021 a 10/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KARINA EL CORAB TROTTA LARA</text:p>
          </table:table-cell>
          <table:table-cell office:value-type="string" table:style-name="ce6">
            <text:p>993.034.266-49</text:p>
          </table:table-cell>
          <table:table-cell office:value-type="string" table:style-name="ce6">
            <text:p>11/03/2021 a 10/04/2021</text:p>
          </table:table-cell>
          <table:table-cell office:value-type="string" table:style-name="ce6">
            <text:p>SIM</text:p>
          </table:table-cell>
          <table:table-cell office:value-type="string" table:style-name="ce6">
            <text:p>12/03/2021</text:p>
          </table:table-cell>
          <table:table-cell office:value-type="string" table:style-name="ce10">
            <text:p>SERRARIA AGOSTINI LTDA</text:p>
          </table:table-cell>
          <table:table-cell office:value-type="string" table:style-name="ce7">
            <text:p>18.556.357/0001-16</text:p>
          </table:table-cell>
          <table:table-cell office:value-type="string" table:style-name="ce11">
            <text:p>SUBSTITUIÇÃO DE PORTA DE MADEIRA DA PRM-SJR-MG E ACESSÓRIOS QUE A ACOMPANHAM.</text:p>
          </table:table-cell>
          <table:table-cell office:value-type="string" table:style-name="ce6">
            <text:p>R$ <text:s/>1.417,79</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KARINA EL CORAB TROTTA LARA</text:p>
          </table:table-cell>
          <table:table-cell office:value-type="string" table:style-name="ce6">
            <text:p>993.034.266-49</text:p>
          </table:table-cell>
          <table:table-cell office:value-type="string" table:style-name="ce6">
            <text:p>11/03/2021 a 10/04/2021</text:p>
          </table:table-cell>
          <table:table-cell office:value-type="string" table:style-name="ce6">
            <text:p>SIM</text:p>
          </table:table-cell>
          <table:table-cell office:value-type="string" table:style-name="ce6">
            <text:p>12/03/2021</text:p>
          </table:table-cell>
          <table:table-cell office:value-type="string" table:style-name="ce10">
            <text:p>SERRARIA AGOSTINI LTDA</text:p>
          </table:table-cell>
          <table:table-cell office:value-type="string" table:style-name="ce7">
            <text:p>18.556.357/0001-16</text:p>
          </table:table-cell>
          <table:table-cell office:value-type="string" table:style-name="ce11">
            <text:p>SUBSTITUIÇÃO DE PORTA DE MADEIRA NA PRM-SJR-MG E SEUS ACESSÓRIOS.</text:p>
          </table:table-cell>
          <table:table-cell office:value-type="string" table:style-name="ce6">
            <text:p>R$ <text:s/>1.417,79</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KARINA EL CORAB TROTTA LARA</text:p>
          </table:table-cell>
          <table:table-cell office:value-type="string" table:style-name="ce6">
            <text:p>993.034.266-49</text:p>
          </table:table-cell>
          <table:table-cell office:value-type="string" table:style-name="ce6">
            <text:p>20/08/2021 a 20/09/2021</text:p>
          </table:table-cell>
          <table:table-cell office:value-type="string" table:style-name="ce6">
            <text:p>SIM</text:p>
          </table:table-cell>
          <table:table-cell office:value-type="string" table:style-name="ce6">
            <text:p>31/08/2021</text:p>
          </table:table-cell>
          <table:table-cell office:value-type="string" table:style-name="ce10">
            <text:p>SUPERMERCADO MAVY</text:p>
          </table:table-cell>
          <table:table-cell office:value-type="string" table:style-name="ce7">
            <text:p>05.857.900/0001-73</text:p>
          </table:table-cell>
          <table:table-cell office:value-type="string" table:style-name="ce11">
            <text:p>A AQUISIÇÃO DO ÁLCOOL LÍQUIDO 70% É ESPECIALMENTE PARA USO DA UNIDADE, TENDO EM VISTA O RETORNO AO TRABALHO PRESENCIAL, E AS MEDIDAS DE PREVENÇÃO AO COVID-19.</text:p>
          </table:table-cell>
          <table:table-cell office:value-type="string" table:style-name="ce6">
            <text:p>R$ <text:s text:c="3"/>197,34</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KARINA EL CORAB TROTTA LARA</text:p>
          </table:table-cell>
          <table:table-cell office:value-type="string" table:style-name="ce6">
            <text:p>993.034.266-49</text:p>
          </table:table-cell>
          <table:table-cell office:value-type="string" table:style-name="ce6">
            <text:p>31/08/2021 a 30/09/2021</text:p>
          </table:table-cell>
          <table:table-cell office:value-type="string" table:style-name="ce6">
            <text:p>SIM</text:p>
          </table:table-cell>
          <table:table-cell office:value-type="string" table:style-name="ce6">
            <text:p>03/09/2021</text:p>
          </table:table-cell>
          <table:table-cell office:value-type="string" table:style-name="ce10">
            <text:p>GERALDO CHAVEIRO</text:p>
          </table:table-cell>
          <table:table-cell office:value-type="string" table:style-name="ce7">
            <text:p>11.477.018/0001-03</text:p>
          </table:table-cell>
          <table:table-cell office:value-type="string" table:style-name="ce11">
            <text:p>AUMENTAR A SEGURANÇA DA SALA DE DESMUNICIAMENTO DA PRM-SJR-MG, ONDE SERÁ GUARDADA A ARMA DE FOGO DO AGENTE DE SEGURANÇA DA UNIDADE.</text:p>
          </table:table-cell>
          <table:table-cell office:value-type="string" table:style-name="ce6">
            <text:p>R$ <text:s text:c="3"/>10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MARCELINO OLIVEIRA SILVA</text:p>
          </table:table-cell>
          <table:table-cell office:value-type="string" table:style-name="ce6">
            <text:p>882.758.766-72</text:p>
          </table:table-cell>
          <table:table-cell office:value-type="string" table:style-name="ce6">
            <text:p>23/08/2021 a 22/09/2021</text:p>
          </table:table-cell>
          <table:table-cell office:value-type="string" table:style-name="ce6">
            <text:p>SIM</text:p>
          </table:table-cell>
          <table:table-cell office:value-type="string" table:style-name="ce6">
            <text:p>30/08/2021</text:p>
          </table:table-cell>
          <table:table-cell office:value-type="string" table:style-name="ce10">
            <text:p>JULIANO ALVES PEREIRA CIA LTDA</text:p>
          </table:table-cell>
          <table:table-cell office:value-type="string" table:style-name="ce7">
            <text:p>07.044.222/0001-55</text:p>
          </table:table-cell>
          <table:table-cell office:value-type="string" table:style-name="ce11">
            <text:p>ADUBO PARA MANUTENÇÃO DO JARDIM DA PRM-PASSOS.</text:p>
          </table:table-cell>
          <table:table-cell office:value-type="string" table:style-name="ce6">
            <text:p>R$ <text:s text:c="4"/>7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MARCOS DA SILVA GERALDO</text:p>
          </table:table-cell>
          <table:table-cell office:value-type="string" table:style-name="ce6">
            <text:p>484.978.606-59</text:p>
          </table:table-cell>
          <table:table-cell office:value-type="string" table:style-name="ce6">
            <text:p>05/10/2021 a 04/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MARCOS DA SILVA GERALDO</text:p>
          </table:table-cell>
          <table:table-cell office:value-type="string" table:style-name="ce6">
            <text:p>484.978.606-59</text:p>
          </table:table-cell>
          <table:table-cell office:value-type="string" table:style-name="ce6">
            <text:p>12/08/2021 a 1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MAURICIO VIEIRA RAMOS</text:p>
          </table:table-cell>
          <table:table-cell office:value-type="string" table:style-name="ce6">
            <text:p>055.187.306-08</text:p>
          </table:table-cell>
          <table:table-cell office:value-type="string" table:style-name="ce6">
            <text:p>19/04/2021 a 18/05/2021</text:p>
          </table:table-cell>
          <table:table-cell office:value-type="string" table:style-name="ce6">
            <text:p>SIM</text:p>
          </table:table-cell>
          <table:table-cell office:value-type="string" table:style-name="ce6">
            <text:p>23/04/2021</text:p>
          </table:table-cell>
          <table:table-cell office:value-type="string" table:style-name="ce10">
            <text:p>LUMIGAS COMERCIO E TRANSPORTES LTDA</text:p>
          </table:table-cell>
          <table:table-cell office:value-type="string" table:style-name="ce7">
            <text:p>02.424.764/0001-30</text:p>
          </table:table-cell>
          <table:table-cell office:value-type="string" table:style-name="ce11">
            <text:p>AQUISIÇÃO DE GÁS GLP PARA CONTINUIDADE DO SERVIÇOS DA COPA.</text:p>
          </table:table-cell>
          <table:table-cell office:value-type="string" table:style-name="ce6">
            <text:p>R$ <text:s text:c="3"/>19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MAURICIO VIEIRA RAMOS</text:p>
          </table:table-cell>
          <table:table-cell office:value-type="string" table:style-name="ce6">
            <text:p>055.187.306-08</text:p>
          </table:table-cell>
          <table:table-cell office:value-type="string" table:style-name="ce6">
            <text:p>25/01/2021 a 24/02/2021</text:p>
          </table:table-cell>
          <table:table-cell office:value-type="string" table:style-name="ce6">
            <text:p>SIM</text:p>
          </table:table-cell>
          <table:table-cell office:value-type="string" table:style-name="ce6">
            <text:p>22/02/2021</text:p>
          </table:table-cell>
          <table:table-cell office:value-type="string" table:style-name="ce10">
            <text:p>ADRIANO MILLER FERREIRA - 21983290858</text:p>
          </table:table-cell>
          <table:table-cell office:value-type="string" table:style-name="ce7">
            <text:p>35.498.363/0001-83</text:p>
          </table:table-cell>
          <table:table-cell office:value-type="string" table:style-name="ce11">
            <text:p>LIMPEZA DO SISTEMA DE AR-CONDICIONADO (02 EQUIPAMENTOS) DO CPD DA PRM-PATOS DE MINAS PARA EVITAR O VAZAMENTO DE ÁGUA.</text:p>
          </table:table-cell>
          <table:table-cell office:value-type="string" table:style-name="ce6">
            <text:p>R$ <text:s text:c="3"/>40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MAURICIO VIEIRA RAMOS</text:p>
          </table:table-cell>
          <table:table-cell office:value-type="string" table:style-name="ce6">
            <text:p>055.187.306-08</text:p>
          </table:table-cell>
          <table:table-cell office:value-type="string" table:style-name="ce6">
            <text:p>27/08/2021 a 26/09/2021</text:p>
          </table:table-cell>
          <table:table-cell office:value-type="string" table:style-name="ce6">
            <text:p>SIM</text:p>
          </table:table-cell>
          <table:table-cell office:value-type="string" table:style-name="ce6">
            <text:p>06/09/2021</text:p>
          </table:table-cell>
          <table:table-cell office:value-type="string" table:style-name="ce10">
            <text:p>SUPERMERCADO BERNARDÃO LTDA</text:p>
          </table:table-cell>
          <table:table-cell office:value-type="string" table:style-name="ce7">
            <text:p>18.468.199/0005-76</text:p>
          </table:table-cell>
          <table:table-cell office:value-type="string" table:style-name="ce11">
            <text:p>TOMAR MEDIDAS DE COMBATE A TRANSMISSÃO DO CORONAVÍRUS E TORNAR OS AMBIENTES DE TRABALHO MAIS SALUBRES</text:p>
          </table:table-cell>
          <table:table-cell office:value-type="string" table:style-name="ce6">
            <text:p>R$ <text:s text:c="3"/>199,6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MAURICIO VIEIRA RAMOS</text:p>
          </table:table-cell>
          <table:table-cell office:value-type="string" table:style-name="ce6">
            <text:p>055.187.306-08</text:p>
          </table:table-cell>
          <table:table-cell office:value-type="string" table:style-name="ce6">
            <text:p>30/07/2021 a 29/08/2021</text:p>
          </table:table-cell>
          <table:table-cell office:value-type="string" table:style-name="ce6">
            <text:p>SIM</text:p>
          </table:table-cell>
          <table:table-cell office:value-type="string" table:style-name="ce6">
            <text:p>31/07/2021</text:p>
          </table:table-cell>
          <table:table-cell office:value-type="string" table:style-name="ce10">
            <text:p>SUPERMERCADO BERNARDÃO LTDA</text:p>
          </table:table-cell>
          <table:table-cell office:value-type="string" table:style-name="ce7">
            <text:p>18.468.199/0005-76</text:p>
          </table:table-cell>
          <table:table-cell office:value-type="string" table:style-name="ce11">
            <text:p>SOLICITAÇÃO PARA SETOR DE COPA DA PRM-PATOS DE MINAS E SEM ESTOQUE NA PRMG.</text:p>
          </table:table-cell>
          <table:table-cell office:value-type="string" table:style-name="ce6">
            <text:p>R$ <text:s text:c="4"/>41,94</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OSMARIO ABREU</text:p>
          </table:table-cell>
          <table:table-cell office:value-type="string" table:style-name="ce6">
            <text:p>032.137.266-21</text:p>
          </table:table-cell>
          <table:table-cell office:value-type="string" table:style-name="ce6">
            <text:p>20/07/2021 a 19/08/2021</text:p>
          </table:table-cell>
          <table:table-cell office:value-type="string" table:style-name="ce6">
            <text:p>SIM</text:p>
          </table:table-cell>
          <table:table-cell office:value-type="string" table:style-name="ce6">
            <text:p>23/07/2021</text:p>
          </table:table-cell>
          <table:table-cell office:value-type="string" table:style-name="ce10">
            <text:p>BIG MAIS SUPERMERCADOS LTDA</text:p>
          </table:table-cell>
          <table:table-cell office:value-type="string" table:style-name="ce7">
            <text:p>07.263.762/0004-72</text:p>
          </table:table-cell>
          <table:table-cell office:value-type="string" table:style-name="ce11">
            <text:p>AQUISIÇÃO DE AÇÚCAR PARA A PRM-GOVERNADOR VALADARES</text:p>
          </table:table-cell>
          <table:table-cell office:value-type="string" table:style-name="ce6">
            <text:p>R$ <text:s text:c="3"/>129,5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OSMARIO ABREU</text:p>
          </table:table-cell>
          <table:table-cell office:value-type="string" table:style-name="ce6">
            <text:p>032.137.266-21</text:p>
          </table:table-cell>
          <table:table-cell office:value-type="string" table:style-name="ce6">
            <text:p>20/07/2021 a 19/08/2021</text:p>
          </table:table-cell>
          <table:table-cell office:value-type="string" table:style-name="ce6">
            <text:p>SIM</text:p>
          </table:table-cell>
          <table:table-cell office:value-type="string" table:style-name="ce6">
            <text:p>26/07/2021</text:p>
          </table:table-cell>
          <table:table-cell office:value-type="string" table:style-name="ce10">
            <text:p>COMERCIAL DE GAS SAO PEDRO LTDA</text:p>
          </table:table-cell>
          <table:table-cell office:value-type="string" table:style-name="ce7">
            <text:p>24.818.303/0001-84</text:p>
          </table:table-cell>
          <table:table-cell office:value-type="string" table:style-name="ce11">
            <text:p>AQUISIÇÃO GLP GÁS COZINHA PRM-GOVERNADOR VALADARES</text:p>
          </table:table-cell>
          <table:table-cell office:value-type="string" table:style-name="ce6">
            <text:p>R$ <text:s text:c="4"/>98,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OSMARIO ABREU</text:p>
          </table:table-cell>
          <table:table-cell office:value-type="string" table:style-name="ce6">
            <text:p>032.137.266-21</text:p>
          </table:table-cell>
          <table:table-cell office:value-type="string" table:style-name="ce6">
            <text:p>20/07/2021 a 19/08/2021</text:p>
          </table:table-cell>
          <table:table-cell office:value-type="string" table:style-name="ce6">
            <text:p>SIM</text:p>
          </table:table-cell>
          <table:table-cell office:value-type="string" table:style-name="ce6">
            <text:p>30/07/2021</text:p>
          </table:table-cell>
          <table:table-cell office:value-type="string" table:style-name="ce10">
            <text:p>ROMERO COELHO DE OLIVEIRA</text:p>
          </table:table-cell>
          <table:table-cell office:value-type="string" table:style-name="ce7">
            <text:p>28.763.840/0001-25</text:p>
          </table:table-cell>
          <table:table-cell office:value-type="string" table:style-name="ce11">
            <text:p>REPARA NAS PERSIANAS DA ASSESSORIA DOS GABINETES</text:p>
          </table:table-cell>
          <table:table-cell office:value-type="string" table:style-name="ce6">
            <text:p>R$ <text:s text:c="3"/>52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16/03/2021 a 15/04/2021</text:p>
          </table:table-cell>
          <table:table-cell office:value-type="string" table:style-name="ce6">
            <text:p>SIM</text:p>
          </table:table-cell>
          <table:table-cell office:value-type="string" table:style-name="ce6">
            <text:p>17/03/2021</text:p>
          </table:table-cell>
          <table:table-cell office:value-type="string" table:style-name="ce10">
            <text:p>JRC PNEUS LTDA - ME</text:p>
          </table:table-cell>
          <table:table-cell office:value-type="string" table:style-name="ce7">
            <text:p>21.434.656/0001-92</text:p>
          </table:table-cell>
          <table:table-cell office:value-type="string" table:style-name="ce11">
            <text:p>REPARO / COLA DE PNEU DO VEÍCULO OFICIAL TOYOTA/HILUX GMF-6691</text:p>
          </table:table-cell>
          <table:table-cell office:value-type="string" table:style-name="ce6">
            <text:p>R$ <text:s text:c="4"/>8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18/06/2021 a 18/07/2021</text:p>
          </table:table-cell>
          <table:table-cell office:value-type="string" table:style-name="ce6">
            <text:p>SIM</text:p>
          </table:table-cell>
          <table:table-cell office:value-type="string" table:style-name="ce6">
            <text:p>19/06/2021</text:p>
          </table:table-cell>
          <table:table-cell office:value-type="string" table:style-name="ce10">
            <text:p>HIPERMERCADO TIA TECA LTDA</text:p>
          </table:table-cell>
          <table:table-cell office:value-type="string" table:style-name="ce7">
            <text:p>15.019.451/0001-48</text:p>
          </table:table-cell>
          <table:table-cell office:value-type="string" table:style-name="ce11">
            <text:p>AQUISIÇÃO DE AÇÚCAR CRISTAL</text:p>
          </table:table-cell>
          <table:table-cell office:value-type="string" table:style-name="ce6">
            <text:p>R$ <text:s text:c="3"/>161,88</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18/06/2021 a 18/07/2021</text:p>
          </table:table-cell>
          <table:table-cell office:value-type="string" table:style-name="ce6">
            <text:p>SIM</text:p>
          </table:table-cell>
          <table:table-cell office:value-type="string" table:style-name="ce6">
            <text:p>19/06/2021</text:p>
          </table:table-cell>
          <table:table-cell office:value-type="string" table:style-name="ce10">
            <text:p>PONTO DOS FOGÕES E PEÇAS LATDA</text:p>
          </table:table-cell>
          <table:table-cell office:value-type="string" table:style-name="ce7">
            <text:p>22.625.305/0001-21</text:p>
          </table:table-cell>
          <table:table-cell office:value-type="string" table:style-name="ce11">
            <text:p>AQUISIÇÃO DE MANGUEIRA PARA LIGAÇÃO DO BOTIJÃO DE GÁS AO FOGÃO.</text:p>
          </table:table-cell>
          <table:table-cell office:value-type="string" table:style-name="ce6">
            <text:p>R$ <text:s text:c="4"/>38,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28/04/2021 a 27/05/2021</text:p>
          </table:table-cell>
          <table:table-cell office:value-type="string" table:style-name="ce6">
            <text:p>SIM</text:p>
          </table:table-cell>
          <table:table-cell office:value-type="string" table:style-name="ce6">
            <text:p>04/05/2021</text:p>
          </table:table-cell>
          <table:table-cell office:value-type="string" table:style-name="ce10">
            <text:p>TV SOM LTDA - ME</text:p>
          </table:table-cell>
          <table:table-cell office:value-type="string" table:style-name="ce7">
            <text:p>16.548.703/0001-99</text:p>
          </table:table-cell>
          <table:table-cell office:value-type="string" table:style-name="ce11">
            <text:p>COMPRA DE 03 (TRÊS) TRANSMISSORES PARA ABERTURA DE PORTÃO ELETRÔNICO DE GARAGEM E 03 (TRÊS) BATERIAS A23 12V PARA TRANSMISSORES.</text:p>
          </table:table-cell>
          <table:table-cell office:value-type="string" table:style-name="ce6">
            <text:p>R$ <text:s text:c="3"/>20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28/04/2021 a 27/05/2021</text:p>
          </table:table-cell>
          <table:table-cell office:value-type="string" table:style-name="ce6">
            <text:p>SIM</text:p>
          </table:table-cell>
          <table:table-cell office:value-type="string" table:style-name="ce6">
            <text:p>21/05/2021</text:p>
          </table:table-cell>
          <table:table-cell office:value-type="string" table:style-name="ce10">
            <text:p>FREDERICO ANSELMO ARAUJO</text:p>
          </table:table-cell>
          <table:table-cell office:value-type="string" table:style-name="ce7">
            <text:p>06.980.286/0001-03</text:p>
          </table:table-cell>
          <table:table-cell office:value-type="string" table:style-name="ce11">
            <text:p>AQUISIÇÃO DE 02 (DOIS) GLP ENVASADO EM BOTIJÃO 013</text:p>
          </table:table-cell>
          <table:table-cell office:value-type="string" table:style-name="ce6">
            <text:p>R$ <text:s text:c="3"/>19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SANDRO MAGNO PAULINI</text:p>
          </table:table-cell>
          <table:table-cell office:value-type="string" table:style-name="ce6">
            <text:p>009.732.867-76</text:p>
          </table:table-cell>
          <table:table-cell office:value-type="string" table:style-name="ce6">
            <text:p>09/09/2021 a 09/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SANDRO MAGNO PAULINI</text:p>
          </table:table-cell>
          <table:table-cell office:value-type="string" table:style-name="ce6">
            <text:p>009.732.867-76</text:p>
          </table:table-cell>
          <table:table-cell office:value-type="string" table:style-name="ce6">
            <text:p>14/09/2021 a 13/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01/09/2021 a 01/10/2021</text:p>
          </table:table-cell>
          <table:table-cell office:value-type="string" table:style-name="ce6">
            <text:p>SIM</text:p>
          </table:table-cell>
          <table:table-cell office:value-type="string" table:style-name="ce6">
            <text:p>08/09/2021</text:p>
          </table:table-cell>
          <table:table-cell office:value-type="string" table:style-name="ce10">
            <text:p>DR SERVICE REFRIGERAÇÃO E ELÉTRICA</text:p>
          </table:table-cell>
          <table:table-cell office:value-type="string" table:style-name="ce7">
            <text:p>17.727.708/0001-41</text:p>
          </table:table-cell>
          <table:table-cell office:value-type="string" table:style-name="ce11">
            <text:p>ATENDER DEMANDA URGENTE, QUE CONSISTE NA MANUTENÇÃO DE EQUIPAMENTO DE AR CONDICIONADO UTILIZADO NA SALA DA ASSESSORIA DESTA PRM-IPATINGA.</text:p>
          </table:table-cell>
          <table:table-cell office:value-type="string" table:style-name="ce6">
            <text:p>R$ <text:s text:c="3"/>35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02/08/2021 a 01/09/2021</text:p>
          </table:table-cell>
          <table:table-cell office:value-type="string" table:style-name="ce6">
            <text:p>SIM</text:p>
          </table:table-cell>
          <table:table-cell office:value-type="string" table:style-name="ce6">
            <text:p>04/08/2021</text:p>
          </table:table-cell>
          <table:table-cell office:value-type="string" table:style-name="ce10">
            <text:p>FENIX MATERIAIS ELÉTRICOS</text:p>
          </table:table-cell>
          <table:table-cell office:value-type="string" table:style-name="ce7">
            <text:p>04.681.653/0001-34</text:p>
          </table:table-cell>
          <table:table-cell office:value-type="string" table:style-name="ce11">
            <text:p>AQUISIÇÃO DE SOQUETE DE LÃMPADA LED TUBULAR E ABRAÇADEIRA PARA ATENDER DEMANDA DESTA PRM-IPATINGA.</text:p>
          </table:table-cell>
          <table:table-cell office:value-type="string" table:style-name="ce6">
            <text:p>R$ <text:s text:c="4"/>31,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02/08/2021 a 01/09/2021</text:p>
          </table:table-cell>
          <table:table-cell office:value-type="string" table:style-name="ce6">
            <text:p>SIM</text:p>
          </table:table-cell>
          <table:table-cell office:value-type="string" table:style-name="ce6">
            <text:p>04/08/2021</text:p>
          </table:table-cell>
          <table:table-cell office:value-type="string" table:style-name="ce10">
            <text:p>ORGANIZAÇÕES JMF LTDA</text:p>
          </table:table-cell>
          <table:table-cell office:value-type="string" table:style-name="ce7">
            <text:p>04.373.539/0003-09</text:p>
          </table:table-cell>
          <table:table-cell office:value-type="string" table:style-name="ce11">
            <text:p>AQUISIÇÃO DE AÇÚCAR CRISTAL, TENDO EM VISTA A NECESSIDADE DESTA PRM-IPATINGA.</text:p>
          </table:table-cell>
          <table:table-cell office:value-type="string" table:style-name="ce6">
            <text:p>R$ <text:s text:c="3"/>236,16</text:p>
          </table:table-cell>
          <table:table-cell table:number-columns-repeated="16373"/>
        </table:table-row>
        <table:table-row table:style-name="ro5">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02/08/2021 a 01/09/2021</text:p>
          </table:table-cell>
          <table:table-cell office:value-type="string" table:style-name="ce6">
            <text:p>SIM</text:p>
          </table:table-cell>
          <table:table-cell office:value-type="string" table:style-name="ce6">
            <text:p>31/08/2021</text:p>
          </table:table-cell>
          <table:table-cell office:value-type="string" table:style-name="ce10">
            <text:p>DEPÓSITO MUNDO DAS CONSTRUÇÕES</text:p>
          </table:table-cell>
          <table:table-cell office:value-type="string" table:style-name="ce7">
            <text:p>12.320.434/0001-58</text:p>
          </table:table-cell>
          <table:table-cell office:value-type="string" table:style-name="ce11">
            <text:p>AQUISIÇÃO DE MATERIAL PARA A MANUTENÇÃO DE VAZAMENTO DE ÁGUA NA SEDE DA PRM-IPATINGA. AQUISIÇÃO DE PILHAS PARA OS CONTROLES REMOTO DO PORTÃO ELETRÔNICO DESTA PRM-IPATINGA.</text:p>
          </table:table-cell>
          <table:table-cell office:value-type="string" table:style-name="ce6">
            <text:p>R$ <text:s text:c="3"/>131,96</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09/06/2021 a 08/07/2021</text:p>
          </table:table-cell>
          <table:table-cell office:value-type="string" table:style-name="ce6">
            <text:p>SIM</text:p>
          </table:table-cell>
          <table:table-cell office:value-type="string" table:style-name="ce6">
            <text:p>15/06/2021</text:p>
          </table:table-cell>
          <table:table-cell office:value-type="string" table:style-name="ce10">
            <text:p>CARVALHO E GARDINGO LTDA</text:p>
          </table:table-cell>
          <table:table-cell office:value-type="string" table:style-name="ce7">
            <text:p>71.118.939/0001-01</text:p>
          </table:table-cell>
          <table:table-cell office:value-type="string" table:style-name="ce11">
            <text:p>AQUISIÇÃO DE GAS DE COZINHA.</text:p>
          </table:table-cell>
          <table:table-cell office:value-type="string" table:style-name="ce6">
            <text:p>R$ <text:s text:c="4"/>93,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09/06/2021 a 08/07/2021</text:p>
          </table:table-cell>
          <table:table-cell office:value-type="string" table:style-name="ce6">
            <text:p>SIM</text:p>
          </table:table-cell>
          <table:table-cell office:value-type="string" table:style-name="ce6">
            <text:p>16/06/2021</text:p>
          </table:table-cell>
          <table:table-cell office:value-type="string" table:style-name="ce10">
            <text:p>DEPÓSITO MUNDO DAS CONSTRUÇÕES</text:p>
          </table:table-cell>
          <table:table-cell office:value-type="string" table:style-name="ce7">
            <text:p>12.320.434/0001-58</text:p>
          </table:table-cell>
          <table:table-cell office:value-type="string" table:style-name="ce11">
            <text:p>AQUISIÇÃO DE FECHADURA PARA PORTÃO DE AÇO. AQUISIÇÃO TUBOS E CONEXÕES PARA CORRIGIR POSSÍVEL VAZAMENTO DE ÁGUA NAS DEPENDÊNCIAS DESTA PRM-IPATINGA</text:p>
          </table:table-cell>
          <table:table-cell office:value-type="string" table:style-name="ce6">
            <text:p>R$ <text:s text:c="3"/>286,00</text:p>
          </table:table-cell>
          <table:table-cell table:number-columns-repeated="16373"/>
        </table:table-row>
        <table:table-row table:style-name="ro8">
          <table:table-cell office:value-type="string" table:style-name="ce6">
            <text:p>PR-MG</text:p>
          </table:table-cell>
          <table:table-cell office:value-type="float" office:value="2021" table:style-name="ce6">
            <text:p>2021</text:p>
          </table:table-cell>
          <table:table-cell office:value-type="string" table:style-name="ce7">
            <text:p>WILSON AKIO TAKEUTI</text:p>
          </table:table-cell>
          <table:table-cell office:value-type="string" table:style-name="ce6">
            <text:p>047.795.108-21</text:p>
          </table:table-cell>
          <table:table-cell office:value-type="string" table:style-name="ce6">
            <text:p>14/07/2021 a 13/08/2021</text:p>
          </table:table-cell>
          <table:table-cell office:value-type="string" table:style-name="ce6">
            <text:p>SIM</text:p>
          </table:table-cell>
          <table:table-cell office:value-type="string" table:style-name="ce6">
            <text:p>15/07/2021</text:p>
          </table:table-cell>
          <table:table-cell office:value-type="string" table:style-name="ce10">
            <text:p>FERAGAS LTDA</text:p>
          </table:table-cell>
          <table:table-cell office:value-type="string" table:style-name="ce7">
            <text:p>42.984.989/0001-65</text:p>
          </table:table-cell>
          <table:table-cell office:value-type="string" table:style-name="ce11">
            <text:p>PARA UTILIZAÇÃO NA COPA DA PRM-UBERABA PARA AQUECIMENTO DE ALIMENTOS POR TERCEIRIZADOS, SERVIDORES, ESTAGIÁRIOS, VOLUNTÁRIOS E MEMBROS. ÚLTIMA</text:p>
            <text:p>AQUISIÇÃO FOI FEITA EM MARÇO/2021. ATO DE CONCESSÃO 10/2021. NOTA DE EMPENHO</text:p>
            <text:p>2021NE000107.</text:p>
          </table:table-cell>
          <table:table-cell office:value-type="string" table:style-name="ce6">
            <text:p>R$ <text:s text:c="4"/>9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WILSON AKIO TAKEUTI</text:p>
          </table:table-cell>
          <table:table-cell office:value-type="string" table:style-name="ce6">
            <text:p>047.795.108-21</text:p>
          </table:table-cell>
          <table:table-cell office:value-type="string" table:style-name="ce6">
            <text:p>14/07/2021 a 13/08/2021</text:p>
          </table:table-cell>
          <table:table-cell office:value-type="string" table:style-name="ce6">
            <text:p>SIM</text:p>
          </table:table-cell>
          <table:table-cell office:value-type="string" table:style-name="ce6">
            <text:p>15/07/2021</text:p>
          </table:table-cell>
          <table:table-cell office:value-type="string" table:style-name="ce10">
            <text:p>LS GUARATO LTDA</text:p>
          </table:table-cell>
          <table:table-cell office:value-type="string" table:style-name="ce7">
            <text:p>19.867.464/0001-28</text:p>
          </table:table-cell>
          <table:table-cell office:value-type="string" table:style-name="ce11">
            <text:p>PARA UTILIZAÇÃO NA COPA DA PRM-UBERABA. ESTOQUE NO ALMOXARIFADO DA SELOG/PRMG ZERADO. ORIENTAÇÃO DA CA PARA AQUISIÇÃO POR SUPRIMENTO DE FUNDOS</text:p>
          </table:table-cell>
          <table:table-cell office:value-type="string" table:style-name="ce6">
            <text:p>R$ <text:s text:c="4"/>42,60</text:p>
          </table:table-cell>
          <table:table-cell table:number-columns-repeated="16373"/>
        </table:table-row>
        <table:table-row table:style-name="ro5">
          <table:table-cell office:value-type="string" table:style-name="ce6">
            <text:p>PR-MG</text:p>
          </table:table-cell>
          <table:table-cell office:value-type="float" office:value="2021" table:style-name="ce6">
            <text:p>2021</text:p>
          </table:table-cell>
          <table:table-cell office:value-type="string" table:style-name="ce7">
            <text:p>WILSON AKIO TAKEUTI</text:p>
          </table:table-cell>
          <table:table-cell office:value-type="string" table:style-name="ce6">
            <text:p>047.795.108-21</text:p>
          </table:table-cell>
          <table:table-cell office:value-type="string" table:style-name="ce6">
            <text:p>30/03/2021 a 29/04/2021</text:p>
          </table:table-cell>
          <table:table-cell office:value-type="string" table:style-name="ce6">
            <text:p>SIM</text:p>
          </table:table-cell>
          <table:table-cell office:value-type="string" table:style-name="ce6">
            <text:p>30/03/2021</text:p>
          </table:table-cell>
          <table:table-cell office:value-type="string" table:style-name="ce10">
            <text:p>FLAMAGAS LTDA</text:p>
          </table:table-cell>
          <table:table-cell office:value-type="string" table:style-name="ce7">
            <text:p>00.414.683/0001-23</text:p>
          </table:table-cell>
          <table:table-cell office:value-type="string" table:style-name="ce11">
            <text:p>PARA UTILIZAÇÃO NA COPA DA PRM-UBERABA PARA AQUECIMENTO DE ALIMENTOS POR TERCEIRIZADOS, SERVIDORES,ESTAGIÁRIOS, VOLUNTÁRIOS E MEMBROS. ÚLTIMA AQUISIÇÃO FOI FEITA EM OUTUBRO/2020.</text:p>
          </table:table-cell>
          <table:table-cell office:value-type="string" table:style-name="ce6">
            <text:p>R$ <text:s text:c="4"/>80,00</text:p>
          </table:table-cell>
          <table:table-cell table:number-columns-repeated="16373"/>
        </table:table-row>
        <table:table-row table:style-name="ro6">
          <table:table-cell office:value-type="string" table:style-name="ce6">
            <text:p>PR-MG</text:p>
          </table:table-cell>
          <table:table-cell office:value-type="float" office:value="2021" table:style-name="ce6">
            <text:p>2021</text:p>
          </table:table-cell>
          <table:table-cell office:value-type="string" table:style-name="ce7">
            <text:p>WILSON AKIO TAKEUTI</text:p>
          </table:table-cell>
          <table:table-cell office:value-type="string" table:style-name="ce6">
            <text:p>047.795.108-21</text:p>
          </table:table-cell>
          <table:table-cell office:value-type="string" table:style-name="ce6">
            <text:p>30/03/2021 a 29/04/2021</text:p>
          </table:table-cell>
          <table:table-cell office:value-type="string" table:style-name="ce6">
            <text:p>SIM</text:p>
          </table:table-cell>
          <table:table-cell office:value-type="string" table:style-name="ce6">
            <text:p>31/03/2021</text:p>
          </table:table-cell>
          <table:table-cell office:value-type="string" table:style-name="ce10">
            <text:p>RAIMUNDO NONATO RIBEIRO DE SOUZA</text:p>
          </table:table-cell>
          <table:table-cell office:value-type="string" table:style-name="ce7">
            <text:p>27.094.216/0001-10</text:p>
          </table:table-cell>
          <table:table-cell office:value-type="string" table:style-name="ce11">
            <text:p>1) CONSERTO LUMINÁRIA LAVABO DO SAGUÃO DE ENTRADA, POIS MESMO TROCANDO AS LÂMPADAS POR NOVAS, A LUMINÁRIA NÃO ESTÁ FUNCIONANDO E<text:s/></text:p>
            <text:p>2) CONSERTO VÁLVULA DE DESCARGA LAVABO DO SAGUÃO DE ENTRADA PARA SANAR VAZAMENTO NO VASO SANITÁRIO.</text:p>
          </table:table-cell>
          <table:table-cell office:value-type="string" table:style-name="ce6">
            <text:p>R$ <text:s text:c="3"/>200,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ALEXSANDER LIMA DOS SANTOS</text:p>
          </table:table-cell>
          <table:table-cell office:value-type="string" table:style-name="ce6">
            <text:p>009.881.771-02</text:p>
          </table:table-cell>
          <table:table-cell office:value-type="string" table:style-name="ce6">
            <text:p>19/01/2021 a 18/04/2021</text:p>
          </table:table-cell>
          <table:table-cell office:value-type="string" table:style-name="ce6">
            <text:p>SIM</text:p>
          </table:table-cell>
          <table:table-cell office:value-type="string" table:style-name="ce6">
            <text:p>05/03/2021</text:p>
          </table:table-cell>
          <table:table-cell office:value-type="string" table:style-name="ce10">
            <text:p>UGOLINI CAMPOS EIRELI EPP</text:p>
          </table:table-cell>
          <table:table-cell office:value-type="string" table:style-name="ce7">
            <text:p>01.354.498/0001-53</text:p>
          </table:table-cell>
          <table:table-cell office:value-type="string" table:style-name="ce11">
            <text:p>PARA DESENVOLVIMENTO DAS ATIVIDADES.</text:p>
          </table:table-cell>
          <table:table-cell office:value-type="string" table:style-name="ce6">
            <text:p>R$ <text:s text:c="4"/>84,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ALEXSANDER LIMA DOS SANTOS</text:p>
          </table:table-cell>
          <table:table-cell office:value-type="string" table:style-name="ce6">
            <text:p>009.881.771-02</text:p>
          </table:table-cell>
          <table:table-cell office:value-type="string" table:style-name="ce6">
            <text:p>19/01/2021 a 18/04/2021</text:p>
          </table:table-cell>
          <table:table-cell office:value-type="string" table:style-name="ce6">
            <text:p>SIM</text:p>
          </table:table-cell>
          <table:table-cell office:value-type="string" table:style-name="ce6">
            <text:p>08/02/2021</text:p>
          </table:table-cell>
          <table:table-cell office:value-type="string" table:style-name="ce10">
            <text:p>UGOLINI CAMPOS EIRELI EPP</text:p>
          </table:table-cell>
          <table:table-cell office:value-type="string" table:style-name="ce7">
            <text:p>01.354.498/0001-53</text:p>
          </table:table-cell>
          <table:table-cell office:value-type="string" table:style-name="ce11">
            <text:p>PARA DESENVOLVIMENTO DAS ATIVIDADES.</text:p>
          </table:table-cell>
          <table:table-cell office:value-type="string" table:style-name="ce6">
            <text:p>R$ <text:s text:c="3"/>126,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ALEXSANDER LIMA DOS SANTOS</text:p>
          </table:table-cell>
          <table:table-cell office:value-type="string" table:style-name="ce6">
            <text:p>009.881.771-02</text:p>
          </table:table-cell>
          <table:table-cell office:value-type="string" table:style-name="ce6">
            <text:p>19/01/2021 a 18/04/2021</text:p>
          </table:table-cell>
          <table:table-cell office:value-type="string" table:style-name="ce6">
            <text:p>SIM</text:p>
          </table:table-cell>
          <table:table-cell office:value-type="string" table:style-name="ce6">
            <text:p>25/02/2021</text:p>
          </table:table-cell>
          <table:table-cell office:value-type="string" table:style-name="ce10">
            <text:p>UGOLINI CAMPOS EIRELI EPP</text:p>
          </table:table-cell>
          <table:table-cell office:value-type="string" table:style-name="ce7">
            <text:p>01.354.498/0001-53</text:p>
          </table:table-cell>
          <table:table-cell office:value-type="string" table:style-name="ce11">
            <text:p>PARA DESENVOLVIMENTO DAS ATIVIDADES.</text:p>
          </table:table-cell>
          <table:table-cell office:value-type="string" table:style-name="ce6">
            <text:p>R$ <text:s text:c="3"/>112,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ALEXSANDER LIMA DOS SANTOS</text:p>
          </table:table-cell>
          <table:table-cell office:value-type="string" table:style-name="ce6">
            <text:p>009.881.771-02</text:p>
          </table:table-cell>
          <table:table-cell office:value-type="string" table:style-name="ce6">
            <text:p>19/01/2021 a 18/04/2021</text:p>
          </table:table-cell>
          <table:table-cell office:value-type="string" table:style-name="ce6">
            <text:p>SIM</text:p>
          </table:table-cell>
          <table:table-cell office:value-type="string" table:style-name="ce6">
            <text:p>26/01/2026</text:p>
          </table:table-cell>
          <table:table-cell office:value-type="string" table:style-name="ce10">
            <text:p>UGOLINI CAMPOS EIRELI EPP</text:p>
          </table:table-cell>
          <table:table-cell office:value-type="string" table:style-name="ce7">
            <text:p>01.354.498/0001-53</text:p>
          </table:table-cell>
          <table:table-cell office:value-type="string" table:style-name="ce11">
            <text:p>PARA DESENVOLVIMENTO DA ATIVIDADE.</text:p>
          </table:table-cell>
          <table:table-cell office:value-type="string" table:style-name="ce6">
            <text:p>R$ <text:s text:c="3"/>231,00</text:p>
          </table:table-cell>
          <table:table-cell table:number-columns-repeated="16373"/>
        </table:table-row>
        <table:table-row table:style-name="ro6">
          <table:table-cell office:value-type="string" table:style-name="ce6">
            <text:p>PR-MT</text:p>
          </table:table-cell>
          <table:table-cell office:value-type="float" office:value="2021" table:style-name="ce6">
            <text:p>2021</text:p>
          </table:table-cell>
          <table:table-cell office:value-type="string" table:style-name="ce7">
            <text:p>ANA CARINA MESQUITA VILELA SABOYA</text:p>
          </table:table-cell>
          <table:table-cell office:value-type="string" table:style-name="ce6">
            <text:p>076.987.944-66</text:p>
          </table:table-cell>
          <table:table-cell office:value-type="string" table:style-name="ce6">
            <text:p>16/04/2021 a 04/06/2021</text:p>
          </table:table-cell>
          <table:table-cell office:value-type="string" table:style-name="ce6">
            <text:p>SIM</text:p>
          </table:table-cell>
          <table:table-cell office:value-type="string" table:style-name="ce6">
            <text:p>30/04/2021</text:p>
          </table:table-cell>
          <table:table-cell office:value-type="string" table:style-name="ce10">
            <text:p>TROPICAL SUPERMERCADOS LTDA</text:p>
          </table:table-cell>
          <table:table-cell office:value-type="string" table:style-name="ce7">
            <text:p>23.014.826/0003-77</text:p>
          </table:table-cell>
          <table:table-cell office:value-type="string" table:style-name="ce11">
            <text:p>AQUISIÇÃO DE PILHAS VOLTADAS PARA ABASTECER OS CONTROLES DE ARES CONDICIONADOS DA PRM-RONDONOPOLIS. A COMPRA ATENDE A CONTRATAÇÃO EM CARÁTER EXCEPCIONAL, DE PEQUENO VALOR E UTILIZAÇÃO IMEDIATA, NÃO PASSÍVEL DE PLANEJAMENTO.</text:p>
          </table:table-cell>
          <table:table-cell office:value-type="string" table:style-name="ce6">
            <text:p>R$ <text:s text:c="4"/>77,96</text:p>
          </table:table-cell>
          <table:table-cell table:number-columns-repeated="16373"/>
        </table:table-row>
        <table:table-row table:style-name="ro5">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01/02/2021</text:p>
          </table:table-cell>
          <table:table-cell office:value-type="string" table:style-name="ce10">
            <text:p>COMERCIO DE EXTINTORES RONDON LTDA ME</text:p>
          </table:table-cell>
          <table:table-cell office:value-type="string" table:style-name="ce7">
            <text:p>06.033.524/0001-65</text:p>
          </table:table-cell>
          <table:table-cell office:value-type="string" table:style-name="ce11">
            <text:p>MANUTENÇÃO DOS EXTINTORES DA PRM-RONDONÓPOLIS:</text:p>
            <text:p>PÓ QUÍMICO - 4 KG<text:s/></text:p>
            <text:p>CO2 - 6 KG<text:s/></text:p>
            <text:p>ÁGUA - 10 LITROS</text:p>
          </table:table-cell>
          <table:table-cell office:value-type="string" table:style-name="ce6">
            <text:p>R$ <text:s text:c="3"/>200,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05/03/2021</text:p>
          </table:table-cell>
          <table:table-cell office:value-type="string" table:style-name="ce10">
            <text:p>AGRO FERRAGENS LUIZAO LTDA</text:p>
          </table:table-cell>
          <table:table-cell office:value-type="string" table:style-name="ce7">
            <text:p>24.774.390/0001-15</text:p>
          </table:table-cell>
          <table:table-cell office:value-type="string" table:style-name="ce11">
            <text:p>COMPRA DE CADEADOS PARA OS PORTÕES DA PRM-RONDONÓPOLIS.</text:p>
            <text:p>DESPESA DE PEQUENO VULTO E AUSÊNCIA EM ESTOQUE.</text:p>
          </table:table-cell>
          <table:table-cell office:value-type="string" table:style-name="ce6">
            <text:p>R$ <text:s text:c="4"/>69,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08/03/2021</text:p>
          </table:table-cell>
          <table:table-cell office:value-type="string" table:style-name="ce10">
            <text:p>WEISS &amp; NAKAYAMA LTDA</text:p>
          </table:table-cell>
          <table:table-cell office:value-type="string" table:style-name="ce7">
            <text:p>08.980.889/0003-94</text:p>
          </table:table-cell>
          <table:table-cell office:value-type="string" table:style-name="ce11">
            <text:p>AQUISIÇÃO DE 1 TERMÔMETRO INFRA VERMELHO SEM CONTATO, PARA AFERIÇÃO DE TEMPERATURA NA RECEPÇÃO DA PRM-RONDONÓPOLIS.</text:p>
          </table:table-cell>
          <table:table-cell office:value-type="string" table:style-name="ce6">
            <text:p>R$ <text:s text:c="3"/>249,99</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28/01/2021</text:p>
          </table:table-cell>
          <table:table-cell office:value-type="string" table:style-name="ce10">
            <text:p>LUCIMAR NADAL EIRELI</text:p>
          </table:table-cell>
          <table:table-cell office:value-type="string" table:style-name="ce7">
            <text:p>09.327.580/0001-09</text:p>
          </table:table-cell>
          <table:table-cell office:value-type="string" table:style-name="ce11">
            <text:p>CONFECÇÃO DE CÓPIA DE CHAVES PARA O CLAVICULÁRIO DA PRM-RONDONÓPOLIS.</text:p>
            <text:p>DESPESAS DE PEQUENO VULTO.</text:p>
          </table:table-cell>
          <table:table-cell office:value-type="string" table:style-name="ce6">
            <text:p>R$ <text:s text:c="4"/>40,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9/09/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JAIR FONSECA GONZAGA</text:p>
          </table:table-cell>
          <table:table-cell office:value-type="string" table:style-name="ce6">
            <text:p>371.336.321-87</text:p>
          </table:table-cell>
          <table:table-cell office:value-type="string" table:style-name="ce6">
            <text:p>28/07/2021 a 01/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JEFFERSON MARQUES ROSA PASSOS</text:p>
          </table:table-cell>
          <table:table-cell office:value-type="string" table:style-name="ce6">
            <text:p>018.924.371-63</text:p>
          </table:table-cell>
          <table:table-cell office:value-type="string" table:style-name="ce6">
            <text:p>07/10/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JEFFERSON MARQUES ROSA PASSOS</text:p>
          </table:table-cell>
          <table:table-cell office:value-type="string" table:style-name="ce6">
            <text:p>018.924.371-63</text:p>
          </table:table-cell>
          <table:table-cell office:value-type="string" table:style-name="ce6">
            <text:p>20/07/2021 a 06/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1/02/2021</text:p>
          </table:table-cell>
          <table:table-cell office:value-type="string" table:style-name="ce10">
            <text:p>S. DIAS DA SILVA</text:p>
          </table:table-cell>
          <table:table-cell office:value-type="string" table:style-name="ce7">
            <text:p>21.781.277/0001-79</text:p>
          </table:table-cell>
          <table:table-cell office:value-type="string" table:style-name="ce11">
            <text:p>MANUTENÇÃO DO MOTOR DO PORTÃO ELETRÔNICO DA PROCURADORIA DA REPÚBLICA EM BARRA DO GARÇAS-MT</text:p>
          </table:table-cell>
          <table:table-cell office:value-type="string" table:style-name="ce6">
            <text:p>R$ <text:s text:c="3"/>100,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1/02/2021</text:p>
          </table:table-cell>
          <table:table-cell office:value-type="string" table:style-name="ce10">
            <text:p>TV COR MAGAZINE</text:p>
          </table:table-cell>
          <table:table-cell office:value-type="string" table:style-name="ce7">
            <text:p>15.203.669/0001-58</text:p>
          </table:table-cell>
          <table:table-cell office:value-type="string" table:style-name="ce11">
            <text:p>AQUISIÇÃO DE BATERIA RECARREGÁVEL PARA BASTÃO DE DETECÇÃO DE METAL.</text:p>
          </table:table-cell>
          <table:table-cell office:value-type="string" table:style-name="ce6">
            <text:p>R$ <text:s text:c="4"/>43,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4/02/2021</text:p>
          </table:table-cell>
          <table:table-cell office:value-type="string" table:style-name="ce10">
            <text:p>JD EXTINTORES E ACESSÓRIOS</text:p>
          </table:table-cell>
          <table:table-cell office:value-type="string" table:style-name="ce7">
            <text:p>13.751.750/0001-47</text:p>
          </table:table-cell>
          <table:table-cell office:value-type="string" table:style-name="ce11">
            <text:p>RECARGA DE EXTINTORES VENDIDOS COM FIM DE VIABILIZAR O PLANO DE DESASTRES DA PROCURADORIA DA REPÚBLICA EM BARRA DO GARÇAS-MT.</text:p>
          </table:table-cell>
          <table:table-cell office:value-type="string" table:style-name="ce6">
            <text:p>R$ <text:s text:c="3"/>300,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9/02/2021</text:p>
          </table:table-cell>
          <table:table-cell office:value-type="string" table:style-name="ce10">
            <text:p>JOILSON RODRIGUES PORTO</text:p>
          </table:table-cell>
          <table:table-cell office:value-type="string" table:style-name="ce7">
            <text:p>17.864.028/0001-70</text:p>
          </table:table-cell>
          <table:table-cell office:value-type="string" table:style-name="ce11">
            <text:p>SERVIÇO DE JARDINNGEM E LIMPEZA DA ÁREA EXTERNA DA PROCURADORIA DA REPÚBLICA EM BARRA DO GARÇAS</text:p>
          </table:table-cell>
          <table:table-cell office:value-type="string" table:style-name="ce6">
            <text:p>R$ <text:s text:c="3"/>170,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03/03/2021</text:p>
          </table:table-cell>
          <table:table-cell office:value-type="string" table:style-name="ce10">
            <text:p>SANGALETTI SANGALETTI E CIA LTDA</text:p>
          </table:table-cell>
          <table:table-cell office:value-type="string" table:style-name="ce7">
            <text:p>26.777.276/0003-36</text:p>
          </table:table-cell>
          <table:table-cell office:value-type="string" table:style-name="ce11">
            <text:p>AQUISIÇÃO NECESSÁRIA DE PRODUTOS COM RELAÇÃO AOS QUAIS NÃO HAVIA ESTOQUE CUJO VALOR FOI DE PEQUENA MONTA.</text:p>
          </table:table-cell>
          <table:table-cell office:value-type="string" table:style-name="ce6">
            <text:p>R$ <text:s text:c="4"/>71,40</text:p>
          </table:table-cell>
          <table:table-cell table:number-columns-repeated="16373"/>
        </table:table-row>
        <table:table-row table:style-name="ro6">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04/03/2021</text:p>
          </table:table-cell>
          <table:table-cell office:value-type="string" table:style-name="ce10">
            <text:p>DATAPLUS INF. E ELETR. LTDA - SNP</text:p>
          </table:table-cell>
          <table:table-cell office:value-type="string" table:style-name="ce7">
            <text:p>36.902.971/0004-17</text:p>
          </table:table-cell>
          <table:table-cell office:value-type="string" table:style-name="ce11">
            <text:p>NECESSIDADE DE TROCA DAS BATERIAS DOS NOBREAKS. <text:s/>COMPRA REALIZADA EM EMPRESA CUJO PREÇO FOI VENCEDOR ENTRE 3 EMPRESAS COTADAS. <text:s text:c="2"/>COMPRA AUTORIZADA PELA SECRETARIA ESTADUAL. VIDE DESPACHO DA SE PR-MT-00008496/2021</text:p>
          </table:table-cell>
          <table:table-cell office:value-type="string" table:style-name="ce6">
            <text:p>R$ <text:s text:c="3"/>297,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09/03/2021</text:p>
          </table:table-cell>
          <table:table-cell office:value-type="string" table:style-name="ce10">
            <text:p>NILSON DOLAVAL SOARES - ME - AQUARELA ADESIVOS</text:p>
          </table:table-cell>
          <table:table-cell office:value-type="string" table:style-name="ce7">
            <text:p>01.889.389/0001-30</text:p>
          </table:table-cell>
          <table:table-cell office:value-type="string" table:style-name="ce11">
            <text:p>AQUISIÇÃO NECESSÁRIA DE SERVIÇO CUJO VALOR FOI DE PEQUENA MONTA.</text:p>
          </table:table-cell>
          <table:table-cell office:value-type="string" table:style-name="ce6">
            <text:p>R$ <text:s text:c="4"/>25,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12/02/2021</text:p>
          </table:table-cell>
          <table:table-cell office:value-type="string" table:style-name="ce10">
            <text:p>SANGALETTI SANGALETTI E CIA LTDA</text:p>
          </table:table-cell>
          <table:table-cell office:value-type="string" table:style-name="ce7">
            <text:p>26.777.276/0003-36</text:p>
          </table:table-cell>
          <table:table-cell office:value-type="string" table:style-name="ce11">
            <text:p>AQUISIÇÃO NECESSÁRIA DE PRODUTOS COM RELAÇÃO AOS QUAIS NÃO HAVIA ESTOQUE CUJO VALOR FOI DE PEQUENA MONTA.</text:p>
          </table:table-cell>
          <table:table-cell office:value-type="string" table:style-name="ce6">
            <text:p>R$ <text:s text:c="4"/>37,92</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17/02/2021</text:p>
          </table:table-cell>
          <table:table-cell office:value-type="string" table:style-name="ce10">
            <text:p>HANAUER &amp; BARBOSA LTDA</text:p>
          </table:table-cell>
          <table:table-cell office:value-type="string" table:style-name="ce7">
            <text:p>08.916.969/0001-19</text:p>
          </table:table-cell>
          <table:table-cell office:value-type="string" table:style-name="ce11">
            <text:p>AQUISIÇÃO NECESSÁRIA DE PRODUTOS COM RELAÇÃO AOS QUAIS NÃO HAVIA ESTOQUE E CUJO VALOR É DE PEQUENA MONTA.</text:p>
          </table:table-cell>
          <table:table-cell office:value-type="string" table:style-name="ce6">
            <text:p>R$ <text:s text:c="4"/>68,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17/02/2021</text:p>
          </table:table-cell>
          <table:table-cell office:value-type="string" table:style-name="ce10">
            <text:p>HANAUER &amp; BARBOSA LTDA</text:p>
          </table:table-cell>
          <table:table-cell office:value-type="string" table:style-name="ce7">
            <text:p>08.916.969/0001-19</text:p>
          </table:table-cell>
          <table:table-cell office:value-type="string" table:style-name="ce11">
            <text:p>AQUISIÇÃO NECESSÁRIA DE SERVIÇO CUJO VALOR FOI DE PEQUENA MONTA.</text:p>
          </table:table-cell>
          <table:table-cell office:value-type="string" table:style-name="ce6">
            <text:p>R$ <text:s text:c="4"/>50,00</text:p>
          </table:table-cell>
          <table:table-cell table:number-columns-repeated="16373"/>
        </table:table-row>
        <table:table-row table:style-name="ro6">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15/06/2021 a 06/08/2021</text:p>
          </table:table-cell>
          <table:table-cell office:value-type="string" table:style-name="ce6">
            <text:p>SIM</text:p>
          </table:table-cell>
          <table:table-cell office:value-type="string" table:style-name="ce6">
            <text:p>26/07/2021</text:p>
          </table:table-cell>
          <table:table-cell office:value-type="string" table:style-name="ce10">
            <text:p>DEDETIZADORA ESTRELA LTDA-ME</text:p>
          </table:table-cell>
          <table:table-cell office:value-type="string" table:style-name="ce7">
            <text:p>04.865.652/0001-40</text:p>
          </table:table-cell>
          <table:table-cell office:value-type="string" table:style-name="ce11">
            <text:p>REALIZAÇÃO DE DEDETIZAÇÃO (DESINSETIZAÇÃO) NO PREDIO, SERVIÇO ESTE QUE NUNCA HAVIA SIDO REALIZADO. SERVIÇO AUTORIZADO PELO SECRETÁRIO ESTADUAL FRANCISCO PERANTE COTAÇÃO E ESCOLHA DA PROPOSTA MAIS VANTAJOSA PARA A ADMINITRAÇÃO PÚBLICA</text:p>
          </table:table-cell>
          <table:table-cell office:value-type="string" table:style-name="ce6">
            <text:p>R$ <text:s text:c="3"/>950,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22/09/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KLEMILDA SOUSA SANTOS MIRANDA</text:p>
          </table:table-cell>
          <table:table-cell office:value-type="string" table:style-name="ce6">
            <text:p>620.898.031-34</text:p>
          </table:table-cell>
          <table:table-cell office:value-type="string" table:style-name="ce6">
            <text:p>27/08/2021 a 01/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RODRIGO MOREIRA DE SOUZA ROCHA</text:p>
          </table:table-cell>
          <table:table-cell office:value-type="string" table:style-name="ce6">
            <text:p>030.091.236-63</text:p>
          </table:table-cell>
          <table:table-cell office:value-type="string" table:style-name="ce6">
            <text:p>21/06/2021 a 06/08/2021</text:p>
          </table:table-cell>
          <table:table-cell office:value-type="string" table:style-name="ce6">
            <text:p>SIM</text:p>
          </table:table-cell>
          <table:table-cell office:value-type="string" table:style-name="ce6">
            <text:p>09/07/2021</text:p>
          </table:table-cell>
          <table:table-cell office:value-type="string" table:style-name="ce10">
            <text:p>SUPERMERCADO MIURA LTDA</text:p>
          </table:table-cell>
          <table:table-cell office:value-type="string" table:style-name="ce7">
            <text:p>33.695.388/0001-41</text:p>
          </table:table-cell>
          <table:table-cell office:value-type="string" table:style-name="ce11">
            <text:p>AQUISIÇÃO DE PILHAS PALITO PARA CONTROLE REMOTO DE EQUIPAMENTOS DE AR CONDICIONADO E <text:s/>DE BATERIAS PARA CONTROLES DE PORTÕES ELETRÔNICOS</text:p>
          </table:table-cell>
          <table:table-cell office:value-type="string" table:style-name="ce6">
            <text:p>R$ <text:s text:c="4"/>86,00</text:p>
          </table:table-cell>
          <table:table-cell table:number-columns-repeated="16373"/>
        </table:table-row>
        <table:table-row table:style-name="ro5">
          <table:table-cell office:value-type="string" table:style-name="ce6">
            <text:p>PR-MT</text:p>
          </table:table-cell>
          <table:table-cell office:value-type="float" office:value="2021" table:style-name="ce6">
            <text:p>2021</text:p>
          </table:table-cell>
          <table:table-cell office:value-type="string" table:style-name="ce7">
            <text:p>RODRIGO MOREIRA DE SOUZA ROCHA</text:p>
          </table:table-cell>
          <table:table-cell office:value-type="string" table:style-name="ce6">
            <text:p>030.091.236-63</text:p>
          </table:table-cell>
          <table:table-cell office:value-type="string" table:style-name="ce6">
            <text:p>22/01/2021 a 09/04/2021</text:p>
          </table:table-cell>
          <table:table-cell office:value-type="string" table:style-name="ce6">
            <text:p>SIM</text:p>
          </table:table-cell>
          <table:table-cell office:value-type="string" table:style-name="ce6">
            <text:p>03/02/2021</text:p>
          </table:table-cell>
          <table:table-cell office:value-type="string" table:style-name="ce10">
            <text:p>CONTATUS COMUNICAÇÃO VISUAL</text:p>
          </table:table-cell>
          <table:table-cell office:value-type="string" table:style-name="ce7">
            <text:p>18.385.607/0001-00</text:p>
          </table:table-cell>
          <table:table-cell office:value-type="string" table:style-name="ce11">
            <text:p>CONFECÇÃO DE UM MAPA COM O ESTADO DO MATO GROSSO, INDICAÇÃO DOS MUNICÍPIOS, DE UNIDADES DE CONSERVAÇÃO, TERRAS INDÍGENAS, QUILOMBOS E DESTAQUE DAS ÁREAS DE ATRIBUIÇÃO DE CADA PROCURADORIA DA REPÚBLICA DO MT.</text:p>
          </table:table-cell>
          <table:table-cell office:value-type="string" table:style-name="ce6">
            <text:p>R$ <text:s text:c="3"/>492,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RODRIGO MOREIRA DE SOUZA ROCHA</text:p>
          </table:table-cell>
          <table:table-cell office:value-type="string" table:style-name="ce6">
            <text:p>030.091.236-63</text:p>
          </table:table-cell>
          <table:table-cell office:value-type="string" table:style-name="ce6">
            <text:p>22/01/2021 a 09/04/2021</text:p>
          </table:table-cell>
          <table:table-cell office:value-type="string" table:style-name="ce6">
            <text:p>SIM</text:p>
          </table:table-cell>
          <table:table-cell office:value-type="string" table:style-name="ce6">
            <text:p>28/01/2021</text:p>
          </table:table-cell>
          <table:table-cell office:value-type="string" table:style-name="ce10">
            <text:p>HIPER JN</text:p>
          </table:table-cell>
          <table:table-cell office:value-type="string" table:style-name="ce7">
            <text:p>02.359.273/0002-33</text:p>
          </table:table-cell>
          <table:table-cell office:value-type="string" table:style-name="ce11">
            <text:p>FIXAÇÃO DE MAPA EM PVC IMPRESSO COM INFORMAÇÕES RELEVANTES À ATUAÇÃO NA PRM CÁCERES CONFORME PGEA1.20.001.000250/2020-43 - ADMINISTRATIVA (ELETRÔNICO)</text:p>
          </table:table-cell>
          <table:table-cell office:value-type="string" table:style-name="ce6">
            <text:p>R$ <text:s text:c="4"/>47,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RODRIGO MOREIRA DE SOUZA ROCHA</text:p>
          </table:table-cell>
          <table:table-cell office:value-type="string" table:style-name="ce6">
            <text:p>030.091.236-63</text:p>
          </table:table-cell>
          <table:table-cell office:value-type="string" table:style-name="ce6">
            <text:p>30/09/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1/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6,49</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1/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4,90</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1/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93,69</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1/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9,19</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2/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6,79</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2/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4,90</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3/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4,89</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3/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4,90</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3/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4,88</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8/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4,90</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8/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4,89</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8/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4,88</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8/05/2021</text:p>
          </table:table-cell>
          <table:table-cell office:value-type="string" table:style-name="ce10">
            <text:p>IMPORTADORA OPLIMA LTDA</text:p>
          </table:table-cell>
          <table:table-cell office:value-type="string" table:style-name="ce7">
            <text:p>04.945.481/0001-69</text:p>
          </table:table-cell>
          <table:table-cell office:value-type="string" table:style-name="ce11">
            <text:p>AQUISIÇÃO DE MASCARAS DE PROTEÇÃO N95-COVID 19 PARA APLICAÇÃO EM SERVIDORES E COLABORADORES EM CUMPRIMENTO A PORTARIA PRPA N° 212/2020.</text:p>
          </table:table-cell>
          <table:table-cell office:value-type="string" table:style-name="ce6">
            <text:p>R$ <text:s text:c="3"/>125,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ANTONIO CARLOS ANDRADE DA SILVA</text:p>
          </table:table-cell>
          <table:table-cell office:value-type="string" table:style-name="ce6">
            <text:p>089.557.974-00</text:p>
          </table:table-cell>
          <table:table-cell office:value-type="string" table:style-name="ce6">
            <text:p>12/03/2021 a 09/06/2021</text:p>
          </table:table-cell>
          <table:table-cell office:value-type="string" table:style-name="ce6">
            <text:p>SIM</text:p>
          </table:table-cell>
          <table:table-cell office:value-type="string" table:style-name="ce6">
            <text:p>10/06/2021</text:p>
          </table:table-cell>
          <table:table-cell office:value-type="string" table:style-name="ce10">
            <text:p>J BATISTA RAMOS DE CARVALHO COMÉRCIO</text:p>
          </table:table-cell>
          <table:table-cell office:value-type="string" table:style-name="ce7">
            <text:p>26.989.715/0020-75</text:p>
          </table:table-cell>
          <table:table-cell office:value-type="string" table:style-name="ce11">
            <text:p>SERVIÇOS DE MANUTENÇÃO DO SISTEMA DE MONITORAMENTO DA PRM-PATOS/PB.</text:p>
          </table:table-cell>
          <table:table-cell office:value-type="string" table:style-name="ce6">
            <text:p>R$ <text:s text:c="3"/>15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04/05/2021</text:p>
          </table:table-cell>
          <table:table-cell office:value-type="string" table:style-name="ce10">
            <text:p>JUCILIO FERREIRA BARBOSA</text:p>
          </table:table-cell>
          <table:table-cell office:value-type="string" table:style-name="ce7">
            <text:p>08.263.396/0001-71</text:p>
          </table:table-cell>
          <table:table-cell office:value-type="string" table:style-name="ce11">
            <text:p>MATERIAL PARA REPAROS NA PRM MONTEIRO MONTEIRO.</text:p>
          </table:table-cell>
          <table:table-cell office:value-type="string" table:style-name="ce6">
            <text:p>R$ <text:s text:c="4"/>3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05/05/2021</text:p>
          </table:table-cell>
          <table:table-cell office:value-type="string" table:style-name="ce10">
            <text:p>CELECILENO ALVES BISPO CASA DAS TINTAS</text:p>
          </table:table-cell>
          <table:table-cell office:value-type="string" table:style-name="ce7">
            <text:p>24.222.267/0001-91</text:p>
          </table:table-cell>
          <table:table-cell office:value-type="string" table:style-name="ce11">
            <text:p>MATERIAL PARA REPAROS E MANUTENÇÃO DA PRM MONTEIRO.</text:p>
          </table:table-cell>
          <table:table-cell office:value-type="string" table:style-name="ce6">
            <text:p>R$ <text:s text:c="3"/>362,5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06/05/2021</text:p>
          </table:table-cell>
          <table:table-cell office:value-type="string" table:style-name="ce10">
            <text:p>RMC COMÉRCIO DE MATERIAIS DE CONSTRUÇÃO LTDA - CARVALHO</text:p>
          </table:table-cell>
          <table:table-cell office:value-type="string" table:style-name="ce7">
            <text:p>94.865.706/0001-60</text:p>
          </table:table-cell>
          <table:table-cell office:value-type="string" table:style-name="ce11">
            <text:p>FECHADURA PARA LAVABO DOS SERVIDORES.</text:p>
          </table:table-cell>
          <table:table-cell office:value-type="string" table:style-name="ce6">
            <text:p>R$ <text:s text:c="4"/>34,9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08/03/2021</text:p>
          </table:table-cell>
          <table:table-cell office:value-type="string" table:style-name="ce10">
            <text:p>RMC COMÉRCIO DE MATERIAIS DE CONSTRUÇÃO LTDA - CARVALHO</text:p>
          </table:table-cell>
          <table:table-cell office:value-type="string" table:style-name="ce7">
            <text:p>94.865.706/0001-60</text:p>
          </table:table-cell>
          <table:table-cell office:value-type="string" table:style-name="ce11">
            <text:p>MASSA ACRÍLICA PARA REPAROS NA PRM MONTEIRO.</text:p>
          </table:table-cell>
          <table:table-cell office:value-type="string" table:style-name="ce6">
            <text:p>R$ <text:s text:c="4"/>18,99</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09/03/2021</text:p>
          </table:table-cell>
          <table:table-cell office:value-type="string" table:style-name="ce10">
            <text:p>CELECILENO ALVES BISPO CASA DAS TINTAS</text:p>
          </table:table-cell>
          <table:table-cell office:value-type="string" table:style-name="ce7">
            <text:p>24.222.267/0001-91</text:p>
          </table:table-cell>
          <table:table-cell office:value-type="string" table:style-name="ce11">
            <text:p>COMPRA DE MATERIAL PARA REPAROS NA PRM MONTEIRO.</text:p>
          </table:table-cell>
          <table:table-cell office:value-type="string" table:style-name="ce6">
            <text:p>R$ <text:s text:c="4"/>27,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10/03/2021</text:p>
          </table:table-cell>
          <table:table-cell office:value-type="string" table:style-name="ce10">
            <text:p>RMC COMÉRCIO DE MATERIAIS DE CONSTRUÇÃO LTDA - CARVALHO</text:p>
          </table:table-cell>
          <table:table-cell office:value-type="string" table:style-name="ce7">
            <text:p>94.865.706/0001-60</text:p>
          </table:table-cell>
          <table:table-cell office:value-type="string" table:style-name="ce11">
            <text:p>MATREIAL PARA REPAROS NA PRM MONTEIRO.</text:p>
          </table:table-cell>
          <table:table-cell office:value-type="string" table:style-name="ce6">
            <text:p>R$ <text:s text:c="4"/>49,47</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23/03/2021</text:p>
          </table:table-cell>
          <table:table-cell office:value-type="string" table:style-name="ce10">
            <text:p>RMC COMÉRCIO DE MATERIAIS DE CONSTRUÇÃO LTDA - CARVALHO</text:p>
          </table:table-cell>
          <table:table-cell office:value-type="string" table:style-name="ce7">
            <text:p>94.865.706/0001-60</text:p>
          </table:table-cell>
          <table:table-cell office:value-type="string" table:style-name="ce11">
            <text:p>MATERIAL DE REPAROS.</text:p>
          </table:table-cell>
          <table:table-cell office:value-type="string" table:style-name="ce6">
            <text:p>R$ <text:s text:c="5"/>8,44</text:p>
          </table:table-cell>
          <table:table-cell table:number-columns-repeated="16373"/>
        </table:table-row>
        <table:table-row table:style-name="ro5">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10">
            <text:p>FIT INFORMATICA LTDA - ME</text:p>
          </table:table-cell>
          <table:table-cell office:value-type="string" table:style-name="ce7">
            <text:p>14.529.732/0001-88</text:p>
          </table:table-cell>
          <table:table-cell office:value-type="string" table:style-name="ce11">
            <text:p>A CONTRATAÇÃO NECESSÁRIA EM RAZÃO DA MANUTENÇÃO DOS EQUIPAMENTOS DE SEGURANÇA DA PRM MONTEIRO, TAIS COMO CFVT, CERCA ELÉTRICA E MOTOR DO PORTÃO QUE DÁ ACESSO AO ESTACIONAMENTO DA PROCURADORIA DE MONTEIRO.</text:p>
          </table:table-cell>
          <table:table-cell office:value-type="string" table:style-name="ce6">
            <text:p>R$ <text:s text:c="3"/>50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10">
            <text:p>JR CONSTRUCOES E FERRAGENS</text:p>
          </table:table-cell>
          <table:table-cell office:value-type="string" table:style-name="ce7">
            <text:p>18.585.911/0001-93</text:p>
          </table:table-cell>
          <table:table-cell office:value-type="string" table:style-name="ce11">
            <text:p>COMPRA DE MATERIAL PARA REPAROS DE MANUTENÇÃO PREDIAL NA PRM MONTEIRO.</text:p>
          </table:table-cell>
          <table:table-cell office:value-type="string" table:style-name="ce6">
            <text:p>R$ <text:s text:c="3"/>315,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10">
            <text:p>MALVES SUPERMERCADOS LTDA</text:p>
          </table:table-cell>
          <table:table-cell office:value-type="string" table:style-name="ce7">
            <text:p>05.294.386/0002-96</text:p>
          </table:table-cell>
          <table:table-cell office:value-type="string" table:style-name="ce11">
            <text:p>PULVERIZADOR E ALCOOL LÍQUIDO 70 PARA LIMPEZA DAS SUPERFÍCIES DAS MESAS DAS SALAS DA PRM MONTEIRO.</text:p>
          </table:table-cell>
          <table:table-cell office:value-type="string" table:style-name="ce6">
            <text:p>R$ <text:s text:c="4"/>22,48</text:p>
          </table:table-cell>
          <table:table-cell table:number-columns-repeated="16373"/>
        </table:table-row>
        <table:table-row table:style-name="ro5">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22/02/2021</text:p>
          </table:table-cell>
          <table:table-cell office:value-type="string" table:style-name="ce10">
            <text:p>L L A COMÉRCIO DE GÁS LTDA</text:p>
          </table:table-cell>
          <table:table-cell office:value-type="string" table:style-name="ce7">
            <text:p>31.651.392/0001-82</text:p>
          </table:table-cell>
          <table:table-cell office:value-type="string" table:style-name="ce11">
            <text:p>EM RAZÃO DA ALTERAÇÃO DA EMPRESA QUE FORNECE ÁGUA MINERAL PARA MONTEIRO, <text:s/>FEZ-SE NECESSÁRIO A AQUISIÇÃO DE NOVOS GARRAFÕES, UMA VEZ QUE OS GARRAFÕES EM USO NA PRM NÃO CORRESPONDIAM A LOGOMARCA INDAIÁ.</text:p>
          </table:table-cell>
          <table:table-cell office:value-type="string" table:style-name="ce6">
            <text:p>R$ <text:s text:c="3"/>20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23/02/2021</text:p>
          </table:table-cell>
          <table:table-cell office:value-type="string" table:style-name="ce10">
            <text:p>L L A COMÉRCIO DE GÁS LTDA</text:p>
          </table:table-cell>
          <table:table-cell office:value-type="string" table:style-name="ce7">
            <text:p>31.651.392/0001-82</text:p>
          </table:table-cell>
          <table:table-cell office:value-type="string" table:style-name="ce11">
            <text:p>AQUISIÇÃO DE 02 GÁS DE COZINHA EM VASILHAME PARA UTILIZAÇÃO NA PRM MONTEIRO.</text:p>
          </table:table-cell>
          <table:table-cell office:value-type="string" table:style-name="ce6">
            <text:p>R$ <text:s text:c="3"/>16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04/10/2021 a 12/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05/02/2021 a 05/05/2021</text:p>
          </table:table-cell>
          <table:table-cell office:value-type="string" table:style-name="ce6">
            <text:p>SIM</text:p>
          </table:table-cell>
          <table:table-cell office:value-type="string" table:style-name="ce6">
            <text:p>11/02/2021</text:p>
          </table:table-cell>
          <table:table-cell office:value-type="string" table:style-name="ce10">
            <text:p>B&amp;M COMÉRCIO VAREJISTA DE GAS E ÁGUA LTDA</text:p>
          </table:table-cell>
          <table:table-cell office:value-type="string" table:style-name="ce7">
            <text:p>25.245.600/0001-40</text:p>
          </table:table-cell>
          <table:table-cell office:value-type="string" table:style-name="ce11">
            <text:p>REABASTECIMENTO DO GÁS PARA USO NA PRPB</text:p>
          </table:table-cell>
          <table:table-cell office:value-type="string" table:style-name="ce6">
            <text:p>R$ <text:s text:c="3"/>29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05/02/2021 a 05/05/2021</text:p>
          </table:table-cell>
          <table:table-cell office:value-type="string" table:style-name="ce6">
            <text:p>SIM</text:p>
          </table:table-cell>
          <table:table-cell office:value-type="string" table:style-name="ce6">
            <text:p>11/02/2021</text:p>
          </table:table-cell>
          <table:table-cell office:value-type="string" table:style-name="ce10">
            <text:p>JUCELIO CANDIDO SUCUPIRA-ME</text:p>
          </table:table-cell>
          <table:table-cell office:value-type="string" table:style-name="ce7">
            <text:p>35.506.567/0002-08</text:p>
          </table:table-cell>
          <table:table-cell office:value-type="string" table:style-name="ce11">
            <text:p>COMPRA DE CABO TELEFÔNICO PARA USO DA SETIC</text:p>
          </table:table-cell>
          <table:table-cell office:value-type="string" table:style-name="ce6">
            <text:p>R$ <text:s text:c="4"/>3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05/02/2021 a 05/05/2021</text:p>
          </table:table-cell>
          <table:table-cell office:value-type="string" table:style-name="ce6">
            <text:p>SIM</text:p>
          </table:table-cell>
          <table:table-cell office:value-type="string" table:style-name="ce6">
            <text:p>15/04/2021</text:p>
          </table:table-cell>
          <table:table-cell office:value-type="string" table:style-name="ce10">
            <text:p>CHAVEIRO INOVAÇÃO</text:p>
          </table:table-cell>
          <table:table-cell office:value-type="string" table:style-name="ce7">
            <text:p>09.230.393/0001-02</text:p>
          </table:table-cell>
          <table:table-cell office:value-type="string" table:style-name="ce11">
            <text:p>CONFECÇÃO DE 2 CHAVES PARA O GABINETE DE DR. GODOY</text:p>
          </table:table-cell>
          <table:table-cell office:value-type="string" table:style-name="ce6">
            <text:p>R$ <text:s text:c="4"/>7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0/05/2021 a 07/08/2021</text:p>
          </table:table-cell>
          <table:table-cell office:value-type="string" table:style-name="ce6">
            <text:p>SIM</text:p>
          </table:table-cell>
          <table:table-cell office:value-type="string" table:style-name="ce6">
            <text:p>04/06/2021</text:p>
          </table:table-cell>
          <table:table-cell office:value-type="string" table:style-name="ce10">
            <text:p>AVECAMP SPORTS COMERCIO DE MATERIAIS ESPORTIVOS LTDA</text:p>
          </table:table-cell>
          <table:table-cell office:value-type="string" table:style-name="ce7">
            <text:p>13.192.473/0001-80</text:p>
          </table:table-cell>
          <table:table-cell office:value-type="string" table:style-name="ce11">
            <text:p>COMPRA DE PRESILHAS PARA CABOS DAS BANDEIRAS</text:p>
          </table:table-cell>
          <table:table-cell office:value-type="string" table:style-name="ce6">
            <text:p>R$ <text:s text:c="3"/>15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0/05/2021 a 07/08/2021</text:p>
          </table:table-cell>
          <table:table-cell office:value-type="string" table:style-name="ce6">
            <text:p>SIM</text:p>
          </table:table-cell>
          <table:table-cell office:value-type="string" table:style-name="ce6">
            <text:p>11/05/2021</text:p>
          </table:table-cell>
          <table:table-cell office:value-type="string" table:style-name="ce10">
            <text:p>RECICABOS COMERCIAL LTDA-PE</text:p>
          </table:table-cell>
          <table:table-cell office:value-type="string" table:style-name="ce7">
            <text:p>24.454.886/0001-01</text:p>
          </table:table-cell>
          <table:table-cell office:value-type="string" table:style-name="ce11">
            <text:p>COMPRA DE DETECTOR DE FUMAÇA PARA A PRM CAMPINA GRANDE</text:p>
          </table:table-cell>
          <table:table-cell office:value-type="string" table:style-name="ce6">
            <text:p>R$ <text:s text:c="3"/>489,8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0/05/2021 a 07/08/2021</text:p>
          </table:table-cell>
          <table:table-cell office:value-type="string" table:style-name="ce6">
            <text:p>SIM</text:p>
          </table:table-cell>
          <table:table-cell office:value-type="string" table:style-name="ce6">
            <text:p>21/05/2021</text:p>
          </table:table-cell>
          <table:table-cell office:value-type="string" table:style-name="ce10">
            <text:p>PORTAL DAS BANDEIRAS</text:p>
          </table:table-cell>
          <table:table-cell office:value-type="string" table:style-name="ce7">
            <text:p>20.213.219/0002-67</text:p>
          </table:table-cell>
          <table:table-cell office:value-type="string" table:style-name="ce11">
            <text:p>CORDA PARA HASTEAMENTO DAS BANDEIRAS</text:p>
          </table:table-cell>
          <table:table-cell office:value-type="string" table:style-name="ce6">
            <text:p>R$ <text:s text:c="3"/>105,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1/06/2021 a 08/09/2021</text:p>
          </table:table-cell>
          <table:table-cell office:value-type="string" table:style-name="ce6">
            <text:p>SIM</text:p>
          </table:table-cell>
          <table:table-cell office:value-type="string" table:style-name="ce6">
            <text:p>03/09/2021</text:p>
          </table:table-cell>
          <table:table-cell office:value-type="string" table:style-name="ce10">
            <text:p>O MESTRE MATERIAIS DE CONSTRUÇÃO LTDA</text:p>
          </table:table-cell>
          <table:table-cell office:value-type="string" table:style-name="ce7">
            <text:p>00.778.553/0001-70</text:p>
          </table:table-cell>
          <table:table-cell office:value-type="string" table:style-name="ce11">
            <text:p>COMPRA DE ARTIGOS PARA JARDINEGEM PARA REPARO NO JARDIM DO PRÉDIO DA PRPB</text:p>
          </table:table-cell>
          <table:table-cell office:value-type="string" table:style-name="ce6">
            <text:p>R$ <text:s text:c="3"/>103,35</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1/06/2021 a 08/09/2021</text:p>
          </table:table-cell>
          <table:table-cell office:value-type="string" table:style-name="ce6">
            <text:p>SIM</text:p>
          </table:table-cell>
          <table:table-cell office:value-type="string" table:style-name="ce6">
            <text:p>03/09/2021</text:p>
          </table:table-cell>
          <table:table-cell office:value-type="string" table:style-name="ce10">
            <text:p>PPA PAISAGISMO E PLANEJAMENTO AMBIENTAL LTDA</text:p>
          </table:table-cell>
          <table:table-cell office:value-type="string" table:style-name="ce7">
            <text:p>07.037.571/0001-40</text:p>
          </table:table-cell>
          <table:table-cell office:value-type="string" table:style-name="ce11">
            <text:p>ARTIGOS PARA O REPARO DO JARDIM DO PRÉDIO DA PRPB</text:p>
          </table:table-cell>
          <table:table-cell office:value-type="string" table:style-name="ce6">
            <text:p>R$ <text:s text:c="3"/>177,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1/06/2021 a 08/09/2021</text:p>
          </table:table-cell>
          <table:table-cell office:value-type="string" table:style-name="ce6">
            <text:p>SIM</text:p>
          </table:table-cell>
          <table:table-cell office:value-type="string" table:style-name="ce6">
            <text:p>16/06/2021</text:p>
          </table:table-cell>
          <table:table-cell office:value-type="string" table:style-name="ce10">
            <text:p>QUALITECH COMERCIO E SERVIÇOS DE INFORMATICA LTDA</text:p>
          </table:table-cell>
          <table:table-cell office:value-type="string" table:style-name="ce7">
            <text:p>02.674.088/0001-52</text:p>
          </table:table-cell>
          <table:table-cell office:value-type="string" table:style-name="ce11">
            <text:p>COMPRA DE MATERIAL PARA CONSERTO DAS CÂMARAS DE SEGURANÇA</text:p>
          </table:table-cell>
          <table:table-cell office:value-type="string" table:style-name="ce6">
            <text:p>R$ <text:s text:c="3"/>398,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3/09/2021 a 15/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23/06/2021 a 20/09/2021</text:p>
          </table:table-cell>
          <table:table-cell office:value-type="string" table:style-name="ce6">
            <text:p>SIM</text:p>
          </table:table-cell>
          <table:table-cell office:value-type="string" table:style-name="ce6">
            <text:p>22/07/2021</text:p>
          </table:table-cell>
          <table:table-cell office:value-type="string" table:style-name="ce10">
            <text:p>NILSON LUIZ DA ROCHA</text:p>
          </table:table-cell>
          <table:table-cell office:value-type="string" table:style-name="ce7">
            <text:p>11.702.822/0001-30</text:p>
          </table:table-cell>
          <table:table-cell office:value-type="string" table:style-name="ce11">
            <text:p>SERVIÇO DE MANUTENÇÃO DE 2 NVR E 1 HD DE 6T PARA USO DA SEGURANÇA</text:p>
          </table:table-cell>
          <table:table-cell office:value-type="string" table:style-name="ce6">
            <text:p>R$ <text:s text:c="3"/>55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23/06/2021 a 20/09/2021</text:p>
          </table:table-cell>
          <table:table-cell office:value-type="string" table:style-name="ce6">
            <text:p>SIM</text:p>
          </table:table-cell>
          <table:table-cell office:value-type="string" table:style-name="ce6">
            <text:p>27/07/2021</text:p>
          </table:table-cell>
          <table:table-cell office:value-type="string" table:style-name="ce10">
            <text:p>COPIADORA PARAIBANA LTDA</text:p>
          </table:table-cell>
          <table:table-cell office:value-type="string" table:style-name="ce7">
            <text:p>08.579.484/0001-87</text:p>
          </table:table-cell>
          <table:table-cell office:value-type="string" table:style-name="ce11">
            <text:p>SERVIÇO DE CÓPIAS DAS PLANTAS DE ARQUITETURA DA SEDE DA PRPB PARA PROCESSO DA SPU</text:p>
          </table:table-cell>
          <table:table-cell office:value-type="string" table:style-name="ce6">
            <text:p>R$ <text:s text:c="3"/>15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30/04/2021 a 28/07/2021</text:p>
          </table:table-cell>
          <table:table-cell office:value-type="string" table:style-name="ce6">
            <text:p>SIM</text:p>
          </table:table-cell>
          <table:table-cell office:value-type="string" table:style-name="ce6">
            <text:p>19/05/2021</text:p>
          </table:table-cell>
          <table:table-cell office:value-type="string" table:style-name="ce10">
            <text:p>DECARLINTO SERVIÇO NOTARIAL</text:p>
          </table:table-cell>
          <table:table-cell office:value-type="string" table:style-name="ce7">
            <text:p>08.271.322/0001-87</text:p>
          </table:table-cell>
          <table:table-cell office:value-type="string" table:style-name="ce11">
            <text:p>RECONHECIMENTO DE FIRMA EM DOCUMENTO DE CARRO OFICIAL</text:p>
          </table:table-cell>
          <table:table-cell office:value-type="string" table:style-name="ce6">
            <text:p>R$ <text:s text:c="4"/>26,82</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13/05/2021 a 10/08/2021</text:p>
          </table:table-cell>
          <table:table-cell office:value-type="string" table:style-name="ce6">
            <text:p>SIM</text:p>
          </table:table-cell>
          <table:table-cell office:value-type="string" table:style-name="ce6">
            <text:p>03/08/2021</text:p>
          </table:table-cell>
          <table:table-cell office:value-type="string" table:style-name="ce10">
            <text:p>KLEVENY JOSE SOUSA RIBEIRO - ME</text:p>
          </table:table-cell>
          <table:table-cell office:value-type="string" table:style-name="ce7">
            <text:p>14.101.812/0001-38</text:p>
          </table:table-cell>
          <table:table-cell office:value-type="string" table:style-name="ce11">
            <text:p>MANUTENÇÃO CORRETIVA DO SISTEMA DE CFTV DA PROCURADORIA: TROCA DA FONTE DO DVR E DOS CONECTORES TERMINAIS DAS CÂMERAS.</text:p>
          </table:table-cell>
          <table:table-cell office:value-type="string" table:style-name="ce6">
            <text:p>R$ <text:s text:c="3"/>118,00</text:p>
          </table:table-cell>
          <table:table-cell table:number-columns-repeated="16373"/>
        </table:table-row>
        <table:table-row table:style-name="ro5">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25/01/2021 a 24/04/2021</text:p>
          </table:table-cell>
          <table:table-cell office:value-type="string" table:style-name="ce6">
            <text:p>SIM</text:p>
          </table:table-cell>
          <table:table-cell office:value-type="string" table:style-name="ce6">
            <text:p>03/02/2021</text:p>
          </table:table-cell>
          <table:table-cell office:value-type="string" table:style-name="ce10">
            <text:p>COSTA COMERCIAL DE FERRAGENS LTDA</text:p>
          </table:table-cell>
          <table:table-cell office:value-type="string" table:style-name="ce7">
            <text:p>05.010.232/0001-44</text:p>
          </table:table-cell>
          <table:table-cell office:value-type="string" table:style-name="ce11">
            <text:p>REPAROS NA CAIXA DE DESCARGA E NA PORTA DO SANITÁRIO MASCULINO LOCALIZADOS NO PISO TÉRREO E REPARO DE UMA TELHA QUEBRADA, AMBOS OS REPAROS REALIZADOS NO ÂMBITO DA PRM-GUARABIRA.</text:p>
          </table:table-cell>
          <table:table-cell office:value-type="string" table:style-name="ce6">
            <text:p>R$ <text:s text:c="4"/>81,4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25/01/2021 a 24/04/2021</text:p>
          </table:table-cell>
          <table:table-cell office:value-type="string" table:style-name="ce6">
            <text:p>SIM</text:p>
          </table:table-cell>
          <table:table-cell office:value-type="string" table:style-name="ce6">
            <text:p>09/04/2021</text:p>
          </table:table-cell>
          <table:table-cell office:value-type="string" table:style-name="ce10">
            <text:p>COSTA COMERCIAL DE FERRAGENS LTDA</text:p>
          </table:table-cell>
          <table:table-cell office:value-type="string" table:style-name="ce7">
            <text:p>05.010.232/0001-44</text:p>
          </table:table-cell>
          <table:table-cell office:value-type="string" table:style-name="ce11">
            <text:p>SUBSTITUIÇÃO DO ENGATE DA CAIXA DE DESCARGA ACOPLADA LOCALIZADA NO WC MASCULINO DO PISO TÉRREO</text:p>
          </table:table-cell>
          <table:table-cell office:value-type="string" table:style-name="ce6">
            <text:p>R$ <text:s text:c="5"/>8,50</text:p>
          </table:table-cell>
          <table:table-cell table:number-columns-repeated="16373"/>
        </table:table-row>
        <table:table-row table:style-name="ro6">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25/01/2021 a 24/04/2021</text:p>
          </table:table-cell>
          <table:table-cell office:value-type="string" table:style-name="ce6">
            <text:p>SIM</text:p>
          </table:table-cell>
          <table:table-cell office:value-type="string" table:style-name="ce6">
            <text:p>19/02/2021</text:p>
          </table:table-cell>
          <table:table-cell office:value-type="string" table:style-name="ce10">
            <text:p>REI DOS DISCOS ELETRÔNICA</text:p>
          </table:table-cell>
          <table:table-cell office:value-type="string" table:style-name="ce7">
            <text:p>09.184.128/0001-27</text:p>
          </table:table-cell>
          <table:table-cell office:value-type="string" table:style-name="ce11">
            <text:p>FOI CONSTATADO NO DIA 19/02/2021 QUE A FONTE DE ALIMENTAÇÃO DO SISTEMA DE CFTV DA PROCURADORIA ESTAVA AVARIADA, POIS O CFTV ESTAVA INOPERANTE, PORTANTO, FEZ-SE NECESSÁRIA, A SUBSTITUIÇÃO DESTA FONTE DE MANEIRA IMEDIATA.</text:p>
          </table:table-cell>
          <table:table-cell office:value-type="string" table:style-name="ce6">
            <text:p>R$ <text:s text:c="4"/>68,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09/06/2021 a 07/09/2021</text:p>
          </table:table-cell>
          <table:table-cell office:value-type="string" table:style-name="ce6">
            <text:p>SIM</text:p>
          </table:table-cell>
          <table:table-cell office:value-type="string" table:style-name="ce6">
            <text:p>09/07/2021</text:p>
          </table:table-cell>
          <table:table-cell office:value-type="string" table:style-name="ce10">
            <text:p>HERICLAUDIO JACINTO OLIVEIRA</text:p>
          </table:table-cell>
          <table:table-cell office:value-type="string" table:style-name="ce7">
            <text:p>20.848.558/0001-39</text:p>
          </table:table-cell>
          <table:table-cell office:value-type="string" table:style-name="ce11">
            <text:p>NÃO HÁ DISPONIBILIDADE NO ESTOQUE DA SELOG</text:p>
          </table:table-cell>
          <table:table-cell office:value-type="string" table:style-name="ce6">
            <text:p>R$ <text:s text:c="3"/>45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09/06/2021 a 07/09/2021</text:p>
          </table:table-cell>
          <table:table-cell office:value-type="string" table:style-name="ce6">
            <text:p>SIM</text:p>
          </table:table-cell>
          <table:table-cell office:value-type="string" table:style-name="ce6">
            <text:p>13/07/2021</text:p>
          </table:table-cell>
          <table:table-cell office:value-type="string" table:style-name="ce10">
            <text:p>AÇO BOM PREÇO LTDA</text:p>
          </table:table-cell>
          <table:table-cell office:value-type="string" table:style-name="ce7">
            <text:p>04.358.477/0001-02</text:p>
          </table:table-cell>
          <table:table-cell office:value-type="string" table:style-name="ce11">
            <text:p>NÃO HÁ DISPONIBILIDADE DE ESTOQUE NA SELOG DA PR/PB</text:p>
          </table:table-cell>
          <table:table-cell office:value-type="string" table:style-name="ce6">
            <text:p>R$ <text:s text:c="4"/>75,96</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09/06/2021 a 07/09/2021</text:p>
          </table:table-cell>
          <table:table-cell office:value-type="string" table:style-name="ce6">
            <text:p>SIM</text:p>
          </table:table-cell>
          <table:table-cell office:value-type="string" table:style-name="ce6">
            <text:p>13/07/2021</text:p>
          </table:table-cell>
          <table:table-cell office:value-type="string" table:style-name="ce10">
            <text:p>AÇO BOM PREÇO LTDA</text:p>
          </table:table-cell>
          <table:table-cell office:value-type="string" table:style-name="ce7">
            <text:p>04.358.477/0001-02</text:p>
          </table:table-cell>
          <table:table-cell office:value-type="string" table:style-name="ce11">
            <text:p>NÃO HÁ DISPONIBILIDADE NO ESTOQUE DA SELOG</text:p>
          </table:table-cell>
          <table:table-cell office:value-type="string" table:style-name="ce6">
            <text:p>R$ <text:s text:c="4"/>20,15</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09/06/2021 a 07/09/2021</text:p>
          </table:table-cell>
          <table:table-cell office:value-type="string" table:style-name="ce6">
            <text:p>SIM</text:p>
          </table:table-cell>
          <table:table-cell office:value-type="string" table:style-name="ce6">
            <text:p>18/06/2021</text:p>
          </table:table-cell>
          <table:table-cell office:value-type="string" table:style-name="ce10">
            <text:p>FUGIMAQ</text:p>
          </table:table-cell>
          <table:table-cell office:value-type="string" table:style-name="ce7">
            <text:p>09.534.723/0001-45</text:p>
          </table:table-cell>
          <table:table-cell office:value-type="string" table:style-name="ce11">
            <text:p>NÃO HA DISPONIBILIDADE NO ESTOQUE DA PR/PB</text:p>
          </table:table-cell>
          <table:table-cell office:value-type="string" table:style-name="ce6">
            <text:p>R$ <text:s text:c="3"/>25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5/02/2021</text:p>
          </table:table-cell>
          <table:table-cell office:value-type="string" table:style-name="ce10">
            <text:p>REVENDEDORA DE GAS DO BRASIL LTDA</text:p>
          </table:table-cell>
          <table:table-cell office:value-type="string" table:style-name="ce7">
            <text:p>03.092.570/0008-13</text:p>
          </table:table-cell>
          <table:table-cell office:value-type="string" table:style-name="ce11">
            <text:p>NÃO HA DISPONIBILIDADE NO ESTOQUE DA SELOG</text:p>
          </table:table-cell>
          <table:table-cell office:value-type="string" table:style-name="ce6">
            <text:p>R$ <text:s text:c="3"/>16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5/03/2021</text:p>
          </table:table-cell>
          <table:table-cell office:value-type="string" table:style-name="ce10">
            <text:p>CASA DAS BATERIAS</text:p>
          </table:table-cell>
          <table:table-cell office:value-type="string" table:style-name="ce7">
            <text:p>07.075.386/0002-20</text:p>
          </table:table-cell>
          <table:table-cell office:value-type="string" table:style-name="ce11">
            <text:p>NÃO HAVIA DISPONIBILIDADE NO ESTOQUE DA SELOG</text:p>
          </table:table-cell>
          <table:table-cell office:value-type="string" table:style-name="ce6">
            <text:p>R$ <text:s text:c="3"/>125,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5/04/2021</text:p>
          </table:table-cell>
          <table:table-cell office:value-type="string" table:style-name="ce10">
            <text:p>JOELMA DIOMEDES DA SILVA</text:p>
          </table:table-cell>
          <table:table-cell office:value-type="string" table:style-name="ce7">
            <text:p>21.479.863/0001-63</text:p>
          </table:table-cell>
          <table:table-cell office:value-type="string" table:style-name="ce11">
            <text:p>NÃO HAVIA DISPONIBILIDADE NO ESTOQUE DA SELOG</text:p>
          </table:table-cell>
          <table:table-cell office:value-type="string" table:style-name="ce6">
            <text:p>R$ <text:s text:c="3"/>116,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9/02/2021</text:p>
          </table:table-cell>
          <table:table-cell office:value-type="string" table:style-name="ce10">
            <text:p>CARAJAS MATERIAIS DE CONSTRUÇÃO</text:p>
          </table:table-cell>
          <table:table-cell office:value-type="string" table:style-name="ce7">
            <text:p>03.656.804/0010-22</text:p>
          </table:table-cell>
          <table:table-cell office:value-type="string" table:style-name="ce11">
            <text:p>NÃO HA DISPONIBILIDADE NO ESTOQUE DA SELOG.</text:p>
          </table:table-cell>
          <table:table-cell office:value-type="string" table:style-name="ce6">
            <text:p>R$ <text:s text:c="4"/>26,27</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9/02/2021</text:p>
          </table:table-cell>
          <table:table-cell office:value-type="string" table:style-name="ce10">
            <text:p>JOELMA DIOMEDES DA SILVA</text:p>
          </table:table-cell>
          <table:table-cell office:value-type="string" table:style-name="ce7">
            <text:p>21.479.863/0001-63</text:p>
          </table:table-cell>
          <table:table-cell office:value-type="string" table:style-name="ce11">
            <text:p>NÃO HA DISPONIBILIDADE NO ESTOQUE DA SELOG.</text:p>
          </table:table-cell>
          <table:table-cell office:value-type="string" table:style-name="ce6">
            <text:p>R$ <text:s text:c="3"/>116,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25/01/2021</text:p>
          </table:table-cell>
          <table:table-cell office:value-type="string" table:style-name="ce10">
            <text:p>ARAUJO TINTAS</text:p>
          </table:table-cell>
          <table:table-cell office:value-type="string" table:style-name="ce7">
            <text:p>01.116.460/0001-42</text:p>
          </table:table-cell>
          <table:table-cell office:value-type="string" table:style-name="ce11">
            <text:p>NÃO HA DISPONIBILIDADE NO ESTOQUE DA SELOG</text:p>
          </table:table-cell>
          <table:table-cell office:value-type="string" table:style-name="ce6">
            <text:p>R$ <text:s text:c="3"/>149,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3/04/2021 a 21/07/2021</text:p>
          </table:table-cell>
          <table:table-cell office:value-type="string" table:style-name="ce6">
            <text:p>SIM</text:p>
          </table:table-cell>
          <table:table-cell office:value-type="string" table:style-name="ce6">
            <text:p>04/06/2021</text:p>
          </table:table-cell>
          <table:table-cell office:value-type="string" table:style-name="ce10">
            <text:p>FUGIMAQ</text:p>
          </table:table-cell>
          <table:table-cell office:value-type="string" table:style-name="ce7">
            <text:p>09.534.723/0001-45</text:p>
          </table:table-cell>
          <table:table-cell office:value-type="string" table:style-name="ce11">
            <text:p>NÃO HAVIA DISPONIBILIDADE NO ESTOQUE DA SELGO DA PR/PB</text:p>
          </table:table-cell>
          <table:table-cell office:value-type="string" table:style-name="ce6">
            <text:p>R$ <text:s text:c="3"/>25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3/04/2021 a 21/07/2021</text:p>
          </table:table-cell>
          <table:table-cell office:value-type="string" table:style-name="ce6">
            <text:p>SIM</text:p>
          </table:table-cell>
          <table:table-cell office:value-type="string" table:style-name="ce6">
            <text:p>18/06/2021</text:p>
          </table:table-cell>
          <table:table-cell office:value-type="string" table:style-name="ce10">
            <text:p>CASA DAS BATERIAS</text:p>
          </table:table-cell>
          <table:table-cell office:value-type="string" table:style-name="ce7">
            <text:p>07.075.386/0002-20</text:p>
          </table:table-cell>
          <table:table-cell office:value-type="string" table:style-name="ce11">
            <text:p>NÃO HAVIA DISPONIBILIDADE NO ESTOQUE DA SELGO DA PR/PB.</text:p>
          </table:table-cell>
          <table:table-cell office:value-type="string" table:style-name="ce6">
            <text:p>R$ <text:s text:c="3"/>44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3/04/2021 a 21/07/2021</text:p>
          </table:table-cell>
          <table:table-cell office:value-type="string" table:style-name="ce6">
            <text:p>SIM</text:p>
          </table:table-cell>
          <table:table-cell office:value-type="string" table:style-name="ce6">
            <text:p>26/05/2021</text:p>
          </table:table-cell>
          <table:table-cell office:value-type="string" table:style-name="ce10">
            <text:p>SERGIO DE MENEZES DANTAS</text:p>
          </table:table-cell>
          <table:table-cell office:value-type="string" table:style-name="ce7">
            <text:p>04.480.020/0001-68</text:p>
          </table:table-cell>
          <table:table-cell office:value-type="string" table:style-name="ce11">
            <text:p>NÃO HAVIA DISPONIBILIDADE NO ESTOQUE DA SELOG DA PR/PB.</text:p>
          </table:table-cell>
          <table:table-cell office:value-type="string" table:style-name="ce6">
            <text:p>R$ <text:s text:c="4"/>8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3/08/2021 a 11/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4/06/2021 a 21/09/2021</text:p>
          </table:table-cell>
          <table:table-cell office:value-type="string" table:style-name="ce6">
            <text:p>SIM</text:p>
          </table:table-cell>
          <table:table-cell office:value-type="string" table:style-name="ce6">
            <text:p>24/08/2021</text:p>
          </table:table-cell>
          <table:table-cell office:value-type="string" table:style-name="ce10">
            <text:p>HERICLAUDIO JACINTO OLIVEIRA</text:p>
          </table:table-cell>
          <table:table-cell office:value-type="string" table:style-name="ce7">
            <text:p>20.848.558/0001-39</text:p>
          </table:table-cell>
          <table:table-cell office:value-type="string" table:style-name="ce11">
            <text:p>NÃO HÁ DISPONIBILIDADE NO ESTOQUE DA SELOG DA PR/PB.</text:p>
          </table:table-cell>
          <table:table-cell office:value-type="string" table:style-name="ce6">
            <text:p>R$ <text:s text:c="4"/>9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4/06/2021 a 21/09/2021</text:p>
          </table:table-cell>
          <table:table-cell office:value-type="string" table:style-name="ce6">
            <text:p>SIM</text:p>
          </table:table-cell>
          <table:table-cell office:value-type="string" table:style-name="ce6">
            <text:p>30/06/2021</text:p>
          </table:table-cell>
          <table:table-cell office:value-type="string" table:style-name="ce10">
            <text:p>MARIA IDALIA COSTA COLETTO - ME</text:p>
          </table:table-cell>
          <table:table-cell office:value-type="string" table:style-name="ce7">
            <text:p>38.060.757/0001-43</text:p>
          </table:table-cell>
          <table:table-cell office:value-type="string" table:style-name="ce11">
            <text:p>NÃO HAVUA DISPONIBILIDADE NO ESTOQUE DA SELOG</text:p>
          </table:table-cell>
          <table:table-cell office:value-type="string" table:style-name="ce6">
            <text:p>R$ <text:s text:c="3"/>50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01/07/2021 a 29/09/2021</text:p>
          </table:table-cell>
          <table:table-cell office:value-type="string" table:style-name="ce6">
            <text:p>SIM</text:p>
          </table:table-cell>
          <table:table-cell office:value-type="string" table:style-name="ce6">
            <text:p>04/08/2021</text:p>
          </table:table-cell>
          <table:table-cell office:value-type="string" table:style-name="ce10">
            <text:p>FIT INFORMATICA LTDA - ME</text:p>
          </table:table-cell>
          <table:table-cell office:value-type="string" table:style-name="ce7">
            <text:p>14.529.732/0001-88</text:p>
          </table:table-cell>
          <table:table-cell office:value-type="string" table:style-name="ce11">
            <text:p>REPOSIÇÃO DE SENSOR DE ALARME DA PRM MONTEIRO</text:p>
          </table:table-cell>
          <table:table-cell office:value-type="string" table:style-name="ce6">
            <text:p>R$ <text:s text:c="3"/>26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01/07/2021 a 29/09/2021</text:p>
          </table:table-cell>
          <table:table-cell office:value-type="string" table:style-name="ce6">
            <text:p>SIM</text:p>
          </table:table-cell>
          <table:table-cell office:value-type="string" table:style-name="ce6">
            <text:p>04/08/2021</text:p>
          </table:table-cell>
          <table:table-cell office:value-type="string" table:style-name="ce10">
            <text:p>MALVES SUPERMERCADOS LTDA</text:p>
          </table:table-cell>
          <table:table-cell office:value-type="string" table:style-name="ce7">
            <text:p>05.294.386/0002-96</text:p>
          </table:table-cell>
          <table:table-cell office:value-type="string" table:style-name="ce11">
            <text:p>PILHAS MÉDIAS PARA USO EM COFRE DA UNIDADE</text:p>
          </table:table-cell>
          <table:table-cell office:value-type="string" table:style-name="ce6">
            <text:p>R$ <text:s text:c="4"/>16,38</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01/07/2021 a 29/09/2021</text:p>
          </table:table-cell>
          <table:table-cell office:value-type="string" table:style-name="ce6">
            <text:p>SIM</text:p>
          </table:table-cell>
          <table:table-cell office:value-type="string" table:style-name="ce6">
            <text:p>06/07/2021</text:p>
          </table:table-cell>
          <table:table-cell office:value-type="string" table:style-name="ce10">
            <text:p>JOÃO BATISTA F. BEZERRA</text:p>
          </table:table-cell>
          <table:table-cell office:value-type="string" table:style-name="ce7">
            <text:p>11.989.944/0001-50</text:p>
          </table:table-cell>
          <table:table-cell office:value-type="string" table:style-name="ce11">
            <text:p>MANUTENÇÃO DO PRÉDIO DA PRM MONTEIRO</text:p>
          </table:table-cell>
          <table:table-cell office:value-type="string" table:style-name="ce6">
            <text:p>R$ <text:s text:c="3"/>182,5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01/07/2021 a 29/09/2021</text:p>
          </table:table-cell>
          <table:table-cell office:value-type="string" table:style-name="ce6">
            <text:p>SIM</text:p>
          </table:table-cell>
          <table:table-cell office:value-type="string" table:style-name="ce6">
            <text:p>07/07/2021</text:p>
          </table:table-cell>
          <table:table-cell office:value-type="string" table:style-name="ce10">
            <text:p>RCM COMERCIO DE MATERIAL DE CONSTRUÇÃO</text:p>
          </table:table-cell>
          <table:table-cell office:value-type="string" table:style-name="ce7">
            <text:p>30.973.961/0001-43</text:p>
          </table:table-cell>
          <table:table-cell office:value-type="string" table:style-name="ce11">
            <text:p>PINTURA DO PRÉDIO ONDE FUNCIONA A PRM MONTEIRO</text:p>
          </table:table-cell>
          <table:table-cell office:value-type="string" table:style-name="ce6">
            <text:p>R$ <text:s text:c="4"/>36,9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26/08/2021 a 04/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30/04/2021 a 28/07/2021</text:p>
          </table:table-cell>
          <table:table-cell office:value-type="string" table:style-name="ce6">
            <text:p>SIM</text:p>
          </table:table-cell>
          <table:table-cell office:value-type="string" table:style-name="ce6">
            <text:p>17/05/2021</text:p>
          </table:table-cell>
          <table:table-cell office:value-type="string" table:style-name="ce10">
            <text:p>JAELSON PEDRO DA SILVA</text:p>
          </table:table-cell>
          <table:table-cell office:value-type="string" table:style-name="ce7">
            <text:p>056.540.724-47</text:p>
          </table:table-cell>
          <table:table-cell office:value-type="string" table:style-name="ce11">
            <text:p>SERVIÇO DE SERRALHEIRO, COM ATUAÇÃO NA RECUPERAÇÃO DO PORTÃO DE ENTRADA DE PEDESTRES, DO PRÉDIO DA PROCURADORIA DA REPÚBLICA EM MONTEIRO/PB.</text:p>
          </table:table-cell>
          <table:table-cell office:value-type="string" table:style-name="ce6">
            <text:p>R$ <text:s text:c="3"/>178,57</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7/06/2021 a 04/09/2021</text:p>
          </table:table-cell>
          <table:table-cell office:value-type="string" table:style-name="ce6">
            <text:p>SIM</text:p>
          </table:table-cell>
          <table:table-cell office:value-type="string" table:style-name="ce6">
            <text:p>01/07/2021</text:p>
          </table:table-cell>
          <table:table-cell office:value-type="string" table:style-name="ce10">
            <text:p>CÍCERO CAITANO DA SILVA</text:p>
          </table:table-cell>
          <table:table-cell office:value-type="string" table:style-name="ce7">
            <text:p>20.826.977/0001-70</text:p>
          </table:table-cell>
          <table:table-cell office:value-type="string" table:style-name="ce11">
            <text:p>CONSERTO E REPAROS EM GESSO E PINTURA PARA MANUTENÇÃO PREDIAL DA PRM-SOUSA.</text:p>
          </table:table-cell>
          <table:table-cell office:value-type="string" table:style-name="ce6">
            <text:p>R$ <text:s text:c="3"/>50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7/06/2021 a 04/09/2021</text:p>
          </table:table-cell>
          <table:table-cell office:value-type="string" table:style-name="ce6">
            <text:p>SIM</text:p>
          </table:table-cell>
          <table:table-cell office:value-type="string" table:style-name="ce6">
            <text:p>02/07/2021</text:p>
          </table:table-cell>
          <table:table-cell office:value-type="string" table:style-name="ce10">
            <text:p>CARLA TATIANE BARBOSA DA SILVA OLIVEIRA</text:p>
          </table:table-cell>
          <table:table-cell office:value-type="string" table:style-name="ce7">
            <text:p>23.284.272/0001-66</text:p>
          </table:table-cell>
          <table:table-cell office:value-type="string" table:style-name="ce11">
            <text:p>MATERIAL DE CONSUMO UTILIZADO PARA MANUTENÇÃO PREDIAL DA PRM-SOUSA.</text:p>
          </table:table-cell>
          <table:table-cell office:value-type="string" table:style-name="ce6">
            <text:p>R$ <text:s text:c="3"/>152,5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7/06/2021 a 04/09/2021</text:p>
          </table:table-cell>
          <table:table-cell office:value-type="string" table:style-name="ce6">
            <text:p>SIM</text:p>
          </table:table-cell>
          <table:table-cell office:value-type="string" table:style-name="ce6">
            <text:p>06/08/2021</text:p>
          </table:table-cell>
          <table:table-cell office:value-type="string" table:style-name="ce10">
            <text:p>JUCELIO COSTA DE ARAUJO</text:p>
          </table:table-cell>
          <table:table-cell office:value-type="string" table:style-name="ce7">
            <text:p>04.709.948/0001-71</text:p>
          </table:table-cell>
          <table:table-cell office:value-type="string" table:style-name="ce11">
            <text:p>COMPRA DE MATERIAL DE CONSUMO PARA MANUTENÇÃO PREDIAL DA PRM-SOUSA.</text:p>
          </table:table-cell>
          <table:table-cell office:value-type="string" table:style-name="ce6">
            <text:p>R$ <text:s text:c="5"/>5,99</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7/06/2021 a 04/09/2021</text:p>
          </table:table-cell>
          <table:table-cell office:value-type="string" table:style-name="ce6">
            <text:p>SIM</text:p>
          </table:table-cell>
          <table:table-cell office:value-type="string" table:style-name="ce6">
            <text:p>08/06/2021</text:p>
          </table:table-cell>
          <table:table-cell office:value-type="string" table:style-name="ce10">
            <text:p>DERIVADOS DE PRETROLEO CHABOCAO</text:p>
          </table:table-cell>
          <table:table-cell office:value-type="string" table:style-name="ce7">
            <text:p>08.320.251/0002-46</text:p>
          </table:table-cell>
          <table:table-cell office:value-type="string" table:style-name="ce11">
            <text:p>AQUISIÇÃO DE P-13 PARA UTILIZAÇÃO NA PRM-SOUSA.</text:p>
          </table:table-cell>
          <table:table-cell office:value-type="string" table:style-name="ce6">
            <text:p>R$ <text:s text:c="4"/>88,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7/06/2021 a 04/09/2021</text:p>
          </table:table-cell>
          <table:table-cell office:value-type="string" table:style-name="ce6">
            <text:p>SIM</text:p>
          </table:table-cell>
          <table:table-cell office:value-type="string" table:style-name="ce6">
            <text:p>09/06/2021</text:p>
          </table:table-cell>
          <table:table-cell office:value-type="string" table:style-name="ce10">
            <text:p>TIKO E TEKA COMÉRCIO DE DERIVADOS DO PETRÓLEO LTDA</text:p>
          </table:table-cell>
          <table:table-cell office:value-type="string" table:style-name="ce7">
            <text:p>08.541.500/0001-42</text:p>
          </table:table-cell>
          <table:table-cell office:value-type="string" table:style-name="ce11">
            <text:p>GASOLINA COMUM PETROBRAS GRID.</text:p>
          </table:table-cell>
          <table:table-cell office:value-type="string" table:style-name="ce6">
            <text:p>R$ <text:s text:c="4"/>5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7/06/2021 a 04/09/2021</text:p>
          </table:table-cell>
          <table:table-cell office:value-type="string" table:style-name="ce6">
            <text:p>SIM</text:p>
          </table:table-cell>
          <table:table-cell office:value-type="string" table:style-name="ce6">
            <text:p>27/07/2021</text:p>
          </table:table-cell>
          <table:table-cell office:value-type="string" table:style-name="ce10">
            <text:p>OLIVEIRA E TOME LTDA</text:p>
          </table:table-cell>
          <table:table-cell office:value-type="string" table:style-name="ce7">
            <text:p>11.892.163/0001-42</text:p>
          </table:table-cell>
          <table:table-cell office:value-type="string" table:style-name="ce11">
            <text:p>MATERIAL DE CONSUMO PARA APLICAÇÃO NA MANUTENÇÃO PREDIAL DA PRM-SOUSA.</text:p>
          </table:table-cell>
          <table:table-cell office:value-type="string" table:style-name="ce6">
            <text:p>R$ <text:s text:c="4"/>14,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02/03/2021</text:p>
          </table:table-cell>
          <table:table-cell office:value-type="string" table:style-name="ce10">
            <text:p>OLIVEIRA E TOME LTDA</text:p>
          </table:table-cell>
          <table:table-cell office:value-type="string" table:style-name="ce7">
            <text:p>11.892.163/0001-42</text:p>
          </table:table-cell>
          <table:table-cell office:value-type="string" table:style-name="ce11">
            <text:p>DESPESA COM MATERIAL DE CONSUMO PARA A PRM-SOUSA.</text:p>
          </table:table-cell>
          <table:table-cell office:value-type="string" table:style-name="ce6">
            <text:p>R$ <text:s text:c="4"/>14,00</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12/03/2021</text:p>
          </table:table-cell>
          <table:table-cell office:value-type="string" table:style-name="ce10">
            <text:p>JASON CRISLEY FIDELES MAIA</text:p>
          </table:table-cell>
          <table:table-cell office:value-type="string" table:style-name="ce7">
            <text:p>38.949.834/0001-10</text:p>
          </table:table-cell>
          <table:table-cell office:value-type="string" table:style-name="ce11">
            <text:p>CONSERTOS DOS PORTÕES FRONTAIS DA PRM-SOUSA, COLOCAÇÃO DE TAMPA NO POÇO ARTESIANO E CONSERTO DE 5 PORTAS INTERNAS DO PRÉDIO.</text:p>
          </table:table-cell>
          <table:table-cell office:value-type="string" table:style-name="ce6">
            <text:p>R$ <text:s text:c="3"/>63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16/04/2021</text:p>
          </table:table-cell>
          <table:table-cell office:value-type="string" table:style-name="ce10">
            <text:p>JASON CRISLEY FIDELES MAIA</text:p>
          </table:table-cell>
          <table:table-cell office:value-type="string" table:style-name="ce7">
            <text:p>38.949.834/0001-10</text:p>
          </table:table-cell>
          <table:table-cell office:value-type="string" table:style-name="ce11">
            <text:p>SERVIÇO DE MANUTENÇÃO DE MOTOR DE PORTÃO.</text:p>
          </table:table-cell>
          <table:table-cell office:value-type="string" table:style-name="ce6">
            <text:p>R$ <text:s text:c="4"/>5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23/02/2021</text:p>
          </table:table-cell>
          <table:table-cell office:value-type="string" table:style-name="ce10">
            <text:p>L&amp;S PRESENTES PAPELARIAS E ARMARINHOS LTDA</text:p>
          </table:table-cell>
          <table:table-cell office:value-type="string" table:style-name="ce7">
            <text:p>12.604.130/0001-12</text:p>
          </table:table-cell>
          <table:table-cell office:value-type="string" table:style-name="ce11">
            <text:p>COMPRA DE BATERIA FLEX 12V.</text:p>
          </table:table-cell>
          <table:table-cell office:value-type="string" table:style-name="ce6">
            <text:p>R$ <text:s text:c="4"/>35,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23/02/2021</text:p>
          </table:table-cell>
          <table:table-cell office:value-type="string" table:style-name="ce10">
            <text:p>ONOFRE MATERIAIS DE CONTRUÇÃO</text:p>
          </table:table-cell>
          <table:table-cell office:value-type="string" table:style-name="ce7">
            <text:p>24.293.755/0001-90</text:p>
          </table:table-cell>
          <table:table-cell office:value-type="string" table:style-name="ce11">
            <text:p>MATERIAIS DE CONSUMO PARA PEQUENOS CONSERTOS NA ESTRUTURA FÍSICA.</text:p>
          </table:table-cell>
          <table:table-cell office:value-type="string" table:style-name="ce6">
            <text:p>R$ <text:s text:c="3"/>535,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25/02/2021</text:p>
          </table:table-cell>
          <table:table-cell office:value-type="string" table:style-name="ce10">
            <text:p>JASON CRISLEY FIDELES MAIA</text:p>
          </table:table-cell>
          <table:table-cell office:value-type="string" table:style-name="ce7">
            <text:p>38.949.834/0001-10</text:p>
          </table:table-cell>
          <table:table-cell office:value-type="string" table:style-name="ce11">
            <text:p>REVISÃO DE CERCA ELÉTRICA COM TROCA DE ASTE.</text:p>
          </table:table-cell>
          <table:table-cell office:value-type="string" table:style-name="ce6">
            <text:p>R$ <text:s text:c="3"/>10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5/09/2021 a 15/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DIONE VIEIRA DOS SANTOS</text:p>
          </table:table-cell>
          <table:table-cell office:value-type="string" table:style-name="ce6">
            <text:p>515.345.173-91</text:p>
          </table:table-cell>
          <table:table-cell office:value-type="string" table:style-name="ce6">
            <text:p>16/06/2021 a 03/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DIONE VIEIRA DOS SANTOS</text:p>
          </table:table-cell>
          <table:table-cell office:value-type="string" table:style-name="ce6">
            <text:p>515.345.173-91</text:p>
          </table:table-cell>
          <table:table-cell office:value-type="string" table:style-name="ce6">
            <text:p>20/01/2021 a 19/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04/10/2021 a 12/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08/10/2021 a 15/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14/01/2021 a 13/04/2021</text:p>
          </table:table-cell>
          <table:table-cell office:value-type="string" table:style-name="ce6">
            <text:p>SIM</text:p>
          </table:table-cell>
          <table:table-cell office:value-type="string" table:style-name="ce6">
            <text:p>05/03/2021</text:p>
          </table:table-cell>
          <table:table-cell office:value-type="string" table:style-name="ce10">
            <text:p>GREEN GRÁFICA RÁPIDA EIRELLI</text:p>
          </table:table-cell>
          <table:table-cell office:value-type="string" table:style-name="ce7">
            <text:p>19.193.778/0001-92</text:p>
          </table:table-cell>
          <table:table-cell office:value-type="string" table:style-name="ce11">
            <text:p>DIGITALIZAR DOCUMENTO NO TAMANHO A0.</text:p>
          </table:table-cell>
          <table:table-cell office:value-type="string" table:style-name="ce6">
            <text:p>R$ <text:s text:c="5"/>7,0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14/01/2021 a 13/04/2021</text:p>
          </table:table-cell>
          <table:table-cell office:value-type="string" table:style-name="ce6">
            <text:p>SIM</text:p>
          </table:table-cell>
          <table:table-cell office:value-type="string" table:style-name="ce6">
            <text:p>18/02/2021</text:p>
          </table:table-cell>
          <table:table-cell office:value-type="string" table:style-name="ce10">
            <text:p>AMPLA MATERIAL DE CONSTRUÇÃO LTDA</text:p>
          </table:table-cell>
          <table:table-cell office:value-type="string" table:style-name="ce7">
            <text:p>10.944.409/0001-10</text:p>
          </table:table-cell>
          <table:table-cell office:value-type="string" table:style-name="ce11">
            <text:p>ATENDER SOLICITAÇÃO DA SESOT; E PEQUENOS REPAROS A SEREM FEITOS PELA CONTRATADA ENERGIZA.</text:p>
          </table:table-cell>
          <table:table-cell office:value-type="string" table:style-name="ce6">
            <text:p>R$ <text:s text:c="4"/>37,6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14/01/2021 a 13/04/2021</text:p>
          </table:table-cell>
          <table:table-cell office:value-type="string" table:style-name="ce6">
            <text:p>SIM</text:p>
          </table:table-cell>
          <table:table-cell office:value-type="string" table:style-name="ce6">
            <text:p>18/02/2021</text:p>
          </table:table-cell>
          <table:table-cell office:value-type="string" table:style-name="ce10">
            <text:p>J. MONTE CENTER</text:p>
          </table:table-cell>
          <table:table-cell office:value-type="string" table:style-name="ce7">
            <text:p>05.162.079/0007-66</text:p>
          </table:table-cell>
          <table:table-cell office:value-type="string" table:style-name="ce11">
            <text:p>SOLICITADO PELA CONTRATA ENERGIZA PARA PEQUENOS REPAROS.</text:p>
          </table:table-cell>
          <table:table-cell office:value-type="string" table:style-name="ce6">
            <text:p>R$ <text:s text:c="4"/>31,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20/04/2021 a 1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23/09/2021 a 17/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JOSE AREOLINO ALVES MAIA DE CARVALHO</text:p>
          </table:table-cell>
          <table:table-cell office:value-type="string" table:style-name="ce6">
            <text:p>757.604.013-00</text:p>
          </table:table-cell>
          <table:table-cell office:value-type="string" table:style-name="ce6">
            <text:p>03/02/2021 a 30/04/2021</text:p>
          </table:table-cell>
          <table:table-cell office:value-type="string" table:style-name="ce6">
            <text:p>SIM</text:p>
          </table:table-cell>
          <table:table-cell office:value-type="string" table:style-name="ce6">
            <text:p>19/02/2021</text:p>
          </table:table-cell>
          <table:table-cell office:value-type="string" table:style-name="ce10">
            <text:p>ROCHA SUPERMERCADO LTDA</text:p>
          </table:table-cell>
          <table:table-cell office:value-type="string" table:style-name="ce7">
            <text:p>07.541.702/0001-21</text:p>
          </table:table-cell>
          <table:table-cell office:value-type="string" table:style-name="ce11">
            <text:p>AQUISIÇÃO DE CAFÉ ACUCAR ÁLCOOL EM GEL ÁLCOOL LÍQUIDO PARA MANUTENÇÃO DA PRM.</text:p>
          </table:table-cell>
          <table:table-cell office:value-type="string" table:style-name="ce6">
            <text:p>R$ <text:s text:c="3"/>220,99</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OSE AREOLINO ALVES MAIA DE CARVALHO</text:p>
          </table:table-cell>
          <table:table-cell office:value-type="string" table:style-name="ce6">
            <text:p>757.604.013-00</text:p>
          </table:table-cell>
          <table:table-cell office:value-type="string" table:style-name="ce6">
            <text:p>03/02/2021 a 30/04/2021</text:p>
          </table:table-cell>
          <table:table-cell office:value-type="string" table:style-name="ce6">
            <text:p>SIM</text:p>
          </table:table-cell>
          <table:table-cell office:value-type="string" table:style-name="ce6">
            <text:p>24/02/2021</text:p>
          </table:table-cell>
          <table:table-cell office:value-type="string" table:style-name="ce10">
            <text:p>CORRENTE GÁS LIQUIGAS LTDA</text:p>
          </table:table-cell>
          <table:table-cell office:value-type="string" table:style-name="ce7">
            <text:p>05.625.668/0001-48</text:p>
          </table:table-cell>
          <table:table-cell office:value-type="string" table:style-name="ce11">
            <text:p>ABASTECIMENTO DO GÁS DE COZINHA DA PRM.</text:p>
          </table:table-cell>
          <table:table-cell office:value-type="string" table:style-name="ce6">
            <text:p>R$ <text:s text:c="3"/>100,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OSE AREOLINO ALVES MAIA DE CARVALHO</text:p>
          </table:table-cell>
          <table:table-cell office:value-type="string" table:style-name="ce6">
            <text:p>757.604.013-00</text:p>
          </table:table-cell>
          <table:table-cell office:value-type="string" table:style-name="ce6">
            <text:p>03/02/2021 a 30/04/2021</text:p>
          </table:table-cell>
          <table:table-cell office:value-type="string" table:style-name="ce6">
            <text:p>SIM</text:p>
          </table:table-cell>
          <table:table-cell office:value-type="string" table:style-name="ce6">
            <text:p>28/04/2021</text:p>
          </table:table-cell>
          <table:table-cell office:value-type="string" table:style-name="ce10">
            <text:p>ROCHA SUPERMERCADO LTDA</text:p>
          </table:table-cell>
          <table:table-cell office:value-type="string" table:style-name="ce7">
            <text:p>07.541.702/0001-21</text:p>
          </table:table-cell>
          <table:table-cell office:value-type="string" table:style-name="ce11">
            <text:p>ALCOOL LIQUIDO PARA HIGIENIZAÇÃO DOS MÓVEIS.</text:p>
          </table:table-cell>
          <table:table-cell office:value-type="string" table:style-name="ce6">
            <text:p>R$ <text:s text:c="4"/>78,84</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OSE AREOLINO ALVES MAIA DE CARVALHO</text:p>
          </table:table-cell>
          <table:table-cell office:value-type="string" table:style-name="ce6">
            <text:p>757.604.013-00</text:p>
          </table:table-cell>
          <table:table-cell office:value-type="string" table:style-name="ce6">
            <text:p>09/06/2021 a 1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19/01/2021 a 16/04/2021</text:p>
          </table:table-cell>
          <table:table-cell office:value-type="string" table:style-name="ce6">
            <text:p>SIM</text:p>
          </table:table-cell>
          <table:table-cell office:value-type="string" table:style-name="ce6">
            <text:p>25/01/2021</text:p>
          </table:table-cell>
          <table:table-cell office:value-type="string" table:style-name="ce10">
            <text:p>PAULO SÉRGIO DA SILVA</text:p>
          </table:table-cell>
          <table:table-cell office:value-type="string" table:style-name="ce7">
            <text:p>600.932.653-28</text:p>
          </table:table-cell>
          <table:table-cell office:value-type="string" table:style-name="ce11">
            <text:p>NECESSIDADE DE SERVIÇO EMERGENCIAL DE CONSERTO DA TUBULAÇÃO EXTERNA (SUBSOLO DA GARAGEM DE CARROS OFICIAIS) DE DISTRIBUIÇÃO DE ÁGUA PARA O PRÉDIO DA PRM-FLORIANO/PI, QUE SE ROMPEU E APRESENTAVA GRANDE VAZAMENTO.</text:p>
          </table:table-cell>
          <table:table-cell office:value-type="string" table:style-name="ce6">
            <text:p>R$ <text:s text:c="3"/>143,00</text:p>
          </table:table-cell>
          <table:table-cell table:number-columns-repeated="16373"/>
        </table:table-row>
        <table:table-row table:style-name="ro10">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19/01/2021 a 16/04/2021</text:p>
          </table:table-cell>
          <table:table-cell office:value-type="string" table:style-name="ce6">
            <text:p>SIM</text:p>
          </table:table-cell>
          <table:table-cell office:value-type="string" table:style-name="ce6">
            <text:p>29/01/2021</text:p>
          </table:table-cell>
          <table:table-cell office:value-type="string" table:style-name="ce10">
            <text:p>HÉLIO DE BRITO ALVES</text:p>
          </table:table-cell>
          <table:table-cell office:value-type="string" table:style-name="ce7">
            <text:p>514.515.733-91</text:p>
          </table:table-cell>
          <table:table-cell office:value-type="string" table:style-name="ce11">
            <text:p>NECESSIDADE URGENTE DE CONSERTO DO AR-CONDICIONADO SITUADO NA SALA DA CENTRAL DE PROCESSAMENTO DE DADOS (CPD), QUE NÃO ESTAVA RESFRIANDO NA DEVIDA TEMPERATURA. EM VIRTUDE DE NÃO HAVER CONTRATO PARA ESTE FIM, UTILIZADO O SUPRIMENTO DE FUNDOS, TENDO EM VISTA A NECESSIDADE DE FUNCIONAMENTO DO APARELHO PARA RESFRIAMENTO DOS EQUIPAMENTOS DO CPD E O RISCO DE ESSES QUEIMAREM POR ESQUENTAMENTO/ELEVAÇÃO DA TEMPERATURA, ALÉM DE SOBRECARREGAR O OUTRO APARELHO DE AR-CONDICIONADO QUE FUNCIONARA SOZINHO DURANTE O PERÍODO.</text:p>
          </table:table-cell>
          <table:table-cell office:value-type="string" table:style-name="ce6">
            <text:p>R$ <text:s text:c="3"/>298,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19/07/2021 a 15/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11">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29/04/2021 a 16/07/2021</text:p>
          </table:table-cell>
          <table:table-cell office:value-type="string" table:style-name="ce6">
            <text:p>SIM</text:p>
          </table:table-cell>
          <table:table-cell office:value-type="string" table:style-name="ce6">
            <text:p>03/06/2021</text:p>
          </table:table-cell>
          <table:table-cell office:value-type="string" table:style-name="ce10">
            <text:p>MAGNO AURÉLIO MENDES DA SILVA</text:p>
          </table:table-cell>
          <table:table-cell office:value-type="string" table:style-name="ce7">
            <text:p>696.816.513-91</text:p>
          </table:table-cell>
          <table:table-cell office:value-type="string" table:style-name="ce11">
            <text:p>NECESSIDADE DE SERVIÇO EMERGENCIAL DE DIAGNÓSTICO SEGUIDO DE CONSERTO DO SISTEMA ELÉTRICO INTERNO DA PRM-FLORIANO/PI QUE ESTAVA OCASIONANDO O NÃO FUNCIONAMENTO DA BOMBA DE ÁGUA DO SISTEMA HIDRÁULICO INTERNO, O QUE REPRESENTAVA RISCO DE DESABASTECIMENTO DE ÁGUA NA PROCURADORIA, BEM COMO AUMENTO DO VALOR DA FATURA DE ÁGUA. O PAGAMENTO ATUAL REPRESENTA 50% (CINQUENTA POR CENTO) DO VALOR TOTAL DA PRESTAÇÃO DE SERVIÇOS (CONFORME VALOR CONTIDO NA SOLICITAÇÃO DA COORDENAÇÃO DA UNIDADE (PRM-FLR-PI-0003288/2021 ¿ ÍNTEGRA <text:s/>COMPLEMENTAR), DESTINANDO-SE O PRÓXIMO SUPRIMENTO DE FUNDOS CONCEDIDO A ESTA UNIDADE AO PAGAMENTO DO RESTANTE DO VALOR DEVIDO AO PRESTADOR DO SERVIÇO.</text:p>
          </table:table-cell>
          <table:table-cell office:value-type="string" table:style-name="ce6">
            <text:p>R$ <text:s text:c="3"/>358,0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29/04/2021 a 16/07/2021</text:p>
          </table:table-cell>
          <table:table-cell office:value-type="string" table:style-name="ce6">
            <text:p>SIM</text:p>
          </table:table-cell>
          <table:table-cell office:value-type="string" table:style-name="ce6">
            <text:p>09/06/2021</text:p>
          </table:table-cell>
          <table:table-cell office:value-type="string" table:style-name="ce10">
            <text:p>CARLOS ALVES DE MOURA &amp; CIA LTDA-ME</text:p>
          </table:table-cell>
          <table:table-cell office:value-type="string" table:style-name="ce7">
            <text:p>11.977.354/0001-07</text:p>
          </table:table-cell>
          <table:table-cell office:value-type="string" table:style-name="ce11">
            <text:p>DESPESA COM COMPRA DE NOVO BOTIJÃO DE GÁS, DECORRENTE DO ESVAZIAMENTO DO BOTIJÃO <text:s/>ANTERIOR.</text:p>
          </table:table-cell>
          <table:table-cell office:value-type="string" table:style-name="ce6">
            <text:p>R$ <text:s text:c="4"/>95,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01/10/2021 a 08/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4/08/2021 a 12/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08/03/2021</text:p>
          </table:table-cell>
          <table:table-cell office:value-type="string" table:style-name="ce10">
            <text:p>DISTRIBUIDORA DE ALIMENTOS SÃO JUDAS TADEU LTDA.</text:p>
          </table:table-cell>
          <table:table-cell office:value-type="string" table:style-name="ce7">
            <text:p>26.549.838/0001-22</text:p>
          </table:table-cell>
          <table:table-cell office:value-type="string" table:style-name="ce11">
            <text:p>FALTA DE CAFÉ E AÇÚCAR NO ESTOQUE DA UNIDADE E AUSÊNCIA DE PREVISÃO DE FORNECIMENTO DESSES ITENS PELO ALMOXARIFADO DA PR/PI, O QUAL DEPENDE DE VIAGEM ADMINISTRATIVA A SER REALIZADA PARA AS UNIDADES DO INTERIOR DO ESTADO.</text:p>
          </table:table-cell>
          <table:table-cell office:value-type="string" table:style-name="ce6">
            <text:p>R$ <text:s text:c="3"/>115,94</text:p>
          </table:table-cell>
          <table:table-cell table:number-columns-repeated="16373"/>
        </table:table-row>
        <table:table-row table:style-name="ro8">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11/03/2021</text:p>
          </table:table-cell>
          <table:table-cell office:value-type="string" table:style-name="ce10">
            <text:p>LUIZ GONZAGA DE SANTANA - ME (GONZAGA GERADORES)</text:p>
          </table:table-cell>
          <table:table-cell office:value-type="string" table:style-name="ce7">
            <text:p>18.317.079/0001-44</text:p>
          </table:table-cell>
          <table:table-cell office:value-type="string" table:style-name="ce11">
            <text:p>ESGOTAMENTO DA BATERIA DO GRUPO GERADOR INSTALADO NA UNIDADE E A NECESSIDADE DE SUA SUBSTITUIÇÃO POR OUTRA, QUE FOI ADQUIRIDA DA MESMA EMPRESA RESPONSÁVEL PELA ÚLTIMA MANUTENÇÃO CORRETIVA DO EQUIPAMENTO, OCASIÃO QUE FOI TAMBÉM APROVEITADA PARA REALIZAR A INSTALAÇÃO DA NOVA BATERIA.</text:p>
          </table:table-cell>
          <table:table-cell office:value-type="string" table:style-name="ce6">
            <text:p>R$ <text:s text:c="3"/>350,00</text:p>
          </table:table-cell>
          <table:table-cell table:number-columns-repeated="16373"/>
        </table:table-row>
        <table:table-row table:style-name="ro7">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25/03/2021</text:p>
          </table:table-cell>
          <table:table-cell office:value-type="string" table:style-name="ce10">
            <text:p>LAYLA RAFAEL DA SILVA DA LUZ - ME (CASA DO ELETRICISTA)</text:p>
          </table:table-cell>
          <table:table-cell office:value-type="string" table:style-name="ce7">
            <text:p>21.899.821/0001-81</text:p>
          </table:table-cell>
          <table:table-cell office:value-type="string" table:style-name="ce11">
            <text:p>NECESSIDADE DE MANUTENÇÃO DA REDE ELÉTRICA DA UNIDADE, QUE ESTAVA APRESENTANDO CONSTANTES OSCILAÇÕES E OCASIONANDO A QUEIMA FREQUENTE DE LÂMPADAS. PARA SOLUCIONAR O PROBLEMA, ERA NECESSÁRIA A AQUISIÇÃO DE DOIS DPS E FIOS ELÉTRICOS PARA REALIZAR OS ATERRAMENTOS INDIVIDUAIS DOS DPS INSTALADOS NO QUADRO DE DISTRIBUIÇÃO DA UNIDADE, NO TOTAL QUATRO.</text:p>
          </table:table-cell>
          <table:table-cell office:value-type="string" table:style-name="ce6">
            <text:p>R$ <text:s text:c="3"/>630,00</text:p>
          </table:table-cell>
          <table:table-cell table:number-columns-repeated="16373"/>
        </table:table-row>
        <table:table-row table:style-name="ro8">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26/03/2021</text:p>
          </table:table-cell>
          <table:table-cell office:value-type="string" table:style-name="ce10">
            <text:p>IVETE DE SOUSA LUNA - MEI</text:p>
          </table:table-cell>
          <table:table-cell office:value-type="string" table:style-name="ce7">
            <text:p>21.912.884/0001-20</text:p>
          </table:table-cell>
          <table:table-cell office:value-type="string" table:style-name="ce11">
            <text:p>NECESSIDADE DE MANUTENÇÃO DA REDE ELÉTRICA DA UNIDADE, QUE ESTAVA APRESENTANDO CONSTANTES OSCILAÇÕES E OCASIONANDO A QUEIMA FREQUENTE DE LÂMPADAS. PARA SOLUCIONAR O PROBLEMA, ERA NECESSÁRIO SUBSTITUIR DOIS DPS QUEIMADOS E FAZER ATERRAMENTOS INDIVIDUAIS PARA CADA DPS INSTALADO, QUATRO NO TOTAL.</text:p>
          </table:table-cell>
          <table:table-cell office:value-type="string" table:style-name="ce6">
            <text:p>R$ <text:s text:c="3"/>400,0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02/06/2021</text:p>
          </table:table-cell>
          <table:table-cell office:value-type="string" table:style-name="ce10">
            <text:p>ADEILSON MOURA BARBOSA - EPP (SUPERMERCADO BARBOSA)</text:p>
          </table:table-cell>
          <table:table-cell office:value-type="string" table:style-name="ce7">
            <text:p>07.756.312/0001-79</text:p>
          </table:table-cell>
          <table:table-cell office:value-type="string" table:style-name="ce11">
            <text:p>GARANTIR A CONTINUIDADE DOS SERVIÇOS DE COPA E COZINHA DA PRM/PICOS.</text:p>
          </table:table-cell>
          <table:table-cell office:value-type="string" table:style-name="ce6">
            <text:p>R$ <text:s text:c="4"/>95,0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05/07/2021</text:p>
          </table:table-cell>
          <table:table-cell office:value-type="string" table:style-name="ce10">
            <text:p>DISTRIBUIDORA DE ALIMENTOS SÃO JUDAS TADEU LTDA.</text:p>
          </table:table-cell>
          <table:table-cell office:value-type="string" table:style-name="ce7">
            <text:p>26.549.838/0001-22</text:p>
          </table:table-cell>
          <table:table-cell office:value-type="string" table:style-name="ce11">
            <text:p>GÊNEROS ALIMENTÍCIOS EMPREGADOS NOS SERVIÇOS DE COPA E COZINHA DA PRM/PICOS.</text:p>
          </table:table-cell>
          <table:table-cell office:value-type="string" table:style-name="ce6">
            <text:p>R$ <text:s text:c="4"/>78,02</text:p>
          </table:table-cell>
          <table:table-cell table:number-columns-repeated="16373"/>
        </table:table-row>
        <table:table-row table:style-name="ro5">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06/07/2021</text:p>
          </table:table-cell>
          <table:table-cell office:value-type="string" table:style-name="ce10">
            <text:p>JOÃO RODRIGUES ALVES MERCADORIA - ME (MALVA CONSTRUÇÕES LTDA)</text:p>
          </table:table-cell>
          <table:table-cell office:value-type="string" table:style-name="ce7">
            <text:p>02.551.074/0001-41</text:p>
          </table:table-cell>
          <table:table-cell office:value-type="string" table:style-name="ce11">
            <text:p>MATERIAIS EMPREGADOS NA EXECUÇÃO DE PEQUENOS SERVIÇOS DE MANUTENÇÃO PREDIAL DA PRM/PICOS, ABRANGENDO SERVIÇOS NAS INSTALAÇÕES ELÉTRICA E HIDRÁULICA DO PRÉDIO.</text:p>
          </table:table-cell>
          <table:table-cell office:value-type="string" table:style-name="ce6">
            <text:p>R$ <text:s text:c="3"/>168,65</text:p>
          </table:table-cell>
          <table:table-cell table:number-columns-repeated="16373"/>
        </table:table-row>
        <table:table-row table:style-name="ro5">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09/07/2021</text:p>
          </table:table-cell>
          <table:table-cell office:value-type="string" table:style-name="ce10">
            <text:p>DISTRIBUIDORA NOGUEIRA DE MEDICAMENTOS LTDA - DISNOMED</text:p>
          </table:table-cell>
          <table:table-cell office:value-type="string" table:style-name="ce7">
            <text:p>03.315.618/0001-39</text:p>
          </table:table-cell>
          <table:table-cell office:value-type="string" table:style-name="ce11">
            <text:p>REPOSIÇÃO DE MÁSCARAS DESCARTÁVEIS, ÁLCOOL LÍQUIDO E EM GEL, DESTINADOS À PROTEÇÃO, CONTRA O COVID-19, DOS SERVIDORES E FUNCIONÁRIOS TERCEIRIZADOS QUE ESTÃO TRABALHANDO PRESENCIALMENTE NA SEDE DA PRM/PICOS.</text:p>
          </table:table-cell>
          <table:table-cell office:value-type="string" table:style-name="ce6">
            <text:p>R$ <text:s text:c="3"/>315,00</text:p>
          </table:table-cell>
          <table:table-cell table:number-columns-repeated="16373"/>
        </table:table-row>
        <table:table-row table:style-name="ro6">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14/05/2021</text:p>
          </table:table-cell>
          <table:table-cell office:value-type="string" table:style-name="ce10">
            <text:p>CLAUDINEI BORGES LEAL (MICROPOINT INFORMÁTICA)</text:p>
          </table:table-cell>
          <table:table-cell office:value-type="string" table:style-name="ce7">
            <text:p>04.540.560/0001-90</text:p>
          </table:table-cell>
          <table:table-cell office:value-type="string" table:style-name="ce11">
            <text:p>O CABO HDMI E O FILTRO DE LINHA FORAM UTILIZADOS PARA CONCLUIR A INSTALAÇÃO DO SISTEMA DE CFTV DA PRM/PICOS, E O PEN-DRIVE SERÁ USADO PELA COORDENADORIA DA UNIDADE PARA ARMAZENAR DOCUMENTOS E ARQUIVOS DIGITALIZADOS DE NATUREZA ADMINISTRATIVA.</text:p>
          </table:table-cell>
          <table:table-cell office:value-type="string" table:style-name="ce6">
            <text:p>R$ <text:s text:c="3"/>119,80</text:p>
          </table:table-cell>
          <table:table-cell table:number-columns-repeated="16373"/>
        </table:table-row>
        <table:table-row table:style-name="ro8">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28/05/2021</text:p>
          </table:table-cell>
          <table:table-cell office:value-type="string" table:style-name="ce10">
            <text:p>IVETE DE SOUSA LUNA - MEI</text:p>
          </table:table-cell>
          <table:table-cell office:value-type="string" table:style-name="ce7">
            <text:p>21.912.884/0001-20</text:p>
          </table:table-cell>
          <table:table-cell office:value-type="string" table:style-name="ce11">
            <text:p>NECESSIDADE DE REALIZAÇÃO DE PEQUENOS SERVIÇOS DE MANUTENÇÃO PREDIAL DA PRM/PICOS, ABRANGENDO O CONSERTO E HIGIENIZAÇÃO DO CONDICIONADOR DE AR DA RECEPÇÃO, O CONSERTO DO PORTÃO AUTOMÁTICO DA GARAGEM E A INSTALAÇÃO DO PONTO ELÉTRICO DO PÓRTICO DETECTOR DE METAIS.</text:p>
          </table:table-cell>
          <table:table-cell office:value-type="string" table:style-name="ce6">
            <text:p>R$ <text:s text:c="3"/>210,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09/09/2021 a 07/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4/02/2021 a 07/05/2021</text:p>
          </table:table-cell>
          <table:table-cell office:value-type="string" table:style-name="ce6">
            <text:p>SIM</text:p>
          </table:table-cell>
          <table:table-cell office:value-type="string" table:style-name="ce6">
            <text:p>25/02/2021</text:p>
          </table:table-cell>
          <table:table-cell office:value-type="string" table:style-name="ce10">
            <text:p>MARCO ANTONIO RIBEIRO CAFE COSTA</text:p>
          </table:table-cell>
          <table:table-cell office:value-type="string" table:style-name="ce7">
            <text:p>30.191.386/0001-27</text:p>
          </table:table-cell>
          <table:table-cell office:value-type="string" table:style-name="ce11">
            <text:p>AQUISIÇÃO DE TELHAS PARA REALIZAÇÃO DE SERVIÇO EMERGENCIAL DE MANUTENÇÃO DE TELHADO DAS SALAS ONDE FUNCIONAM O SAC E O SETOR ADM DA PRM SRN-PI, EM RAZÃO DA OCORRÊNCIA DE VAZAMENTOS OCASIONADOS APÓS FORTES CHUVAS OCORRIDAS NA REGIÃO.</text:p>
          </table:table-cell>
          <table:table-cell office:value-type="string" table:style-name="ce6">
            <text:p>R$ <text:s text:c="3"/>237,50</text:p>
          </table:table-cell>
          <table:table-cell table:number-columns-repeated="16373"/>
        </table:table-row>
        <table:table-row table:style-name="ro4">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10">
            <text:p>ANDRÉ RICARDO DE SOUSA SANTOS</text:p>
          </table:table-cell>
          <table:table-cell office:value-type="string" table:style-name="ce7">
            <text:p>612.302.203-21</text:p>
          </table:table-cell>
          <table:table-cell office:value-type="string" table:style-name="ce11">
            <text:p>SERVIÇO DE RETELHAMENTO E CONSERTO DE VAZAMENTOS NAS SALAS ONDE FUNCIONAM O ATENDIMENTO AO CIDADÃO E SETOR ADMINISTRATIVO DA PRM SÃO RAIMUNDO NONATO-PI.</text:p>
          </table:table-cell>
          <table:table-cell office:value-type="string" table:style-name="ce6">
            <text:p>R$ <text:s text:c="3"/>247,19</text:p>
          </table:table-cell>
          <table:table-cell table:number-columns-repeated="16373"/>
        </table:table-row>
        <table:table-row table:style-name="ro6">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02/02/2021</text:p>
          </table:table-cell>
          <table:table-cell office:value-type="string" table:style-name="ce10">
            <text:p>MARCO ANTONIO RIBEIRO CAFE COSTA</text:p>
          </table:table-cell>
          <table:table-cell office:value-type="string" table:style-name="ce7">
            <text:p>30.191.386/0001-27</text:p>
          </table:table-cell>
          <table:table-cell office:value-type="string" table:style-name="ce11">
            <text:p>AQUISIÇÃO DE VASO SANITÁRIO ACOPLADO, PARA SUBSTITUIÇÃO DE OUTRO VASO QUE ESTAVA EM UTILIZAÇÃO NO BANHEIRO, SUÍTE, DO GABINETE DA PRM. TAL APARELHO SUBSTITUÍDO APRESENTOU RACHADURAS E ESTAVA COM SUA QUALIDADE COMPROMETIDA.</text:p>
          </table:table-cell>
          <table:table-cell office:value-type="string" table:style-name="ce6">
            <text:p>R$ <text:s text:c="3"/>400,00</text:p>
          </table:table-cell>
          <table:table-cell table:number-columns-repeated="16373"/>
        </table:table-row>
        <table:table-row table:style-name="ro5">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15/03/2021</text:p>
          </table:table-cell>
          <table:table-cell office:value-type="string" table:style-name="ce10">
            <text:p>RAIMUNDO NONATO DE LIMA</text:p>
          </table:table-cell>
          <table:table-cell office:value-type="string" table:style-name="ce7">
            <text:p>29.103.220/0001-22</text:p>
          </table:table-cell>
          <table:table-cell office:value-type="string" table:style-name="ce11">
            <text:p>SUBSTITUIÇÃO DE SPLIT INSTALADO NO CPD E INSTALAÇÃO DE SPLIT EM SUBSTITUIÇÃO DO APARELHO DO CPD, EM RAZÃO DE PROBLEMAS DE NÃO REFRIGERAÇÃO E DANOS NA PLACA ELETRÔNICA.</text:p>
          </table:table-cell>
          <table:table-cell office:value-type="string" table:style-name="ce6">
            <text:p>R$ <text:s text:c="3"/>180,0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22/02/2021</text:p>
          </table:table-cell>
          <table:table-cell office:value-type="string" table:style-name="ce10">
            <text:p>MANOEL RAIMUNDO PEREIRA DOS SANTOS</text:p>
          </table:table-cell>
          <table:table-cell office:value-type="string" table:style-name="ce7">
            <text:p>300.441.623-91</text:p>
          </table:table-cell>
          <table:table-cell office:value-type="string" table:style-name="ce11">
            <text:p>PAGAMENTO DE SERVIÇO DE SUBSTITUIÇÃO DE VASO SANITÁRIO.</text:p>
          </table:table-cell>
          <table:table-cell office:value-type="string" table:style-name="ce6">
            <text:p>R$ <text:s text:c="4"/>56,17</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31/05/2021 a 13/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01/03/2021</text:p>
          </table:table-cell>
          <table:table-cell office:value-type="string" table:style-name="ce10">
            <text:p>NILZA DE SOUZA - IMPÉRIO DAS CHAVES</text:p>
          </table:table-cell>
          <table:table-cell office:value-type="string" table:style-name="ce7">
            <text:p>20.889.882/0001-03</text:p>
          </table:table-cell>
          <table:table-cell office:value-type="string" table:style-name="ce11">
            <text:p>REFERENTE AO SERVIÇO DE MANUTENÇÃO CORRETIVA NA PORTA PRINCIPAL DA ANTIGA SEDE A QUAL ESTAVA EMPERRADA SENDO NECESSÁRIO O REPARO DE MANEIRA EXPEDITA PARA A ENTREGA DO IMÓVEL AO PROPRIETÁRIO EM RAZÃO DE MUDANÇA - PGEAS 1.25.000.003055/2020-07 E 1.25.009.000190/2020-11</text:p>
          </table:table-cell>
          <table:table-cell office:value-type="string" table:style-name="ce6">
            <text:p>R$ <text:s text:c="4"/>70,00</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02/03/2021</text:p>
          </table:table-cell>
          <table:table-cell office:value-type="string" table:style-name="ce10">
            <text:p>H. C. MATERIAIS ELETRICOS LTDA</text:p>
          </table:table-cell>
          <table:table-cell office:value-type="string" table:style-name="ce7">
            <text:p>32.889.100/0001-07</text:p>
          </table:table-cell>
          <table:table-cell office:value-type="string" table:style-name="ce11">
            <text:p>REFERENTE AQUISIÇÃO 4 PLUGS UTILIZADOS NA INSTALAÇÃO DOS EQUIPAMENTOS DE TI NO CPD DO NOVO IMÓVEL SEDE DA UNIDADE EM RAZÃO DA MUDANÇA - PGEAS 1.25.000.003055/2020-07 E 1.25.009.000190/2020-11.</text:p>
          </table:table-cell>
          <table:table-cell office:value-type="string" table:style-name="ce6">
            <text:p>R$ <text:s text:c="4"/>34,00</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24/03/2021</text:p>
          </table:table-cell>
          <table:table-cell office:value-type="string" table:style-name="ce10">
            <text:p>NOSSA CASA TECIDOS E CONFECÇÕES LTDA</text:p>
          </table:table-cell>
          <table:table-cell office:value-type="string" table:style-name="ce7">
            <text:p>01.475.658/0001-12</text:p>
          </table:table-cell>
          <table:table-cell office:value-type="string" table:style-name="ce11">
            <text:p>AQUISIÇÃO DE PILHAS PALITO AAA PARA SEREM UTILIZADAS NOS CONTROLES DOS EQUIPAMENTOS DE AR CONDICIONADO E TERMÔMETRO DE AFERIÇÃO DE TEMPERATURA DA UNIDADE (MATERIAL NÃO DISPONÍVEL NO ALMOXARIFADO DA PRPR).</text:p>
          </table:table-cell>
          <table:table-cell office:value-type="string" table:style-name="ce6">
            <text:p>R$ <text:s text:c="4"/>17,45</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26/01/2021</text:p>
          </table:table-cell>
          <table:table-cell office:value-type="string" table:style-name="ce10">
            <text:p>F O GIAROLA E CIA LTDA</text:p>
          </table:table-cell>
          <table:table-cell office:value-type="string" table:style-name="ce7">
            <text:p>04.459.281/0001-04</text:p>
          </table:table-cell>
          <table:table-cell office:value-type="string" table:style-name="ce11">
            <text:p>REFERENTE AQUISIÇÃO UM COOLER 6CM 12V (UTILIZADO PELA TI LOCAL EM REPARO) E SEIS PILHAS AAA ALCALINA (UTILIZADAS EM TROCAS EM CONTROLE REMOTOS DE APARELHOS DE AR CONDICIONADO).</text:p>
          </table:table-cell>
          <table:table-cell office:value-type="string" table:style-name="ce6">
            <text:p>R$ <text:s text:c="4"/>30,00</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26/02/2021</text:p>
          </table:table-cell>
          <table:table-cell office:value-type="string" table:style-name="ce10">
            <text:p>TW COM. DE SUPRIMENTOS PARA IMPRESSORA</text:p>
          </table:table-cell>
          <table:table-cell office:value-type="string" table:style-name="ce7">
            <text:p>25.109.650/0001-09</text:p>
          </table:table-cell>
          <table:table-cell office:value-type="string" table:style-name="ce11">
            <text:p>REFERENTE AQUISIÇÃO DE UMA FAIXA EM LONA 160 X 60 CM (COM OS DIZERES MUDAMOS PARA A RUA GUADIANA, Nº 3506) PARA INFORMAR AO PÚBLICO EXTERNO A MUDANÇA DE SEDE DA PRM/UMUAMA) - PGEAS 1.25.000.003055/2020-07 E 1.25.009.000190/2020-11.</text:p>
          </table:table-cell>
          <table:table-cell office:value-type="string" table:style-name="ce6">
            <text:p>R$ <text:s text:c="4"/>50,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28/09/2021 a 06/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29/06/2021 a 24/09/2021</text:p>
          </table:table-cell>
          <table:table-cell office:value-type="string" table:style-name="ce6">
            <text:p>SIM</text:p>
          </table:table-cell>
          <table:table-cell office:value-type="string" table:style-name="ce6">
            <text:p>13/09/2021</text:p>
          </table:table-cell>
          <table:table-cell office:value-type="string" table:style-name="ce10">
            <text:p>F O GIAROLA E CIA LTDA</text:p>
          </table:table-cell>
          <table:table-cell office:value-type="string" table:style-name="ce7">
            <text:p>04.459.281/0001-04</text:p>
          </table:table-cell>
          <table:table-cell office:value-type="string" table:style-name="ce11">
            <text:p>AQUISIÇÃO DE UM SUPORTE UNIVERSAL PARA INSTALAÇÃO DA TV PATRIMONIADA SOB O N° 25-014.538 NA SALA DA SEGURANÇA INSTITUCIONAL DESTA UNIDADE.</text:p>
          </table:table-cell>
          <table:table-cell office:value-type="string" table:style-name="ce6">
            <text:p>R$ <text:s text:c="4"/>89,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29/06/2021 a 24/09/2021</text:p>
          </table:table-cell>
          <table:table-cell office:value-type="string" table:style-name="ce6">
            <text:p>SIM</text:p>
          </table:table-cell>
          <table:table-cell office:value-type="string" table:style-name="ce6">
            <text:p>17/09/2021</text:p>
          </table:table-cell>
          <table:table-cell office:value-type="string" table:style-name="ce10">
            <text:p>F O GIAROLA E CIA LTDA</text:p>
          </table:table-cell>
          <table:table-cell office:value-type="string" table:style-name="ce7">
            <text:p>04.459.281/0001-04</text:p>
          </table:table-cell>
          <table:table-cell office:value-type="string" table:style-name="ce11">
            <text:p>AQUISIÇÃO DE ADAPTADORES PARA TOMADAS DE NOVO PADRÃO INDISPONÍVEIS NO ALMOXARIFADO DE PR/PR DA FORNECIMENTO.</text:p>
          </table:table-cell>
          <table:table-cell office:value-type="string" table:style-name="ce6">
            <text:p>R$ <text:s text:c="4"/>60,00</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31/03/2021 a 25/06/2021</text:p>
          </table:table-cell>
          <table:table-cell office:value-type="string" table:style-name="ce6">
            <text:p>SIM</text:p>
          </table:table-cell>
          <table:table-cell office:value-type="string" table:style-name="ce6">
            <text:p>24/06/2021</text:p>
          </table:table-cell>
          <table:table-cell office:value-type="string" table:style-name="ce10">
            <text:p>NOSSA CASA TECIDOS E CONFECÇÕES LTDA</text:p>
          </table:table-cell>
          <table:table-cell office:value-type="string" table:style-name="ce7">
            <text:p>01.475.658/0001-12</text:p>
          </table:table-cell>
          <table:table-cell office:value-type="string" table:style-name="ce11">
            <text:p>AQUISIÇÃO DE PILHAS PALITO AAA PARA SEREM UTILIZADAS NOS CONTROLES DOS EQUIPAMENTOS DE AR CONDICIONADO E TERMÔMETRO DE AFERIÇÃO DE TEMPERATURA DA UNIDADE (MATERIAL NÃO DISPONÍVEL NO ALMOXARIFADO DA PRPR).</text:p>
          </table:table-cell>
          <table:table-cell office:value-type="string" table:style-name="ce6">
            <text:p>R$ <text:s text:c="4"/>13,96</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EDEM SILVA GROCHENTZ JUNIOR</text:p>
          </table:table-cell>
          <table:table-cell office:value-type="string" table:style-name="ce6">
            <text:p>022.054.059-42</text:p>
          </table:table-cell>
          <table:table-cell office:value-type="string" table:style-name="ce6">
            <text:p>03/02/2021 a 26/03/2021</text:p>
          </table:table-cell>
          <table:table-cell office:value-type="string" table:style-name="ce6">
            <text:p>SIM</text:p>
          </table:table-cell>
          <table:table-cell office:value-type="string" table:style-name="ce6">
            <text:p>24/02/2021</text:p>
          </table:table-cell>
          <table:table-cell office:value-type="string" table:style-name="ce10">
            <text:p>NELSEN &amp; CIA. LTDA.</text:p>
          </table:table-cell>
          <table:table-cell office:value-type="string" table:style-name="ce7">
            <text:p>77.577.336/0001-46</text:p>
          </table:table-cell>
          <table:table-cell office:value-type="string" table:style-name="ce11">
            <text:p>REALIZAÇÃO DO SERVIÇO DE PLASTIFICAÇÃO DE 11 DOCUMENTOS.</text:p>
          </table:table-cell>
          <table:table-cell office:value-type="string" table:style-name="ce6">
            <text:p>R$ <text:s text:c="4"/>10,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EDEM SILVA GROCHENTZ JUNIOR</text:p>
          </table:table-cell>
          <table:table-cell office:value-type="string" table:style-name="ce6">
            <text:p>022.054.059-42</text:p>
          </table:table-cell>
          <table:table-cell office:value-type="string" table:style-name="ce6">
            <text:p>04/05/2021 a 23/07/2021</text:p>
          </table:table-cell>
          <table:table-cell office:value-type="string" table:style-name="ce6">
            <text:p>SIM</text:p>
          </table:table-cell>
          <table:table-cell office:value-type="string" table:style-name="ce6">
            <text:p>23/06/2021</text:p>
          </table:table-cell>
          <table:table-cell office:value-type="string" table:style-name="ce10">
            <text:p>CABOPEC CABOS DE AÇO E PEÇAS LTDA</text:p>
          </table:table-cell>
          <table:table-cell office:value-type="string" table:style-name="ce7">
            <text:p>81.463.630/0002-85</text:p>
          </table:table-cell>
          <table:table-cell office:value-type="string" table:style-name="ce11">
            <text:p>AQUISICAÇÃO DE 10 MTS CABO DE AÇO PARA MANUTENÇÃO DO PORTÃO POR SOLICITAÇÃO DA DIVISÃO DE ENGENHARIA.</text:p>
          </table:table-cell>
          <table:table-cell office:value-type="string" table:style-name="ce6">
            <text:p>R$ <text:s text:c="4"/>98,9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EDER DOS SANTOS BUENO</text:p>
          </table:table-cell>
          <table:table-cell office:value-type="string" table:style-name="ce6">
            <text:p>604.602.539-72</text:p>
          </table:table-cell>
          <table:table-cell office:value-type="string" table:style-name="ce6">
            <text:p>05/08/2021 a 26/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EDER DOS SANTOS BUENO</text:p>
          </table:table-cell>
          <table:table-cell office:value-type="string" table:style-name="ce6">
            <text:p>604.602.539-72</text:p>
          </table:table-cell>
          <table:table-cell office:value-type="string" table:style-name="ce6">
            <text:p>11/01/2021 a 26/03/2021</text:p>
          </table:table-cell>
          <table:table-cell office:value-type="string" table:style-name="ce6">
            <text:p>SIM</text:p>
          </table:table-cell>
          <table:table-cell office:value-type="string" table:style-name="ce6">
            <text:p>22/01/2021</text:p>
          </table:table-cell>
          <table:table-cell office:value-type="string" table:style-name="ce10">
            <text:p>R. CASTRO COMERCIO DE MATERIAIS ELETRICOS LTDA.</text:p>
          </table:table-cell>
          <table:table-cell office:value-type="string" table:style-name="ce7">
            <text:p>04.940.257/0001-84</text:p>
          </table:table-cell>
          <table:table-cell office:value-type="string" table:style-name="ce11">
            <text:p>AQUISIÇÃO DE BATERIA PARA ALARME DE INCÊNDIO DA PRM/CASCAVEL. A REFERIDA AQUISIÇÃO FOI EFETUADA EM CARÁTER DE URGÊNCIA TENDO EM VISTA QUE O SISTEMA DE ALARME DE INCÊNDIO PODERIA APRESENTAR FALHAS EM POR CONTA DE FALTA DE ENERGIA ELETRICA DA REDE EXTERNA.</text:p>
          </table:table-cell>
          <table:table-cell office:value-type="string" table:style-name="ce6">
            <text:p>R$ <text:s text:c="3"/>138,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ELISON DE OLIVEIRA LIMA</text:p>
          </table:table-cell>
          <table:table-cell office:value-type="string" table:style-name="ce6">
            <text:p>163.097.338-69</text:p>
          </table:table-cell>
          <table:table-cell office:value-type="string" table:style-name="ce6">
            <text:p>07/05/2021 a 23/07/2021</text:p>
          </table:table-cell>
          <table:table-cell office:value-type="string" table:style-name="ce6">
            <text:p>SIM</text:p>
          </table:table-cell>
          <table:table-cell office:value-type="string" table:style-name="ce6">
            <text:p>07/05/2021</text:p>
          </table:table-cell>
          <table:table-cell office:value-type="string" table:style-name="ce10">
            <text:p>PARESTECK COMERCIAL ELETRONICA LTDA. - EPP</text:p>
          </table:table-cell>
          <table:table-cell office:value-type="string" table:style-name="ce7">
            <text:p>07.587.049/0001-31</text:p>
          </table:table-cell>
          <table:table-cell office:value-type="string" table:style-name="ce11">
            <text:p>AQUISICAO DE BATERIAS PARA PRM DE FOZ DO IGUACU</text:p>
          </table:table-cell>
          <table:table-cell office:value-type="string" table:style-name="ce6">
            <text:p>R$ <text:s text:c="3"/>132,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ELISON DE OLIVEIRA LIMA</text:p>
          </table:table-cell>
          <table:table-cell office:value-type="string" table:style-name="ce6">
            <text:p>163.097.338-69</text:p>
          </table:table-cell>
          <table:table-cell office:value-type="string" table:style-name="ce6">
            <text:p>12/08/2021 a 26/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14/07/2021 a 24/09/2021</text:p>
          </table:table-cell>
          <table:table-cell office:value-type="string" table:style-name="ce6">
            <text:p>SIM</text:p>
          </table:table-cell>
          <table:table-cell office:value-type="string" table:style-name="ce6">
            <text:p>09/09/2021</text:p>
          </table:table-cell>
          <table:table-cell office:value-type="string" table:style-name="ce10">
            <text:p>COPAPEL COMÉRCIO E REPRESENTAÇÕES DE PAPEL LTDA.</text:p>
          </table:table-cell>
          <table:table-cell office:value-type="string" table:style-name="ce7">
            <text:p>83.240.028/0008-08</text:p>
          </table:table-cell>
          <table:table-cell office:value-type="string" table:style-name="ce11">
            <text:p>COMPRA DE 20 LITROS DE ALCOOL EM GEL PARA ATENDER A DEMANDA INTERNA E EXTERNA VISTO QUE O PÚBLICO INTERNO VOLTOU A TRABALHAR DE FORMA PRESENCIAL NA SEDE DA PRM-LONDRINA.</text:p>
          </table:table-cell>
          <table:table-cell office:value-type="string" table:style-name="ce6">
            <text:p>R$ <text:s text:c="3"/>198,87</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14/07/2021 a 24/09/2021</text:p>
          </table:table-cell>
          <table:table-cell office:value-type="string" table:style-name="ce6">
            <text:p>SIM</text:p>
          </table:table-cell>
          <table:table-cell office:value-type="string" table:style-name="ce6">
            <text:p>09/09/2021</text:p>
          </table:table-cell>
          <table:table-cell office:value-type="string" table:style-name="ce10">
            <text:p>LEANDRO DE MAGALHAES SILVA</text:p>
          </table:table-cell>
          <table:table-cell office:value-type="string" table:style-name="ce7">
            <text:p>35.464.123/0001-68</text:p>
          </table:table-cell>
          <table:table-cell office:value-type="string" table:style-name="ce11">
            <text:p>PRESTAÇÃO DE SERVIÇO PARA ATENDER MANUTENÇÃO EMERGENCIAL DE APARELHO DE AR CONDICIONADO PRESENTE NA ENTRADA DA PRM-LONDRINA ONDE FICAM OS VIGILANTES E O PÚBLICO EXTERNO.</text:p>
          </table:table-cell>
          <table:table-cell office:value-type="string" table:style-name="ce6">
            <text:p>R$ <text:s text:c="3"/>150,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15/09/2021 a 06/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20/01/2021 a 26/03/2021</text:p>
          </table:table-cell>
          <table:table-cell office:value-type="string" table:style-name="ce6">
            <text:p>SIM</text:p>
          </table:table-cell>
          <table:table-cell office:value-type="string" table:style-name="ce6">
            <text:p>03/02/2021</text:p>
          </table:table-cell>
          <table:table-cell office:value-type="string" table:style-name="ce10">
            <text:p>S E ELETRICOS LTDA</text:p>
          </table:table-cell>
          <table:table-cell office:value-type="string" table:style-name="ce7">
            <text:p>30.274.186/0001-38</text:p>
          </table:table-cell>
          <table:table-cell office:value-type="string" table:style-name="ce11">
            <text:p>COMPRA DE 12 UNIDADES DE PILHAS AAA 1,5 PARA SUPRIR AS DEMANDAS DA UNIDADE.</text:p>
          </table:table-cell>
          <table:table-cell office:value-type="string" table:style-name="ce6">
            <text:p>R$ <text:s text:c="4"/>45,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20/01/2021 a 26/03/2021</text:p>
          </table:table-cell>
          <table:table-cell office:value-type="string" table:style-name="ce6">
            <text:p>SIM</text:p>
          </table:table-cell>
          <table:table-cell office:value-type="string" table:style-name="ce6">
            <text:p>05/03/2021</text:p>
          </table:table-cell>
          <table:table-cell office:value-type="string" table:style-name="ce10">
            <text:p>S E ELETRICOS LTDA</text:p>
          </table:table-cell>
          <table:table-cell office:value-type="string" table:style-name="ce7">
            <text:p>30.274.186/0001-38</text:p>
          </table:table-cell>
          <table:table-cell office:value-type="string" table:style-name="ce11">
            <text:p>COMPRA DE 8 UNIDADES DE PILHAS AA PARA SUPRIR AS DEMANDAS DA UNIDADE.</text:p>
          </table:table-cell>
          <table:table-cell office:value-type="string" table:style-name="ce6">
            <text:p>R$ <text:s text:c="4"/>40,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GERIMARIO DE SOUSA MOURA</text:p>
          </table:table-cell>
          <table:table-cell office:value-type="string" table:style-name="ce6">
            <text:p>218.536.608-41</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CASES CELL CELULARES EIRELI - EPP</text:p>
          </table:table-cell>
          <table:table-cell office:value-type="string" table:style-name="ce7">
            <text:p>24.975.984/0001-94</text:p>
          </table:table-cell>
          <table:table-cell office:value-type="string" table:style-name="ce11">
            <text:p>AQUISIÇÃO DE CAPA PROTETORA PARA O CELULAR FUNCIONAL DE PLANTÃO DESTA PRM, CONFORME SOLICITAÇÃO DA COORDENADORIA DE ADMINISTRAÇÃO</text:p>
          </table:table-cell>
          <table:table-cell office:value-type="string" table:style-name="ce6">
            <text:p>R$ <text:s text:c="4"/>25,00</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GERIMARIO DE SOUSA MOURA</text:p>
          </table:table-cell>
          <table:table-cell office:value-type="string" table:style-name="ce6">
            <text:p>218.536.608-41</text:p>
          </table:table-cell>
          <table:table-cell office:value-type="string" table:style-name="ce6">
            <text:p>11/01/2021 a 26/03/2021</text:p>
          </table:table-cell>
          <table:table-cell office:value-type="string" table:style-name="ce6">
            <text:p>SIM</text:p>
          </table:table-cell>
          <table:table-cell office:value-type="string" table:style-name="ce6">
            <text:p>20/01/2021</text:p>
          </table:table-cell>
          <table:table-cell office:value-type="string" table:style-name="ce10">
            <text:p>PERSONAL GARDEN - PLANTAS LTDA</text:p>
          </table:table-cell>
          <table:table-cell office:value-type="string" table:style-name="ce7">
            <text:p>05.813.834/0001-30</text:p>
          </table:table-cell>
          <table:table-cell office:value-type="string" table:style-name="ce11">
            <text:p>NF 000000650 - REF. AQUISIÇÃO DE 4 SACHÊS DE INSETICIDA PARA JARDINAGEM (ICON GARDEN), PARA ATENDER NECESSIDADE EMERGENCIAL (COMBATE INFESTAÇÃO DE INSETOS), CONFORME SOLICITAÇÃO DA COORDENADORIA DE ADMINISTRAÇÃO DESTA PRM</text:p>
          </table:table-cell>
          <table:table-cell office:value-type="string" table:style-name="ce6">
            <text:p>R$ <text:s text:c="4"/>28,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GERIMARIO DE SOUSA MOURA</text:p>
          </table:table-cell>
          <table:table-cell office:value-type="string" table:style-name="ce6">
            <text:p>218.536.608-41</text:p>
          </table:table-cell>
          <table:table-cell office:value-type="string" table:style-name="ce6">
            <text:p>13/09/2021 a 06/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06/08/2021 a 26/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08/02/2021 a 26/04/2021</text:p>
          </table:table-cell>
          <table:table-cell office:value-type="string" table:style-name="ce6">
            <text:p>SIM</text:p>
          </table:table-cell>
          <table:table-cell office:value-type="string" table:style-name="ce6">
            <text:p>24/03/2021</text:p>
          </table:table-cell>
          <table:table-cell office:value-type="string" table:style-name="ce10">
            <text:p>ANDE MATERIAIS ELÉTRICOS LTDA</text:p>
          </table:table-cell>
          <table:table-cell office:value-type="string" table:style-name="ce7">
            <text:p>80.342.330/0001-02</text:p>
          </table:table-cell>
          <table:table-cell office:value-type="string" table:style-name="ce11">
            <text:p>NECESSIDADE DE SUBSTITUIR PILHAS DE CONTROLES REMOTOS DE APARELHOS DE AR CONDICIONADO INSTALADOS EM GABINETES DE PROCURADORES DA REPÚBLICA DA PRM FOZ DO IGUAÇU E; NECESSIDADE DE SUBSITUIR SENSOR DE PRESENÇA INSTALADO NA GARAGEM DO PRÉDIO DA PRM FOZ.</text:p>
          </table:table-cell>
          <table:table-cell office:value-type="string" table:style-name="ce6">
            <text:p>R$ <text:s text:c="4"/>61,95</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10/05/2021</text:p>
          </table:table-cell>
          <table:table-cell office:value-type="string" table:style-name="ce10">
            <text:p>ÁGUA FOZ COMÉRCIO DE MATERIAIS DE CONSTRUÇÃO LTDA</text:p>
          </table:table-cell>
          <table:table-cell office:value-type="string" table:style-name="ce7">
            <text:p>03.500.425/0001-58</text:p>
          </table:table-cell>
          <table:table-cell office:value-type="string" table:style-name="ce11">
            <text:p>NECESSIDADE DE SUBSTITUIÇÃO DE UMA DAS TORNEIRAS DO PURIFICADOR DE ÁGUA, PATRIMÔNIO 25.016-912, EM UTILIZAÇÃO NO PRÉDIO DA PRM FOZ DO IGUAÇU.</text:p>
          </table:table-cell>
          <table:table-cell office:value-type="string" table:style-name="ce6">
            <text:p>R$ <text:s text:c="5"/>6,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10/05/2021</text:p>
          </table:table-cell>
          <table:table-cell office:value-type="string" table:style-name="ce10">
            <text:p>CHAVES BRASIL LTDA - ME</text:p>
          </table:table-cell>
          <table:table-cell office:value-type="string" table:style-name="ce7">
            <text:p>81.132.656/0001-60</text:p>
          </table:table-cell>
          <table:table-cell office:value-type="string" table:style-name="ce11">
            <text:p>NECESSIDADE DE SUBSTITUIÇÃO DA FECHADURA DA CENTRAL DE ALARME DE INCÊNDIO DO PRÉDIO.</text:p>
          </table:table-cell>
          <table:table-cell office:value-type="string" table:style-name="ce6">
            <text:p>R$ <text:s text:c="4"/>22,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14/05/2021</text:p>
          </table:table-cell>
          <table:table-cell office:value-type="string" table:style-name="ce10">
            <text:p>HORTOLAN E CIA LTDA - ME</text:p>
          </table:table-cell>
          <table:table-cell office:value-type="string" table:style-name="ce7">
            <text:p>82.202.847/0001-13</text:p>
          </table:table-cell>
          <table:table-cell office:value-type="string" table:style-name="ce11">
            <text:p>NECESSIDADE DE CONSERTO EMERGENCIAL DA BOMBA DO SISTEMA DE COMBATE A INCÊNDIO DO PRÉDIO DA PRM FOZ DO IGUAÇU.</text:p>
          </table:table-cell>
          <table:table-cell office:value-type="string" table:style-name="ce6">
            <text:p>R$ <text:s text:c="3"/>200,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14/06/2021</text:p>
          </table:table-cell>
          <table:table-cell office:value-type="string" table:style-name="ce10">
            <text:p>SGUARIO DISTRIBUIDORA DE ELETRÔNICOS LTDA</text:p>
          </table:table-cell>
          <table:table-cell office:value-type="string" table:style-name="ce7">
            <text:p>08.998.662/0001-04</text:p>
          </table:table-cell>
          <table:table-cell office:value-type="string" table:style-name="ce11">
            <text:p>NECESSIDADE DE SUBSTITUIR DUAS BATERIAS DEFEITUOSAS DA CENTRAL DE ALARME DE INCÊNDIO DO PRÉDIO.</text:p>
          </table:table-cell>
          <table:table-cell office:value-type="string" table:style-name="ce6">
            <text:p>R$ <text:s text:c="3"/>145,80</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14/06/2021</text:p>
          </table:table-cell>
          <table:table-cell office:value-type="string" table:style-name="ce10">
            <text:p>TOTAL FOZ - COMÉRCIO DE AR CONDICIONADOS LTDA</text:p>
          </table:table-cell>
          <table:table-cell office:value-type="string" table:style-name="ce7">
            <text:p>04.287.832/0001-91</text:p>
          </table:table-cell>
          <table:table-cell office:value-type="string" table:style-name="ce11">
            <text:p>NECESSIDADE DE CONSERTO EMERGENCIAL NO PRINCIPAL APARELHO DE AR CONDICIONADO INSTALADO NA RECEPÇÃO DO PRÉDIO DA PRM FOZ DO IGUAÇU. O EQUIPAMENTO ESTAVA "JOGANDO" ÁGUA PRA FORA QUANDO ERA LIGADO.</text:p>
          </table:table-cell>
          <table:table-cell office:value-type="string" table:style-name="ce6">
            <text:p>R$ <text:s text:c="3"/>150,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28/06/2021</text:p>
          </table:table-cell>
          <table:table-cell office:value-type="string" table:style-name="ce10">
            <text:p>L.G.D BICUDO E BICUDO LTDA</text:p>
          </table:table-cell>
          <table:table-cell office:value-type="string" table:style-name="ce7">
            <text:p>04.917.884/0001-02</text:p>
          </table:table-cell>
          <table:table-cell office:value-type="string" table:style-name="ce11">
            <text:p>NECESSIDADE DE SUBSTITUIÇÃO DO PNEU E DA CÂMARA DE AR DO PNEU DO CARRINHO DE CARGA UTILIZADO UTILIZADO NA PRM FOZ IGUAÇU.</text:p>
          </table:table-cell>
          <table:table-cell office:value-type="string" table:style-name="ce6">
            <text:p>R$ <text:s text:c="4"/>53,1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JOSE CARLOS SCHMIDT</text:p>
          </table:table-cell>
          <table:table-cell office:value-type="string" table:style-name="ce6">
            <text:p>804.202.229-87</text:p>
          </table:table-cell>
          <table:table-cell office:value-type="string" table:style-name="ce6">
            <text:p>17/06/2021 a 23/07/2021</text:p>
          </table:table-cell>
          <table:table-cell office:value-type="string" table:style-name="ce6">
            <text:p>SIM</text:p>
          </table:table-cell>
          <table:table-cell office:value-type="string" table:style-name="ce6">
            <text:p>18/06/2021</text:p>
          </table:table-cell>
          <table:table-cell office:value-type="string" table:style-name="ce10">
            <text:p>CONDOR SUPERMERCADO</text:p>
          </table:table-cell>
          <table:table-cell office:value-type="string" table:style-name="ce7">
            <text:p>76.189.406/0018-74</text:p>
          </table:table-cell>
          <table:table-cell office:value-type="string" table:style-name="ce11">
            <text:p>AQUISIÇÃO DE MATERIAL DE LIMPEZA PARA HIGIENIZAÇÃO DA UNIDADE, TENDO EM VISTA A EMPRESA RESPONSÁVEL NÃO MANDAR OS PRODUTOS.</text:p>
          </table:table-cell>
          <table:table-cell office:value-type="string" table:style-name="ce6">
            <text:p>R$ <text:s text:c="4"/>35,56</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JOSE CARLOS SCHMIDT</text:p>
          </table:table-cell>
          <table:table-cell office:value-type="string" table:style-name="ce6">
            <text:p>804.202.229-87</text:p>
          </table:table-cell>
          <table:table-cell office:value-type="string" table:style-name="ce6">
            <text:p>17/06/2021 a 23/07/2021</text:p>
          </table:table-cell>
          <table:table-cell office:value-type="string" table:style-name="ce6">
            <text:p>SIM</text:p>
          </table:table-cell>
          <table:table-cell office:value-type="string" table:style-name="ce6">
            <text:p>20/07/2021</text:p>
          </table:table-cell>
          <table:table-cell office:value-type="string" table:style-name="ce10">
            <text:p>CONDOR SUPERMERCADO</text:p>
          </table:table-cell>
          <table:table-cell office:value-type="string" table:style-name="ce7">
            <text:p>76.189.406/0018-74</text:p>
          </table:table-cell>
          <table:table-cell office:value-type="string" table:style-name="ce11">
            <text:p>AQUISIÇÃO DE 12 PILHAS AA PARA USO NOS COFRES.</text:p>
            <text:p>AQUISIÇÃO DE 12 PILHAS PARA 05 CONTROLE DE AR CONDICIONADO E 02 PARA USO NO AFERIDOR DE TEMPERATURA CORPORAL.</text:p>
          </table:table-cell>
          <table:table-cell office:value-type="string" table:style-name="ce6">
            <text:p>R$ <text:s text:c="4"/>71,6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JOSE CARLOS SCHMIDT</text:p>
          </table:table-cell>
          <table:table-cell office:value-type="string" table:style-name="ce6">
            <text:p>804.202.229-87</text:p>
          </table:table-cell>
          <table:table-cell office:value-type="string" table:style-name="ce6">
            <text:p>20/09/2021 a 06/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3/02/2021 a 26/03/2021</text:p>
          </table:table-cell>
          <table:table-cell office:value-type="string" table:style-name="ce6">
            <text:p>SIM</text:p>
          </table:table-cell>
          <table:table-cell office:value-type="string" table:style-name="ce6">
            <text:p>25/02/2021</text:p>
          </table:table-cell>
          <table:table-cell office:value-type="string" table:style-name="ce10">
            <text:p>VARASCHIN MAT. CONSTRUÇÃO LTDA.</text:p>
          </table:table-cell>
          <table:table-cell office:value-type="string" table:style-name="ce7">
            <text:p>85.076.719/0002-40</text:p>
          </table:table-cell>
          <table:table-cell office:value-type="string" table:style-name="ce11">
            <text:p>FECHAMENTO DO PORTÃO DO TERRENO DA PROCURADORIA DA REPÚBLICA NO ESTADO DO PARANÁ, NO BAIRRO DO CABRAL, EM CURITIBA.</text:p>
          </table:table-cell>
          <table:table-cell office:value-type="string" table:style-name="ce6">
            <text:p>R$ <text:s text:c="4"/>63,45</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6/07/2021 a 24/09/2021</text:p>
          </table:table-cell>
          <table:table-cell office:value-type="string" table:style-name="ce6">
            <text:p>SIM</text:p>
          </table:table-cell>
          <table:table-cell office:value-type="string" table:style-name="ce6">
            <text:p>02/09/2021</text:p>
          </table:table-cell>
          <table:table-cell office:value-type="string" table:style-name="ce10">
            <text:p>MÁXIMA EQUIPAMENTOS HIDRÁULICOS LTDA - ME</text:p>
          </table:table-cell>
          <table:table-cell office:value-type="string" table:style-name="ce7">
            <text:p>20.087.258/0001-84</text:p>
          </table:table-cell>
          <table:table-cell office:value-type="string" table:style-name="ce11">
            <text:p>PARA REALIZAR A MOVIMENTAÇÃO DOS COFRES DO SEXTO ANDAR PARA O DIA 02/09/2021</text:p>
          </table:table-cell>
          <table:table-cell office:value-type="string" table:style-name="ce6">
            <text:p>R$ <text:s text:c="3"/>250,00</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6/07/2021 a 24/09/2021</text:p>
          </table:table-cell>
          <table:table-cell office:value-type="string" table:style-name="ce6">
            <text:p>SIM</text:p>
          </table:table-cell>
          <table:table-cell office:value-type="string" table:style-name="ce6">
            <text:p>17/08/2021</text:p>
          </table:table-cell>
          <table:table-cell office:value-type="string" table:style-name="ce10">
            <text:p>BALAROTI COM DE MATS DE CONSTRUCAO S.A.</text:p>
          </table:table-cell>
          <table:table-cell office:value-type="string" table:style-name="ce7">
            <text:p>77.044.618/0033-65</text:p>
          </table:table-cell>
          <table:table-cell office:value-type="string" table:style-name="ce11">
            <text:p>A JUSTIFICATIVA FOI "QUE A AQUISIÇÃO, ALÉM DE SER DE PEQUENO VULTO (CERCA DE R$ 110,00 NO TOTAL), É URGENTE, CONSIDERANDO A PROXIMIDADE DE MISSÃO ESPECIAL DE SEGURANÇA, CONDUZIDA PELA SSIN E COM A PARTICIPAÇÃO DE AGENTES DESTA UNIDADE".</text:p>
          </table:table-cell>
          <table:table-cell office:value-type="string" table:style-name="ce6">
            <text:p>R$ <text:s text:c="4"/>48,86</text:p>
          </table:table-cell>
          <table:table-cell table:number-columns-repeated="16373"/>
        </table:table-row>
        <table:table-row table:style-name="ro6">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6/07/2021 a 24/09/2021</text:p>
          </table:table-cell>
          <table:table-cell office:value-type="string" table:style-name="ce6">
            <text:p>SIM</text:p>
          </table:table-cell>
          <table:table-cell office:value-type="string" table:style-name="ce6">
            <text:p>17/08/2021</text:p>
          </table:table-cell>
          <table:table-cell office:value-type="string" table:style-name="ce10">
            <text:p>CASSIO PEREIRA DE OLIVEIRA - CASA DAS MUNIÇÕES</text:p>
          </table:table-cell>
          <table:table-cell office:value-type="string" table:style-name="ce7">
            <text:p>03.156.314/0001-76</text:p>
          </table:table-cell>
          <table:table-cell office:value-type="string" table:style-name="ce11">
            <text:p>A DISOT JUSTIFICOU "QUE A AQUISIÇÃO, ALÉM DE SER DE PEQUENO VULTO (CERCA DE R$ 110,00 NO TOTAL), É URGENTE, CONSIDERANDO A PROXIMIDADE DE MISSÃO ESPECIAL DE SEGURANÇA, CONDUZIDA PELA SSIN E COM A PARTICIPAÇÃO DE AGENTES DESTA UNIDADE".</text:p>
          </table:table-cell>
          <table:table-cell office:value-type="string" table:style-name="ce6">
            <text:p>R$ <text:s text:c="4"/>75,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6/07/2021 a 24/09/2021</text:p>
          </table:table-cell>
          <table:table-cell office:value-type="string" table:style-name="ce6">
            <text:p>SIM</text:p>
          </table:table-cell>
          <table:table-cell office:value-type="string" table:style-name="ce6">
            <text:p>25/08/2021</text:p>
          </table:table-cell>
          <table:table-cell office:value-type="string" table:style-name="ce10">
            <text:p>ELETRORASTRO COM. DE MATERIAL ELÉTRICO LTDA.</text:p>
          </table:table-cell>
          <table:table-cell office:value-type="string" table:style-name="ce7">
            <text:p>85.014.793/0006-65</text:p>
          </table:table-cell>
          <table:table-cell office:value-type="string" table:style-name="ce11">
            <text:p>JUSTIFICA-SE PARA MANUTENÇÃO A SER REALIZADA NAS SALAS DO GAECO, ED. PATRIARCA, JUNTAMENTE COM A TI.</text:p>
          </table:table-cell>
          <table:table-cell office:value-type="string" table:style-name="ce6">
            <text:p>R$ <text:s text:c="4"/>92,8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7/04/2021 a 25/06/2021</text:p>
          </table:table-cell>
          <table:table-cell office:value-type="string" table:style-name="ce6">
            <text:p>SIM</text:p>
          </table:table-cell>
          <table:table-cell office:value-type="string" table:style-name="ce6">
            <text:p>09/06/2021</text:p>
          </table:table-cell>
          <table:table-cell office:value-type="string" table:style-name="ce10">
            <text:p>MÁXIMA EQUIPAMENTOS HIDRÁULICOS LTDA - ME</text:p>
          </table:table-cell>
          <table:table-cell office:value-type="string" table:style-name="ce7">
            <text:p>20.087.258/0001-84</text:p>
          </table:table-cell>
          <table:table-cell office:value-type="string" table:style-name="ce11">
            <text:p>LOCAÇÃO DE UMA PALETEIRA PARA MOVIMENTAÇÃO DE COFRES NA SEDE DESTA PRPR.</text:p>
          </table:table-cell>
          <table:table-cell office:value-type="string" table:style-name="ce6">
            <text:p>R$ <text:s text:c="3"/>250,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7/04/2021 a 25/06/2021</text:p>
          </table:table-cell>
          <table:table-cell office:value-type="string" table:style-name="ce6">
            <text:p>SIM</text:p>
          </table:table-cell>
          <table:table-cell office:value-type="string" table:style-name="ce6">
            <text:p>12/04/2021</text:p>
          </table:table-cell>
          <table:table-cell office:value-type="string" table:style-name="ce10">
            <text:p>COMERCIAL RADIO TV UNIVERSAL LTDA.</text:p>
          </table:table-cell>
          <table:table-cell office:value-type="string" table:style-name="ce7">
            <text:p>76.532.639/0001-80</text:p>
          </table:table-cell>
          <table:table-cell office:value-type="string" table:style-name="ce11">
            <text:p>ATENDER SOLICITAÇÃO DA DISOT.</text:p>
          </table:table-cell>
          <table:table-cell office:value-type="string" table:style-name="ce6">
            <text:p>R$ <text:s text:c="3"/>382,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ROGERIO ADAMI</text:p>
          </table:table-cell>
          <table:table-cell office:value-type="string" table:style-name="ce6">
            <text:p>402.166.320-72</text:p>
          </table:table-cell>
          <table:table-cell office:value-type="string" table:style-name="ce6">
            <text:p>12/01/2021 a 26/03/2021</text:p>
          </table:table-cell>
          <table:table-cell office:value-type="string" table:style-name="ce6">
            <text:p>SIM</text:p>
          </table:table-cell>
          <table:table-cell office:value-type="string" table:style-name="ce6">
            <text:p>31/01/2021</text:p>
          </table:table-cell>
          <table:table-cell office:value-type="string" table:style-name="ce10">
            <text:p>FRIGELAR COMERCIO E INDUSTRIA LTDA.</text:p>
          </table:table-cell>
          <table:table-cell office:value-type="string" table:style-name="ce7">
            <text:p>92.660.406/0033-04</text:p>
          </table:table-cell>
          <table:table-cell office:value-type="string" table:style-name="ce11">
            <text:p>AQUISIÇÃO DE UMA UNIÃO DE 1/2 POLEGADA E DUAS PORCAS USINADAS DE 1/2 POLEGADA.</text:p>
          </table:table-cell>
          <table:table-cell office:value-type="string" table:style-name="ce6">
            <text:p>R$ <text:s text:c="4"/>28,61</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ROGERIO ADAMI</text:p>
          </table:table-cell>
          <table:table-cell office:value-type="string" table:style-name="ce6">
            <text:p>402.166.320-72</text:p>
          </table:table-cell>
          <table:table-cell office:value-type="string" table:style-name="ce6">
            <text:p>24/08/2021 a 26/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ROGERIO DOBRZANSKI</text:p>
          </table:table-cell>
          <table:table-cell office:value-type="string" table:style-name="ce6">
            <text:p>052.989.599-46</text:p>
          </table:table-cell>
          <table:table-cell office:value-type="string" table:style-name="ce6">
            <text:p>28/06/2021 a 24/09/2021</text:p>
          </table:table-cell>
          <table:table-cell office:value-type="string" table:style-name="ce6">
            <text:p>SIM</text:p>
          </table:table-cell>
          <table:table-cell office:value-type="string" table:style-name="ce6">
            <text:p>10/09/2021</text:p>
          </table:table-cell>
          <table:table-cell office:value-type="string" table:style-name="ce10">
            <text:p>NESTOR LACHMAN &amp; CIA LTDA</text:p>
          </table:table-cell>
          <table:table-cell office:value-type="string" table:style-name="ce7">
            <text:p>79.863.890/0004-68</text:p>
          </table:table-cell>
          <table:table-cell office:value-type="string" table:style-name="ce11">
            <text:p>COMPRA DE 1 CARTELA COM 4 PILHAS AAA ALCALINAS NO VALOR DE R$ 17,99 PARA SUBSTITUIÇÃO DAS PILHAS NO TERMÔMETRO CLÍNICO PARA MEDIÇÃO DE TEMPERATURA CORPORAL NA ENTRADA DA PRM DE PATO BRANCO/PR.</text:p>
          </table:table-cell>
          <table:table-cell office:value-type="string" table:style-name="ce6">
            <text:p>R$ <text:s text:c="4"/>17,99</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SILVANA SOUZA DA SILVA</text:p>
          </table:table-cell>
          <table:table-cell office:value-type="string" table:style-name="ce6">
            <text:p>925.736.739-87</text:p>
          </table:table-cell>
          <table:table-cell office:value-type="string" table:style-name="ce6">
            <text:p>18/01/2021 a 26/03/2021</text:p>
          </table:table-cell>
          <table:table-cell office:value-type="string" table:style-name="ce6">
            <text:p>SIM</text:p>
          </table:table-cell>
          <table:table-cell office:value-type="string" table:style-name="ce6">
            <text:p>26/01/2021</text:p>
          </table:table-cell>
          <table:table-cell office:value-type="string" table:style-name="ce10">
            <text:p>ICTUS PRODUTOS PARA SAÚDE - EIRELI EPP</text:p>
          </table:table-cell>
          <table:table-cell office:value-type="string" table:style-name="ce7">
            <text:p>00.141.527/0001-36</text:p>
          </table:table-cell>
          <table:table-cell office:value-type="string" table:style-name="ce11">
            <text:p>JUSTIFICA-SE A NECESSIDADE DE AQUISIÇÃO DE DUAS MÁSCARAS EM ACRÍLICO, PARA FINS DE PROTEÇÃO CONTRA COVID AOS SERVIDORES QUE ACOMPANHARÃO A REFORMA NA PRM-GUARAPUAVA.</text:p>
          </table:table-cell>
          <table:table-cell office:value-type="string" table:style-name="ce6">
            <text:p>R$ <text:s text:c="4"/>50,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SILVANA SOUZA DA SILVA</text:p>
          </table:table-cell>
          <table:table-cell office:value-type="string" table:style-name="ce6">
            <text:p>925.736.739-87</text:p>
          </table:table-cell>
          <table:table-cell office:value-type="string" table:style-name="ce6">
            <text:p>30/08/2021 a 26/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WILSON JOSE DEMORI</text:p>
          </table:table-cell>
          <table:table-cell office:value-type="string" table:style-name="ce6">
            <text:p>834.044.909-59</text:p>
          </table:table-cell>
          <table:table-cell office:value-type="string" table:style-name="ce6">
            <text:p>06/04/2021 a 25/06/2021</text:p>
          </table:table-cell>
          <table:table-cell office:value-type="string" table:style-name="ce6">
            <text:p>SIM</text:p>
          </table:table-cell>
          <table:table-cell office:value-type="string" table:style-name="ce6">
            <text:p>07/05/2021</text:p>
          </table:table-cell>
          <table:table-cell office:value-type="string" table:style-name="ce10">
            <text:p>SUPORTE ELETRONICA LTDA</text:p>
          </table:table-cell>
          <table:table-cell office:value-type="string" table:style-name="ce7">
            <text:p>02.848.912/0001-43</text:p>
          </table:table-cell>
          <table:table-cell office:value-type="string" table:style-name="ce11">
            <text:p>AQUISIÇÃO DE 08 PILHAS AAA, POIS O ESTOQUE DO ALMOXARIFADO ESTÁ ZERADO.</text:p>
          </table:table-cell>
          <table:table-cell office:value-type="string" table:style-name="ce6">
            <text:p>R$ <text:s text:c="4"/>28,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WILSON JOSE DEMORI</text:p>
          </table:table-cell>
          <table:table-cell office:value-type="string" table:style-name="ce6">
            <text:p>834.044.909-59</text:p>
          </table:table-cell>
          <table:table-cell office:value-type="string" table:style-name="ce6">
            <text:p>12/01/2021 a 26/03/2021</text:p>
          </table:table-cell>
          <table:table-cell office:value-type="string" table:style-name="ce6">
            <text:p>SIM</text:p>
          </table:table-cell>
          <table:table-cell office:value-type="string" table:style-name="ce6">
            <text:p>11/02/2021</text:p>
          </table:table-cell>
          <table:table-cell office:value-type="string" table:style-name="ce10">
            <text:p>CAMPINHA, VARGAS &amp; CIA LTDA</text:p>
          </table:table-cell>
          <table:table-cell office:value-type="string" table:style-name="ce7">
            <text:p>35.185.748/0001-90</text:p>
          </table:table-cell>
          <table:table-cell office:value-type="string" table:style-name="ce11">
            <text:p>EM RAZÃO DA INSTALAÇÃO DO CONTROLADOR DE ACESSO NA SALA DO CPD, FOI NECESSÁRIO BLOQUEAR A MAÇANETA.</text:p>
          </table:table-cell>
          <table:table-cell office:value-type="string" table:style-name="ce6">
            <text:p>R$ <text:s text:c="4"/>50,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WILSON JOSE DEMORI</text:p>
          </table:table-cell>
          <table:table-cell office:value-type="string" table:style-name="ce6">
            <text:p>834.044.909-59</text:p>
          </table:table-cell>
          <table:table-cell office:value-type="string" table:style-name="ce6">
            <text:p>20/09/2021 a 06/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WILSON JOSE DEMORI</text:p>
          </table:table-cell>
          <table:table-cell office:value-type="string" table:style-name="ce6">
            <text:p>834.044.909-59</text:p>
          </table:table-cell>
          <table:table-cell office:value-type="string" table:style-name="ce6">
            <text:p>29/06/2021 a 24/09/2021</text:p>
          </table:table-cell>
          <table:table-cell office:value-type="string" table:style-name="ce6">
            <text:p>SIM</text:p>
          </table:table-cell>
          <table:table-cell office:value-type="string" table:style-name="ce6">
            <text:p>30/08/2021</text:p>
          </table:table-cell>
          <table:table-cell office:value-type="string" table:style-name="ce10">
            <text:p>SUPORTE ELETRONICA LTDA</text:p>
          </table:table-cell>
          <table:table-cell office:value-type="string" table:style-name="ce7">
            <text:p>02.848.912/0001-43</text:p>
          </table:table-cell>
          <table:table-cell office:value-type="string" table:style-name="ce11">
            <text:p>AQUISIÇÃO DE 12 UNIDADES DE PILHAS AAA, A PEDIDO DO RESPONSÁVEL PELO ALMOXARIFADO DA PRM/MGÁ, PAULO SÉRGIO HANNISCH.</text:p>
          </table:table-cell>
          <table:table-cell office:value-type="string" table:style-name="ce6">
            <text:p>R$ <text:s text:c="4"/>45,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ALEXANDER AFFONSO</text:p>
          </table:table-cell>
          <table:table-cell office:value-type="string" table:style-name="ce6">
            <text:p>069.561.567-09</text:p>
          </table:table-cell>
          <table:table-cell office:value-type="string" table:style-name="ce6">
            <text:p>18/06/2021 a 15/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GELO STROLIGO PECLY</text:p>
          </table:table-cell>
          <table:table-cell office:value-type="string" table:style-name="ce6">
            <text:p>041.839.667-10</text:p>
          </table:table-cell>
          <table:table-cell office:value-type="string" table:style-name="ce6">
            <text:p>14/06/2021 a 10/09/2021</text:p>
          </table:table-cell>
          <table:table-cell office:value-type="string" table:style-name="ce6">
            <text:p>SIM</text:p>
          </table:table-cell>
          <table:table-cell office:value-type="string" table:style-name="ce6">
            <text:p>03/07/2021</text:p>
          </table:table-cell>
          <table:table-cell office:value-type="string" table:style-name="ce10">
            <text:p>IRMÃOS TORRES FRIBURGO COM. DE PROD. ELETRON LTDA</text:p>
          </table:table-cell>
          <table:table-cell office:value-type="string" table:style-name="ce7">
            <text:p>08.385.069/0001-92</text:p>
          </table:table-cell>
          <table:table-cell office:value-type="string" table:style-name="ce11">
            <text:p>ATENDIMENTO ÀS DEMANDAS DA PRM. CONTROLE REMOTO SPLIT E MANUTENÇÃO HIDRÁULICA.</text:p>
          </table:table-cell>
          <table:table-cell office:value-type="string" table:style-name="ce6">
            <text:p>R$ <text:s text:c="4"/>66,1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ANGELO STROLIGO PECLY</text:p>
          </table:table-cell>
          <table:table-cell office:value-type="string" table:style-name="ce6">
            <text:p>041.839.667-10</text:p>
          </table:table-cell>
          <table:table-cell office:value-type="string" table:style-name="ce6">
            <text:p>14/06/2021 a 10/09/2021</text:p>
          </table:table-cell>
          <table:table-cell office:value-type="string" table:style-name="ce6">
            <text:p>SIM</text:p>
          </table:table-cell>
          <table:table-cell office:value-type="string" table:style-name="ce6">
            <text:p>06/07/2021</text:p>
          </table:table-cell>
          <table:table-cell office:value-type="string" table:style-name="ce10">
            <text:p>INDURAIN PAPELARIA LTDA</text:p>
          </table:table-cell>
          <table:table-cell office:value-type="string" table:style-name="ce7">
            <text:p>03.890.148/0001-37</text:p>
          </table:table-cell>
          <table:table-cell office:value-type="string" table:style-name="ce11">
            <text:p>DVD¿S PARA SUPRIR DEMANDA DA PRM.</text:p>
          </table:table-cell>
          <table:table-cell office:value-type="string" table:style-name="ce6">
            <text:p>R$ <text:s text:c="4"/>54,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GELO STROLIGO PECLY</text:p>
          </table:table-cell>
          <table:table-cell office:value-type="string" table:style-name="ce6">
            <text:p>041.839.667-10</text:p>
          </table:table-cell>
          <table:table-cell office:value-type="string" table:style-name="ce6">
            <text:p>14/06/2021 a 10/09/2021</text:p>
          </table:table-cell>
          <table:table-cell office:value-type="string" table:style-name="ce6">
            <text:p>SIM</text:p>
          </table:table-cell>
          <table:table-cell office:value-type="string" table:style-name="ce6">
            <text:p>06/07/2021</text:p>
          </table:table-cell>
          <table:table-cell office:value-type="string" table:style-name="ce10">
            <text:p>IRMÃOS TORRES FRIBURGO COM. DE PROD. ELETRON LTDA</text:p>
          </table:table-cell>
          <table:table-cell office:value-type="string" table:style-name="ce7">
            <text:p>08.385.069/0001-92</text:p>
          </table:table-cell>
          <table:table-cell office:value-type="string" table:style-name="ce11">
            <text:p>MANUTENÇÃO PREDIAL E SUBSTITUIÇÃO DE BATERIA DA CHAVE DA VIATURA.</text:p>
          </table:table-cell>
          <table:table-cell office:value-type="string" table:style-name="ce6">
            <text:p>R$ <text:s text:c="4"/>61,4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GELO STROLIGO PECLY</text:p>
          </table:table-cell>
          <table:table-cell office:value-type="string" table:style-name="ce6">
            <text:p>041.839.667-10</text:p>
          </table:table-cell>
          <table:table-cell office:value-type="string" table:style-name="ce6">
            <text:p>14/06/2021 a 10/09/2021</text:p>
          </table:table-cell>
          <table:table-cell office:value-type="string" table:style-name="ce6">
            <text:p>SIM</text:p>
          </table:table-cell>
          <table:table-cell office:value-type="string" table:style-name="ce6">
            <text:p>09/09/2021</text:p>
          </table:table-cell>
          <table:table-cell office:value-type="string" table:style-name="ce10">
            <text:p>IRMÃOS TORRES FRIBURGO COM. DE PROD. ELETRON LTDA</text:p>
          </table:table-cell>
          <table:table-cell office:value-type="string" table:style-name="ce7">
            <text:p>08.385.069/0001-92</text:p>
          </table:table-cell>
          <table:table-cell office:value-type="string" table:style-name="ce11">
            <text:p>PILHAS PARA CONTROLES REMOTOS DE TV, SPLIT E GARAGEM.</text:p>
          </table:table-cell>
          <table:table-cell office:value-type="string" table:style-name="ce6">
            <text:p>R$ <text:s text:c="4"/>87,1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16/06/2021 a 13/09/2021</text:p>
          </table:table-cell>
          <table:table-cell office:value-type="string" table:style-name="ce6">
            <text:p>SIM</text:p>
          </table:table-cell>
          <table:table-cell office:value-type="string" table:style-name="ce6">
            <text:p>22/06/2021</text:p>
          </table:table-cell>
          <table:table-cell office:value-type="string" table:style-name="ce10">
            <text:p>SUPER TUNNIG COMERCIO DE ACESSORIOS</text:p>
          </table:table-cell>
          <table:table-cell office:value-type="string" table:style-name="ce7">
            <text:p>29.252.795/0001-07</text:p>
          </table:table-cell>
          <table:table-cell office:value-type="string" table:style-name="ce11">
            <text:p>AQUISIÇÃO DE CAPA DE PROTEÇÃO PARA OS VEÍCULOS OFICIAIS DA PRM</text:p>
          </table:table-cell>
          <table:table-cell office:value-type="string" table:style-name="ce6">
            <text:p>R$ <text:s text:c="3"/>119,6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7/04/2021 a 23/07/2021</text:p>
          </table:table-cell>
          <table:table-cell office:value-type="string" table:style-name="ce6">
            <text:p>SIM</text:p>
          </table:table-cell>
          <table:table-cell office:value-type="string" table:style-name="ce6">
            <text:p>02/06/2021</text:p>
          </table:table-cell>
          <table:table-cell office:value-type="string" table:style-name="ce10">
            <text:p>AUTO POSTO MONTECASEROS LTDA</text:p>
          </table:table-cell>
          <table:table-cell office:value-type="string" table:style-name="ce7">
            <text:p>02.870.444/0001-03</text:p>
          </table:table-cell>
          <table:table-cell office:value-type="string" table:style-name="ce11">
            <text:p>LAVAGEM DE VEÍCULOS OFICIAIS</text:p>
          </table:table-cell>
          <table:table-cell office:value-type="string" table:style-name="ce6">
            <text:p>R$ <text:s text:c="3"/>206,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7/04/2021 a 23/07/2021</text:p>
          </table:table-cell>
          <table:table-cell office:value-type="string" table:style-name="ce6">
            <text:p>SIM</text:p>
          </table:table-cell>
          <table:table-cell office:value-type="string" table:style-name="ce6">
            <text:p>02/06/2021</text:p>
          </table:table-cell>
          <table:table-cell office:value-type="string" table:style-name="ce10">
            <text:p>PETROSERRA SOLIÇÕES CONTRA INCÊNDIOS LTDA</text:p>
          </table:table-cell>
          <table:table-cell office:value-type="string" table:style-name="ce7">
            <text:p>33.735.256/0001-04</text:p>
          </table:table-cell>
          <table:table-cell office:value-type="string" table:style-name="ce11">
            <text:p>RECARGA DE EXTINTORES</text:p>
          </table:table-cell>
          <table:table-cell office:value-type="string" table:style-name="ce6">
            <text:p>R$ <text:s text:c="4"/>9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7/04/2021 a 23/07/2021</text:p>
          </table:table-cell>
          <table:table-cell office:value-type="string" table:style-name="ce6">
            <text:p>SIM</text:p>
          </table:table-cell>
          <table:table-cell office:value-type="string" table:style-name="ce6">
            <text:p>02/06/2021</text:p>
          </table:table-cell>
          <table:table-cell office:value-type="string" table:style-name="ce10">
            <text:p>SUPER TUNNIG COMERCIO DE ACESSORIOS</text:p>
          </table:table-cell>
          <table:table-cell office:value-type="string" table:style-name="ce7">
            <text:p>29.252.795/0001-07</text:p>
          </table:table-cell>
          <table:table-cell office:value-type="string" table:style-name="ce11">
            <text:p>AQUISIÇAO DE PALHETA LIMPADORA DE PARABRISA PARA VEÍCULO OFICIAL</text:p>
          </table:table-cell>
          <table:table-cell office:value-type="string" table:style-name="ce6">
            <text:p>R$ <text:s text:c="4"/>59,8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7/04/2021 a 23/07/2021</text:p>
          </table:table-cell>
          <table:table-cell office:value-type="string" table:style-name="ce6">
            <text:p>SIM</text:p>
          </table:table-cell>
          <table:table-cell office:value-type="string" table:style-name="ce6">
            <text:p>27/05/2021</text:p>
          </table:table-cell>
          <table:table-cell office:value-type="string" table:style-name="ce10">
            <text:p>OTICA BRASÍLIA LTDA</text:p>
          </table:table-cell>
          <table:table-cell office:value-type="string" table:style-name="ce7">
            <text:p>28.823.722/0001-65</text:p>
          </table:table-cell>
          <table:table-cell office:value-type="string" table:style-name="ce11">
            <text:p>AQUISIÇÃO DE PLACA PARA HOMENAGEM PÓSTUMA À ADVOGADA</text:p>
          </table:table-cell>
          <table:table-cell office:value-type="string" table:style-name="ce6">
            <text:p>R$ <text:s text:c="3"/>16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9/01/2021 a 29/04/2021</text:p>
          </table:table-cell>
          <table:table-cell office:value-type="string" table:style-name="ce6">
            <text:p>SIM</text:p>
          </table:table-cell>
          <table:table-cell office:value-type="string" table:style-name="ce6">
            <text:p>05/02/2021</text:p>
          </table:table-cell>
          <table:table-cell office:value-type="string" table:style-name="ce10">
            <text:p>ELETRÔNICA TEFFE LTDA</text:p>
          </table:table-cell>
          <table:table-cell office:value-type="string" table:style-name="ce7">
            <text:p>29.143.088/0001-82</text:p>
          </table:table-cell>
          <table:table-cell office:value-type="string" table:style-name="ce11">
            <text:p>AQUISIÇÃO DE CAIXA DE SOM PARA COMPUTADOR PARA REALIZAÇÃO DE VIDEOCONFERÊNCIA</text:p>
          </table:table-cell>
          <table:table-cell office:value-type="string" table:style-name="ce6">
            <text:p>R$ <text:s text:c="4"/>69,8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9/01/2021 a 29/04/2021</text:p>
          </table:table-cell>
          <table:table-cell office:value-type="string" table:style-name="ce6">
            <text:p>SIM</text:p>
          </table:table-cell>
          <table:table-cell office:value-type="string" table:style-name="ce6">
            <text:p>21/04/2021</text:p>
          </table:table-cell>
          <table:table-cell office:value-type="string" table:style-name="ce10">
            <text:p>PETROSERRA SOLIÇÕES CONTRA INCÊNDIOS LTDA</text:p>
          </table:table-cell>
          <table:table-cell office:value-type="string" table:style-name="ce7">
            <text:p>33.735.256/0001-04</text:p>
          </table:table-cell>
          <table:table-cell office:value-type="string" table:style-name="ce11">
            <text:p>RECARGA DE EXTINTORES DE INCÊNDIO, CONFORME AUTORIZAÇÃO ANEXA, EM RAZÃO DA PRM NÃO CONSEGUIDO PROPOSTA VÁLIDA.</text:p>
          </table:table-cell>
          <table:table-cell office:value-type="string" table:style-name="ce6">
            <text:p>R$ <text:s text:c="3"/>495,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02/02/2021</text:p>
          </table:table-cell>
          <table:table-cell office:value-type="string" table:style-name="ce10">
            <text:p>CASA ROCHA MATERIAL DE CONSTRUÇÃO LTDA</text:p>
          </table:table-cell>
          <table:table-cell office:value-type="string" table:style-name="ce7">
            <text:p>34.473.535/0001-00</text:p>
          </table:table-cell>
          <table:table-cell office:value-type="string" table:style-name="ce11">
            <text:p>COLOCAÇÃO DE RALO NA ÁREA EXTERNA DA SEDE</text:p>
          </table:table-cell>
          <table:table-cell office:value-type="string" table:style-name="ce6">
            <text:p>R$ <text:s text:c="4"/>11,49</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02/02/2021</text:p>
          </table:table-cell>
          <table:table-cell office:value-type="string" table:style-name="ce10">
            <text:p>CASA ROCHA MATERIAL DE CONSTRUÇÃO LTDA</text:p>
          </table:table-cell>
          <table:table-cell office:value-type="string" table:style-name="ce7">
            <text:p>34.473.535/0001-00</text:p>
          </table:table-cell>
          <table:table-cell office:value-type="string" table:style-name="ce11">
            <text:p>PARA A APLICAÇÃO NAS PORTAS E JANELAS DA SEDE DA PRM RESENDE</text:p>
          </table:table-cell>
          <table:table-cell office:value-type="string" table:style-name="ce6">
            <text:p>R$ <text:s text:c="4"/>36,79</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03/02/2021</text:p>
          </table:table-cell>
          <table:table-cell office:value-type="string" table:style-name="ce10">
            <text:p>HX BRASIL FLORICULTURA EIRELLI</text:p>
          </table:table-cell>
          <table:table-cell office:value-type="string" table:style-name="ce7">
            <text:p>30.614.607/0001-22</text:p>
          </table:table-cell>
          <table:table-cell office:value-type="string" table:style-name="ce11">
            <text:p>SERVIÇO DE CAPINA E RETIRADA DO LIXO VERDE NAS DEPENDÊNCIAS EXTERNAS DA SEDE PRM</text:p>
          </table:table-cell>
          <table:table-cell office:value-type="string" table:style-name="ce6">
            <text:p>R$ <text:s text:c="3"/>17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08/02/2021</text:p>
          </table:table-cell>
          <table:table-cell office:value-type="string" table:style-name="ce10">
            <text:p>LUNOS MAT.CONST. E FERRAGEM LTDA</text:p>
          </table:table-cell>
          <table:table-cell office:value-type="string" table:style-name="ce7">
            <text:p>12.502.692/0001-55</text:p>
          </table:table-cell>
          <table:table-cell office:value-type="string" table:style-name="ce11">
            <text:p>NOVO SIFÃO PARA REPOR O QUE HAVIA QUEBRADO.</text:p>
          </table:table-cell>
          <table:table-cell office:value-type="string" table:style-name="ce6">
            <text:p>R$ <text:s text:c="4"/>10,2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12/03/2021</text:p>
          </table:table-cell>
          <table:table-cell office:value-type="string" table:style-name="ce10">
            <text:p>SEBASTIAO R T DE ALMEIDA COMER</text:p>
          </table:table-cell>
          <table:table-cell office:value-type="string" table:style-name="ce7">
            <text:p>19.264.185/0001-70</text:p>
          </table:table-cell>
          <table:table-cell office:value-type="string" table:style-name="ce11">
            <text:p>DIAFRAGMA PARA REPARO NA CAIXA DE DESCARGA DO BANHEIRO MASCULINO</text:p>
          </table:table-cell>
          <table:table-cell office:value-type="string" table:style-name="ce6">
            <text:p>R$ <text:s text:c="4"/>28,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12/04/2021</text:p>
          </table:table-cell>
          <table:table-cell office:value-type="string" table:style-name="ce10">
            <text:p>HX BRASIL FLORICULTURA EIRELLI</text:p>
          </table:table-cell>
          <table:table-cell office:value-type="string" table:style-name="ce7">
            <text:p>30.614.607/0001-22</text:p>
          </table:table-cell>
          <table:table-cell office:value-type="string" table:style-name="ce11">
            <text:p>PARA LIMPEZA DA ÁREA EXTERNA E RETIRADA DO LIXO VERDE DA PRM RESENDE</text:p>
          </table:table-cell>
          <table:table-cell office:value-type="string" table:style-name="ce6">
            <text:p>R$ <text:s text:c="3"/>17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20/01/2021</text:p>
          </table:table-cell>
          <table:table-cell office:value-type="string" table:style-name="ce10">
            <text:p>LUNOS MAT.CONST. E FERRAGEM LTDA</text:p>
          </table:table-cell>
          <table:table-cell office:value-type="string" table:style-name="ce7">
            <text:p>12.502.692/0001-55</text:p>
          </table:table-cell>
          <table:table-cell office:value-type="string" table:style-name="ce11">
            <text:p>PARA COLAR OS PÉS DA MESA QUE SE ENCONTRA NO GABINETE DO 2º OFÍCIO DA PRM RESENDE</text:p>
          </table:table-cell>
          <table:table-cell office:value-type="string" table:style-name="ce6">
            <text:p>R$ <text:s text:c="5"/>8,15</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26/02/2021</text:p>
          </table:table-cell>
          <table:table-cell office:value-type="string" table:style-name="ce10">
            <text:p>EZEMAC MULTI UTILIDADES - EIRELI</text:p>
          </table:table-cell>
          <table:table-cell office:value-type="string" table:style-name="ce7">
            <text:p>37.036.734/0001-30</text:p>
          </table:table-cell>
          <table:table-cell office:value-type="string" table:style-name="ce11">
            <text:p>SUBSTITUIR A FITA ANTI DERRAPANTE NA ESCADARIA DE GRANITO QUE INICIA NA GARAGEM E SEGUE AO 2º ANDAR DO PRÉDIO</text:p>
          </table:table-cell>
          <table:table-cell office:value-type="string" table:style-name="ce6">
            <text:p>R$ <text:s text:c="4"/>59,24</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29/01/2021</text:p>
          </table:table-cell>
          <table:table-cell office:value-type="string" table:style-name="ce10">
            <text:p>VIEIRA E DINIZ MINIMERCADO LTDA-ME</text:p>
          </table:table-cell>
          <table:table-cell office:value-type="string" table:style-name="ce7">
            <text:p>17.572.599/0001-30</text:p>
          </table:table-cell>
          <table:table-cell office:value-type="string" table:style-name="ce11">
            <text:p>FOI NECESSÁRIO ADQUIRIR O DESENTUPIDOR, PARA COLOCAR NAS 2 PIAS DAS COPAS DA PRM RESENDE, BEM COMO EFETUAR A LIMPEZA DA CAIXA DE GORDURA</text:p>
          </table:table-cell>
          <table:table-cell office:value-type="string" table:style-name="ce6">
            <text:p>R$ <text:s text:c="4"/>14,99</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5/2021 a 12/08/2021</text:p>
          </table:table-cell>
          <table:table-cell office:value-type="string" table:style-name="ce6">
            <text:p>SIM</text:p>
          </table:table-cell>
          <table:table-cell office:value-type="string" table:style-name="ce6">
            <text:p>06/08/2021</text:p>
          </table:table-cell>
          <table:table-cell office:value-type="string" table:style-name="ce10">
            <text:p>CONSTRUMAT MATERIAS DE CONSTRUÇÃO LTDA</text:p>
          </table:table-cell>
          <table:table-cell office:value-type="string" table:style-name="ce7">
            <text:p>33.786.231/0001-21</text:p>
          </table:table-cell>
          <table:table-cell office:value-type="string" table:style-name="ce11">
            <text:p>CONSIDERANDO REUNIÃO PRESENCIAL PELO GABINETE DO 2º OFÍCIO, FORAM COMPRADAS DUAS UNIDADES PARA ENTREGAR AO PROCURADOR E ANALISTA DAQUELE OFÍCIO.</text:p>
          </table:table-cell>
          <table:table-cell office:value-type="string" table:style-name="ce6">
            <text:p>R$ <text:s text:c="4"/>4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5/2021 a 12/08/2021</text:p>
          </table:table-cell>
          <table:table-cell office:value-type="string" table:style-name="ce6">
            <text:p>SIM</text:p>
          </table:table-cell>
          <table:table-cell office:value-type="string" table:style-name="ce6">
            <text:p>09/07/2021</text:p>
          </table:table-cell>
          <table:table-cell office:value-type="string" table:style-name="ce10">
            <text:p>HX BRASIL FLORICULTURA EIRELLI</text:p>
          </table:table-cell>
          <table:table-cell office:value-type="string" table:style-name="ce7">
            <text:p>30.614.607/0001-22</text:p>
          </table:table-cell>
          <table:table-cell office:value-type="string" table:style-name="ce11">
            <text:p>SERVIÇOS DE CAPINA E RETIRADA DE LIXO VERDE</text:p>
          </table:table-cell>
          <table:table-cell office:value-type="string" table:style-name="ce6">
            <text:p>R$ <text:s text:c="3"/>170,00</text:p>
          </table:table-cell>
          <table:table-cell table:number-columns-repeated="16373"/>
        </table:table-row>
        <table:table-row table:style-name="ro6">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5/2021 a 12/08/2021</text:p>
          </table:table-cell>
          <table:table-cell office:value-type="string" table:style-name="ce6">
            <text:p>SIM</text:p>
          </table:table-cell>
          <table:table-cell office:value-type="string" table:style-name="ce6">
            <text:p>18/06/2021</text:p>
          </table:table-cell>
          <table:table-cell office:value-type="string" table:style-name="ce10">
            <text:p>EZEMAC MULTI UTILIDADES - EIRELI</text:p>
          </table:table-cell>
          <table:table-cell office:value-type="string" table:style-name="ce7">
            <text:p>37.036.734/0001-30</text:p>
          </table:table-cell>
          <table:table-cell office:value-type="string" table:style-name="ce11">
            <text:p>COM O ESTOQUE ZERO DE PARAFUSOS E BUCHAS NA SEDE, COMPRAMOS PARA REPARAR OS QUE ESTAVAM FROUXOS NO CORRIMÃO DA ESCADA. A CHAVE ALLEN FOI NECESSÁRIA PARA APERTAR OS PARAFUSOS DAS MAÇANETAS DAS PORTAS DA SEDE.</text:p>
          </table:table-cell>
          <table:table-cell office:value-type="string" table:style-name="ce6">
            <text:p>R$ <text:s text:c="5"/>8,18</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5/2021 a 12/08/2021</text:p>
          </table:table-cell>
          <table:table-cell office:value-type="string" table:style-name="ce6">
            <text:p>SIM</text:p>
          </table:table-cell>
          <table:table-cell office:value-type="string" table:style-name="ce6">
            <text:p>18/06/2021</text:p>
          </table:table-cell>
          <table:table-cell office:value-type="string" table:style-name="ce10">
            <text:p>LUNOS MAT.CONST. E FERRAGEM LTDA</text:p>
          </table:table-cell>
          <table:table-cell office:value-type="string" table:style-name="ce7">
            <text:p>12.502.692/0001-55</text:p>
          </table:table-cell>
          <table:table-cell office:value-type="string" table:style-name="ce11">
            <text:p>O LAVATÓRIO DO BANHEIRO DE ACESSIBILIDADE ESTAVA COM VAZAMENTO.</text:p>
          </table:table-cell>
          <table:table-cell office:value-type="string" table:style-name="ce6">
            <text:p>R$ <text:s text:c="4"/>15,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5/2021 a 12/08/2021</text:p>
          </table:table-cell>
          <table:table-cell office:value-type="string" table:style-name="ce6">
            <text:p>SIM</text:p>
          </table:table-cell>
          <table:table-cell office:value-type="string" table:style-name="ce6">
            <text:p>19/05/2021</text:p>
          </table:table-cell>
          <table:table-cell office:value-type="string" table:style-name="ce10">
            <text:p>EZEMAC MULTI UTILIDADES - EIRELI</text:p>
          </table:table-cell>
          <table:table-cell office:value-type="string" table:style-name="ce7">
            <text:p>37.036.734/0001-30</text:p>
          </table:table-cell>
          <table:table-cell office:value-type="string" table:style-name="ce11">
            <text:p>PARA REPOR LÂMPADAS QUE HAVIAM QUEIMADO NA PRM RESENDE.</text:p>
          </table:table-cell>
          <table:table-cell office:value-type="string" table:style-name="ce6">
            <text:p>R$ <text:s text:c="3"/>275,48</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5/2021 a 12/08/2021</text:p>
          </table:table-cell>
          <table:table-cell office:value-type="string" table:style-name="ce6">
            <text:p>SIM</text:p>
          </table:table-cell>
          <table:table-cell office:value-type="string" table:style-name="ce6">
            <text:p>25/06/2021</text:p>
          </table:table-cell>
          <table:table-cell office:value-type="string" table:style-name="ce10">
            <text:p>EZEMAC MULTI UTILIDADES - EIRELI</text:p>
          </table:table-cell>
          <table:table-cell office:value-type="string" table:style-name="ce7">
            <text:p>37.036.734/0001-30</text:p>
          </table:table-cell>
          <table:table-cell office:value-type="string" table:style-name="ce11">
            <text:p>COMPRA DE LÂMPADAS LED PARA REPOR AS QUE HAVIAM QUEIMADO E NÃO ESTAVAM EM GARANTIA DA LOJA.</text:p>
          </table:table-cell>
          <table:table-cell office:value-type="string" table:style-name="ce6">
            <text:p>R$ <text:s text:c="3"/>109,8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LOS JORGE NUNES PEDREIRA</text:p>
          </table:table-cell>
          <table:table-cell office:value-type="string" table:style-name="ce6">
            <text:p>769.377.047-04</text:p>
          </table:table-cell>
          <table:table-cell office:value-type="string" table:style-name="ce6">
            <text:p>09/06/2021 a 06/09/2021</text:p>
          </table:table-cell>
          <table:table-cell office:value-type="string" table:style-name="ce6">
            <text:p>SIM</text:p>
          </table:table-cell>
          <table:table-cell office:value-type="string" table:style-name="ce6">
            <text:p>05/07/2021</text:p>
          </table:table-cell>
          <table:table-cell office:value-type="string" table:style-name="ce10">
            <text:p>ZILZEIA DA SILVA FREDERICO</text:p>
          </table:table-cell>
          <table:table-cell office:value-type="string" table:style-name="ce7">
            <text:p>26.775.348/0001-44</text:p>
          </table:table-cell>
          <table:table-cell office:value-type="string" table:style-name="ce11">
            <text:p>AQUISIÇÃO EMERGENCIAL DE LÂMPADAS TUBULARES DE LED PARA AS SALAS E CORREDOR DA PRM/MACAÉ.</text:p>
          </table:table-cell>
          <table:table-cell office:value-type="string" table:style-name="ce6">
            <text:p>R$ <text:s text:c="3"/>332,88</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CARLOS JORGE NUNES PEDREIRA</text:p>
          </table:table-cell>
          <table:table-cell office:value-type="string" table:style-name="ce6">
            <text:p>769.377.047-04</text:p>
          </table:table-cell>
          <table:table-cell office:value-type="string" table:style-name="ce6">
            <text:p>09/06/2021 a 06/09/2021</text:p>
          </table:table-cell>
          <table:table-cell office:value-type="string" table:style-name="ce6">
            <text:p>SIM</text:p>
          </table:table-cell>
          <table:table-cell office:value-type="string" table:style-name="ce6">
            <text:p>26/07/2021</text:p>
          </table:table-cell>
          <table:table-cell office:value-type="string" table:style-name="ce10">
            <text:p>MEDEIROS PITZER</text:p>
          </table:table-cell>
          <table:table-cell office:value-type="string" table:style-name="ce7">
            <text:p>23.592.665/0001-37</text:p>
          </table:table-cell>
          <table:table-cell office:value-type="string" table:style-name="ce11">
            <text:p>AQUISIÇÃO EMERGENCIAL DE UM ACIONAMENTO PARA CAIXA ACOPLADA SUPERIOR, PARA O BANHEIRO DA SALA 107, GABINETE DO 1º OFÍCIO.</text:p>
          </table:table-cell>
          <table:table-cell office:value-type="string" table:style-name="ce6">
            <text:p>R$ <text:s text:c="4"/>42,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03/09/2021 a 01/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26/01/2021 a 26/04/2021</text:p>
          </table:table-cell>
          <table:table-cell office:value-type="string" table:style-name="ce6">
            <text:p>SIM</text:p>
          </table:table-cell>
          <table:table-cell office:value-type="string" table:style-name="ce6">
            <text:p>09/02/2021</text:p>
          </table:table-cell>
          <table:table-cell office:value-type="string" table:style-name="ce10">
            <text:p>PAPELARIA MÉXICO RIO LTDA</text:p>
          </table:table-cell>
          <table:table-cell office:value-type="string" table:style-name="ce7">
            <text:p>39.071.931/0001-16</text:p>
          </table:table-cell>
          <table:table-cell office:value-type="string" table:style-name="ce11">
            <text:p>SOLICITAÇÃO DE PILHAS PARA OS TERMOMETROS QUE MEDEM A TEMPERATURA DE TODAS AS PESSOAS QUE ACESSAM O PREDIO DA PRRJ EM RAZAO DA COVID19 E EM RAZAO DE NAO POSSUIRMOS EESSSE MATERIAL EM NOSSO ALMOXARIFADO.</text:p>
          </table:table-cell>
          <table:table-cell office:value-type="string" table:style-name="ce6">
            <text:p>R$ <text:s text:c="3"/>278,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26/01/2021 a 26/04/2021</text:p>
          </table:table-cell>
          <table:table-cell office:value-type="string" table:style-name="ce6">
            <text:p>SIM</text:p>
          </table:table-cell>
          <table:table-cell office:value-type="string" table:style-name="ce6">
            <text:p>26/04/2021</text:p>
          </table:table-cell>
          <table:table-cell office:value-type="string" table:style-name="ce10">
            <text:p>SENDAS DISTRIBUIDORA SA</text:p>
          </table:table-cell>
          <table:table-cell office:value-type="string" table:style-name="ce7">
            <text:p>06.057.223/0326-18</text:p>
          </table:table-cell>
          <table:table-cell office:value-type="string" table:style-name="ce11">
            <text:p>AQUISIÇÃO PARA ATENDER AOS TERMOMETROS DE TEMPERATURA CORPORAL, EM RAZÃO DA COVID. NÃO POSSUIMOS ESTE PRODUTO EM ESTOQUE.</text:p>
          </table:table-cell>
          <table:table-cell office:value-type="string" table:style-name="ce6">
            <text:p>R$ <text:s text:c="4"/>25,8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26/01/2021 a 26/04/2021</text:p>
          </table:table-cell>
          <table:table-cell office:value-type="string" table:style-name="ce6">
            <text:p>SIM</text:p>
          </table:table-cell>
          <table:table-cell office:value-type="string" table:style-name="ce6">
            <text:p>28/01/2021</text:p>
          </table:table-cell>
          <table:table-cell office:value-type="string" table:style-name="ce10">
            <text:p>PEL PLANET PAPELARIA BAZAR SUPRI DE COMPUTAÇÃO LTDA</text:p>
          </table:table-cell>
          <table:table-cell office:value-type="string" table:style-name="ce7">
            <text:p>01.625.166/0001-66</text:p>
          </table:table-cell>
          <table:table-cell office:value-type="string" table:style-name="ce11">
            <text:p>MATERIAL PARA ATENDER A BIBLIOTECA. NÃO POSSUIMOS EM NOSSO ALMOXARIFADO.</text:p>
          </table:table-cell>
          <table:table-cell office:value-type="string" table:style-name="ce6">
            <text:p>R$ <text:s text:c="3"/>17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05/08/2021 a 04/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30/04/2021 a 28/07/2021</text:p>
          </table:table-cell>
          <table:table-cell office:value-type="string" table:style-name="ce6">
            <text:p>SIM</text:p>
          </table:table-cell>
          <table:table-cell office:value-type="string" table:style-name="ce6">
            <text:p>14/07/2021</text:p>
          </table:table-cell>
          <table:table-cell office:value-type="string" table:style-name="ce10">
            <text:p>PALACIO DA FERRAMENTA MAQUINAS LTDA</text:p>
          </table:table-cell>
          <table:table-cell office:value-type="string" table:style-name="ce7">
            <text:p>42.101.436/0005-40</text:p>
          </table:table-cell>
          <table:table-cell office:value-type="string" table:style-name="ce11">
            <text:p>PARA REPARO DE CUBAS DOS BANHEIROS DA PRRJ</text:p>
          </table:table-cell>
          <table:table-cell office:value-type="string" table:style-name="ce6">
            <text:p>R$ <text:s text:c="4"/>94,5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30/04/2021 a 28/07/2021</text:p>
          </table:table-cell>
          <table:table-cell office:value-type="string" table:style-name="ce6">
            <text:p>SIM</text:p>
          </table:table-cell>
          <table:table-cell office:value-type="string" table:style-name="ce6">
            <text:p>24/06/2021</text:p>
          </table:table-cell>
          <table:table-cell office:value-type="string" table:style-name="ce10">
            <text:p>CIMENTERRA MAT. CONSTRUÇÃO LTDA</text:p>
          </table:table-cell>
          <table:table-cell office:value-type="string" table:style-name="ce7">
            <text:p>03.687.718/0001-96</text:p>
          </table:table-cell>
          <table:table-cell office:value-type="string" table:style-name="ce11">
            <text:p>PARA MANUTENÇÃO DE UMA CUBA DE BANHEIRO QUE CEDEU</text:p>
          </table:table-cell>
          <table:table-cell office:value-type="string" table:style-name="ce6">
            <text:p>R$ <text:s text:c="4"/>14,9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30/04/2021 a 28/07/2021</text:p>
          </table:table-cell>
          <table:table-cell office:value-type="string" table:style-name="ce6">
            <text:p>SIM</text:p>
          </table:table-cell>
          <table:table-cell office:value-type="string" table:style-name="ce6">
            <text:p>24/06/2021</text:p>
          </table:table-cell>
          <table:table-cell office:value-type="string" table:style-name="ce10">
            <text:p>KALUNGA COMÉRCIO E INDÚSTRIA GRÁFICA LTDA.</text:p>
          </table:table-cell>
          <table:table-cell office:value-type="string" table:style-name="ce7">
            <text:p>43.283.811/0027-99</text:p>
          </table:table-cell>
          <table:table-cell office:value-type="string" table:style-name="ce11">
            <text:p>PARA ATENDER ÀS SOLICITAÇÕES DA FTLJ E DA SEÇÃO DE ARQUIVO</text:p>
          </table:table-cell>
          <table:table-cell office:value-type="string" table:style-name="ce6">
            <text:p>R$ <text:s text:c="3"/>268,3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30/04/2021 a 28/07/2021</text:p>
          </table:table-cell>
          <table:table-cell office:value-type="string" table:style-name="ce6">
            <text:p>SIM</text:p>
          </table:table-cell>
          <table:table-cell office:value-type="string" table:style-name="ce6">
            <text:p>24/06/2021</text:p>
          </table:table-cell>
          <table:table-cell office:value-type="string" table:style-name="ce10">
            <text:p>MINOBOR COMERCIO DE PLASTICOS LTDA</text:p>
          </table:table-cell>
          <table:table-cell office:value-type="string" table:style-name="ce7">
            <text:p>02.228.901/0001-60</text:p>
          </table:table-cell>
          <table:table-cell office:value-type="string" table:style-name="ce11">
            <text:p>PARA EXECUÇÃO DE SERVIÇOS DE PINTURA</text:p>
          </table:table-cell>
          <table:table-cell office:value-type="string" table:style-name="ce6">
            <text:p>R$ <text:s text:c="3"/>36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30/04/2021 a 28/07/2021</text:p>
          </table:table-cell>
          <table:table-cell office:value-type="string" table:style-name="ce6">
            <text:p>SIM</text:p>
          </table:table-cell>
          <table:table-cell office:value-type="string" table:style-name="ce6">
            <text:p>24/06/2021</text:p>
          </table:table-cell>
          <table:table-cell office:value-type="string" table:style-name="ce10">
            <text:p>TOQUE DE PAPEL LIVR HOBBY &amp; PINTURA LTDA EPP</text:p>
          </table:table-cell>
          <table:table-cell office:value-type="string" table:style-name="ce7">
            <text:p>03.510.189/0001-50</text:p>
          </table:table-cell>
          <table:table-cell office:value-type="string" table:style-name="ce11">
            <text:p>PARA ATENDER A SEÇÃO DE ARQUIVO</text:p>
          </table:table-cell>
          <table:table-cell office:value-type="string" table:style-name="ce6">
            <text:p>R$ <text:s text:c="3"/>154,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04/02/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0 GALOES DE AGUA MINERAL</text:p>
          </table:table-cell>
          <table:table-cell office:value-type="string" table:style-name="ce6">
            <text:p>R$ <text:s text:c="4"/>9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04/02/2021</text:p>
          </table:table-cell>
          <table:table-cell office:value-type="string" table:style-name="ce10">
            <text:p>DIMEL DISTRIBUIDORA DE MATERIAL ELETRICO LTDA.</text:p>
          </table:table-cell>
          <table:table-cell office:value-type="string" table:style-name="ce7">
            <text:p>28.512.291/0001-16</text:p>
          </table:table-cell>
          <table:table-cell office:value-type="string" table:style-name="ce11">
            <text:p>CAMPAINHA</text:p>
          </table:table-cell>
          <table:table-cell office:value-type="string" table:style-name="ce6">
            <text:p>R$ <text:s text:c="4"/>46,49</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1/03/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0 GALÕES DE AGUA MINERAL</text:p>
          </table:table-cell>
          <table:table-cell office:value-type="string" table:style-name="ce6">
            <text:p>R$ <text:s text:c="4"/>9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4/04/2021</text:p>
          </table:table-cell>
          <table:table-cell office:value-type="string" table:style-name="ce10">
            <text:p>CASA E VIDEO RIO DE JANEIRO SA</text:p>
          </table:table-cell>
          <table:table-cell office:value-type="string" table:style-name="ce7">
            <text:p>11.114.284/0119-55</text:p>
          </table:table-cell>
          <table:table-cell office:value-type="string" table:style-name="ce11">
            <text:p>10 LAMPADAS DE LED <text:s/>BOLINHA</text:p>
          </table:table-cell>
          <table:table-cell office:value-type="string" table:style-name="ce6">
            <text:p>R$ <text:s text:c="4"/>71,94</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4/04/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2 GALOES DE AGUA MINERAL</text:p>
          </table:table-cell>
          <table:table-cell office:value-type="string" table:style-name="ce6">
            <text:p>R$ <text:s text:c="3"/>108,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4/04/2021</text:p>
          </table:table-cell>
          <table:table-cell office:value-type="string" table:style-name="ce10">
            <text:p>ESTORIL DE NITEROI MATERIAIS DE CONSTRUÇAO LTDA ME</text:p>
          </table:table-cell>
          <table:table-cell office:value-type="string" table:style-name="ce7">
            <text:p>00.091.673/0001-02</text:p>
          </table:table-cell>
          <table:table-cell office:value-type="string" table:style-name="ce11">
            <text:p>10 LAMPADAS DE LED TUBULAR</text:p>
          </table:table-cell>
          <table:table-cell office:value-type="string" table:style-name="ce6">
            <text:p>R$ <text:s text:c="3"/>200,00</text:p>
          </table:table-cell>
          <table:table-cell table:number-columns-repeated="16373"/>
        </table:table-row>
        <table:table-row table:style-name="ro5">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8/04/2021</text:p>
          </table:table-cell>
          <table:table-cell office:value-type="string" table:style-name="ce10">
            <text:p>BOOKCENTER INFORMATICA E SERVIÇOS EIRELI</text:p>
          </table:table-cell>
          <table:table-cell office:value-type="string" table:style-name="ce7">
            <text:p>05.867.052/0001-83</text:p>
          </table:table-cell>
          <table:table-cell office:value-type="string" table:style-name="ce11">
            <text:p>TROCA DE UMA FONTE COMPRADA EM 27/11/2020, PARA O DR. EDUARDO ANDRE LOPES PINTO, (NO VALOR DE R$160,00, NF 137, CANCELADA) POR OUTRA NO VALOR DE R$270,00. FOI PAGO A DIFERENÇA DE R$110,00.</text:p>
          </table:table-cell>
          <table:table-cell office:value-type="string" table:style-name="ce6">
            <text:p>R$ <text:s text:c="3"/>11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5/01/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0 GALÕES DE AGUA MINERAL</text:p>
          </table:table-cell>
          <table:table-cell office:value-type="string" table:style-name="ce6">
            <text:p>R$ <text:s text:c="4"/>9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5/02/2021</text:p>
          </table:table-cell>
          <table:table-cell office:value-type="string" table:style-name="ce10">
            <text:p>DEFENDER COMERCIO E SERVIÇO DE SEGURANÇA ELETRONICA LTDA.</text:p>
          </table:table-cell>
          <table:table-cell office:value-type="string" table:style-name="ce7">
            <text:p>21.070.965/0001-20</text:p>
          </table:table-cell>
          <table:table-cell office:value-type="string" table:style-name="ce11">
            <text:p>CONFIGURAÇÃO DE 3 CONTROLES REMOTOS</text:p>
          </table:table-cell>
          <table:table-cell office:value-type="string" table:style-name="ce6">
            <text:p>R$ <text:s text:c="3"/>12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5/03/2021</text:p>
          </table:table-cell>
          <table:table-cell office:value-type="string" table:style-name="ce10">
            <text:p>DEFENDER COMERCIO E SERVIÇO DE SEGURANÇA ELETRONICA LTDA.</text:p>
          </table:table-cell>
          <table:table-cell office:value-type="string" table:style-name="ce7">
            <text:p>21.070.965/0001-20</text:p>
          </table:table-cell>
          <table:table-cell office:value-type="string" table:style-name="ce11">
            <text:p>3 CONTROLES REMOTOS PARA PORTÕES DE ACESSO DA PRM NITEROI</text:p>
          </table:table-cell>
          <table:table-cell office:value-type="string" table:style-name="ce6">
            <text:p>R$ <text:s text:c="4"/>9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6/03/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0 GALOES DE AGUA MINERAL</text:p>
          </table:table-cell>
          <table:table-cell office:value-type="string" table:style-name="ce6">
            <text:p>R$ <text:s text:c="4"/>9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20/09/2021 a 30/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PAULO ROBERTO DA SILVA VIDAL</text:p>
          </table:table-cell>
          <table:table-cell office:value-type="string" table:style-name="ce6">
            <text:p>032.150.187-05</text:p>
          </table:table-cell>
          <table:table-cell office:value-type="string" table:style-name="ce6">
            <text:p>14/06/2021 a 1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RUBEM TOSTES PEREIRA</text:p>
          </table:table-cell>
          <table:table-cell office:value-type="string" table:style-name="ce6">
            <text:p>903.151.897-20</text:p>
          </table:table-cell>
          <table:table-cell office:value-type="string" table:style-name="ce6">
            <text:p>07/05/2021 a 06/08/2021</text:p>
          </table:table-cell>
          <table:table-cell office:value-type="string" table:style-name="ce6">
            <text:p>SIM</text:p>
          </table:table-cell>
          <table:table-cell office:value-type="string" table:style-name="ce6">
            <text:p>06/08/2021</text:p>
          </table:table-cell>
          <table:table-cell office:value-type="string" table:style-name="ce10">
            <text:p>JOVEL MATERIAL DE CONSTRUÇÃO LTDA</text:p>
          </table:table-cell>
          <table:table-cell office:value-type="string" table:style-name="ce7">
            <text:p>28.368.751/0001-84</text:p>
          </table:table-cell>
          <table:table-cell office:value-type="string" table:style-name="ce11">
            <text:p>AQUISIÇÃO DE LUMINARIA LED E LAMPADA PARA INTERIOR DA PRM</text:p>
          </table:table-cell>
          <table:table-cell office:value-type="string" table:style-name="ce6">
            <text:p>R$ <text:s text:c="4"/>60,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RUBEM TOSTES PEREIRA</text:p>
          </table:table-cell>
          <table:table-cell office:value-type="string" table:style-name="ce6">
            <text:p>903.151.897-20</text:p>
          </table:table-cell>
          <table:table-cell office:value-type="string" table:style-name="ce6">
            <text:p>22/01/2021 a 22/04/2021</text:p>
          </table:table-cell>
          <table:table-cell office:value-type="string" table:style-name="ce6">
            <text:p>SIM</text:p>
          </table:table-cell>
          <table:table-cell office:value-type="string" table:style-name="ce6">
            <text:p>08/03/2021</text:p>
          </table:table-cell>
          <table:table-cell office:value-type="string" table:style-name="ce10">
            <text:p>JOVEL MATERIAL DE CONSTRUÇÃO LTDA</text:p>
          </table:table-cell>
          <table:table-cell office:value-type="string" table:style-name="ce7">
            <text:p>28.368.751/0001-84</text:p>
          </table:table-cell>
          <table:table-cell office:value-type="string" table:style-name="ce11">
            <text:p>AQUISIÇÃO DE LAMPADA COMPACTA PARA SUBSTITUIÇÃO NA COZINHA E BANHEIRO DA UNIDADE, E AQUISIÇÃO DE LAMPADA DE EMBUTIR PARA SUBSTITUIÇÃO EXTERNA.</text:p>
          </table:table-cell>
          <table:table-cell office:value-type="string" table:style-name="ce6">
            <text:p>R$ <text:s text:c="4"/>77,75</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RUBEM TOSTES PEREIRA</text:p>
          </table:table-cell>
          <table:table-cell office:value-type="string" table:style-name="ce6">
            <text:p>903.151.897-20</text:p>
          </table:table-cell>
          <table:table-cell office:value-type="string" table:style-name="ce6">
            <text:p>22/01/2021 a 22/04/2021</text:p>
          </table:table-cell>
          <table:table-cell office:value-type="string" table:style-name="ce6">
            <text:p>SIM</text:p>
          </table:table-cell>
          <table:table-cell office:value-type="string" table:style-name="ce6">
            <text:p>18/03/2021</text:p>
          </table:table-cell>
          <table:table-cell office:value-type="string" table:style-name="ce10">
            <text:p>JOVEL MATERIAL DE CONSTRUÇÃO LTDA</text:p>
          </table:table-cell>
          <table:table-cell office:value-type="string" table:style-name="ce7">
            <text:p>28.368.751/0001-84</text:p>
          </table:table-cell>
          <table:table-cell office:value-type="string" table:style-name="ce11">
            <text:p>SUBSTITUIR BATERIA DE CONTROLE DE PORTÃO ELETRONICO E CAMPAINHA A DISTÂNCIA DA PRM ITAPERUNA - BATERIA 12V</text:p>
          </table:table-cell>
          <table:table-cell office:value-type="string" table:style-name="ce6">
            <text:p>R$ <text:s text:c="4"/>15,3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RUBEM TOSTES PEREIRA</text:p>
          </table:table-cell>
          <table:table-cell office:value-type="string" table:style-name="ce6">
            <text:p>903.151.897-20</text:p>
          </table:table-cell>
          <table:table-cell office:value-type="string" table:style-name="ce6">
            <text:p>25/08/2021 a 22/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2/02/2021</text:p>
          </table:table-cell>
          <table:table-cell office:value-type="string" table:style-name="ce10">
            <text:p>WILSON JOSE FERREIRA SILVA</text:p>
          </table:table-cell>
          <table:table-cell office:value-type="string" table:style-name="ce7">
            <text:p>28.605.836/0001-39</text:p>
          </table:table-cell>
          <table:table-cell office:value-type="string" table:style-name="ce11">
            <text:p>ALCOÓL GEL PARA HIGIENIZAÇÃO DOS PÚBLICOS INTERNOS E EXTERNOS.</text:p>
          </table:table-cell>
          <table:table-cell office:value-type="string" table:style-name="ce6">
            <text:p>R$ <text:s text:c="3"/>437,4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2/03/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1">
            <text:p>SIFÃO PARA BANHEIRO DO 3 ANDAR.</text:p>
          </table:table-cell>
          <table:table-cell office:value-type="string" table:style-name="ce6">
            <text:p>R$ <text:s text:c="4"/>19,9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4/02/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1">
            <text:p>PILHAS PARA BASTÃO DE RONDA E CONTROLES REMOTOS DE AR CONDICIONADO</text:p>
          </table:table-cell>
          <table:table-cell office:value-type="string" table:style-name="ce6">
            <text:p>R$ <text:s text:c="4"/>70,3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4/02/2021</text:p>
          </table:table-cell>
          <table:table-cell office:value-type="string" table:style-name="ce10">
            <text:p>RIO VILARES AUTO PEÇAS E ACESSÓRIOS LTDA</text:p>
          </table:table-cell>
          <table:table-cell office:value-type="string" table:style-name="ce7">
            <text:p>36.516.854/0001-72</text:p>
          </table:table-cell>
          <table:table-cell office:value-type="string" table:style-name="ce11">
            <text:p>ÓLEO HIDRÁULICO PARA O ELEVADOR DE VEÍCULOS.</text:p>
          </table:table-cell>
          <table:table-cell office:value-type="string" table:style-name="ce6">
            <text:p>R$ <text:s text:c="3"/>460,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7/04/2021</text:p>
          </table:table-cell>
          <table:table-cell office:value-type="string" table:style-name="ce10">
            <text:p>J.O.J PEREIRA ELETRÔNICA-ME</text:p>
          </table:table-cell>
          <table:table-cell office:value-type="string" table:style-name="ce7">
            <text:p>04.628.066/0001-81</text:p>
          </table:table-cell>
          <table:table-cell office:value-type="string" table:style-name="ce11">
            <text:p>CONSERTO DOS MICRO-ONDAS PANASONIC 30.020.574 (COPA DO 3 ANDAR)STAVA DESLIGANDO DURANTE O USO, E 30.021.533 PAROU DE FUNCIONAR.</text:p>
          </table:table-cell>
          <table:table-cell office:value-type="string" table:style-name="ce6">
            <text:p>R$ <text:s text:c="3"/>346,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8/02/2021</text:p>
          </table:table-cell>
          <table:table-cell office:value-type="string" table:style-name="ce10">
            <text:p>EITERER'S STAR COMERCIO E SERVIÇOS LTDA-ME</text:p>
          </table:table-cell>
          <table:table-cell office:value-type="string" table:style-name="ce7">
            <text:p>17.073.397/0001-44</text:p>
          </table:table-cell>
          <table:table-cell office:value-type="string" table:style-name="ce11">
            <text:p>CONSERTO DE VENTILADOR - BEM PERMANENTE SEM RECURSO PARA AQUISIÇÃO.</text:p>
          </table:table-cell>
          <table:table-cell office:value-type="string" table:style-name="ce6">
            <text:p>R$ <text:s text:c="4"/>72,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1/02/2021</text:p>
          </table:table-cell>
          <table:table-cell office:value-type="string" table:style-name="ce10">
            <text:p>TA KELL SERVIÇOS GRAFICOS EM GERAL EIRELI ME</text:p>
          </table:table-cell>
          <table:table-cell office:value-type="string" table:style-name="ce7">
            <text:p>25.032.042/0001-35</text:p>
          </table:table-cell>
          <table:table-cell office:value-type="string" table:style-name="ce11">
            <text:p>PLACA DE IDENTIFICAÇÃO DE GABINETE DA PROCURADORA LUANA VARGAS MACEDO</text:p>
          </table:table-cell>
          <table:table-cell office:value-type="string" table:style-name="ce6">
            <text:p>R$ <text:s text:c="4"/>8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2/03/2021</text:p>
          </table:table-cell>
          <table:table-cell office:value-type="string" table:style-name="ce10">
            <text:p>P ALVES PEREIRA VIDRAÇARIA</text:p>
          </table:table-cell>
          <table:table-cell office:value-type="string" table:style-name="ce7">
            <text:p>09.547.436/0001-70</text:p>
          </table:table-cell>
          <table:table-cell office:value-type="string" table:style-name="ce11">
            <text:p>SERVIÇO DE MOLDURA PARA QUADRO PARA O GABINETE DO 3º OFÍCIO.</text:p>
          </table:table-cell>
          <table:table-cell office:value-type="string" table:style-name="ce6">
            <text:p>R$ <text:s text:c="4"/>29,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3/01/2021</text:p>
          </table:table-cell>
          <table:table-cell office:value-type="string" table:style-name="ce10">
            <text:p>UTILICASA VILAR DOS TELES ME</text:p>
          </table:table-cell>
          <table:table-cell office:value-type="string" table:style-name="ce7">
            <text:p>19.142.867/0001-00</text:p>
          </table:table-cell>
          <table:table-cell office:value-type="string" table:style-name="ce11">
            <text:p>MATERIAIS PARA A COPA E PILHAS PARA O APARELHO DE MEDIR TEMPERATURA E CONTROLES DE AR CONDICIONADO.</text:p>
          </table:table-cell>
          <table:table-cell office:value-type="string" table:style-name="ce6">
            <text:p>R$ <text:s text:c="3"/>333,85</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6/03/2021</text:p>
          </table:table-cell>
          <table:table-cell office:value-type="string" table:style-name="ce10">
            <text:p>RIO VILARES AUTO PEÇAS E ACESSÓRIOS LTDA</text:p>
          </table:table-cell>
          <table:table-cell office:value-type="string" table:style-name="ce7">
            <text:p>36.516.854/0001-72</text:p>
          </table:table-cell>
          <table:table-cell office:value-type="string" table:style-name="ce11">
            <text:p>SERVIÇO DE VULCANIZAÇÃO E ALINHAMENTO DO VEÍCULO PALIO WEEKEND LLB1862</text:p>
          </table:table-cell>
          <table:table-cell office:value-type="string" table:style-name="ce6">
            <text:p>R$ <text:s text:c="4"/>75,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8/02/2021</text:p>
          </table:table-cell>
          <table:table-cell office:value-type="string" table:style-name="ce10">
            <text:p>GIALE CHAVES LTDA</text:p>
          </table:table-cell>
          <table:table-cell office:value-type="string" table:style-name="ce7">
            <text:p>03.342.766/0001-42</text:p>
          </table:table-cell>
          <table:table-cell office:value-type="string" table:style-name="ce11">
            <text:p>CONFECÇÃO DE CÓPIAS DE CHAVES PARA A SALA DE SEGURANÇA INSTITUCIONAL E SALA DOS VIGILANTES.</text:p>
          </table:table-cell>
          <table:table-cell office:value-type="string" table:style-name="ce6">
            <text:p>R$ <text:s text:c="4"/>77,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04/05/2021</text:p>
          </table:table-cell>
          <table:table-cell office:value-type="string" table:style-name="ce10">
            <text:p>I.M.C. SERVIVE EIRELI</text:p>
          </table:table-cell>
          <table:table-cell office:value-type="string" table:style-name="ce7">
            <text:p>20.310.638/0001-36</text:p>
          </table:table-cell>
          <table:table-cell office:value-type="string" table:style-name="ce11">
            <text:p>COMPLEMENTO DE GÁS NO AR SPLIT 9.000 BTUS DA SALA DO ROCK DE INFORMÁTICA</text:p>
          </table:table-cell>
          <table:table-cell office:value-type="string" table:style-name="ce6">
            <text:p>R$ <text:s text:c="3"/>20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06/07/2021</text:p>
          </table:table-cell>
          <table:table-cell office:value-type="string" table:style-name="ce10">
            <text:p>GIALE CHAVES LTDA</text:p>
          </table:table-cell>
          <table:table-cell office:value-type="string" table:style-name="ce7">
            <text:p>03.342.766/0001-42</text:p>
          </table:table-cell>
          <table:table-cell office:value-type="string" table:style-name="ce11">
            <text:p>CONFECÇÃO DE CHAVES PARA GABIENTE</text:p>
          </table:table-cell>
          <table:table-cell office:value-type="string" table:style-name="ce6">
            <text:p>R$ <text:s text:c="4"/>56,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17/05/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1">
            <text:p>ADESIVO SELANTE DE SILICONE PARA REPOSIÇÃO DE PLACAS DE SINALIZAÇÃO NAS DEPENDÊNCIAS DA PRM.</text:p>
          </table:table-cell>
          <table:table-cell office:value-type="string" table:style-name="ce6">
            <text:p>R$ <text:s text:c="4"/>17,9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17/05/2021</text:p>
          </table:table-cell>
          <table:table-cell office:value-type="string" table:style-name="ce10">
            <text:p>PARCO PAPELARIA LTDA</text:p>
          </table:table-cell>
          <table:table-cell office:value-type="string" table:style-name="ce7">
            <text:p>05.214.053/0009-86</text:p>
          </table:table-cell>
          <table:table-cell office:value-type="string" table:style-name="ce11">
            <text:p>BATERIA PARA OS BASTÕES DE RONDA, PILHAS PARA OS CONTROLES DE AR CONDICIONADO QUE ESTRAGARAM POR FALTA DE USO E PILHA PARA OS COFRES.</text:p>
          </table:table-cell>
          <table:table-cell office:value-type="string" table:style-name="ce6">
            <text:p>R$ <text:s text:c="3"/>124,91</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17/06/2021</text:p>
          </table:table-cell>
          <table:table-cell office:value-type="string" table:style-name="ce10">
            <text:p>WILSON JOSE FERREIRA SILVA</text:p>
          </table:table-cell>
          <table:table-cell office:value-type="string" table:style-name="ce7">
            <text:p>28.605.836/0001-39</text:p>
          </table:table-cell>
          <table:table-cell office:value-type="string" table:style-name="ce11">
            <text:p>AQUISIÇÃO DE ÁLCOOL EM GEL 70%</text:p>
          </table:table-cell>
          <table:table-cell office:value-type="string" table:style-name="ce6">
            <text:p>R$ <text:s text:c="3"/>419,4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0/05/2021</text:p>
          </table:table-cell>
          <table:table-cell office:value-type="string" table:style-name="ce10">
            <text:p>AUTO POSTO DE SERVIÇO VILAR LTDA-ME</text:p>
          </table:table-cell>
          <table:table-cell office:value-type="string" table:style-name="ce7">
            <text:p>32.305.732/0001-86</text:p>
          </table:table-cell>
          <table:table-cell office:value-type="string" table:style-name="ce11">
            <text:p>PARA O GERADOR DE EMERGÊNCIA.</text:p>
          </table:table-cell>
          <table:table-cell office:value-type="string" table:style-name="ce6">
            <text:p>R$ <text:s text:c="4"/>42,93</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0/07/2021</text:p>
          </table:table-cell>
          <table:table-cell office:value-type="string" table:style-name="ce10">
            <text:p>PARCO PAPELARIA LTDA</text:p>
          </table:table-cell>
          <table:table-cell office:value-type="string" table:style-name="ce7">
            <text:p>05.214.053/0009-86</text:p>
          </table:table-cell>
          <table:table-cell office:value-type="string" table:style-name="ce11">
            <text:p>CAIXAS DE ARQUIVO MORTO PARA O CARTÓRIO, PILHAS PARA REPOSIÇÃO</text:p>
          </table:table-cell>
          <table:table-cell office:value-type="string" table:style-name="ce6">
            <text:p>R$ <text:s text:c="3"/>387,76</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1/07/2021</text:p>
          </table:table-cell>
          <table:table-cell office:value-type="string" table:style-name="ce10">
            <text:p>CUK LINE 1368 MADEIRAS LTDA ME</text:p>
          </table:table-cell>
          <table:table-cell office:value-type="string" table:style-name="ce7">
            <text:p>02.776.361/0001-50</text:p>
          </table:table-cell>
          <table:table-cell office:value-type="string" table:style-name="ce11">
            <text:p>SERVIÇO DE CONFECÇÃO DE CAIXA DE AREIA PARA DESMUNICIAMENTO DE ARMA DE FOGO.</text:p>
          </table:table-cell>
          <table:table-cell office:value-type="string" table:style-name="ce6">
            <text:p>R$ <text:s text:c="3"/>429,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2/06/2021</text:p>
          </table:table-cell>
          <table:table-cell office:value-type="string" table:style-name="ce10">
            <text:p>P ALVES PEREIRA VIDRAÇARIA</text:p>
          </table:table-cell>
          <table:table-cell office:value-type="string" table:style-name="ce7">
            <text:p>09.547.436/0001-70</text:p>
          </table:table-cell>
          <table:table-cell office:value-type="string" table:style-name="ce11">
            <text:p>SERVIÇO DE VIDRAÇARIA PARA REPOSIÇÃO DO ESPELHO DO BANHEIRO DO GABINETE DO 2 OFÍCIO.</text:p>
          </table:table-cell>
          <table:table-cell office:value-type="string" table:style-name="ce6">
            <text:p>R$ <text:s text:c="4"/>6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4/05/2021</text:p>
          </table:table-cell>
          <table:table-cell office:value-type="string" table:style-name="ce10">
            <text:p>I.M.C. SERVIVE EIRELI</text:p>
          </table:table-cell>
          <table:table-cell office:value-type="string" table:style-name="ce7">
            <text:p>20.310.638/0001-36</text:p>
          </table:table-cell>
          <table:table-cell office:value-type="string" table:style-name="ce11">
            <text:p>CONSERTO DE AR SPLIT DO RACK DE INFORMÁTICA</text:p>
          </table:table-cell>
          <table:table-cell office:value-type="string" table:style-name="ce6">
            <text:p>R$ <text:s text:c="3"/>45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5/05/2021</text:p>
          </table:table-cell>
          <table:table-cell office:value-type="string" table:style-name="ce10">
            <text:p>GIALE CHAVES LTDA</text:p>
          </table:table-cell>
          <table:table-cell office:value-type="string" table:style-name="ce7">
            <text:p>03.342.766/0001-42</text:p>
          </table:table-cell>
          <table:table-cell office:value-type="string" table:style-name="ce11">
            <text:p>CÓPIAS DE CHAVES PARA AS SALAS DO GABINETE DO 3º OFÍCIO.</text:p>
          </table:table-cell>
          <table:table-cell office:value-type="string" table:style-name="ce6">
            <text:p>R$ <text:s text:c="4"/>28,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7/07/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1">
            <text:p>MANGUEIRAS D'ÁGUA PARA SUBSTITUIÇÃO E LÂMPADAS PARA O ELEVADOR SOCIAL</text:p>
          </table:table-cell>
          <table:table-cell office:value-type="string" table:style-name="ce6">
            <text:p>R$ <text:s text:c="3"/>212,4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9/04/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1">
            <text:p>FILTRO DE LINHA PARA O SETOR DE INFORMÁTICA</text:p>
          </table:table-cell>
          <table:table-cell office:value-type="string" table:style-name="ce6">
            <text:p>R$ <text:s text:c="4"/>83,7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9/04/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1">
            <text:p>INTERRUPTORES PARA REPOSIÇÃO NO BANHEIRO FEMININO DO 3 ANDAR, BANHEIRO MASCULINO DO 2 ANDAR E SALA DE REUNIÃO.</text:p>
          </table:table-cell>
          <table:table-cell office:value-type="string" table:style-name="ce6">
            <text:p>R$ <text:s text:c="4"/>32,7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TEREZA CRISTINA DE SOUZA SOLANO</text:p>
          </table:table-cell>
          <table:table-cell office:value-type="string" table:style-name="ce6">
            <text:p>731.368.247-68</text:p>
          </table:table-cell>
          <table:table-cell office:value-type="string" table:style-name="ce6">
            <text:p>16/07/2021 a 14/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ULISSES MANHAES DA SILVA</text:p>
          </table:table-cell>
          <table:table-cell office:value-type="string" table:style-name="ce6">
            <text:p>072.199.917-46</text:p>
          </table:table-cell>
          <table:table-cell office:value-type="string" table:style-name="ce6">
            <text:p>17/08/2021 a 12/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CHIARLAN EMERCIRIANO SILVA ARAUJO</text:p>
          </table:table-cell>
          <table:table-cell office:value-type="string" table:style-name="ce6">
            <text:p>024.934.414-94</text:p>
          </table:table-cell>
          <table:table-cell office:value-type="string" table:style-name="ce6">
            <text:p>02/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CHIARLAN EMERCIRIANO SILVA ARAUJO</text:p>
          </table:table-cell>
          <table:table-cell office:value-type="string" table:style-name="ce6">
            <text:p>024.934.414-94</text:p>
          </table:table-cell>
          <table:table-cell office:value-type="string" table:style-name="ce6">
            <text:p>09/10/2021 a 19/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CHIARLAN EMERCIRIANO SILVA ARAUJO</text:p>
          </table:table-cell>
          <table:table-cell office:value-type="string" table:style-name="ce6">
            <text:p>024.934.414-94</text:p>
          </table:table-cell>
          <table:table-cell office:value-type="string" table:style-name="ce6">
            <text:p>12/01/2021 a 09/04/2021</text:p>
          </table:table-cell>
          <table:table-cell office:value-type="string" table:style-name="ce6">
            <text:p>SIM</text:p>
          </table:table-cell>
          <table:table-cell office:value-type="string" table:style-name="ce6">
            <text:p>09/02/2021</text:p>
          </table:table-cell>
          <table:table-cell office:value-type="string" table:style-name="ce10">
            <text:p>A M DA FONSECA - ME</text:p>
          </table:table-cell>
          <table:table-cell office:value-type="string" table:style-name="ce7">
            <text:p>12.530.294/0001-42</text:p>
          </table:table-cell>
          <table:table-cell office:value-type="string" table:style-name="ce11">
            <text:p>CONSERTAR VAZAMENTO DE ÁGUA NO TERRENO COM A SUBSTITUIÇÃO DE ENCANAMENTO 15 METROS DE CANO</text:p>
          </table:table-cell>
          <table:table-cell office:value-type="string" table:style-name="ce6">
            <text:p>R$ <text:s text:c="3"/>757,50</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FABIO ROBERTO DE SOUZA FREIRE</text:p>
          </table:table-cell>
          <table:table-cell office:value-type="string" table:style-name="ce6">
            <text:p>075.732.504-10</text:p>
          </table:table-cell>
          <table:table-cell office:value-type="string" table:style-name="ce6">
            <text:p>02/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FABIO ROBERTO DE SOUZA FREIRE</text:p>
          </table:table-cell>
          <table:table-cell office:value-type="string" table:style-name="ce6">
            <text:p>075.732.504-10</text:p>
          </table:table-cell>
          <table:table-cell office:value-type="string" table:style-name="ce6">
            <text:p>05/10/2021 a 19/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2/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07/06/2021</text:p>
          </table:table-cell>
          <table:table-cell office:value-type="string" table:style-name="ce10">
            <text:p>CENTPAR CENTRAL DE PARAFUSOS LTDA.</text:p>
          </table:table-cell>
          <table:table-cell office:value-type="string" table:style-name="ce7">
            <text:p>40.774.374/0001-89</text:p>
          </table:table-cell>
          <table:table-cell office:value-type="string" table:style-name="ce11">
            <text:p>SERVIÇOS CFTV MOSSORÓ</text:p>
          </table:table-cell>
          <table:table-cell office:value-type="string" table:style-name="ce6">
            <text:p>R$ <text:s text:c="4"/>13,80</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07/06/2021</text:p>
          </table:table-cell>
          <table:table-cell office:value-type="string" table:style-name="ce10">
            <text:p>MOBTEL MOBILIDADE EM TELECOMUNICAÇÃO EIRELE ME</text:p>
          </table:table-cell>
          <table:table-cell office:value-type="string" table:style-name="ce7">
            <text:p>20.755.737/0001-21</text:p>
          </table:table-cell>
          <table:table-cell office:value-type="string" table:style-name="ce11">
            <text:p>CFTV MOSSORÓ</text:p>
          </table:table-cell>
          <table:table-cell office:value-type="string" table:style-name="ce6">
            <text:p>R$ <text:s text:c="3"/>412,80</text:p>
          </table:table-cell>
          <table:table-cell table:number-columns-repeated="16373"/>
        </table:table-row>
        <table:table-row table:style-name="ro4">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10/06/2021</text:p>
          </table:table-cell>
          <table:table-cell office:value-type="string" table:style-name="ce10">
            <text:p>F FERNANDES DE SOUZA &amp; CIA</text:p>
          </table:table-cell>
          <table:table-cell office:value-type="string" table:style-name="ce7">
            <text:p>08.345.621/0005-42</text:p>
          </table:table-cell>
          <table:table-cell office:value-type="string" table:style-name="ce11">
            <text:p>COMPRAS DE MATERIAL ELÉTRICO E DE CONSTRUÇÃO PARA ATENDER DE FORMA EMERGENCIAL INSTALAÇÕES DO SISTEMA DE CFTV DA PRM-MOSSORÓ</text:p>
          </table:table-cell>
          <table:table-cell office:value-type="string" table:style-name="ce6">
            <text:p>R$ <text:s text:c="4"/>69,26</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13/04/2021</text:p>
          </table:table-cell>
          <table:table-cell office:value-type="string" table:style-name="ce10">
            <text:p>MARIA IDALIA COSTA COLETTO - ME</text:p>
          </table:table-cell>
          <table:table-cell office:value-type="string" table:style-name="ce7">
            <text:p>38.060.757/0001-43</text:p>
          </table:table-cell>
          <table:table-cell office:value-type="string" table:style-name="ce11">
            <text:p>PEDIDO DE CABO PRA DESTRAVAMENTO DOS RÁDIOS DE SEGURANÇA DA PRRN</text:p>
          </table:table-cell>
          <table:table-cell office:value-type="string" table:style-name="ce6">
            <text:p>R$ <text:s text:c="3"/>400,00</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21/06/2021</text:p>
          </table:table-cell>
          <table:table-cell office:value-type="string" table:style-name="ce10">
            <text:p>MIRANDA COMPUTAÇÃO E COMERCIO LTDA</text:p>
          </table:table-cell>
          <table:table-cell office:value-type="string" table:style-name="ce7">
            <text:p>11.982.113/0002-37</text:p>
          </table:table-cell>
          <table:table-cell office:value-type="string" table:style-name="ce11">
            <text:p>ATENDER DEMANDAS URGENTES DA SESOT</text:p>
          </table:table-cell>
          <table:table-cell office:value-type="string" table:style-name="ce6">
            <text:p>R$ <text:s text:c="4"/>83,20</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25/05/2021</text:p>
          </table:table-cell>
          <table:table-cell office:value-type="string" table:style-name="ce10">
            <text:p>MD PARAFUSOS E FERRAMENTAS COMÉRCIO LTDA.</text:p>
          </table:table-cell>
          <table:table-cell office:value-type="string" table:style-name="ce7">
            <text:p>35.040.902/0001-36</text:p>
          </table:table-cell>
          <table:table-cell office:value-type="string" table:style-name="ce11">
            <text:p>URG~ENCIA DE INSTALAÇÃO EQUIPAMENTOS AUDITÓRIO</text:p>
          </table:table-cell>
          <table:table-cell office:value-type="string" table:style-name="ce6">
            <text:p>R$ <text:s text:c="4"/>30,00</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10/2021 a 19/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11/01/2021 a 09/04/2021</text:p>
          </table:table-cell>
          <table:table-cell office:value-type="string" table:style-name="ce6">
            <text:p>SIM</text:p>
          </table:table-cell>
          <table:table-cell office:value-type="string" table:style-name="ce6">
            <text:p>10/02/2021</text:p>
          </table:table-cell>
          <table:table-cell office:value-type="string" table:style-name="ce10">
            <text:p>CENTPAR CENTRAL DE PARAFUSOS LTDA.</text:p>
          </table:table-cell>
          <table:table-cell office:value-type="string" table:style-name="ce7">
            <text:p>40.774.374/0001-89</text:p>
          </table:table-cell>
          <table:table-cell office:value-type="string" table:style-name="ce11">
            <text:p>COMPRA EMERGENCIAL PARA ATENDER FIXAÇÃO DE PROJETOR</text:p>
          </table:table-cell>
          <table:table-cell office:value-type="string" table:style-name="ce6">
            <text:p>R$ <text:s text:c="4"/>40,00</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05/07/2021 a 03/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07/04/2021 a 06/07/2021</text:p>
          </table:table-cell>
          <table:table-cell office:value-type="string" table:style-name="ce6">
            <text:p>SIM</text:p>
          </table:table-cell>
          <table:table-cell office:value-type="string" table:style-name="ce6">
            <text:p>16/06/2021</text:p>
          </table:table-cell>
          <table:table-cell office:value-type="string" table:style-name="ce10">
            <text:p>LEROY MERLIN CIA BRASILEIRA DE BRICOLAGEM</text:p>
          </table:table-cell>
          <table:table-cell office:value-type="string" table:style-name="ce7">
            <text:p>01.438.784/0010-98</text:p>
          </table:table-cell>
          <table:table-cell office:value-type="string" table:style-name="ce11">
            <text:p>MATERAIS NECESSÁRIOS AO DESEMPENHO DE FUNÇÃO E À REALIZAÇÃO DE SERVIÇO</text:p>
          </table:table-cell>
          <table:table-cell office:value-type="string" table:style-name="ce6">
            <text:p>R$ <text:s text:c="3"/>736,82</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07/04/2021 a 06/07/2021</text:p>
          </table:table-cell>
          <table:table-cell office:value-type="string" table:style-name="ce6">
            <text:p>SIM</text:p>
          </table:table-cell>
          <table:table-cell office:value-type="string" table:style-name="ce6">
            <text:p>17/05/2021</text:p>
          </table:table-cell>
          <table:table-cell office:value-type="string" table:style-name="ce10">
            <text:p>MD PARAFUSOS E FERRAMENTAS COMÉRCIO LTDA.</text:p>
          </table:table-cell>
          <table:table-cell office:value-type="string" table:style-name="ce7">
            <text:p>35.040.902/0001-36</text:p>
          </table:table-cell>
          <table:table-cell office:value-type="string" table:style-name="ce11">
            <text:p>NÃO HÁ O MATERIAL EM ALMOXARIFADO</text:p>
          </table:table-cell>
          <table:table-cell office:value-type="string" table:style-name="ce6">
            <text:p>R$ <text:s text:c="4"/>27,60</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07/04/2021 a 06/07/2021</text:p>
          </table:table-cell>
          <table:table-cell office:value-type="string" table:style-name="ce6">
            <text:p>SIM</text:p>
          </table:table-cell>
          <table:table-cell office:value-type="string" table:style-name="ce6">
            <text:p>18/05/2021</text:p>
          </table:table-cell>
          <table:table-cell office:value-type="string" table:style-name="ce10">
            <text:p>RENEE PEREIRA DA COSTA 00851082432</text:p>
          </table:table-cell>
          <table:table-cell office:value-type="string" table:style-name="ce7">
            <text:p>13.435.440/0001-13</text:p>
          </table:table-cell>
          <table:table-cell office:value-type="string" table:style-name="ce11">
            <text:p>PORTA EMPERRADA.</text:p>
          </table:table-cell>
          <table:table-cell office:value-type="string" table:style-name="ce6">
            <text:p>R$ <text:s text:c="3"/>208,00</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07/04/2021 a 06/07/2021</text:p>
          </table:table-cell>
          <table:table-cell office:value-type="string" table:style-name="ce6">
            <text:p>SIM</text:p>
          </table:table-cell>
          <table:table-cell office:value-type="string" table:style-name="ce6">
            <text:p>31/05/2021</text:p>
          </table:table-cell>
          <table:table-cell office:value-type="string" table:style-name="ce10">
            <text:p>MD PARAFUSOS E FERRAMENTAS COMÉRCIO LTDA.</text:p>
          </table:table-cell>
          <table:table-cell office:value-type="string" table:style-name="ce7">
            <text:p>35.040.902/0001-36</text:p>
          </table:table-cell>
          <table:table-cell office:value-type="string" table:style-name="ce11">
            <text:p>MANTERIAL SEM ESTOQUE</text:p>
          </table:table-cell>
          <table:table-cell office:value-type="string" table:style-name="ce6">
            <text:p>R$ <text:s text:c="4"/>25,90</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RENATO LEAL BRASILEIRO</text:p>
          </table:table-cell>
          <table:table-cell office:value-type="string" table:style-name="ce6">
            <text:p>090.501.074-43</text:p>
          </table:table-cell>
          <table:table-cell office:value-type="string" table:style-name="ce6">
            <text:p>02/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RENATO LEAL BRASILEIRO</text:p>
          </table:table-cell>
          <table:table-cell office:value-type="string" table:style-name="ce6">
            <text:p>090.501.074-43</text:p>
          </table:table-cell>
          <table:table-cell office:value-type="string" table:style-name="ce6">
            <text:p>09/10/2021 a 19/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WANDER LEITE DA CRUZ</text:p>
          </table:table-cell>
          <table:table-cell office:value-type="string" table:style-name="ce6">
            <text:p>701.663.661-53</text:p>
          </table:table-cell>
          <table:table-cell office:value-type="string" table:style-name="ce6">
            <text:p>02/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WANDER LEITE DA CRUZ</text:p>
          </table:table-cell>
          <table:table-cell office:value-type="string" table:style-name="ce6">
            <text:p>701.663.661-53</text:p>
          </table:table-cell>
          <table:table-cell office:value-type="string" table:style-name="ce6">
            <text:p>12/04/2021 a 08/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01/09/2021 a 30/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17/02/2021 a 18/05/2021</text:p>
          </table:table-cell>
          <table:table-cell office:value-type="string" table:style-name="ce6">
            <text:p>SIM COM RESSALVA</text:p>
          </table:table-cell>
          <table:table-cell office:value-type="string" table:style-name="ce6">
            <text:p>04/03/2021</text:p>
          </table:table-cell>
          <table:table-cell office:value-type="string" table:style-name="ce10">
            <text:p>BRUNO CESAR BOFF EIRELI</text:p>
          </table:table-cell>
          <table:table-cell office:value-type="string" table:style-name="ce7">
            <text:p>03.253.059/0001-80</text:p>
          </table:table-cell>
          <table:table-cell office:value-type="string" table:style-name="ce11">
            <text:p>COMPRA DE VARAL DE CHÃO PARA ATENDER A DEMANDA DA COPA DESTA PROCURADORIA.</text:p>
          </table:table-cell>
          <table:table-cell office:value-type="string" table:style-name="ce6">
            <text:p>R$ <text:s text:c="3"/>132,05</text:p>
          </table:table-cell>
          <table:table-cell table:number-columns-repeated="16373"/>
        </table:table-row>
        <table:table-row table:style-name="ro4">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17/02/2021 a 18/05/2021</text:p>
          </table:table-cell>
          <table:table-cell office:value-type="string" table:style-name="ce6">
            <text:p>SIM COM RESSALVA</text:p>
          </table:table-cell>
          <table:table-cell office:value-type="string" table:style-name="ce6">
            <text:p>08/03/2021</text:p>
          </table:table-cell>
          <table:table-cell office:value-type="string" table:style-name="ce10">
            <text:p>SOU MAIS SAUDE MEDICOS EIRELI</text:p>
          </table:table-cell>
          <table:table-cell office:value-type="string" table:style-name="ce7">
            <text:p>34.380.863/0001-53</text:p>
          </table:table-cell>
          <table:table-cell office:value-type="string" table:style-name="ce11">
            <text:p>COMPRA DE MÁSCARA ATÓXICA HIPOALERGÊNICA PARA PROTEÇÃO CONTRA O VIRUS, DEVIDO A PANDEMIA. O USO SERÁ PARA OS SERVIDORES EM SERVIÇO NA UNIDADE.</text:p>
          </table:table-cell>
          <table:table-cell office:value-type="string" table:style-name="ce6">
            <text:p>R$ <text:s text:c="4"/>60,00</text:p>
          </table:table-cell>
          <table:table-cell table:number-columns-repeated="16373"/>
        </table:table-row>
        <table:table-row table:style-name="ro4">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17/02/2021 a 18/05/2021</text:p>
          </table:table-cell>
          <table:table-cell office:value-type="string" table:style-name="ce6">
            <text:p>SIM COM RESSALVA</text:p>
          </table:table-cell>
          <table:table-cell office:value-type="string" table:style-name="ce6">
            <text:p>17/03/2021</text:p>
          </table:table-cell>
          <table:table-cell office:value-type="string" table:style-name="ce10">
            <text:p>ALMIRANEI COMUNICAÇÃO VISUAL</text:p>
          </table:table-cell>
          <table:table-cell office:value-type="string" table:style-name="ce7">
            <text:p>07.714.068/0001-81</text:p>
          </table:table-cell>
          <table:table-cell office:value-type="string" table:style-name="ce11">
            <text:p>COMPRA E INSTALAÇÃO DE BARREIRA DE ACRÍLICO NA RECEPÇÃO E SALA DE ATENDIMENTO AO CIDADÃO COM O OBJETIVO DE CONTER A DISSEMINAÇÃO DO COVID19.</text:p>
          </table:table-cell>
          <table:table-cell office:value-type="string" table:style-name="ce6">
            <text:p>R$ <text:s/>1.25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27/05/2021 a 25/08/2021</text:p>
          </table:table-cell>
          <table:table-cell office:value-type="string" table:style-name="ce6">
            <text:p>SIM</text:p>
          </table:table-cell>
          <table:table-cell office:value-type="string" table:style-name="ce6">
            <text:p>09/07/2021</text:p>
          </table:table-cell>
          <table:table-cell office:value-type="string" table:style-name="ce10">
            <text:p>MONZA COMERCIO DE TINTAS LTDA</text:p>
          </table:table-cell>
          <table:table-cell office:value-type="string" table:style-name="ce7">
            <text:p>15.859.036/0001-00</text:p>
          </table:table-cell>
          <table:table-cell office:value-type="string" table:style-name="ce11">
            <text:p>FEZ-SE NECESSÁRIO A COMPRA DE TINTA PARA A PINTURA DOS MASTRO DE BANDEIRA, FRENTE AO PRÉDIO DA PROCURADORIA.</text:p>
          </table:table-cell>
          <table:table-cell office:value-type="string" table:style-name="ce6">
            <text:p>R$ <text:s text:c="3"/>131,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27/05/2021 a 25/08/2021</text:p>
          </table:table-cell>
          <table:table-cell office:value-type="string" table:style-name="ce6">
            <text:p>SIM</text:p>
          </table:table-cell>
          <table:table-cell office:value-type="string" table:style-name="ce6">
            <text:p>14/06/2021</text:p>
          </table:table-cell>
          <table:table-cell office:value-type="string" table:style-name="ce10">
            <text:p>L. CARLOS DA SILVA EPP</text:p>
          </table:table-cell>
          <table:table-cell office:value-type="string" table:style-name="ce7">
            <text:p>84.582.949/0001-37</text:p>
          </table:table-cell>
          <table:table-cell office:value-type="string" table:style-name="ce11">
            <text:p>SERVIÇO DE RECARGA DOS EXTINTORES DA PROCURADORIA PARA A MANUTENÇÃO DA SEGURANÇA PREDIAL.</text:p>
          </table:table-cell>
          <table:table-cell office:value-type="string" table:style-name="ce6">
            <text:p>R$ <text:s text:c="3"/>299,71</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CLEOMAR LUIZ SAUSEN</text:p>
          </table:table-cell>
          <table:table-cell office:value-type="string" table:style-name="ce6">
            <text:p>981.023.709-04</text:p>
          </table:table-cell>
          <table:table-cell office:value-type="string" table:style-name="ce6">
            <text:p>05/08/2021 a 03/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DANIEL ARAGAO DA SILVA</text:p>
          </table:table-cell>
          <table:table-cell office:value-type="string" table:style-name="ce6">
            <text:p>673.875.602-00</text:p>
          </table:table-cell>
          <table:table-cell office:value-type="string" table:style-name="ce6">
            <text:p>11/05/2021 a 09/08/2021</text:p>
          </table:table-cell>
          <table:table-cell office:value-type="string" table:style-name="ce6">
            <text:p>SIM</text:p>
          </table:table-cell>
          <table:table-cell office:value-type="string" table:style-name="ce6">
            <text:p>21/05/2021</text:p>
          </table:table-cell>
          <table:table-cell office:value-type="string" table:style-name="ce10">
            <text:p>CONTATO TELECOM LTDA - ME</text:p>
          </table:table-cell>
          <table:table-cell office:value-type="string" table:style-name="ce7">
            <text:p>63.745.434/0001-30</text:p>
          </table:table-cell>
          <table:table-cell office:value-type="string" table:style-name="ce11">
            <text:p>AUTORIZADO PELO SECRETÁRIO ESTADUAL</text:p>
          </table:table-cell>
          <table:table-cell office:value-type="string" table:style-name="ce6">
            <text:p>R$ <text:s text:c="3"/>66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DANIEL ARAGAO DA SILVA</text:p>
          </table:table-cell>
          <table:table-cell office:value-type="string" table:style-name="ce6">
            <text:p>673.875.602-00</text:p>
          </table:table-cell>
          <table:table-cell office:value-type="string" table:style-name="ce6">
            <text:p>20/07/2021 a 18/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06/04/2021</text:p>
          </table:table-cell>
          <table:table-cell office:value-type="string" table:style-name="ce10">
            <text:p>CAIXA ECONÔMICA FEDERAL</text:p>
          </table:table-cell>
          <table:table-cell office:value-type="string" table:style-name="ce7">
            <text:p>00.360.305/0632-97</text:p>
          </table:table-cell>
          <table:table-cell office:value-type="string" table:style-name="ce11">
            <text:p>PAGAMENTO DE TARIFA DE SERVIÇO COM NCESSIDADE IMEDIATA E PEQUENO VALOR.</text:p>
          </table:table-cell>
          <table:table-cell office:value-type="string" table:style-name="ce6">
            <text:p>R$ <text:s text:c="3"/>10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07/05/2021</text:p>
          </table:table-cell>
          <table:table-cell office:value-type="string" table:style-name="ce10">
            <text:p>CONTATO TELECOM LTDA - ME</text:p>
          </table:table-cell>
          <table:table-cell office:value-type="string" table:style-name="ce7">
            <text:p>63.745.434/0001-30</text:p>
          </table:table-cell>
          <table:table-cell office:value-type="string" table:style-name="ce11">
            <text:p>NECESSIDADE URGENTE E PEQUENO VALOR</text:p>
          </table:table-cell>
          <table:table-cell office:value-type="string" table:style-name="ce6">
            <text:p>R$ <text:s text:c="3"/>12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08/03/2021</text:p>
          </table:table-cell>
          <table:table-cell office:value-type="string" table:style-name="ce10">
            <text:p>ESPAÇO DO SABER SERVIÇOS DE FOTOCÓPIAS LTDA</text:p>
          </table:table-cell>
          <table:table-cell office:value-type="string" table:style-name="ce7">
            <text:p>10.553.929/0001-00</text:p>
          </table:table-cell>
          <table:table-cell office:value-type="string" table:style-name="ce11">
            <text:p>DESPESA EVENTUAL DE PEQUENO VULTO.</text:p>
          </table:table-cell>
          <table:table-cell office:value-type="string" table:style-name="ce6">
            <text:p>R$ <text:s text:c="3"/>12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17/03/2021</text:p>
          </table:table-cell>
          <table:table-cell office:value-type="string" table:style-name="ce10">
            <text:p>MARIFOSSA SANEAMENTO EIRELI - ME</text:p>
          </table:table-cell>
          <table:table-cell office:value-type="string" table:style-name="ce7">
            <text:p>03.665.323/0001-92</text:p>
          </table:table-cell>
          <table:table-cell office:value-type="string" table:style-name="ce11">
            <text:p>SERVIÇO DE PEQUENO VULTO.</text:p>
          </table:table-cell>
          <table:table-cell office:value-type="string" table:style-name="ce6">
            <text:p>R$ <text:s text:c="3"/>675,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19/03/2021</text:p>
          </table:table-cell>
          <table:table-cell office:value-type="string" table:style-name="ce10">
            <text:p>CONTATO TELECOM LTDA - ME</text:p>
          </table:table-cell>
          <table:table-cell office:value-type="string" table:style-name="ce7">
            <text:p>63.745.434/0001-30</text:p>
          </table:table-cell>
          <table:table-cell office:value-type="string" table:style-name="ce11">
            <text:p>SERVIÇO DE PEQUENO VULTO E URGENTE.</text:p>
          </table:table-cell>
          <table:table-cell office:value-type="string" table:style-name="ce6">
            <text:p>R$ <text:s text:c="3"/>25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23/04/2021</text:p>
          </table:table-cell>
          <table:table-cell office:value-type="string" table:style-name="ce10">
            <text:p>RONDONIA IND COM PRODUTOS QUIMICOS LTDA</text:p>
          </table:table-cell>
          <table:table-cell office:value-type="string" table:style-name="ce7">
            <text:p>15.857.873/0001-92</text:p>
          </table:table-cell>
          <table:table-cell office:value-type="string" table:style-name="ce11">
            <text:p>PRODUTO DE PEQUENO VULTO E DE NECESSIDADE URGENTE.</text:p>
          </table:table-cell>
          <table:table-cell office:value-type="string" table:style-name="ce6">
            <text:p>R$ <text:s text:c="3"/>265,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27/08/2021 a 25/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01/03/2021</text:p>
          </table:table-cell>
          <table:table-cell office:value-type="string" table:style-name="ce10">
            <text:p>ELETRUS COMERCIO DE MATERIAIS DE CONSTRUÇÃO EIRELI</text:p>
          </table:table-cell>
          <table:table-cell office:value-type="string" table:style-name="ce7">
            <text:p>33.311.039/0001-89</text:p>
          </table:table-cell>
          <table:table-cell office:value-type="string" table:style-name="ce11">
            <text:p>PARA ATENDER NECESSIDADES APONTADAS PELO DEMANDANTE NO PR-RO-00004431/2021.</text:p>
          </table:table-cell>
          <table:table-cell office:value-type="string" table:style-name="ce6">
            <text:p>R$ <text:s text:c="3"/>36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05/05/2021</text:p>
          </table:table-cell>
          <table:table-cell office:value-type="string" table:style-name="ce10">
            <text:p>SKINÃO MAT.CONST.EIRELI-EPP</text:p>
          </table:table-cell>
          <table:table-cell office:value-type="string" table:style-name="ce7">
            <text:p>34.744.433/0001-73</text:p>
          </table:table-cell>
          <table:table-cell office:value-type="string" table:style-name="ce11">
            <text:p>PARA ATENDER NECESSIDADES APONTADAS PELO DEMANDANTE NO PR-RO-00016962/2021.</text:p>
          </table:table-cell>
          <table:table-cell office:value-type="string" table:style-name="ce6">
            <text:p>R$ <text:s text:c="4"/>97,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07/05/2021</text:p>
          </table:table-cell>
          <table:table-cell office:value-type="string" table:style-name="ce10">
            <text:p>SOCIBRA DISTRIBUÍDORA LTDA</text:p>
          </table:table-cell>
          <table:table-cell office:value-type="string" table:style-name="ce7">
            <text:p>84.613.439/0001-80</text:p>
          </table:table-cell>
          <table:table-cell office:value-type="string" table:style-name="ce11">
            <text:p>PARA ATENDER NECESSIDADES APONTADAS PELO DEMANDANTE NO PR-RO-00013971/2021.</text:p>
          </table:table-cell>
          <table:table-cell office:value-type="string" table:style-name="ce6">
            <text:p>R$ <text:s text:c="4"/>48,56</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10/05/2021</text:p>
          </table:table-cell>
          <table:table-cell office:value-type="string" table:style-name="ce10">
            <text:p>SKINÃO MAT.CONST.EIRELI-EPP</text:p>
          </table:table-cell>
          <table:table-cell office:value-type="string" table:style-name="ce7">
            <text:p>34.744.433/0001-73</text:p>
          </table:table-cell>
          <table:table-cell office:value-type="string" table:style-name="ce11">
            <text:p>PARA ATENDER NECESSIDADES APONTADAS PELO DEMANDANTE NO PR-RO-00016953/2021.</text:p>
          </table:table-cell>
          <table:table-cell office:value-type="string" table:style-name="ce6">
            <text:p>R$ <text:s text:c="3"/>128,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11/05/2021</text:p>
          </table:table-cell>
          <table:table-cell office:value-type="string" table:style-name="ce10">
            <text:p>PARANAVAÍ PRÉ-MOLDADOS &amp; REVESTIMENTOS</text:p>
          </table:table-cell>
          <table:table-cell office:value-type="string" table:style-name="ce7">
            <text:p>02.984.305/0001-00</text:p>
          </table:table-cell>
          <table:table-cell office:value-type="string" table:style-name="ce11">
            <text:p>PARA ATENDER NECESSIDADES APONTADAS PELO DEMANDANTE NO PR-RO-00016962/2021.</text:p>
          </table:table-cell>
          <table:table-cell office:value-type="string" table:style-name="ce6">
            <text:p>R$ <text:s text:c="3"/>10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14/05/2021</text:p>
          </table:table-cell>
          <table:table-cell office:value-type="string" table:style-name="ce10">
            <text:p>BARBOSA MAT ELETRICOS</text:p>
          </table:table-cell>
          <table:table-cell office:value-type="string" table:style-name="ce7">
            <text:p>02.179.328/0001-42</text:p>
          </table:table-cell>
          <table:table-cell office:value-type="string" table:style-name="ce11">
            <text:p>PARA ATENDER NECESSIDADES APONTADAS PELO DEMANDANTE NO PR-RO-00013750/2021.</text:p>
          </table:table-cell>
          <table:table-cell office:value-type="string" table:style-name="ce6">
            <text:p>R$ <text:s text:c="3"/>548,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25/02/2021</text:p>
          </table:table-cell>
          <table:table-cell office:value-type="string" table:style-name="ce10">
            <text:p>AGROBOI</text:p>
          </table:table-cell>
          <table:table-cell office:value-type="string" table:style-name="ce7">
            <text:p>04.119.970/0003-23</text:p>
          </table:table-cell>
          <table:table-cell office:value-type="string" table:style-name="ce11">
            <text:p>A FIM DE ATENDER NECESSIDADES INFORMADAS NO PR-RO-00003540/2021.</text:p>
          </table:table-cell>
          <table:table-cell office:value-type="string" table:style-name="ce6">
            <text:p>R$ <text:s text:c="3"/>237,03</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5/2021 a 10/08/2021</text:p>
          </table:table-cell>
          <table:table-cell office:value-type="string" table:style-name="ce6">
            <text:p>SIM</text:p>
          </table:table-cell>
          <table:table-cell office:value-type="string" table:style-name="ce6">
            <text:p>14/05/2021</text:p>
          </table:table-cell>
          <table:table-cell office:value-type="string" table:style-name="ce10">
            <text:p>AGROBOI</text:p>
          </table:table-cell>
          <table:table-cell office:value-type="string" table:style-name="ce7">
            <text:p>04.119.970/0011-33</text:p>
          </table:table-cell>
          <table:table-cell office:value-type="string" table:style-name="ce11">
            <text:p>PARA ATENDER DEMANDAS DA ASSESP.</text:p>
          </table:table-cell>
          <table:table-cell office:value-type="string" table:style-name="ce6">
            <text:p>R$ <text:s text:c="3"/>861,1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5/2021 a 10/08/2021</text:p>
          </table:table-cell>
          <table:table-cell office:value-type="string" table:style-name="ce6">
            <text:p>SIM</text:p>
          </table:table-cell>
          <table:table-cell office:value-type="string" table:style-name="ce6">
            <text:p>21/05/2021</text:p>
          </table:table-cell>
          <table:table-cell office:value-type="string" table:style-name="ce10">
            <text:p>CAPITAL DISTRIBUIDORA DE PAPEIS</text:p>
          </table:table-cell>
          <table:table-cell office:value-type="string" table:style-name="ce7">
            <text:p>84.569.250/0001-37</text:p>
          </table:table-cell>
          <table:table-cell office:value-type="string" table:style-name="ce11">
            <text:p>PARA ATENDER DEMANDA DA ASSESP, CONFORME ANEXO.</text:p>
          </table:table-cell>
          <table:table-cell office:value-type="string" table:style-name="ce6">
            <text:p>R$ <text:s text:c="4"/>48,98</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5/2021 a 10/08/2021</text:p>
          </table:table-cell>
          <table:table-cell office:value-type="string" table:style-name="ce6">
            <text:p>SIM</text:p>
          </table:table-cell>
          <table:table-cell office:value-type="string" table:style-name="ce6">
            <text:p>21/05/2021</text:p>
          </table:table-cell>
          <table:table-cell office:value-type="string" table:style-name="ce10">
            <text:p>VIDRAÇARIA ORIENTE LTDA</text:p>
          </table:table-cell>
          <table:table-cell office:value-type="string" table:style-name="ce7">
            <text:p>05.483.056/0001-68</text:p>
          </table:table-cell>
          <table:table-cell office:value-type="string" table:style-name="ce11">
            <text:p>PARA ATENDER DEMANDA DO SMSG, CONFORME ANEXO.</text:p>
          </table:table-cell>
          <table:table-cell office:value-type="string" table:style-name="ce6">
            <text:p>R$ <text:s text:c="3"/>15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5/2021 a 10/08/2021</text:p>
          </table:table-cell>
          <table:table-cell office:value-type="string" table:style-name="ce6">
            <text:p>SIM</text:p>
          </table:table-cell>
          <table:table-cell office:value-type="string" table:style-name="ce6">
            <text:p>25/06/2021</text:p>
          </table:table-cell>
          <table:table-cell office:value-type="string" table:style-name="ce10">
            <text:p>POLO FRIO</text:p>
          </table:table-cell>
          <table:table-cell office:value-type="string" table:style-name="ce7">
            <text:p>84.599.570/0001-30</text:p>
          </table:table-cell>
          <table:table-cell office:value-type="string" table:style-name="ce11">
            <text:p>PARA ATENDER DEMANDA DO SMSG, CONFORME ANEXO.</text:p>
          </table:table-cell>
          <table:table-cell office:value-type="string" table:style-name="ce6">
            <text:p>R$ <text:s text:c="3"/>12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5/2021 a 10/08/2021</text:p>
          </table:table-cell>
          <table:table-cell office:value-type="string" table:style-name="ce6">
            <text:p>SIM</text:p>
          </table:table-cell>
          <table:table-cell office:value-type="string" table:style-name="ce6">
            <text:p>28/07/2021</text:p>
          </table:table-cell>
          <table:table-cell office:value-type="string" table:style-name="ce10">
            <text:p>FADA MATERIAL DE CONSTRUÇÃO</text:p>
          </table:table-cell>
          <table:table-cell office:value-type="string" table:style-name="ce7">
            <text:p>01.038.432/0001-54</text:p>
          </table:table-cell>
          <table:table-cell office:value-type="string" table:style-name="ce11">
            <text:p>PARA ATENDER DEMANDA DO SMSG, CONFORME ANEXO.</text:p>
          </table:table-cell>
          <table:table-cell office:value-type="string" table:style-name="ce6">
            <text:p>R$ <text:s text:c="4"/>37,5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5/2021 a 10/08/2021</text:p>
          </table:table-cell>
          <table:table-cell office:value-type="string" table:style-name="ce6">
            <text:p>SIM</text:p>
          </table:table-cell>
          <table:table-cell office:value-type="string" table:style-name="ce6">
            <text:p>30/07/2021</text:p>
          </table:table-cell>
          <table:table-cell office:value-type="string" table:style-name="ce10">
            <text:p>BARBOSA MAT ELETRICOS</text:p>
          </table:table-cell>
          <table:table-cell office:value-type="string" table:style-name="ce7">
            <text:p>02.179.328/0001-42</text:p>
          </table:table-cell>
          <table:table-cell office:value-type="string" table:style-name="ce11">
            <text:p>PARA ATENDER DEMANDA DO SMSG, CONFORME ANEXO.</text:p>
          </table:table-cell>
          <table:table-cell office:value-type="string" table:style-name="ce6">
            <text:p>R$ <text:s text:c="3"/>147,92</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5/2021 a 10/08/2021</text:p>
          </table:table-cell>
          <table:table-cell office:value-type="string" table:style-name="ce6">
            <text:p>SIM</text:p>
          </table:table-cell>
          <table:table-cell office:value-type="string" table:style-name="ce6">
            <text:p>31/05/2021</text:p>
          </table:table-cell>
          <table:table-cell office:value-type="string" table:style-name="ce10">
            <text:p>F. B. SERRATE - ME</text:p>
          </table:table-cell>
          <table:table-cell office:value-type="string" table:style-name="ce7">
            <text:p>10.417.305/0001-57</text:p>
          </table:table-cell>
          <table:table-cell office:value-type="string" table:style-name="ce11">
            <text:p>PARA ATENDER DEMANDA DA COJUD, CONFORME ANEXO.</text:p>
          </table:table-cell>
          <table:table-cell office:value-type="string" table:style-name="ce6">
            <text:p>R$ <text:s text:c="4"/>16,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29/07/2021 a 27/10/2021</text:p>
          </table:table-cell>
          <table:table-cell office:value-type="string" table:style-name="ce6">
            <text:p>SIM</text:p>
          </table:table-cell>
          <table:table-cell office:value-type="string" table:style-name="ce6">
            <text:p>09/08/2021</text:p>
          </table:table-cell>
          <table:table-cell office:value-type="string" table:style-name="ce10">
            <text:p>BARBOSA MAT ELETRICOS</text:p>
          </table:table-cell>
          <table:table-cell office:value-type="string" table:style-name="ce7">
            <text:p>02.179.328/0001-42</text:p>
          </table:table-cell>
          <table:table-cell office:value-type="string" table:style-name="ce11">
            <text:p>PARA ATENDER O PR-RO-00023988/2021.</text:p>
          </table:table-cell>
          <table:table-cell office:value-type="string" table:style-name="ce6">
            <text:p>R$ <text:s text:c="4"/>21,25</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29/07/2021 a 27/10/2021</text:p>
          </table:table-cell>
          <table:table-cell office:value-type="string" table:style-name="ce6">
            <text:p>SIM</text:p>
          </table:table-cell>
          <table:table-cell office:value-type="string" table:style-name="ce6">
            <text:p>09/08/2021</text:p>
          </table:table-cell>
          <table:table-cell office:value-type="string" table:style-name="ce10">
            <text:p>ELETRUS COMERCIO DE MATERIAIS DE CONSTRUÇÃO EIRELI</text:p>
          </table:table-cell>
          <table:table-cell office:value-type="string" table:style-name="ce7">
            <text:p>33.311.039/0001-89</text:p>
          </table:table-cell>
          <table:table-cell office:value-type="string" table:style-name="ce11">
            <text:p>PARA ATENDER O PR-RO-00024008/2021.</text:p>
          </table:table-cell>
          <table:table-cell office:value-type="string" table:style-name="ce6">
            <text:p>R$ <text:s text:c="3"/>32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29/07/2021 a 27/10/2021</text:p>
          </table:table-cell>
          <table:table-cell office:value-type="string" table:style-name="ce6">
            <text:p>SIM</text:p>
          </table:table-cell>
          <table:table-cell office:value-type="string" table:style-name="ce6">
            <text:p>12/08/2021</text:p>
          </table:table-cell>
          <table:table-cell office:value-type="string" table:style-name="ce10">
            <text:p>W. L. COM E REP PROD INFORMATICA EIRELI</text:p>
          </table:table-cell>
          <table:table-cell office:value-type="string" table:style-name="ce7">
            <text:p>08.117.371/0001-60</text:p>
          </table:table-cell>
          <table:table-cell office:value-type="string" table:style-name="ce11">
            <text:p>PARA ATENDER O PR-RO-00024632/2021.</text:p>
          </table:table-cell>
          <table:table-cell office:value-type="string" table:style-name="ce6">
            <text:p>R$ <text:s text:c="3"/>139,21</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29/07/2021 a 27/10/2021</text:p>
          </table:table-cell>
          <table:table-cell office:value-type="string" table:style-name="ce6">
            <text:p>SIM</text:p>
          </table:table-cell>
          <table:table-cell office:value-type="string" table:style-name="ce6">
            <text:p>30/07/2021</text:p>
          </table:table-cell>
          <table:table-cell office:value-type="string" table:style-name="ce10">
            <text:p>MAROK MATERIAIS ELETRICOS</text:p>
          </table:table-cell>
          <table:table-cell office:value-type="string" table:style-name="ce7">
            <text:p>24.754.041/0001-31</text:p>
          </table:table-cell>
          <table:table-cell office:value-type="string" table:style-name="ce11">
            <text:p>PARA ATENDER O PR-RO-00022212/2021.</text:p>
          </table:table-cell>
          <table:table-cell office:value-type="string" table:style-name="ce6">
            <text:p>R$ <text:s text:c="3"/>756,05</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NILVAN DE OLIVEIRA ALVES</text:p>
          </table:table-cell>
          <table:table-cell office:value-type="string" table:style-name="ce6">
            <text:p>592.069.852-72</text:p>
          </table:table-cell>
          <table:table-cell office:value-type="string" table:style-name="ce6">
            <text:p>01/07/2021 a 29/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ALEXANDRE ALMEIDA DE OLIVEIRA</text:p>
          </table:table-cell>
          <table:table-cell office:value-type="string" table:style-name="ce6">
            <text:p>586.926.142-20</text:p>
          </table:table-cell>
          <table:table-cell office:value-type="string" table:style-name="ce6">
            <text:p>24/08/2021 a 1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ERICA LOURENCO DOS SANTOS</text:p>
          </table:table-cell>
          <table:table-cell office:value-type="string" table:style-name="ce6">
            <text:p>938.564.232-49</text:p>
          </table:table-cell>
          <table:table-cell office:value-type="string" table:style-name="ce6">
            <text:p>01/09/2021 a 15/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09/08/2021 a 20/08/2021</text:p>
          </table:table-cell>
          <table:table-cell office:value-type="string" table:style-name="ce6">
            <text:p>SIM</text:p>
          </table:table-cell>
          <table:table-cell office:value-type="string" table:style-name="ce6">
            <text:p>12/08/2021</text:p>
          </table:table-cell>
          <table:table-cell office:value-type="string" table:style-name="ce10">
            <text:p>AUTO POSTO POINT CAR</text:p>
          </table:table-cell>
          <table:table-cell office:value-type="string" table:style-name="ce7">
            <text:p>05.943.030/0001-55</text:p>
          </table:table-cell>
          <table:table-cell office:value-type="string" table:style-name="ce11">
            <text:p>NECESSIDADE DE ASSEIO DA FROTA. INEXISTÊNCIA DE CONTRATO DE MANUTENÇÃO VEICULAR</text:p>
          </table:table-cell>
          <table:table-cell office:value-type="string" table:style-name="ce6">
            <text:p>R$ <text:s text:c="3"/>760,00</text:p>
          </table:table-cell>
          <table:table-cell table:number-columns-repeated="16373"/>
        </table:table-row>
        <table:table-row table:style-name="ro3">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09/08/2021 a 20/08/2021</text:p>
          </table:table-cell>
          <table:table-cell office:value-type="string" table:style-name="ce6">
            <text:p>SIM</text:p>
          </table:table-cell>
          <table:table-cell office:value-type="string" table:style-name="ce6">
            <text:p>12/08/2021</text:p>
          </table:table-cell>
          <table:table-cell office:value-type="string" table:style-name="ce10">
            <text:p>DANIEL DAS BATERIAS</text:p>
          </table:table-cell>
          <table:table-cell office:value-type="string" table:style-name="ce7">
            <text:p>01.260.847/0001-78</text:p>
          </table:table-cell>
          <table:table-cell office:value-type="string" table:style-name="ce11">
            <text:p>NECESSIDADE DE BATERIA VEICULAR, AUSÊNCIA DE CONTRATO DE MANUTENÇÃO VEICULAR.</text:p>
          </table:table-cell>
          <table:table-cell office:value-type="string" table:style-name="ce6">
            <text:p>R$ <text:s text:c="3"/>580,00</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3/04/2021 a 12/05/2021</text:p>
          </table:table-cell>
          <table:table-cell office:value-type="string" table:style-name="ce6">
            <text:p>SIM</text:p>
          </table:table-cell>
          <table:table-cell office:value-type="string" table:style-name="ce6">
            <text:p>05/05/2021</text:p>
          </table:table-cell>
          <table:table-cell office:value-type="string" table:style-name="ce10">
            <text:p>AUTO POSTO POINT CAR</text:p>
          </table:table-cell>
          <table:table-cell office:value-type="string" table:style-name="ce7">
            <text:p>05.943.030/0001-55</text:p>
          </table:table-cell>
          <table:table-cell office:value-type="string" table:style-name="ce11">
            <text:p>ASSEIO DA FROTA</text:p>
          </table:table-cell>
          <table:table-cell office:value-type="string" table:style-name="ce6">
            <text:p>R$ <text:s text:c="3"/>280,00</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3/04/2021 a 12/05/2021</text:p>
          </table:table-cell>
          <table:table-cell office:value-type="string" table:style-name="ce6">
            <text:p>SIM</text:p>
          </table:table-cell>
          <table:table-cell office:value-type="string" table:style-name="ce6">
            <text:p>05/05/2021</text:p>
          </table:table-cell>
          <table:table-cell office:value-type="string" table:style-name="ce10">
            <text:p>JAPURÁ PNEUS</text:p>
          </table:table-cell>
          <table:table-cell office:value-type="string" table:style-name="ce7">
            <text:p>04.214.987/0004-40</text:p>
          </table:table-cell>
          <table:table-cell office:value-type="string" table:style-name="ce11">
            <text:p>ALINHAMENTO E BALANCEAMENTO</text:p>
          </table:table-cell>
          <table:table-cell office:value-type="string" table:style-name="ce6">
            <text:p>R$ <text:s text:c="3"/>100,00</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3/04/2021 a 12/05/2021</text:p>
          </table:table-cell>
          <table:table-cell office:value-type="string" table:style-name="ce6">
            <text:p>SIM</text:p>
          </table:table-cell>
          <table:table-cell office:value-type="string" table:style-name="ce6">
            <text:p>05/05/2021</text:p>
          </table:table-cell>
          <table:table-cell office:value-type="string" table:style-name="ce10">
            <text:p>JAPURÁ PNEUS</text:p>
          </table:table-cell>
          <table:table-cell office:value-type="string" table:style-name="ce7">
            <text:p>04.214.987/0004-40</text:p>
          </table:table-cell>
          <table:table-cell office:value-type="string" table:style-name="ce11">
            <text:p>ALINHAMENTO E BALANCEAMENTO VEICULAR</text:p>
          </table:table-cell>
          <table:table-cell office:value-type="string" table:style-name="ce6">
            <text:p>R$ <text:s text:c="4"/>82,50</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3/04/2021 a 12/05/2021</text:p>
          </table:table-cell>
          <table:table-cell office:value-type="string" table:style-name="ce6">
            <text:p>SIM</text:p>
          </table:table-cell>
          <table:table-cell office:value-type="string" table:style-name="ce6">
            <text:p>07/05/2021</text:p>
          </table:table-cell>
          <table:table-cell office:value-type="string" table:style-name="ce10">
            <text:p>JAPURÁ PNEUS</text:p>
          </table:table-cell>
          <table:table-cell office:value-type="string" table:style-name="ce7">
            <text:p>04.214.987/0004-40</text:p>
          </table:table-cell>
          <table:table-cell office:value-type="string" table:style-name="ce11">
            <text:p>ALINHAMENTO E BALANCEAMENTO</text:p>
          </table:table-cell>
          <table:table-cell office:value-type="string" table:style-name="ce6">
            <text:p>R$ <text:s text:c="3"/>100,00</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3/04/2021 a 12/05/2021</text:p>
          </table:table-cell>
          <table:table-cell office:value-type="string" table:style-name="ce6">
            <text:p>SIM</text:p>
          </table:table-cell>
          <table:table-cell office:value-type="string" table:style-name="ce6">
            <text:p>24/04/2021</text:p>
          </table:table-cell>
          <table:table-cell office:value-type="string" table:style-name="ce10">
            <text:p>JAPURÁ PNEUS</text:p>
          </table:table-cell>
          <table:table-cell office:value-type="string" table:style-name="ce7">
            <text:p>04.214.987/0004-40</text:p>
          </table:table-cell>
          <table:table-cell office:value-type="string" table:style-name="ce11">
            <text:p>ALINHAMENTO E BALANCEAMENTO</text:p>
          </table:table-cell>
          <table:table-cell office:value-type="string" table:style-name="ce6">
            <text:p>R$ <text:s text:c="3"/>132,50</text:p>
          </table:table-cell>
          <table:table-cell table:number-columns-repeated="16373"/>
        </table:table-row>
        <table:table-row table:style-name="ro3">
          <table:table-cell office:value-type="string" table:style-name="ce6">
            <text:p>PR-RS</text:p>
          </table:table-cell>
          <table:table-cell office:value-type="float" office:value="2021" table:style-name="ce6">
            <text:p>2021</text:p>
          </table:table-cell>
          <table:table-cell office:value-type="string" table:style-name="ce7">
            <text:p>CLAUDIA FERNANDA MANFRON MORO</text:p>
          </table:table-cell>
          <table:table-cell office:value-type="string" table:style-name="ce6">
            <text:p>816.956.400-04</text:p>
          </table:table-cell>
          <table:table-cell office:value-type="string" table:style-name="ce6">
            <text:p>23/07/2021 a 21/10/2021</text:p>
          </table:table-cell>
          <table:table-cell office:value-type="string" table:style-name="ce6">
            <text:p>SIM</text:p>
          </table:table-cell>
          <table:table-cell office:value-type="string" table:style-name="ce6">
            <text:p>09/08/2021</text:p>
          </table:table-cell>
          <table:table-cell office:value-type="string" table:style-name="ce10">
            <text:p>MB3 - MERCADO ELETRÔNICO LTDA</text:p>
          </table:table-cell>
          <table:table-cell office:value-type="string" table:style-name="ce7">
            <text:p>04.168.721/0001-66</text:p>
          </table:table-cell>
          <table:table-cell office:value-type="string" table:style-name="ce11">
            <text:p>AQUISIÇÃO DE BATERIAS ALCALINAS A23 12V E LÂMPADAS DE LED, 9W, TENDO EM VISTA ESTOQUE ZERO NA PRM.</text:p>
          </table:table-cell>
          <table:table-cell office:value-type="string" table:style-name="ce6">
            <text:p>R$ <text:s text:c="3"/>100,00</text:p>
          </table:table-cell>
          <table:table-cell table:number-columns-repeated="16373"/>
        </table:table-row>
        <table:table-row table:style-name="ro2">
          <table:table-cell office:value-type="string" table:style-name="ce6">
            <text:p>PR-RS</text:p>
          </table:table-cell>
          <table:table-cell office:value-type="float" office:value="2021" table:style-name="ce6">
            <text:p>2021</text:p>
          </table:table-cell>
          <table:table-cell office:value-type="string" table:style-name="ce7">
            <text:p>DIOGENES CARVALHO DE OLIVEIRA</text:p>
          </table:table-cell>
          <table:table-cell office:value-type="string" table:style-name="ce6">
            <text:p>010.316.584-32</text:p>
          </table:table-cell>
          <table:table-cell office:value-type="string" table:style-name="ce6">
            <text:p>30/06/2021 a 28/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S</text:p>
          </table:table-cell>
          <table:table-cell office:value-type="float" office:value="2021" table:style-name="ce6">
            <text:p>2021</text:p>
          </table:table-cell>
          <table:table-cell office:value-type="string" table:style-name="ce7">
            <text:p>EDUARDO NEPOMUCENO DA SILVA</text:p>
          </table:table-cell>
          <table:table-cell office:value-type="string" table:style-name="ce6">
            <text:p>451.661.880-04</text:p>
          </table:table-cell>
          <table:table-cell office:value-type="string" table:style-name="ce6">
            <text:p>19/04/2021 a 17/07/2021</text:p>
          </table:table-cell>
          <table:table-cell office:value-type="string" table:style-name="ce6">
            <text:p>SIM</text:p>
          </table:table-cell>
          <table:table-cell office:value-type="string" table:style-name="ce6">
            <text:p>13/07/2021</text:p>
          </table:table-cell>
          <table:table-cell office:value-type="string" table:style-name="ce10">
            <text:p>DISTRIBUIDORA DE CHAVES LAND</text:p>
          </table:table-cell>
          <table:table-cell office:value-type="string" table:style-name="ce7">
            <text:p>90.049.651/0001-69</text:p>
          </table:table-cell>
          <table:table-cell office:value-type="string" table:style-name="ce11">
            <text:p>CONTROLE REMOTO PARA ACESSO AO PÁTIO DA JF</text:p>
          </table:table-cell>
          <table:table-cell office:value-type="string" table:style-name="ce6">
            <text:p>R$ <text:s text:c="4"/>40,00</text:p>
          </table:table-cell>
          <table:table-cell table:number-columns-repeated="16373"/>
        </table:table-row>
        <table:table-row table:style-name="ro3">
          <table:table-cell office:value-type="string" table:style-name="ce6">
            <text:p>PR-RS</text:p>
          </table:table-cell>
          <table:table-cell office:value-type="float" office:value="2021" table:style-name="ce6">
            <text:p>2021</text:p>
          </table:table-cell>
          <table:table-cell office:value-type="string" table:style-name="ce7">
            <text:p>EDUARDO NEPOMUCENO DA SILVA</text:p>
          </table:table-cell>
          <table:table-cell office:value-type="string" table:style-name="ce6">
            <text:p>451.661.880-04</text:p>
          </table:table-cell>
          <table:table-cell office:value-type="string" table:style-name="ce6">
            <text:p>19/04/2021 a 17/07/2021</text:p>
          </table:table-cell>
          <table:table-cell office:value-type="string" table:style-name="ce6">
            <text:p>SIM</text:p>
          </table:table-cell>
          <table:table-cell office:value-type="string" table:style-name="ce6">
            <text:p>15/06/2021</text:p>
          </table:table-cell>
          <table:table-cell office:value-type="string" table:style-name="ce10">
            <text:p>JUAREZ JOSE PEREIRA ME - DE CHAVES</text:p>
          </table:table-cell>
          <table:table-cell office:value-type="string" table:style-name="ce7">
            <text:p>93.062.073/0001-99</text:p>
          </table:table-cell>
          <table:table-cell office:value-type="string" table:style-name="ce11">
            <text:p>REPARO EM FECHADURAS</text:p>
          </table:table-cell>
          <table:table-cell office:value-type="string" table:style-name="ce6">
            <text:p>R$ <text:s text:c="3"/>200,00</text:p>
          </table:table-cell>
          <table:table-cell table:number-columns-repeated="16373"/>
        </table:table-row>
        <table:table-row table:style-name="ro3">
          <table:table-cell office:value-type="string" table:style-name="ce6">
            <text:p>PR-RS</text:p>
          </table:table-cell>
          <table:table-cell office:value-type="float" office:value="2021" table:style-name="ce6">
            <text:p>2021</text:p>
          </table:table-cell>
          <table:table-cell office:value-type="string" table:style-name="ce7">
            <text:p>EDUARDO NEPOMUCENO DA SILVA</text:p>
          </table:table-cell>
          <table:table-cell office:value-type="string" table:style-name="ce6">
            <text:p>451.661.880-04</text:p>
          </table:table-cell>
          <table:table-cell office:value-type="string" table:style-name="ce6">
            <text:p>19/04/2021 a 17/07/2021</text:p>
          </table:table-cell>
          <table:table-cell office:value-type="string" table:style-name="ce6">
            <text:p>SIM</text:p>
          </table:table-cell>
          <table:table-cell office:value-type="string" table:style-name="ce6">
            <text:p>23/04/2021</text:p>
          </table:table-cell>
          <table:table-cell office:value-type="string" table:style-name="ce10">
            <text:p>Z MAIS DISTRIBUIDORA DE EQUIPAMENTOS DE SEGURANÇA</text:p>
          </table:table-cell>
          <table:table-cell office:value-type="string" table:style-name="ce7">
            <text:p>14.020.146/0001-03</text:p>
          </table:table-cell>
          <table:table-cell office:value-type="string" table:style-name="ce11">
            <text:p>REPOSIÇÃO DE PEÇAS DE COMBATE A INCENDIO</text:p>
          </table:table-cell>
          <table:table-cell office:value-type="string" table:style-name="ce6">
            <text:p>R$ <text:s text:c="3"/>287,55</text:p>
          </table:table-cell>
          <table:table-cell table:number-columns-repeated="16373"/>
        </table:table-row>
        <table:table-row table:style-name="ro3">
          <table:table-cell office:value-type="string" table:style-name="ce6">
            <text:p>PR-RS</text:p>
          </table:table-cell>
          <table:table-cell office:value-type="float" office:value="2021" table:style-name="ce6">
            <text:p>2021</text:p>
          </table:table-cell>
          <table:table-cell office:value-type="string" table:style-name="ce7">
            <text:p>EDUARDO NEPOMUCENO DA SILVA</text:p>
          </table:table-cell>
          <table:table-cell office:value-type="string" table:style-name="ce6">
            <text:p>451.661.880-04</text:p>
          </table:table-cell>
          <table:table-cell office:value-type="string" table:style-name="ce6">
            <text:p>19/04/2021 a 17/07/2021</text:p>
          </table:table-cell>
          <table:table-cell office:value-type="string" table:style-name="ce6">
            <text:p>SIM</text:p>
          </table:table-cell>
          <table:table-cell office:value-type="string" table:style-name="ce6">
            <text:p>24/06/2021</text:p>
          </table:table-cell>
          <table:table-cell office:value-type="string" table:style-name="ce10">
            <text:p>JUAREZ JOSE PEREIRA ME - DE CHAVES</text:p>
          </table:table-cell>
          <table:table-cell office:value-type="string" table:style-name="ce7">
            <text:p>93.062.073/0001-99</text:p>
          </table:table-cell>
          <table:table-cell office:value-type="string" table:style-name="ce11">
            <text:p>REPARO EM FECHADURA</text:p>
          </table:table-cell>
          <table:table-cell office:value-type="string" table:style-name="ce6">
            <text:p>R$ <text:s text:c="3"/>165,00</text:p>
          </table:table-cell>
          <table:table-cell table:number-columns-repeated="16373"/>
        </table:table-row>
        <table:table-row table:style-name="ro2">
          <table:table-cell office:value-type="string" table:style-name="ce6">
            <text:p>PR-RS</text:p>
          </table:table-cell>
          <table:table-cell office:value-type="float" office:value="2021" table:style-name="ce6">
            <text:p>2021</text:p>
          </table:table-cell>
          <table:table-cell office:value-type="string" table:style-name="ce7">
            <text:p>EDUARDO NEPOMUCENO DA SILVA</text:p>
          </table:table-cell>
          <table:table-cell office:value-type="string" table:style-name="ce6">
            <text:p>451.661.880-04</text:p>
          </table:table-cell>
          <table:table-cell office:value-type="string" table:style-name="ce6">
            <text:p>19/04/2021 a 17/07/2021</text:p>
          </table:table-cell>
          <table:table-cell office:value-type="string" table:style-name="ce6">
            <text:p>SIM</text:p>
          </table:table-cell>
          <table:table-cell office:value-type="string" table:style-name="ce6">
            <text:p>26/05/2021</text:p>
          </table:table-cell>
          <table:table-cell office:value-type="string" table:style-name="ce10">
            <text:p>KALUNGA COM E IND G RÁFICA LTDA</text:p>
          </table:table-cell>
          <table:table-cell office:value-type="string" table:style-name="ce7">
            <text:p>43.283.811/0082-15</text:p>
          </table:table-cell>
          <table:table-cell office:value-type="string" table:style-name="ce11">
            <text:p>LIGAÇÕES ELÉTRICAS NA SALA DE ÁUDIO E VÍDEO</text:p>
          </table:table-cell>
          <table:table-cell office:value-type="string" table:style-name="ce6">
            <text:p>R$ <text:s text:c="3"/>119,00</text:p>
          </table:table-cell>
          <table:table-cell table:number-columns-repeated="16373"/>
        </table:table-row>
        <table:table-row table:style-name="ro2">
          <table:table-cell office:value-type="string" table:style-name="ce6">
            <text:p>PR-RS</text:p>
          </table:table-cell>
          <table:table-cell office:value-type="float" office:value="2021" table:style-name="ce6">
            <text:p>2021</text:p>
          </table:table-cell>
          <table:table-cell office:value-type="string" table:style-name="ce7">
            <text:p>JOAO LUIS DA SILVA SOARES</text:p>
          </table:table-cell>
          <table:table-cell office:value-type="string" table:style-name="ce6">
            <text:p>401.283.180-15</text:p>
          </table:table-cell>
          <table:table-cell office:value-type="string" table:style-name="ce6">
            <text:p>16/08/2021 a 14/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RS</text:p>
          </table:table-cell>
          <table:table-cell office:value-type="float" office:value="2021" table:style-name="ce6">
            <text:p>2021</text:p>
          </table:table-cell>
          <table:table-cell office:value-type="string" table:style-name="ce7">
            <text:p>RENATO MENNA DUARTE</text:p>
          </table:table-cell>
          <table:table-cell office:value-type="string" table:style-name="ce6">
            <text:p>597.054.500-72</text:p>
          </table:table-cell>
          <table:table-cell office:value-type="string" table:style-name="ce6">
            <text:p>08/01/2021 a 08/04/2021</text:p>
          </table:table-cell>
          <table:table-cell office:value-type="string" table:style-name="ce6">
            <text:p>SIM</text:p>
          </table:table-cell>
          <table:table-cell office:value-type="string" table:style-name="ce6">
            <text:p>15/01/2021</text:p>
          </table:table-cell>
          <table:table-cell office:value-type="string" table:style-name="ce10">
            <text:p>VBS COM E SERV DE SONORIZAÇÃO, ILUMINAÇÃO E IMAGEM EIRELI</text:p>
          </table:table-cell>
          <table:table-cell office:value-type="string" table:style-name="ce7">
            <text:p>12.290.868/0001-52</text:p>
          </table:table-cell>
          <table:table-cell office:value-type="string" table:style-name="ce11">
            <text:p>SUBSTITUIR PEÇA QUE FAZ A LIGAÇÃO DA IMAGEM DAS CFTV NO MONITOR DOS VIGILANTES. EQUIPAMENTO PERMITE QUE OS VIGILANTES CONSIGAM MONITURAR AS IMAGENS DAS CÃMERAS DE VIGILÃNCIA DA PRM.</text:p>
          </table:table-cell>
          <table:table-cell office:value-type="string" table:style-name="ce6">
            <text:p>R$ <text:s text:c="3"/>319,00</text:p>
          </table:table-cell>
          <table:table-cell table:number-columns-repeated="16373"/>
        </table:table-row>
        <table:table-row table:style-name="ro2">
          <table:table-cell office:value-type="string" table:style-name="ce6">
            <text:p>PR-RS</text:p>
          </table:table-cell>
          <table:table-cell office:value-type="float" office:value="2021" table:style-name="ce6">
            <text:p>2021</text:p>
          </table:table-cell>
          <table:table-cell office:value-type="string" table:style-name="ce7">
            <text:p>WAGNER FERREIRA VALLES</text:p>
          </table:table-cell>
          <table:table-cell office:value-type="string" table:style-name="ce6">
            <text:p>809.583.380-00</text:p>
          </table:table-cell>
          <table:table-cell office:value-type="string" table:style-name="ce6">
            <text:p>15/09/2021 a 14/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ADRIANA FERNANDES GOES</text:p>
          </table:table-cell>
          <table:table-cell office:value-type="string" table:style-name="ce6">
            <text:p>563.067.251-72</text:p>
          </table:table-cell>
          <table:table-cell office:value-type="string" table:style-name="ce6">
            <text:p>16/07/2021 a 12/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ANDRE AUGUSTO PEREIRA CUNHA</text:p>
          </table:table-cell>
          <table:table-cell office:value-type="string" table:style-name="ce6">
            <text:p>768.542.561-00</text:p>
          </table:table-cell>
          <table:table-cell office:value-type="string" table:style-name="ce6">
            <text:p>23/02/2021 a 19/05/2021</text:p>
          </table:table-cell>
          <table:table-cell office:value-type="string" table:style-name="ce6">
            <text:p>SIM</text:p>
          </table:table-cell>
          <table:table-cell office:value-type="string" table:style-name="ce6">
            <text:p>11/05/2021</text:p>
          </table:table-cell>
          <table:table-cell office:value-type="string" table:style-name="ce10">
            <text:p>COOPER - COOP. DE PROD. ABASTECIMENTO DO VALE DO ITAJAI</text:p>
          </table:table-cell>
          <table:table-cell office:value-type="string" table:style-name="ce7">
            <text:p>82.647.165/0020-87</text:p>
          </table:table-cell>
          <table:table-cell office:value-type="string" table:style-name="ce11">
            <text:p>NECESSIDADES DA PRM - CAFÉ, FILTRO DE CAFE E PILHA PARA CONTROLES DE AR CONDICIONADO</text:p>
          </table:table-cell>
          <table:table-cell office:value-type="string" table:style-name="ce6">
            <text:p>R$ <text:s text:c="3"/>121,69</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1/02/2021 a 03/05/2021</text:p>
          </table:table-cell>
          <table:table-cell office:value-type="string" table:style-name="ce6">
            <text:p>SIM</text:p>
          </table:table-cell>
          <table:table-cell office:value-type="string" table:style-name="ce6">
            <text:p>23/02/2021</text:p>
          </table:table-cell>
          <table:table-cell office:value-type="string" table:style-name="ce10">
            <text:p>LOJAS DE DEPARTAMENTOS MILIUM LTDA</text:p>
          </table:table-cell>
          <table:table-cell office:value-type="string" table:style-name="ce7">
            <text:p>83.240.333/0003-87</text:p>
          </table:table-cell>
          <table:table-cell office:value-type="string" table:style-name="ce11">
            <text:p>SEM O COPO, O LIQUIDIFICADOR NÃO TEM FUNÇÃO. TOALHAS PARA DECORAR AS MESINHAS ANTIGAS.</text:p>
          </table:table-cell>
          <table:table-cell office:value-type="string" table:style-name="ce6">
            <text:p>R$ <text:s text:c="4"/>71,7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1/02/2021 a 03/05/2021</text:p>
          </table:table-cell>
          <table:table-cell office:value-type="string" table:style-name="ce6">
            <text:p>SIM</text:p>
          </table:table-cell>
          <table:table-cell office:value-type="string" table:style-name="ce6">
            <text:p>23/03/2021</text:p>
          </table:table-cell>
          <table:table-cell office:value-type="string" table:style-name="ce10">
            <text:p>MI COMÉRCIO E MANUTENÇÃO DE REFRIGERAÇÃO LTDA EPP</text:p>
          </table:table-cell>
          <table:table-cell office:value-type="string" table:style-name="ce7">
            <text:p>24.661.978/0001-62</text:p>
          </table:table-cell>
          <table:table-cell office:value-type="string" table:style-name="ce11">
            <text:p>NECESSÁRIA PARA O BOM FUNCIONAMENTO DA GELADEIRA. SUBSTITUIÇÃO.</text:p>
          </table:table-cell>
          <table:table-cell office:value-type="string" table:style-name="ce6">
            <text:p>R$ <text:s text:c="4"/>12,0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10/09/2021</text:p>
          </table:table-cell>
          <table:table-cell office:value-type="string" table:style-name="ce10">
            <text:p>CONTABILISTA PAPELARIA E INFORMATICA LTDA</text:p>
          </table:table-cell>
          <table:table-cell office:value-type="string" table:style-name="ce7">
            <text:p>77.765.840/0004-12</text:p>
          </table:table-cell>
          <table:table-cell office:value-type="string" table:style-name="ce11">
            <text:p>USO IMEDIATO PARA AS FECHADURAS ELETRÔNICAS. DEVIDO A MAIORIA DOS COLEGAS ESTAREM EM TELETRABALHO AINDA, NÃO COMPENSA FAZER UM PGEA PARA AQUISIÇÃO EM MAIOR QUANTIDADE.</text:p>
          </table:table-cell>
          <table:table-cell office:value-type="string" table:style-name="ce6">
            <text:p>R$ <text:s text:c="4"/>81,50</text:p>
          </table:table-cell>
          <table:table-cell table:number-columns-repeated="16373"/>
        </table:table-row>
        <table:table-row table:style-name="ro8">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10/09/2021</text:p>
          </table:table-cell>
          <table:table-cell office:value-type="string" table:style-name="ce10">
            <text:p>HAVAN LOJAS DE DEPARTAMENTOS LTDA - FILIAL I JOINVILLE</text:p>
          </table:table-cell>
          <table:table-cell office:value-type="string" table:style-name="ce7">
            <text:p>79.379.491/0009-30</text:p>
          </table:table-cell>
          <table:table-cell office:value-type="string" table:style-name="ce11">
            <text:p>REPOSIÇÃO PARA A COPA DA PRM/JOINVILLE.</text:p>
            <text:p>ESTÁ NO CATÁLOGO DE MATERIAIS CATÁLOGO: 0035 - ALMOXARIFADO PR/SC</text:p>
            <text:p>000182 - CATÁLOGO PRM'S PR/SC</text:p>
            <text:p>CONFORME ORIENTAÇÃO DO OFÍCIO CIRCULAR Nº 31/2021/CA/PR/SC</text:p>
          </table:table-cell>
          <table:table-cell office:value-type="string" table:style-name="ce6">
            <text:p>R$ <text:s text:c="3"/>239,8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10/09/2021</text:p>
          </table:table-cell>
          <table:table-cell office:value-type="string" table:style-name="ce10">
            <text:p>LOJAS DE DEPARTAMENTOS MILIUM LTDA</text:p>
          </table:table-cell>
          <table:table-cell office:value-type="string" table:style-name="ce7">
            <text:p>83.240.333/0003-87</text:p>
          </table:table-cell>
          <table:table-cell office:value-type="string" table:style-name="ce11">
            <text:p>COMBATE AOS INSETOS E REPOSIÇÃO DE COPOS SIMPLES.</text:p>
          </table:table-cell>
          <table:table-cell office:value-type="string" table:style-name="ce6">
            <text:p>R$ <text:s text:c="4"/>37,4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14/07/2021</text:p>
          </table:table-cell>
          <table:table-cell office:value-type="string" table:style-name="ce10">
            <text:p>VIVILAR COMÉRCIO DE MATERIAIS DE CONSTRUÇÃO LTDA</text:p>
          </table:table-cell>
          <table:table-cell office:value-type="string" table:style-name="ce7">
            <text:p>22.621.534/0001-78</text:p>
          </table:table-cell>
          <table:table-cell office:value-type="string" table:style-name="ce11">
            <text:p>TROCA URGENTE DE TORNEIRA</text:p>
          </table:table-cell>
          <table:table-cell office:value-type="string" table:style-name="ce6">
            <text:p>R$ <text:s text:c="4"/>50,99</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15/07/2021</text:p>
          </table:table-cell>
          <table:table-cell office:value-type="string" table:style-name="ce10">
            <text:p>JSE - JOINVILLE SEGURANCA ELETRÔNICA LTDA - ME</text:p>
          </table:table-cell>
          <table:table-cell office:value-type="string" table:style-name="ce7">
            <text:p>03.372.450/0001-01</text:p>
          </table:table-cell>
          <table:table-cell office:value-type="string" table:style-name="ce11">
            <text:p>PROCURADOR DA REPÚBLICA DR. MÁRIO SOLICITOU URGÊNCIA. VIATURAS SEM CONTROLE DO PORTÃO.</text:p>
          </table:table-cell>
          <table:table-cell office:value-type="string" table:style-name="ce6">
            <text:p>R$ <text:s text:c="4"/>9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22/06/2021</text:p>
          </table:table-cell>
          <table:table-cell office:value-type="string" table:style-name="ce10">
            <text:p>COMÉRCIO DOIS IRMÃOS SR LTDA <text:s/>(SUPERMERCADO RODRIGUES)</text:p>
          </table:table-cell>
          <table:table-cell office:value-type="string" table:style-name="ce7">
            <text:p>79.657.540/0001-00</text:p>
          </table:table-cell>
          <table:table-cell office:value-type="string" table:style-name="ce11">
            <text:p>OFÍCIO CIRCULAR Nº 31/2021/CA/PR/SC</text:p>
          </table:table-cell>
          <table:table-cell office:value-type="string" table:style-name="ce6">
            <text:p>R$ <text:s text:c="3"/>319,6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22/06/2021</text:p>
          </table:table-cell>
          <table:table-cell office:value-type="string" table:style-name="ce10">
            <text:p>REFRICRIL DISTRIBUIDORA DE AR CONDICIONADO E PECAS LTDA.</text:p>
          </table:table-cell>
          <table:table-cell office:value-type="string" table:style-name="ce7">
            <text:p>01.919.309/0005-76</text:p>
          </table:table-cell>
          <table:table-cell office:value-type="string" table:style-name="ce11">
            <text:p>REPOR PEÇA DANIFICADA APÓS ANOS DE USO.</text:p>
          </table:table-cell>
          <table:table-cell office:value-type="string" table:style-name="ce6">
            <text:p>R$ <text:s text:c="4"/>35,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22/07/2021</text:p>
          </table:table-cell>
          <table:table-cell office:value-type="string" table:style-name="ce10">
            <text:p>LOJAS DE DEPARTAMENTOS MILIUM LTDA - AVENTUREIRO - JOINVILLE</text:p>
          </table:table-cell>
          <table:table-cell office:value-type="string" table:style-name="ce7">
            <text:p>83.240.333/0062-37</text:p>
          </table:table-cell>
          <table:table-cell office:value-type="string" table:style-name="ce11">
            <text:p>TROCA DE REFIL</text:p>
            <text:p>COMBATE ÀS FORMIGAS</text:p>
            <text:p>MELHORAR ASPECTO DE MESA ANTIGA</text:p>
          </table:table-cell>
          <table:table-cell office:value-type="string" table:style-name="ce6">
            <text:p>R$ <text:s text:c="4"/>52,7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28/06/2021</text:p>
          </table:table-cell>
          <table:table-cell office:value-type="string" table:style-name="ce10">
            <text:p>LORY LUZ - DIEGO HENRIQUE DE SOUZA</text:p>
          </table:table-cell>
          <table:table-cell office:value-type="string" table:style-name="ce7">
            <text:p>17.463.529/0001-44</text:p>
          </table:table-cell>
          <table:table-cell office:value-type="string" table:style-name="ce11">
            <text:p>SUBSTITUIÇÃO DE OBJETOS DANIFICADOS.</text:p>
          </table:table-cell>
          <table:table-cell office:value-type="string" table:style-name="ce6">
            <text:p>R$ <text:s text:c="4"/>2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TINTÃO COMÉRCIO DE TINTAS LTDA</text:p>
          </table:table-cell>
          <table:table-cell office:value-type="string" table:style-name="ce7">
            <text:p>75.816.215/0002-65</text:p>
          </table:table-cell>
          <table:table-cell office:value-type="string" table:style-name="ce11">
            <text:p>MANUTENÇÃO URGENTE NAS PAREDES DEVIDO A TROCA DE CONDICIONADORES DE AR COM FURAÇÃO DIFERENTE.</text:p>
          </table:table-cell>
          <table:table-cell office:value-type="string" table:style-name="ce6">
            <text:p>R$ <text:s text:c="4"/>65,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30/09/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6/07/2021 a 12/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4/02/2021</text:p>
          </table:table-cell>
          <table:table-cell office:value-type="string" table:style-name="ce10">
            <text:p>ZEUS DO BRASIL - FILIAL BLUMENAU - RUA ITAJAÍ</text:p>
          </table:table-cell>
          <table:table-cell office:value-type="string" table:style-name="ce7">
            <text:p>82.699.588/0012-30</text:p>
          </table:table-cell>
          <table:table-cell office:value-type="string" table:style-name="ce11">
            <text:p>AQUISIÇÃO DE EQUIPAMENTOS DE PREVENÇÃO A ACIDENTES PARA USO NA PRM BLUMENAU</text:p>
          </table:table-cell>
          <table:table-cell office:value-type="string" table:style-name="ce6">
            <text:p>R$ <text:s text:c="3"/>226,37</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2/2021</text:p>
          </table:table-cell>
          <table:table-cell office:value-type="string" table:style-name="ce10">
            <text:p>CONSTRUCOLOR COMÉRCIO DE TINTAS LTDA</text:p>
          </table:table-cell>
          <table:table-cell office:value-type="string" table:style-name="ce7">
            <text:p>78.515.624/0005-62</text:p>
          </table:table-cell>
          <table:table-cell office:value-type="string" table:style-name="ce11">
            <text:p>AQUISIÇÃO DE MATERIAL DE PINTURA E ACABAMENTO, PARA REPARO NA PRM BLUMENAU.</text:p>
          </table:table-cell>
          <table:table-cell office:value-type="string" table:style-name="ce6">
            <text:p>R$ <text:s text:c="4"/>36,1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3/2021</text:p>
          </table:table-cell>
          <table:table-cell office:value-type="string" table:style-name="ce10">
            <text:p>CORRÊA MATERIAIS ELÉTRICOS LTDA - RUA FREI ESTANISLAU SCHAETTE</text:p>
          </table:table-cell>
          <table:table-cell office:value-type="string" table:style-name="ce7">
            <text:p>02.559.947/0002-43</text:p>
          </table:table-cell>
          <table:table-cell office:value-type="string" table:style-name="ce11">
            <text:p>AQUISIÇÃO DE 1 PAINEL LED EMBUTIR, 18W, 4100K, PARA SUBSTITUIÇÃO NA PRM BLUMENAU</text:p>
          </table:table-cell>
          <table:table-cell office:value-type="string" table:style-name="ce6">
            <text:p>R$ <text:s text:c="4"/>35,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3/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PRODUTO PARA CONSERVAÇÃO DE ESTOFADOS DOS GABINETES DOS PROCURADORES LOTADOS NA PRM BLUMENAU</text:p>
          </table:table-cell>
          <table:table-cell office:value-type="string" table:style-name="ce6">
            <text:p>R$ <text:s text:c="4"/>29,8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3/2021</text:p>
          </table:table-cell>
          <table:table-cell office:value-type="string" table:style-name="ce10">
            <text:p>MS FERRAGENS - RS COM E REP DE FERRAGENS LTDA</text:p>
          </table:table-cell>
          <table:table-cell office:value-type="string" table:style-name="ce7">
            <text:p>06.906.460/0001-60</text:p>
          </table:table-cell>
          <table:table-cell office:value-type="string" table:style-name="ce11">
            <text:p>AQUISIÇÃO DE PARAFUSOS FIXADORES DE TRINCOS, PARA USO NA PRM BLUMENAU</text:p>
          </table:table-cell>
          <table:table-cell office:value-type="string" table:style-name="ce6">
            <text:p>R$ <text:s text:c="4"/>1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8/03/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PRODUTOS PARA USO NA PRM BLUMENAU</text:p>
          </table:table-cell>
          <table:table-cell office:value-type="string" table:style-name="ce6">
            <text:p>R$ <text:s text:c="3"/>146,6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8/04/2021</text:p>
          </table:table-cell>
          <table:table-cell office:value-type="string" table:style-name="ce10">
            <text:p>CONSTRUCOLOR COMÉRCIO DE TINTAS LTDA</text:p>
          </table:table-cell>
          <table:table-cell office:value-type="string" table:style-name="ce7">
            <text:p>78.515.624/0005-62</text:p>
          </table:table-cell>
          <table:table-cell office:value-type="string" table:style-name="ce11">
            <text:p>AQUISIÇÃO DE CLORO 10%, PARA APLICAÇÃO EM ERVAS DANINHAS DEFRONTE À PRM BLUMENAU.</text:p>
          </table:table-cell>
          <table:table-cell office:value-type="string" table:style-name="ce6">
            <text:p>R$ <text:s text:c="4"/>29,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8/04/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SIFÕES E RALOS PARA MANUTENÇÃO GERAL DA PRM BLUMENAU.</text:p>
          </table:table-cell>
          <table:table-cell office:value-type="string" table:style-name="ce6">
            <text:p>R$ <text:s text:c="4"/>64,04</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1/02/2021</text:p>
          </table:table-cell>
          <table:table-cell office:value-type="string" table:style-name="ce10">
            <text:p>AGRO AVES AGROPECUÁRIA LTDA</text:p>
          </table:table-cell>
          <table:table-cell office:value-type="string" table:style-name="ce7">
            <text:p>79.526.059/0003-30</text:p>
          </table:table-cell>
          <table:table-cell office:value-type="string" table:style-name="ce11">
            <text:p>AQUISIÇÃO DE PRODUTOS DE JARDINAGEM PARA A PRM BLUMENAU</text:p>
          </table:table-cell>
          <table:table-cell office:value-type="string" table:style-name="ce6">
            <text:p>R$ <text:s text:c="4"/>93,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1/02/2021</text:p>
          </table:table-cell>
          <table:table-cell office:value-type="string" table:style-name="ce10">
            <text:p>BARNI ACABAMENTO E MATERIAL PARA CONSTRUÇÃO</text:p>
          </table:table-cell>
          <table:table-cell office:value-type="string" table:style-name="ce7">
            <text:p>74.156.381/0001-39</text:p>
          </table:table-cell>
          <table:table-cell office:value-type="string" table:style-name="ce11">
            <text:p>AQUISIÇÃO DE PRODUTOS E MATERIAIS PARA USO NA PRM BLUMENAU</text:p>
          </table:table-cell>
          <table:table-cell office:value-type="string" table:style-name="ce6">
            <text:p>R$ <text:s text:c="4"/>51,24</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AGROPET DESCHAMPS</text:p>
          </table:table-cell>
          <table:table-cell office:value-type="string" table:style-name="ce7">
            <text:p>06.038.641/0001-11</text:p>
          </table:table-cell>
          <table:table-cell office:value-type="string" table:style-name="ce11">
            <text:p>AQUISIÇÃO DE ADUBO PARA APLICAÇÃO GRAMADO PRM BLUMENAU</text:p>
          </table:table-cell>
          <table:table-cell office:value-type="string" table:style-name="ce6">
            <text:p>R$ <text:s text:c="4"/>88,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GIASSI E CIA LTDA - LJ09</text:p>
          </table:table-cell>
          <table:table-cell office:value-type="string" table:style-name="ce7">
            <text:p>83.648.477/0018-53</text:p>
          </table:table-cell>
          <table:table-cell office:value-type="string" table:style-name="ce11">
            <text:p>AQUISIÇÃO DE PRODUTOS DE HIGIENE E LIMPEZA PARA USO DA PRM BLUMENAU</text:p>
          </table:table-cell>
          <table:table-cell office:value-type="string" table:style-name="ce6">
            <text:p>R$ <text:s text:c="4"/>65,52</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LOJA CREMER S/A</text:p>
          </table:table-cell>
          <table:table-cell office:value-type="string" table:style-name="ce7">
            <text:p>82.641.325/0006-22</text:p>
          </table:table-cell>
          <table:table-cell office:value-type="string" table:style-name="ce11">
            <text:p>MASCARA DESCARTÁVEL TRIPLA COM ELÁSTICO CREMER</text:p>
          </table:table-cell>
          <table:table-cell office:value-type="string" table:style-name="ce6">
            <text:p>R$ <text:s text:c="4"/>99,95</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GANCHO TIPO CABIDE, PEQUENO PORTE, PARA PENDURAR PANOS DE PRATO DA PRM BLUMENAU</text:p>
          </table:table-cell>
          <table:table-cell office:value-type="string" table:style-name="ce6">
            <text:p>R$ <text:s text:c="4"/>22,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2/01/2021</text:p>
          </table:table-cell>
          <table:table-cell office:value-type="string" table:style-name="ce10">
            <text:p>COREMMA LTDA - RUA SÃO PAULO - BLUMENAU</text:p>
          </table:table-cell>
          <table:table-cell office:value-type="string" table:style-name="ce7">
            <text:p>83.109.504/0001-71</text:p>
          </table:table-cell>
          <table:table-cell office:value-type="string" table:style-name="ce11">
            <text:p>AQUISIÇÃO DE DOIS TUBOS DE ADESIVO SELANTE EM POLIURETANO, PARA USO GERAL NA PRM BLUMENAU</text:p>
          </table:table-cell>
          <table:table-cell office:value-type="string" table:style-name="ce6">
            <text:p>R$ <text:s text:c="4"/>43,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2/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PRODUTOS DIVERSOS PARA MANUTENÇÃO DA PRM BLUMENAU: FITA VEDA-ROSCA; FITA ISOLANTE E CHAVE GRIFO.</text:p>
          </table:table-cell>
          <table:table-cell office:value-type="string" table:style-name="ce6">
            <text:p>R$ <text:s text:c="4"/>93,82</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AGRO AVES AGROPECUÁRIA LTDA</text:p>
          </table:table-cell>
          <table:table-cell office:value-type="string" table:style-name="ce7">
            <text:p>79.526.059/0003-30</text:p>
          </table:table-cell>
          <table:table-cell office:value-type="string" table:style-name="ce11">
            <text:p>AQUISIÇÃO FIO NYLON UTILIZAÇÃO MANUTENÇÃO PRM BLUMENAU</text:p>
          </table:table-cell>
          <table:table-cell office:value-type="string" table:style-name="ce6">
            <text:p>R$ <text:s text:c="4"/>29,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PROESI COMPONENTES ELETRÔNICOS LTDA</text:p>
          </table:table-cell>
          <table:table-cell office:value-type="string" table:style-name="ce7">
            <text:p>10.428.528/0001-10</text:p>
          </table:table-cell>
          <table:table-cell office:value-type="string" table:style-name="ce11">
            <text:p>AQUISIÇÃO DE ALICATE DE INSERÇÃO/CRIMPAGEM PARA CABO RJ45, PARA USO DO SETOR DE INFORMÁTICA DA PRM BLUMENAU.</text:p>
          </table:table-cell>
          <table:table-cell office:value-type="string" table:style-name="ce6">
            <text:p>R$ <text:s text:c="4"/>28,3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MATERIAIS DIVERSOS PARA MANUTENÇÃO DA PRM BLUMENAU.</text:p>
          </table:table-cell>
          <table:table-cell office:value-type="string" table:style-name="ce6">
            <text:p>R$ <text:s text:c="4"/>91,52</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6/01/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1 CAPA DE CHUVA PARA ZELADOR UTILIZAR DURANTE O EXPEDIENTE, CASO NECESSÁRIO, NA PRM BLUMENAU</text:p>
          </table:table-cell>
          <table:table-cell office:value-type="string" table:style-name="ce6">
            <text:p>R$ <text:s text:c="4"/>44,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8/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DIVERSOS REPAROS PARA CONSERTO DA BOMBA DÁGUA PRM BLUMENAU</text:p>
          </table:table-cell>
          <table:table-cell office:value-type="string" table:style-name="ce6">
            <text:p>R$ <text:s text:c="4"/>47,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8/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PRODUTOS PARA REPARO DA BOMBA DÁGUA PRM BLUMENAU</text:p>
          </table:table-cell>
          <table:table-cell office:value-type="string" table:style-name="ce6">
            <text:p>R$ <text:s text:c="4"/>43,5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09/07/2021</text:p>
          </table:table-cell>
          <table:table-cell office:value-type="string" table:style-name="ce10">
            <text:p>CONSTRUCOLOR COMÉRCIO DE TINTAS LTDA</text:p>
          </table:table-cell>
          <table:table-cell office:value-type="string" table:style-name="ce7">
            <text:p>78.515.624/0005-62</text:p>
          </table:table-cell>
          <table:table-cell office:value-type="string" table:style-name="ce11">
            <text:p>AQUISIÇÃO DE PRODUTO PARA MANUTENÇÃO NA PRM BLUMENAU</text:p>
          </table:table-cell>
          <table:table-cell office:value-type="string" table:style-name="ce6">
            <text:p>R$ <text:s text:c="4"/>29,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09/07/2021</text:p>
          </table:table-cell>
          <table:table-cell office:value-type="string" table:style-name="ce10">
            <text:p>CONSTRUCOLOR COMÉRCIO DE TINTAS LTDA</text:p>
          </table:table-cell>
          <table:table-cell office:value-type="string" table:style-name="ce7">
            <text:p>78.515.624/0005-62</text:p>
          </table:table-cell>
          <table:table-cell office:value-type="string" table:style-name="ce11">
            <text:p>AQUISIÇÃO DE PRODUTOS PARA MANUTENÇÃO NA PRM BLUMENAU</text:p>
          </table:table-cell>
          <table:table-cell office:value-type="string" table:style-name="ce6">
            <text:p>R$ <text:s text:c="4"/>71,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09/07/2021</text:p>
          </table:table-cell>
          <table:table-cell office:value-type="string" table:style-name="ce10">
            <text:p>LOES MATERIAL E CONSTR E ART CIMENTO LTDA</text:p>
          </table:table-cell>
          <table:table-cell office:value-type="string" table:style-name="ce7">
            <text:p>85.174.571/0001-03</text:p>
          </table:table-cell>
          <table:table-cell office:value-type="string" table:style-name="ce11">
            <text:p>AQUISIÇÃO DE PRODUTO PARA MANUTENÇÃO NA PRM BLUMENAU</text:p>
          </table:table-cell>
          <table:table-cell office:value-type="string" table:style-name="ce6">
            <text:p>R$ <text:s text:c="4"/>33,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1/06/2021</text:p>
          </table:table-cell>
          <table:table-cell office:value-type="string" table:style-name="ce10">
            <text:p>SOMEG COMÉRCIO E SERVIÇOS LTDA</text:p>
          </table:table-cell>
          <table:table-cell office:value-type="string" table:style-name="ce7">
            <text:p>80.078.793/0001-09</text:p>
          </table:table-cell>
          <table:table-cell office:value-type="string" table:style-name="ce11">
            <text:p>AQUISIÇÃO DE PEÇAS PARA REPARO AQUECEDOR DE ÁGUA DA COPA DA PRM BLUMENAU</text:p>
          </table:table-cell>
          <table:table-cell office:value-type="string" table:style-name="ce6">
            <text:p>R$ <text:s text:c="3"/>14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1/06/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PEÇAS E MATERIAIS PARA USO/MANUTENÇÃO DA PRM BLUMENAU</text:p>
          </table:table-cell>
          <table:table-cell office:value-type="string" table:style-name="ce6">
            <text:p>R$ <text:s text:c="4"/>4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3/05/2021</text:p>
          </table:table-cell>
          <table:table-cell office:value-type="string" table:style-name="ce10">
            <text:p>BLUPEL COMÉRCIO DE COMPONENTES ELETRÔNICOS LTDA</text:p>
          </table:table-cell>
          <table:table-cell office:value-type="string" table:style-name="ce7">
            <text:p>83.845.818/0001-32</text:p>
          </table:table-cell>
          <table:table-cell office:value-type="string" table:style-name="ce11">
            <text:p>AQUISIÇÃO DE 5 CONECTORES RJ45, FÊMEA, TIPO KEYSTONE, PARA REPAROS NA PRM BLUMENAU</text:p>
          </table:table-cell>
          <table:table-cell office:value-type="string" table:style-name="ce6">
            <text:p>R$ <text:s text:c="4"/>67,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3/05/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PRODUTOS DESTINADOS À MANUTENÇÃO DA PRM BLUMENAU</text:p>
          </table:table-cell>
          <table:table-cell office:value-type="string" table:style-name="ce6">
            <text:p>R$ <text:s text:c="4"/>45,99</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3/05/2021</text:p>
          </table:table-cell>
          <table:table-cell office:value-type="string" table:style-name="ce10">
            <text:p>MATELETRICA COMERCIO E REPRESENTAÇÕES LTDA</text:p>
          </table:table-cell>
          <table:table-cell office:value-type="string" table:style-name="ce7">
            <text:p>82.631.896/0001-71</text:p>
          </table:table-cell>
          <table:table-cell office:value-type="string" table:style-name="ce11">
            <text:p>AQUISIÇÃO DE PRODUTOS DIVERSOS PARA MANUTENÇÃO DA PRM BLUMENAU</text:p>
          </table:table-cell>
          <table:table-cell office:value-type="string" table:style-name="ce6">
            <text:p>R$ <text:s text:c="4"/>6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3/05/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REPAROS E MATERIAIS PARA MANUTENÇÃO DA PRM BLUMENAU</text:p>
          </table:table-cell>
          <table:table-cell office:value-type="string" table:style-name="ce6">
            <text:p>R$ <text:s text:c="4"/>44,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6/06/2021</text:p>
          </table:table-cell>
          <table:table-cell office:value-type="string" table:style-name="ce10">
            <text:p>BLUGAS ELETRO TECNICA LTDA</text:p>
          </table:table-cell>
          <table:table-cell office:value-type="string" table:style-name="ce7">
            <text:p>78.824.646/0001-80</text:p>
          </table:table-cell>
          <table:table-cell office:value-type="string" table:style-name="ce11">
            <text:p>AQUISIÇÃO DE PEÇAS PARA REPARO FORNO MICROONDAS PRM BLUMENAU</text:p>
          </table:table-cell>
          <table:table-cell office:value-type="string" table:style-name="ce6">
            <text:p>R$ <text:s text:c="3"/>16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6/06/2021</text:p>
          </table:table-cell>
          <table:table-cell office:value-type="string" table:style-name="ce10">
            <text:p>MATELETRICA COMERCIO E REPRESENTAÇÕES LTDA</text:p>
          </table:table-cell>
          <table:table-cell office:value-type="string" table:style-name="ce7">
            <text:p>82.631.896/0001-71</text:p>
          </table:table-cell>
          <table:table-cell office:value-type="string" table:style-name="ce11">
            <text:p>AQUISIÇÃO DE MATERIAL PARA REPARO NA PRM BLUMENAU</text:p>
          </table:table-cell>
          <table:table-cell office:value-type="string" table:style-name="ce6">
            <text:p>R$ <text:s text:c="4"/>14,2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6/06/2021</text:p>
          </table:table-cell>
          <table:table-cell office:value-type="string" table:style-name="ce10">
            <text:p>SOMEG COMÉRCIO E SERVIÇOS LTDA</text:p>
          </table:table-cell>
          <table:table-cell office:value-type="string" table:style-name="ce7">
            <text:p>80.078.793/0001-09</text:p>
          </table:table-cell>
          <table:table-cell office:value-type="string" table:style-name="ce11">
            <text:p>AQUISIÇÃO DE PEÇA DE REPARO PARA AQUECEDOR DE ÁGUA DA PRM BLUMENAU</text:p>
          </table:table-cell>
          <table:table-cell office:value-type="string" table:style-name="ce6">
            <text:p>R$ <text:s text:c="4"/>5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8/06/2021</text:p>
          </table:table-cell>
          <table:table-cell office:value-type="string" table:style-name="ce10">
            <text:p>REFRIGERAÇÃO RECONFRIO LTDA</text:p>
          </table:table-cell>
          <table:table-cell office:value-type="string" table:style-name="ce7">
            <text:p>82.629.841/0001-27</text:p>
          </table:table-cell>
          <table:table-cell office:value-type="string" table:style-name="ce11">
            <text:p>AQUISIÇÃO DE MATERIAL PARA USO/MANUTENÇÃO DA PRM BLUMENAU</text:p>
          </table:table-cell>
          <table:table-cell office:value-type="string" table:style-name="ce6">
            <text:p>R$ <text:s text:c="4"/>62,1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0/05/2021</text:p>
          </table:table-cell>
          <table:table-cell office:value-type="string" table:style-name="ce10">
            <text:p>CORRÊA MATERIAIS ELÉTRICOS LTDA - RUA FREI ESTANISLAU SCHAETTE</text:p>
          </table:table-cell>
          <table:table-cell office:value-type="string" table:style-name="ce7">
            <text:p>02.559.947/0002-43</text:p>
          </table:table-cell>
          <table:table-cell office:value-type="string" table:style-name="ce11">
            <text:p>AQUISIÇÃO DE MATERIAIS ELÉTRICOS PARA MANUTENÇÃO PRM BLUMENAU</text:p>
          </table:table-cell>
          <table:table-cell office:value-type="string" table:style-name="ce6">
            <text:p>R$ <text:s text:c="3"/>11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0/05/2021</text:p>
          </table:table-cell>
          <table:table-cell office:value-type="string" table:style-name="ce10">
            <text:p>MATELETRICA COMERCIO E REPRESENTAÇÕES LTDA</text:p>
          </table:table-cell>
          <table:table-cell office:value-type="string" table:style-name="ce7">
            <text:p>82.631.896/0001-71</text:p>
          </table:table-cell>
          <table:table-cell office:value-type="string" table:style-name="ce11">
            <text:p>AQUISIÇÃO DE REFLETOR LED PRETO, PARA SUBSTITUIÇÃO DE PEÇA AVARIADA NA PRM BLUMENAU</text:p>
          </table:table-cell>
          <table:table-cell office:value-type="string" table:style-name="ce6">
            <text:p>R$ <text:s text:c="3"/>302,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3/06/2021</text:p>
          </table:table-cell>
          <table:table-cell office:value-type="string" table:style-name="ce10">
            <text:p>SOMEG COMÉRCIO E SERVIÇOS LTDA</text:p>
          </table:table-cell>
          <table:table-cell office:value-type="string" table:style-name="ce7">
            <text:p>80.078.793/0001-09</text:p>
          </table:table-cell>
          <table:table-cell office:value-type="string" table:style-name="ce11">
            <text:p>AQUISIÇÃO DE PEÇAS DE REPARO PARA O AQUECEDOR ELÉTRICO DA PRM BLUMENAU</text:p>
          </table:table-cell>
          <table:table-cell office:value-type="string" table:style-name="ce6">
            <text:p>R$ <text:s text:c="3"/>11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4/05/2021</text:p>
          </table:table-cell>
          <table:table-cell office:value-type="string" table:style-name="ce10">
            <text:p>MATELETRICA COMERCIO E REPRESENTAÇÕES LTDA</text:p>
          </table:table-cell>
          <table:table-cell office:value-type="string" table:style-name="ce7">
            <text:p>82.631.896/0001-71</text:p>
          </table:table-cell>
          <table:table-cell office:value-type="string" table:style-name="ce11">
            <text:p>AQUISIÇÃO DE PRODUTOS PARA MANUTENÇÃO/SUBSTITUIÇÃO PRM BLUMENAU</text:p>
          </table:table-cell>
          <table:table-cell office:value-type="string" table:style-name="ce6">
            <text:p>R$ <text:s text:c="4"/>26,5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4/05/2021</text:p>
          </table:table-cell>
          <table:table-cell office:value-type="string" table:style-name="ce10">
            <text:p>MILIUM LOJAS DE DEPARTAMENTO LTDA - RUA BENJAMIN CONSTANT - BLUMENAU</text:p>
          </table:table-cell>
          <table:table-cell office:value-type="string" table:style-name="ce7">
            <text:p>83.240.333/0060-75</text:p>
          </table:table-cell>
          <table:table-cell office:value-type="string" table:style-name="ce11">
            <text:p>AQUISIÇÃO DE LÍQUIDO POLIDOR, PARA USO NA PRM BLUMENAU</text:p>
          </table:table-cell>
          <table:table-cell office:value-type="string" table:style-name="ce6">
            <text:p>R$ <text:s text:c="4"/>39,9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6/05/2021</text:p>
          </table:table-cell>
          <table:table-cell office:value-type="string" table:style-name="ce10">
            <text:p>FRIOMÁQUINAS REFRIGERAÇÃO LTDA</text:p>
          </table:table-cell>
          <table:table-cell office:value-type="string" table:style-name="ce7">
            <text:p>04.392.670/0001-51</text:p>
          </table:table-cell>
          <table:table-cell office:value-type="string" table:style-name="ce11">
            <text:p>AQUISIÇÃO DE COPO LIQUIDIFICADOR DA PRM BLUMENAU</text:p>
          </table:table-cell>
          <table:table-cell office:value-type="string" table:style-name="ce6">
            <text:p>R$ <text:s text:c="4"/>49,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6/05/2021</text:p>
          </table:table-cell>
          <table:table-cell office:value-type="string" table:style-name="ce10">
            <text:p>MATELETRICA COMERCIO E REPRESENTAÇÕES LTDA</text:p>
          </table:table-cell>
          <table:table-cell office:value-type="string" table:style-name="ce7">
            <text:p>82.631.896/0001-71</text:p>
          </table:table-cell>
          <table:table-cell office:value-type="string" table:style-name="ce11">
            <text:p>AQUISIÇÃO DE 1 CAIXA DE PASSAGEM, PARA USO EM CÂMERA FILMAGEM EXTERNA DA PRM BLUMENAU</text:p>
          </table:table-cell>
          <table:table-cell office:value-type="string" table:style-name="ce6">
            <text:p>R$ <text:s text:c="4"/>21,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ELENA MULLER</text:p>
          </table:table-cell>
          <table:table-cell office:value-type="string" table:style-name="ce6">
            <text:p>496.757.880-20</text:p>
          </table:table-cell>
          <table:table-cell office:value-type="string" table:style-name="ce6">
            <text:p>16/07/2021 a 12/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HELINTON LUIS COSTA</text:p>
          </table:table-cell>
          <table:table-cell office:value-type="string" table:style-name="ce6">
            <text:p>421.519.029-00</text:p>
          </table:table-cell>
          <table:table-cell office:value-type="string" table:style-name="ce6">
            <text:p>26/07/2021 a 22/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07/09/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09/03/2021</text:p>
          </table:table-cell>
          <table:table-cell office:value-type="string" table:style-name="ce10">
            <text:p>COMERCIAL CELEIRO LTDA</text:p>
          </table:table-cell>
          <table:table-cell office:value-type="string" table:style-name="ce7">
            <text:p>83.314.757/0006-91</text:p>
          </table:table-cell>
          <table:table-cell office:value-type="string" table:style-name="ce11">
            <text:p>SUBSTITUIÇÃO DE BATERIA DE EQUIPAMENTO ELETRÔNICO</text:p>
          </table:table-cell>
          <table:table-cell office:value-type="string" table:style-name="ce6">
            <text:p>R$ <text:s text:c="4"/>43,98</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09/03/2021</text:p>
          </table:table-cell>
          <table:table-cell office:value-type="string" table:style-name="ce10">
            <text:p>LIMA COMERCIO VAREJISTA DE PRODUTOS DE HIGIENE E LIMPEZA LTDA - ME</text:p>
          </table:table-cell>
          <table:table-cell office:value-type="string" table:style-name="ce7">
            <text:p>20.079.962/0001-95</text:p>
          </table:table-cell>
          <table:table-cell office:value-type="string" table:style-name="ce11">
            <text:p>MASCARA DE PROTEÇÃO CONTRA COVID19</text:p>
          </table:table-cell>
          <table:table-cell office:value-type="string" table:style-name="ce6">
            <text:p>R$ <text:s text:c="3"/>117,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09/04/2021</text:p>
          </table:table-cell>
          <table:table-cell office:value-type="string" table:style-name="ce10">
            <text:p>DALLA VALLE REAL - COMERCIO DE UTENSILIOS DOMESTICOS LTDA</text:p>
          </table:table-cell>
          <table:table-cell office:value-type="string" table:style-name="ce7">
            <text:p>05.487.048/0006-02</text:p>
          </table:table-cell>
          <table:table-cell office:value-type="string" table:style-name="ce11">
            <text:p>AQUISIÇÃO DE PILHAS DO TAMANHO AA E AAA, BEM COMO CANETA ESFEROGRÁFICA</text:p>
          </table:table-cell>
          <table:table-cell office:value-type="string" table:style-name="ce6">
            <text:p>R$ <text:s text:c="4"/>47,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LM COMERCIO E DISTRIBUIDORA DE UTILIDADES</text:p>
          </table:table-cell>
          <table:table-cell office:value-type="string" table:style-name="ce7">
            <text:p>10.328.159/0005-17</text:p>
          </table:table-cell>
          <table:table-cell office:value-type="string" table:style-name="ce11">
            <text:p>PARA OS EQUIPAMENTOS ELETRONICOS DA PRM CHAPECÓ</text:p>
          </table:table-cell>
          <table:table-cell office:value-type="string" table:style-name="ce6">
            <text:p>R$ <text:s text:c="4"/>40,89</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6/05/2021 a 23/08/2021</text:p>
          </table:table-cell>
          <table:table-cell office:value-type="string" table:style-name="ce6">
            <text:p>SIM</text:p>
          </table:table-cell>
          <table:table-cell office:value-type="string" table:style-name="ce6">
            <text:p>08/07/2021</text:p>
          </table:table-cell>
          <table:table-cell office:value-type="string" table:style-name="ce10">
            <text:p>LOJA DE DEPARTAMENTOS MILIUM LTDA</text:p>
          </table:table-cell>
          <table:table-cell office:value-type="string" table:style-name="ce7">
            <text:p>83.240.333/0068-22</text:p>
          </table:table-cell>
          <table:table-cell office:value-type="string" table:style-name="ce11">
            <text:p>PARA OS EQUIPAMENTOS ELETRONICOS QUE NECESSITAM DE PILHAS PARA O FUNCIONAMENTO, TAIS COMO CONTROLES REMOTOS E FECHADURAS BIOMÉTRICAS</text:p>
          </table:table-cell>
          <table:table-cell office:value-type="string" table:style-name="ce6">
            <text:p>R$ <text:s text:c="4"/>90,4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6/05/2021 a 23/08/2021</text:p>
          </table:table-cell>
          <table:table-cell office:value-type="string" table:style-name="ce6">
            <text:p>SIM</text:p>
          </table:table-cell>
          <table:table-cell office:value-type="string" table:style-name="ce6">
            <text:p>12/07/2021</text:p>
          </table:table-cell>
          <table:table-cell office:value-type="string" table:style-name="ce10">
            <text:p>COMERCIAL GIRARDI LTDA</text:p>
          </table:table-cell>
          <table:table-cell office:value-type="string" table:style-name="ce7">
            <text:p>26.289.349/0001-89</text:p>
          </table:table-cell>
          <table:table-cell office:value-type="string" table:style-name="ce11">
            <text:p>INSTALAR NA PORTA DO GABINETE DE PROCURADOR DA REPÚBLICA</text:p>
          </table:table-cell>
          <table:table-cell office:value-type="string" table:style-name="ce6">
            <text:p>R$ <text:s text:c="4"/>16,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04/05/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1">
            <text:p>MATERIAL COMPRADO PARA MANUTENÇÃO DO PORTÃO ELETRÔNICO DE ACESSO À GARAGEM DO PRIMEIRO ANDAR - G1.</text:p>
          </table:table-cell>
          <table:table-cell office:value-type="string" table:style-name="ce6">
            <text:p>R$ <text:s text:c="4"/>94,86</text:p>
          </table:table-cell>
          <table:table-cell table:number-columns-repeated="16373"/>
        </table:table-row>
        <table:table-row table:style-name="ro6">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05/07/2021</text:p>
          </table:table-cell>
          <table:table-cell office:value-type="string" table:style-name="ce10">
            <text:p>FRIGELAR COMERCIO E INDUSTRIA LTDA</text:p>
          </table:table-cell>
          <table:table-cell office:value-type="string" table:style-name="ce7">
            <text:p>92.660.406/0048-82</text:p>
          </table:table-cell>
          <table:table-cell office:value-type="string" table:style-name="ce11">
            <text:p>O MOTIVO DA COMPRA FOI A DETERIORIZAÇÃO DOS MATERIAIS PRESENTES E CONSIDERANDO A MANUTENÇÃO PREVENTIVA NO ESTADO, FOI SOLICITADO PELO ENG. FABIO DE FLP A AQUISIÇÃO PARA POSTERIOR TROCA QUANDO A EMPRESA CONTRATADA PASSAR POR ESTA PRM.</text:p>
          </table:table-cell>
          <table:table-cell office:value-type="string" table:style-name="ce6">
            <text:p>R$ <text:s text:c="3"/>328,03</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05/07/2021</text:p>
          </table:table-cell>
          <table:table-cell office:value-type="string" table:style-name="ce10">
            <text:p>GIASSI &amp; CIA LTDA - LJ 16</text:p>
          </table:table-cell>
          <table:table-cell office:value-type="string" table:style-name="ce7">
            <text:p>83.648.477/0031-20</text:p>
          </table:table-cell>
          <table:table-cell office:value-type="string" table:style-name="ce11">
            <text:p>CONSIDERANDO A PORTARIA 292/2021 DE RETORNO PRESENCIAL, INFORMO QUE FOI ADQUIRIDO CAFÉ, FILTRO E AÇÚCAR PARA ATENDER O SERVIDORES QUE RETORNARAM.</text:p>
          </table:table-cell>
          <table:table-cell office:value-type="string" table:style-name="ce6">
            <text:p>R$ <text:s text:c="4"/>67,05</text:p>
          </table:table-cell>
          <table:table-cell table:number-columns-repeated="16373"/>
        </table:table-row>
        <table:table-row table:style-name="ro8">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08/06/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1">
            <text:p>CONSIDERANDO A DETERIORIZAÇÃO DAS FECHADURAS BIOMÉTRICAS PELO NÃO USO DE PILHAS ALCALINAS, FOI ADQUIRIDO PILHAS ALCALINAS PARA TROCA DE TODAS AS PILHAS NESTES EQUIPAMENTOS. FOI ADQUIRIDO TAMBÉM UMA BATERIA PARA O TESTADOR DE CABO DE REDES PARA MANUTENÇÃO DAS CÂMERAS DE SEGURANÇA.</text:p>
          </table:table-cell>
          <table:table-cell office:value-type="string" table:style-name="ce6">
            <text:p>R$ <text:s text:c="3"/>168,37</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11/06/2021</text:p>
          </table:table-cell>
          <table:table-cell office:value-type="string" table:style-name="ce10">
            <text:p>ANDERSON DOS SANTOS ELETRÔNICA - ELETRÔNICA AMARILDO</text:p>
          </table:table-cell>
          <table:table-cell office:value-type="string" table:style-name="ce7">
            <text:p>35.630.998/0001-92</text:p>
          </table:table-cell>
          <table:table-cell office:value-type="string" table:style-name="ce11">
            <text:p>DUAS CÂMERAS DA PRM ESTÃO FORA DE OPERAÇÃO DEVIDO A PROBLEMAS NOS CONECTORES DE REDE.</text:p>
          </table:table-cell>
          <table:table-cell office:value-type="string" table:style-name="ce6">
            <text:p>R$ <text:s text:c="4"/>67,2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25/05/2021</text:p>
          </table:table-cell>
          <table:table-cell office:value-type="string" table:style-name="ce10">
            <text:p>CASAS DA CHAVES ZULIAN LTDA</text:p>
          </table:table-cell>
          <table:table-cell office:value-type="string" table:style-name="ce7">
            <text:p>26.989.715/0029-03</text:p>
          </table:table-cell>
          <table:table-cell office:value-type="string" table:style-name="ce11">
            <text:p>CONSERTO DA FECHADURA DA PORTA DE ENTRADA/RECEPÇÃO DA PROCURADORIA.</text:p>
          </table:table-cell>
          <table:table-cell office:value-type="string" table:style-name="ce6">
            <text:p>R$ <text:s text:c="3"/>12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27/05/2021</text:p>
          </table:table-cell>
          <table:table-cell office:value-type="string" table:style-name="ce10">
            <text:p>CIA LATINO AMERICANA DE MEDICAMENTOS - FARMÁCIA POPULAR</text:p>
          </table:table-cell>
          <table:table-cell office:value-type="string" table:style-name="ce7">
            <text:p>84.683.481/0014-91</text:p>
          </table:table-cell>
          <table:table-cell office:value-type="string" table:style-name="ce11">
            <text:p>AQUISIÇÃO DE TERMÔMETRO PARA LEITURA CORPORAL. PREVENTIVO COVID-19. TERMÔMETROS DA UNIDADE COM PROBLEMAS.</text:p>
          </table:table-cell>
          <table:table-cell office:value-type="string" table:style-name="ce6">
            <text:p>R$ <text:s text:c="3"/>199,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27/05/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1">
            <text:p>PILHAS PARA CONTROLES DOS PORTÕES ELETRÔNICOS.</text:p>
          </table:table-cell>
          <table:table-cell office:value-type="string" table:style-name="ce6">
            <text:p>R$ <text:s text:c="4"/>16,29</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30/04/2021</text:p>
          </table:table-cell>
          <table:table-cell office:value-type="string" table:style-name="ce10">
            <text:p>FRIGELAR COMERCIO E INDUSTRIA LTDA</text:p>
          </table:table-cell>
          <table:table-cell office:value-type="string" table:style-name="ce7">
            <text:p>92.660.406/0048-82</text:p>
          </table:table-cell>
          <table:table-cell office:value-type="string" table:style-name="ce11">
            <text:p>NECESSIDADE DA TROCA DOS ISOLAMENTOS DA TUBULAÇÃO DOS AR-CONDICIONADOS PRESENTES NO TERRAÇO DA PRM DE ITAJAÍ-SC.</text:p>
          </table:table-cell>
          <table:table-cell office:value-type="string" table:style-name="ce6">
            <text:p>R$ <text:s text:c="3"/>533,33</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23/07/2021 a 19/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19/08/2021 a 15/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SIM</text:p>
          </table:table-cell>
          <table:table-cell office:value-type="string" table:style-name="ce6">
            <text:p>01/06/2021</text:p>
          </table:table-cell>
          <table:table-cell office:value-type="string" table:style-name="ce10">
            <text:p>ELETRO TECNICA LAPARO LTDA</text:p>
          </table:table-cell>
          <table:table-cell office:value-type="string" table:style-name="ce7">
            <text:p>82.691.825/0001-64</text:p>
          </table:table-cell>
          <table:table-cell office:value-type="string" table:style-name="ce11">
            <text:p>PEÇAS DE REPOSIÇÃO PARA ROÇADEIRA ELÉTRICA</text:p>
          </table:table-cell>
          <table:table-cell office:value-type="string" table:style-name="ce6">
            <text:p>R$ <text:s text:c="4"/>38,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SIM</text:p>
          </table:table-cell>
          <table:table-cell office:value-type="string" table:style-name="ce6">
            <text:p>01/06/2021</text:p>
          </table:table-cell>
          <table:table-cell office:value-type="string" table:style-name="ce10">
            <text:p>LOJAS TAMAYO LTDA</text:p>
          </table:table-cell>
          <table:table-cell office:value-type="string" table:style-name="ce7">
            <text:p>76.842.285/0001-70</text:p>
          </table:table-cell>
          <table:table-cell office:value-type="string" table:style-name="ce11">
            <text:p>LÂMPADAS PARA REPOSIÇÃO DAS QUE QUEIMARAM.</text:p>
          </table:table-cell>
          <table:table-cell office:value-type="string" table:style-name="ce6">
            <text:p>R$ <text:s text:c="3"/>151,2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SIM</text:p>
          </table:table-cell>
          <table:table-cell office:value-type="string" table:style-name="ce6">
            <text:p>11/05/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1">
            <text:p>REPOSIÇÃO DE LÂMPADAS, LUMINÁRIAS, PILHAS, CANOS FLEXÍVEIS, SENSORES, COLA PARA CANOS.</text:p>
          </table:table-cell>
          <table:table-cell office:value-type="string" table:style-name="ce6">
            <text:p>R$ <text:s text:c="3"/>624,66</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SIM</text:p>
          </table:table-cell>
          <table:table-cell office:value-type="string" table:style-name="ce6">
            <text:p>11/05/2021</text:p>
          </table:table-cell>
          <table:table-cell office:value-type="string" table:style-name="ce10">
            <text:p>IMPERADOR GÁS E ÁGUA</text:p>
          </table:table-cell>
          <table:table-cell office:value-type="string" table:style-name="ce7">
            <text:p>12.162.741/0001-58</text:p>
          </table:table-cell>
          <table:table-cell office:value-type="string" table:style-name="ce11">
            <text:p>BOMBONAS DE ÁGUA PARA ATENDER SERVIDORES TERCEIRIZADOS</text:p>
          </table:table-cell>
          <table:table-cell office:value-type="string" table:style-name="ce6">
            <text:p>R$ <text:s text:c="4"/>84,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SIM</text:p>
          </table:table-cell>
          <table:table-cell office:value-type="string" table:style-name="ce6">
            <text:p>11/05/2021</text:p>
          </table:table-cell>
          <table:table-cell office:value-type="string" table:style-name="ce10">
            <text:p>MALF DOS SANTOS MATERIAIS DE CONSTRUCAO LTDA</text:p>
          </table:table-cell>
          <table:table-cell office:value-type="string" table:style-name="ce7">
            <text:p>72.344.435/0001-64</text:p>
          </table:table-cell>
          <table:table-cell office:value-type="string" table:style-name="ce11">
            <text:p>REMÉDIO PARA MATAR BARATAS E PARA REDUZIR O MATO QUE CRESCE NA ENTRADA</text:p>
          </table:table-cell>
          <table:table-cell office:value-type="string" table:style-name="ce6">
            <text:p>R$ <text:s text:c="4"/>32,5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ARCIO FABIANO HELBING</text:p>
          </table:table-cell>
          <table:table-cell office:value-type="string" table:style-name="ce6">
            <text:p>033.102.509-46</text:p>
          </table:table-cell>
          <table:table-cell office:value-type="string" table:style-name="ce6">
            <text:p>20/09/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05/08/2021 a 01/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12/10/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1/01/2021 a 16/04/2021</text:p>
          </table:table-cell>
          <table:table-cell office:value-type="string" table:style-name="ce6">
            <text:p>SIM</text:p>
          </table:table-cell>
          <table:table-cell office:value-type="string" table:style-name="ce6">
            <text:p>16/04/2021</text:p>
          </table:table-cell>
          <table:table-cell office:value-type="string" table:style-name="ce10">
            <text:p>GIASSI &amp; CIA LTDA</text:p>
          </table:table-cell>
          <table:table-cell office:value-type="string" table:style-name="ce7">
            <text:p>83.648.477/0013-49</text:p>
          </table:table-cell>
          <table:table-cell office:value-type="string" table:style-name="ce11">
            <text:p>AQUISIÇÃO DE MATERIAIS DE CONSUMO PARA COPA, EXTRAORDINARIAMENTE, CONFORME OFÍCIO CIRCULAR 31/2021/CA/PRSC. REGISTRO QUE A SELOG/PRSC NÃO MANTÉM EM ESTOQUE OS PRODUTOS ADQUIRIDOS.</text:p>
          </table:table-cell>
          <table:table-cell office:value-type="string" table:style-name="ce6">
            <text:p>R$ <text:s text:c="3"/>163,5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6/04/2021 a 22/07/2021</text:p>
          </table:table-cell>
          <table:table-cell office:value-type="string" table:style-name="ce6">
            <text:p>SIM</text:p>
          </table:table-cell>
          <table:table-cell office:value-type="string" table:style-name="ce6">
            <text:p>10/06/2021</text:p>
          </table:table-cell>
          <table:table-cell office:value-type="string" table:style-name="ce10">
            <text:p>DUCESAR AGUA MINERAL LTDA</text:p>
          </table:table-cell>
          <table:table-cell office:value-type="string" table:style-name="ce7">
            <text:p>95.776.076/0001-10</text:p>
          </table:table-cell>
          <table:table-cell office:value-type="string" table:style-name="ce11">
            <text:p>AQUISIÇÃO DE ÁGUA MINERAL EM CARÁTER EXCEPCIONAL E TEMPORÁRIO, CONFORME OFÍCIO CIRCULAR 31/2021 - CA - PRSC.</text:p>
          </table:table-cell>
          <table:table-cell office:value-type="string" table:style-name="ce6">
            <text:p>R$ <text:s text:c="3"/>10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6/04/2021 a 22/07/2021</text:p>
          </table:table-cell>
          <table:table-cell office:value-type="string" table:style-name="ce6">
            <text:p>SIM</text:p>
          </table:table-cell>
          <table:table-cell office:value-type="string" table:style-name="ce6">
            <text:p>13/07/2021</text:p>
          </table:table-cell>
          <table:table-cell office:value-type="string" table:style-name="ce10">
            <text:p>DUCESAR AGUA MINERAL LTDA</text:p>
          </table:table-cell>
          <table:table-cell office:value-type="string" table:style-name="ce7">
            <text:p>95.776.076/0001-10</text:p>
          </table:table-cell>
          <table:table-cell office:value-type="string" table:style-name="ce11">
            <text:p>AQUISIÇÃO DE ÁGUA MINERAL EM CARÁTER EXCEPCIONAL E TEMPORÁRIO, CONFORME OFÍCIO CIRCULAR 31/2021 - CA - PRSC.</text:p>
          </table:table-cell>
          <table:table-cell office:value-type="string" table:style-name="ce6">
            <text:p>R$ <text:s text:c="3"/>10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6/04/2021 a 22/07/2021</text:p>
          </table:table-cell>
          <table:table-cell office:value-type="string" table:style-name="ce6">
            <text:p>SIM</text:p>
          </table:table-cell>
          <table:table-cell office:value-type="string" table:style-name="ce6">
            <text:p>14/07/2021</text:p>
          </table:table-cell>
          <table:table-cell office:value-type="string" table:style-name="ce10">
            <text:p>GIASSI &amp; CIA LTDA</text:p>
          </table:table-cell>
          <table:table-cell office:value-type="string" table:style-name="ce7">
            <text:p>83.648.477/0013-49</text:p>
          </table:table-cell>
          <table:table-cell office:value-type="string" table:style-name="ce11">
            <text:p>COMPRA DE MATERIAIS DE CONSUMO PARA COPA, CONFORME OFÍCIO CIRCULAR 31/2021-CA-PRSC.</text:p>
          </table:table-cell>
          <table:table-cell office:value-type="string" table:style-name="ce6">
            <text:p>R$ <text:s text:c="4"/>92,26</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6/04/2021 a 22/07/2021</text:p>
          </table:table-cell>
          <table:table-cell office:value-type="string" table:style-name="ce6">
            <text:p>SIM</text:p>
          </table:table-cell>
          <table:table-cell office:value-type="string" table:style-name="ce6">
            <text:p>29/06/2021</text:p>
          </table:table-cell>
          <table:table-cell office:value-type="string" table:style-name="ce10">
            <text:p>GIASSI &amp; CIA LTDA</text:p>
          </table:table-cell>
          <table:table-cell office:value-type="string" table:style-name="ce7">
            <text:p>83.648.477/0013-49</text:p>
          </table:table-cell>
          <table:table-cell office:value-type="string" table:style-name="ce11">
            <text:p>COMPRA DE MATERIAIS DE CONSUMO PARA COPA, CONFORME OFÍCIO CIRCULAR 31/2021-CA-PRSC.</text:p>
          </table:table-cell>
          <table:table-cell office:value-type="string" table:style-name="ce6">
            <text:p>R$ <text:s text:c="3"/>141,4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05/02/2021</text:p>
          </table:table-cell>
          <table:table-cell office:value-type="string" table:style-name="ce10">
            <text:p>GIASSI &amp; CIA LTDA</text:p>
          </table:table-cell>
          <table:table-cell office:value-type="string" table:style-name="ce7">
            <text:p>83.648.477/0011-87</text:p>
          </table:table-cell>
          <table:table-cell office:value-type="string" table:style-name="ce11">
            <text:p>AQUISIÇÃO DE PILHAS PARA UTILIZAÇÃO NA PRM-CRICIÚMA/SC.</text:p>
          </table:table-cell>
          <table:table-cell office:value-type="string" table:style-name="ce6">
            <text:p>R$ <text:s text:c="4"/>27,54</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05/02/2021</text:p>
          </table:table-cell>
          <table:table-cell office:value-type="string" table:style-name="ce10">
            <text:p>PIZZONI E PIVA EQUIPAMENTOS LTDA ME</text:p>
          </table:table-cell>
          <table:table-cell office:value-type="string" table:style-name="ce7">
            <text:p>13.591.006/0001-22</text:p>
          </table:table-cell>
          <table:table-cell office:value-type="string" table:style-name="ce11">
            <text:p>AQUISIÇÃO DE CARREGADOR DE CELULAR PARA TELEFONE DISPONIBILIZADO PARA PRM-CRICIÚMA.</text:p>
          </table:table-cell>
          <table:table-cell office:value-type="string" table:style-name="ce6">
            <text:p>R$ <text:s text:c="4"/>35,0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06/04/2021</text:p>
          </table:table-cell>
          <table:table-cell office:value-type="string" table:style-name="ce10">
            <text:p>ADRIANO BORGES MEDEIROS ME</text:p>
          </table:table-cell>
          <table:table-cell office:value-type="string" table:style-name="ce7">
            <text:p>04.266.141/0002-92</text:p>
          </table:table-cell>
          <table:table-cell office:value-type="string" table:style-name="ce11">
            <text:p>A IMPRESSORA MULTIFUNCIONAL FOI ALOCADA NA BIBLIOTECA PARA ATENDER OS TRES GABINETES.A CÓPIA DAS CHAVES FOI PARA DEIXAR DISPONÍVEL UMA CHAVE PARA CADA GABINETE EM CASO DE NECESSIDADE DE UTILIZAÇÃO DA IMPRESSORA.</text:p>
          </table:table-cell>
          <table:table-cell office:value-type="string" table:style-name="ce6">
            <text:p>R$ <text:s text:c="4"/>24,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GIASSI &amp; CIA LTDA - LJ 11</text:p>
          </table:table-cell>
          <table:table-cell office:value-type="string" table:style-name="ce7">
            <text:p>83.648.477/0020-78</text:p>
          </table:table-cell>
          <table:table-cell office:value-type="string" table:style-name="ce11">
            <text:p>AQUISIÇÃO DE PÓ E COADOR DE CAFÉ PARA PRM-CRICIÚMA/SC.</text:p>
          </table:table-cell>
          <table:table-cell office:value-type="string" table:style-name="ce6">
            <text:p>R$ <text:s text:c="4"/>78,36</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MARCOS FERNANDES MATERIAIS DE CONSTRUÇÃO LTDA</text:p>
          </table:table-cell>
          <table:table-cell office:value-type="string" table:style-name="ce7">
            <text:p>19.654.843/0001-30</text:p>
          </table:table-cell>
          <table:table-cell office:value-type="string" table:style-name="ce11">
            <text:p>AQUISIÇÃO DE CAIXA DE CORREIO PARA USO NA PRM-CRICIÚMA/SC.</text:p>
          </table:table-cell>
          <table:table-cell office:value-type="string" table:style-name="ce6">
            <text:p>R$ <text:s text:c="4"/>3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6/04/2021</text:p>
          </table:table-cell>
          <table:table-cell office:value-type="string" table:style-name="ce10">
            <text:p>AGASERV COMERCIO E ASSISTENCIA TÉCNICA EIRELI</text:p>
          </table:table-cell>
          <table:table-cell office:value-type="string" table:style-name="ce7">
            <text:p>77.853.083/0001-96</text:p>
          </table:table-cell>
          <table:table-cell office:value-type="string" table:style-name="ce11">
            <text:p>AQUISIÇÃO MANGUEIRA DE SAÍDA D'ÁGUA PARA MÁQUINA DE LAVAR ROUPAS DA PRM-CRICIÚMA/SC.</text:p>
          </table:table-cell>
          <table:table-cell office:value-type="string" table:style-name="ce6">
            <text:p>R$ <text:s text:c="4"/>3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8/02/2021</text:p>
          </table:table-cell>
          <table:table-cell office:value-type="string" table:style-name="ce10">
            <text:p>JOSÉ LÁZARO OLIVEIRA DEUCHER -ME</text:p>
          </table:table-cell>
          <table:table-cell office:value-type="string" table:style-name="ce7">
            <text:p>27.940.276/0001-06</text:p>
          </table:table-cell>
          <table:table-cell office:value-type="string" table:style-name="ce11">
            <text:p>AQUISIÇÃO DE UMA CHAVE PARA SERVIDORA QUE CHEGOU NA PRM-CRICIÚMA REMOVIDA DE OUTRA PRM.</text:p>
          </table:table-cell>
          <table:table-cell office:value-type="string" table:style-name="ce6">
            <text:p>R$ <text:s text:c="5"/>7,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05/05/2021</text:p>
          </table:table-cell>
          <table:table-cell office:value-type="string" table:style-name="ce10">
            <text:p>ELEVADORES CASTELO LTDA</text:p>
          </table:table-cell>
          <table:table-cell office:value-type="string" table:style-name="ce7">
            <text:p>76.340.132/0001-24</text:p>
          </table:table-cell>
          <table:table-cell office:value-type="string" table:style-name="ce11">
            <text:p>AQUISIÇÃO DE BOTÃO DE CHAMADO DO ELEVADOR QUE PRECISOU SER SUBSTITÍDO.</text:p>
          </table:table-cell>
          <table:table-cell office:value-type="string" table:style-name="ce6">
            <text:p>R$ <text:s text:c="3"/>13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15/07/2021</text:p>
          </table:table-cell>
          <table:table-cell office:value-type="string" table:style-name="ce10">
            <text:p>ELETRO JOSSANDRA COMERCIO DE PEÇAS E SERVIÇOS LTDA</text:p>
          </table:table-cell>
          <table:table-cell office:value-type="string" table:style-name="ce7">
            <text:p>95.755.948/0001-63</text:p>
          </table:table-cell>
          <table:table-cell office:value-type="string" table:style-name="ce11">
            <text:p>AQUISIÇÃO DE CAPACITOR E FUSÍVEL PARA TROCA NO MICROONDAS QUE PAROU DE FUNCIONAR.</text:p>
          </table:table-cell>
          <table:table-cell office:value-type="string" table:style-name="ce6">
            <text:p>R$ <text:s text:c="4"/>6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16/06/2021</text:p>
          </table:table-cell>
          <table:table-cell office:value-type="string" table:style-name="ce10">
            <text:p>GIASSI &amp; CIA LTDA - LJ 11</text:p>
          </table:table-cell>
          <table:table-cell office:value-type="string" table:style-name="ce7">
            <text:p>83.648.477/0020-78</text:p>
          </table:table-cell>
          <table:table-cell office:value-type="string" table:style-name="ce11">
            <text:p>AQUISIÇÃO DE SUPRIMENTOS PARA UTILIZAÇÃO NA PRM-CRICIÚMA/SC.</text:p>
          </table:table-cell>
          <table:table-cell office:value-type="string" table:style-name="ce6">
            <text:p>R$ <text:s text:c="3"/>100,04</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17/06/2021</text:p>
          </table:table-cell>
          <table:table-cell office:value-type="string" table:style-name="ce10">
            <text:p>MEGA VOLTS COMERCIO DE MATERIAIS ELETRICOS</text:p>
          </table:table-cell>
          <table:table-cell office:value-type="string" table:style-name="ce7">
            <text:p>14.871.892/0001-00</text:p>
          </table:table-cell>
          <table:table-cell office:value-type="string" table:style-name="ce11">
            <text:p>AQUISIÇÃO DE LAMPADA PARA REPOSIÇÃO NO ESTACIONAMENTO DA PRM-CRICIÚMA/SC.</text:p>
          </table:table-cell>
          <table:table-cell office:value-type="string" table:style-name="ce6">
            <text:p>R$ <text:s text:c="4"/>2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18/05/2021</text:p>
          </table:table-cell>
          <table:table-cell office:value-type="string" table:style-name="ce10">
            <text:p>GIASSI &amp; CIA LTDA</text:p>
          </table:table-cell>
          <table:table-cell office:value-type="string" table:style-name="ce7">
            <text:p>83.648.477/0011-87</text:p>
          </table:table-cell>
          <table:table-cell office:value-type="string" table:style-name="ce11">
            <text:p>AQUISIÇÃO DE PILHAS PARA SUBSTITUIÇÃO NOS EQUIPAMENTOS ELETRÔNICOS DA PRM-CRICIÚMA/SC (CONTROLES DOS APARELHOS DE AR CONDICIONADO E TERMÔMETRO DIGITAL)</text:p>
          </table:table-cell>
          <table:table-cell office:value-type="string" table:style-name="ce6">
            <text:p>R$ <text:s text:c="4"/>15,16</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18/05/2021</text:p>
          </table:table-cell>
          <table:table-cell office:value-type="string" table:style-name="ce10">
            <text:p>MEGA VOLTS COMERCIO DE MATERIAIS ELETRICOS</text:p>
          </table:table-cell>
          <table:table-cell office:value-type="string" table:style-name="ce7">
            <text:p>14.871.892/0001-00</text:p>
          </table:table-cell>
          <table:table-cell office:value-type="string" table:style-name="ce11">
            <text:p>AQUISIÇÃO DE LÂMPADA DE LED PARA SUSBTITUIÇÃO DA QUE QUEIMOU E ILUMINA ÁREA DO ESTACIONAMENTO DA PRM-CRICIÚMA/SC.</text:p>
          </table:table-cell>
          <table:table-cell office:value-type="string" table:style-name="ce6">
            <text:p>R$ <text:s text:c="4"/>2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21/07/2021</text:p>
          </table:table-cell>
          <table:table-cell office:value-type="string" table:style-name="ce10">
            <text:p>AÇO FRIO COMERCIO DE REFRIGERAÇÃO EIRELI</text:p>
          </table:table-cell>
          <table:table-cell office:value-type="string" table:style-name="ce7">
            <text:p>02.381.600/0001-72</text:p>
          </table:table-cell>
          <table:table-cell office:value-type="string" table:style-name="ce11">
            <text:p>SUBSTITUIÇÃO DA TORNEIRA DO BEBEDOURO EM USO NA PRM-CRICIÚMA/SC.</text:p>
          </table:table-cell>
          <table:table-cell office:value-type="string" table:style-name="ce6">
            <text:p>R$ <text:s text:c="4"/>2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21/07/2021</text:p>
          </table:table-cell>
          <table:table-cell office:value-type="string" table:style-name="ce10">
            <text:p>GIASSI &amp; CIA LTDA</text:p>
          </table:table-cell>
          <table:table-cell office:value-type="string" table:style-name="ce7">
            <text:p>83.648.477/0011-87</text:p>
          </table:table-cell>
          <table:table-cell office:value-type="string" table:style-name="ce11">
            <text:p>AQUISIÇÃO DE PILHAS PARA UTILIZAÇÃO NOS EQUIPAMENTOS ELETRÔNICOS NA PRM-CRICIÚMA/SC.</text:p>
          </table:table-cell>
          <table:table-cell office:value-type="string" table:style-name="ce6">
            <text:p>R$ <text:s text:c="4"/>41,32</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8/07/2021 a 25/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01/02/2021</text:p>
          </table:table-cell>
          <table:table-cell office:value-type="string" table:style-name="ce10">
            <text:p>COMERCIAL VITORIA DE ARMARINHOS LTDA.</text:p>
          </table:table-cell>
          <table:table-cell office:value-type="string" table:style-name="ce7">
            <text:p>83.471.292/0001-78</text:p>
          </table:table-cell>
          <table:table-cell office:value-type="string" table:style-name="ce11">
            <text:p>IMPERMEABILIZAÇÃO NO ÁTICO T3</text:p>
          </table:table-cell>
          <table:table-cell office:value-type="string" table:style-name="ce6">
            <text:p>R$ <text:s text:c="3"/>121,8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02/02/2021</text:p>
          </table:table-cell>
          <table:table-cell office:value-type="string" table:style-name="ce10">
            <text:p>MARCELO PAIVA XAVIER - CHAVEIRO</text:p>
          </table:table-cell>
          <table:table-cell office:value-type="string" table:style-name="ce7">
            <text:p>29.810.042/0001-70</text:p>
          </table:table-cell>
          <table:table-cell office:value-type="string" table:style-name="ce11">
            <text:p>MARCELO PAIVA XAVIER - CHAVEIRO - 1 CÓPIA CHAVE DEPÓSITO</text:p>
          </table:table-cell>
          <table:table-cell office:value-type="string" table:style-name="ce6">
            <text:p>R$ <text:s text:c="5"/>8,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03/02/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1">
            <text:p>INSTAÇÃO ELÉTRICA TOMADAS BICICLETÁRIO, NO SS DA SEDE DA PR/SC</text:p>
          </table:table-cell>
          <table:table-cell office:value-type="string" table:style-name="ce6">
            <text:p>R$ <text:s text:c="4"/>41,1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03/02/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1">
            <text:p>INSTALAÇÃO TOMADAS BICICLETÁRIO SS</text:p>
          </table:table-cell>
          <table:table-cell office:value-type="string" table:style-name="ce6">
            <text:p>R$ <text:s text:c="5"/>9,7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2/02/2021</text:p>
          </table:table-cell>
          <table:table-cell office:value-type="string" table:style-name="ce10">
            <text:p>LUMIBOX IND. COMÉRCIO LUMINOSOS LTDA</text:p>
          </table:table-cell>
          <table:table-cell office:value-type="string" table:style-name="ce7">
            <text:p>78.210.853/0001-45</text:p>
          </table:table-cell>
          <table:table-cell office:value-type="string" table:style-name="ce11">
            <text:p>REFORÇOS PARA INSTALAÇÃO DE ANTEPAROS ACRÍLICOS MESAS SERVIDORES</text:p>
          </table:table-cell>
          <table:table-cell office:value-type="string" table:style-name="ce6">
            <text:p>R$ <text:s text:c="3"/>210,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2/02/2021</text:p>
          </table:table-cell>
          <table:table-cell office:value-type="string" table:style-name="ce10">
            <text:p>MARCELO PAIVA XAVIER - CHAVEIRO</text:p>
          </table:table-cell>
          <table:table-cell office:value-type="string" table:style-name="ce7">
            <text:p>29.810.042/0001-70</text:p>
          </table:table-cell>
          <table:table-cell office:value-type="string" table:style-name="ce11">
            <text:p>CILINDROS + CÓPIAS DE CHAVES; DEPÓSITOS DO SS, PR/SC</text:p>
          </table:table-cell>
          <table:table-cell office:value-type="string" table:style-name="ce6">
            <text:p>R$ <text:s text:c="4"/>86,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4/04/2021</text:p>
          </table:table-cell>
          <table:table-cell office:value-type="string" table:style-name="ce10">
            <text:p>O MEU CAPACHO TAPETES PERSONALIZADOS LTDA</text:p>
          </table:table-cell>
          <table:table-cell office:value-type="string" table:style-name="ce7">
            <text:p>15.662.058/0001-78</text:p>
          </table:table-cell>
          <table:table-cell office:value-type="string" table:style-name="ce11">
            <text:p>AQUISIÇÃO DE 13 TAPETES SANITIZANTES PARA USO EM ACESSOS DA PR/SC</text:p>
          </table:table-cell>
          <table:table-cell office:value-type="string" table:style-name="ce6">
            <text:p>R$ <text:s/>1.287,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4/04/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1">
            <text:p>MANUTENÇÃO HIDRÁULICA</text:p>
          </table:table-cell>
          <table:table-cell office:value-type="string" table:style-name="ce6">
            <text:p>R$ <text:s text:c="4"/>28,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5/03/2021</text:p>
          </table:table-cell>
          <table:table-cell office:value-type="string" table:style-name="ce10">
            <text:p>CIA DAS EMBALAGENS</text:p>
          </table:table-cell>
          <table:table-cell office:value-type="string" table:style-name="ce7">
            <text:p>08.166.136/0001-88</text:p>
          </table:table-cell>
          <table:table-cell office:value-type="string" table:style-name="ce11">
            <text:p>MATERIAL SOLICITADO PARA USO NA SELOG PR/SC</text:p>
          </table:table-cell>
          <table:table-cell office:value-type="string" table:style-name="ce6">
            <text:p>R$ <text:s text:c="3"/>20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6/03/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1">
            <text:p>SUBSTITUIÇÃO DISJUNTOR DI, TÉRREO - T 3</text:p>
          </table:table-cell>
          <table:table-cell office:value-type="string" table:style-name="ce6">
            <text:p>R$ <text:s text:c="3"/>21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8/02/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1">
            <text:p>FIXAÇÃO DE ANTEPAROS, SERAF/CGP.</text:p>
          </table:table-cell>
          <table:table-cell office:value-type="string" table:style-name="ce6">
            <text:p>R$ <text:s text:c="4"/>29,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9/03/2021</text:p>
          </table:table-cell>
          <table:table-cell office:value-type="string" table:style-name="ce10">
            <text:p>CASSOL MAT. CONSTRUÇÃO LTDA - CAMPECHE</text:p>
          </table:table-cell>
          <table:table-cell office:value-type="string" table:style-name="ce7">
            <text:p>75.400.218/0032-39</text:p>
          </table:table-cell>
          <table:table-cell office:value-type="string" table:style-name="ce11">
            <text:p>ACABAMENTO PAREDE SANITÁRIO SELOG PR/SC</text:p>
          </table:table-cell>
          <table:table-cell office:value-type="string" table:style-name="ce6">
            <text:p>R$ <text:s text:c="3"/>152,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2/03/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1">
            <text:p>MATERIAL PARA CORTE CIRCULAR DE PORCELATO; SANITÁRIO SELOG.</text:p>
          </table:table-cell>
          <table:table-cell office:value-type="string" table:style-name="ce6">
            <text:p>R$ <text:s text:c="3"/>179,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2/03/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1">
            <text:p>SANITÁRIO SELOG</text:p>
          </table:table-cell>
          <table:table-cell office:value-type="string" table:style-name="ce6">
            <text:p>R$ <text:s text:c="5"/>8,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4/03/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1">
            <text:p>SANITÁRIO SELOG</text:p>
          </table:table-cell>
          <table:table-cell office:value-type="string" table:style-name="ce6">
            <text:p>R$ <text:s text:c="5"/>8,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6/01/2021</text:p>
          </table:table-cell>
          <table:table-cell office:value-type="string" table:style-name="ce10">
            <text:p>SANDRA ALVES DE JESUS - FOX INFORMÁTICA</text:p>
          </table:table-cell>
          <table:table-cell office:value-type="string" table:style-name="ce7">
            <text:p>21.709.516/0001-80</text:p>
          </table:table-cell>
          <table:table-cell office:value-type="string" table:style-name="ce11">
            <text:p>CARTUCHOS PARA IMPRESSORA EM USO DR. CARLOS AUGUSTO DO AMORIM</text:p>
          </table:table-cell>
          <table:table-cell office:value-type="string" table:style-name="ce6">
            <text:p>R$ <text:s text:c="4"/>4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7/01/2021</text:p>
          </table:table-cell>
          <table:table-cell office:value-type="string" table:style-name="ce10">
            <text:p>CASAS DA ÁGUA <text:s/>- LOJA 35</text:p>
          </table:table-cell>
          <table:table-cell office:value-type="string" table:style-name="ce7">
            <text:p>13.501.187/0022-83</text:p>
          </table:table-cell>
          <table:table-cell office:value-type="string" table:style-name="ce11">
            <text:p>INSTALAÇÃO DE PONTO ENERGIA (TOMADA) NO BICICLETÁRIO DO SS , SEDE PR/SC</text:p>
          </table:table-cell>
          <table:table-cell office:value-type="string" table:style-name="ce6">
            <text:p>R$ <text:s text:c="4"/>56,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7/01/2021</text:p>
          </table:table-cell>
          <table:table-cell office:value-type="string" table:style-name="ce10">
            <text:p>LOJAS MILIUM LTDA.</text:p>
          </table:table-cell>
          <table:table-cell office:value-type="string" table:style-name="ce7">
            <text:p>83.240.333/0075-51</text:p>
          </table:table-cell>
          <table:table-cell office:value-type="string" table:style-name="ce11">
            <text:p>BATERIA PARA FECHADURAS BIOMÉTRICAS</text:p>
          </table:table-cell>
          <table:table-cell office:value-type="string" table:style-name="ce6">
            <text:p>R$ <text:s text:c="4"/>62,79</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8/01/2021</text:p>
          </table:table-cell>
          <table:table-cell office:value-type="string" table:style-name="ce10">
            <text:p>CASAS DA ÁGUA <text:s/>- LOJA 35</text:p>
          </table:table-cell>
          <table:table-cell office:value-type="string" table:style-name="ce7">
            <text:p>13.501.187/0022-83</text:p>
          </table:table-cell>
          <table:table-cell office:value-type="string" table:style-name="ce11">
            <text:p>INSTALAÇÃO PONTO DE ENERGIA BICICLETÁRIO SS DA SEDE PR/SC</text:p>
          </table:table-cell>
          <table:table-cell office:value-type="string" table:style-name="ce6">
            <text:p>R$ <text:s text:c="4"/>64,1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01/02/2021 a 28/04/2021</text:p>
          </table:table-cell>
          <table:table-cell office:value-type="string" table:style-name="ce6">
            <text:p>SIM</text:p>
          </table:table-cell>
          <table:table-cell office:value-type="string" table:style-name="ce6">
            <text:p>02/02/2021</text:p>
          </table:table-cell>
          <table:table-cell office:value-type="string" table:style-name="ce10">
            <text:p>BOX 30 FERRAMENTAS E ACESSORIOS LTDA ME</text:p>
          </table:table-cell>
          <table:table-cell office:value-type="string" table:style-name="ce7">
            <text:p>25.238.715/0001-08</text:p>
          </table:table-cell>
          <table:table-cell office:value-type="string" table:style-name="ce11">
            <text:p>COMPRA DE JOGO DE CHAVES HEXAGONAIS PARA MANUTENÇÃO DAS CÂMERAS CFTV DA PRM/CAÇADOR; CHAVE ESPECÍFICA PARA ABERTURA DA PROTEÇÃO DA CÊMERA.</text:p>
          </table:table-cell>
          <table:table-cell office:value-type="string" table:style-name="ce6">
            <text:p>R$ <text:s text:c="4"/>39,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01/02/2021 a 28/04/2021</text:p>
          </table:table-cell>
          <table:table-cell office:value-type="string" table:style-name="ce6">
            <text:p>SIM</text:p>
          </table:table-cell>
          <table:table-cell office:value-type="string" table:style-name="ce6">
            <text:p>08/03/2021</text:p>
          </table:table-cell>
          <table:table-cell office:value-type="string" table:style-name="ce10">
            <text:p>EVALDO MARTIN SCHULZE &amp; CIA LTDA</text:p>
          </table:table-cell>
          <table:table-cell office:value-type="string" table:style-name="ce7">
            <text:p>73.425.373/0001-88</text:p>
          </table:table-cell>
          <table:table-cell office:value-type="string" table:style-name="ce11">
            <text:p>AQUISIÇÃO DE CARIMBOS PARA A PRM/CAÇADOR</text:p>
          </table:table-cell>
          <table:table-cell office:value-type="string" table:style-name="ce6">
            <text:p>R$ <text:s text:c="3"/>12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01/02/2021 a 28/04/2021</text:p>
          </table:table-cell>
          <table:table-cell office:value-type="string" table:style-name="ce6">
            <text:p>SIM</text:p>
          </table:table-cell>
          <table:table-cell office:value-type="string" table:style-name="ce6">
            <text:p>13/02/2021</text:p>
          </table:table-cell>
          <table:table-cell office:value-type="string" table:style-name="ce10">
            <text:p>SILVIO JOSE DRIESSEN ME</text:p>
          </table:table-cell>
          <table:table-cell office:value-type="string" table:style-name="ce7">
            <text:p>05.504.677/0001-80</text:p>
          </table:table-cell>
          <table:table-cell office:value-type="string" table:style-name="ce11">
            <text:p>COMPRA DE ADAPTADOR E CABO PARA POSSIBILITAR ACESSO E GERENCIAMENTO DO CONTROLADOR DE ACESSO BIOMÉTRICO DA PRM/CAÇADOR E GARANTIR A SEGURANÇA DE ACESSOS</text:p>
          </table:table-cell>
          <table:table-cell office:value-type="string" table:style-name="ce6">
            <text:p>R$ <text:s text:c="4"/>44,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09/08/2021 a 05/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13/05/2021 a 09/08/2021</text:p>
          </table:table-cell>
          <table:table-cell office:value-type="string" table:style-name="ce6">
            <text:p>SIM</text:p>
          </table:table-cell>
          <table:table-cell office:value-type="string" table:style-name="ce6">
            <text:p>11/06/2021</text:p>
          </table:table-cell>
          <table:table-cell office:value-type="string" table:style-name="ce10">
            <text:p>SUPERMERCADO SUPERPAO S/A</text:p>
          </table:table-cell>
          <table:table-cell office:value-type="string" table:style-name="ce7">
            <text:p>77.883.320/0016-48</text:p>
          </table:table-cell>
          <table:table-cell office:value-type="string" table:style-name="ce11">
            <text:p>COMPRA DE CAFÉ E AÇÚCAR PARA A PRM/CAÇADOR, CONFORME AUTORIZAÇÃO DE USO DE SUPRIMENTO DADA PELA SE E CA/PRSC.</text:p>
          </table:table-cell>
          <table:table-cell office:value-type="string" table:style-name="ce6">
            <text:p>R$ <text:s text:c="4"/>57,52</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13/05/2021 a 09/08/2021</text:p>
          </table:table-cell>
          <table:table-cell office:value-type="string" table:style-name="ce6">
            <text:p>SIM</text:p>
          </table:table-cell>
          <table:table-cell office:value-type="string" table:style-name="ce6">
            <text:p>14/06/2021</text:p>
          </table:table-cell>
          <table:table-cell office:value-type="string" table:style-name="ce10">
            <text:p>SILVIO JOSE DRIESSEN ME</text:p>
          </table:table-cell>
          <table:table-cell office:value-type="string" table:style-name="ce7">
            <text:p>05.504.677/0001-80</text:p>
          </table:table-cell>
          <table:table-cell office:value-type="string" table:style-name="ce11">
            <text:p>AQUISIÇÃO DE CONTROLE REMOTO CODIFICADO PARA A PRM/CAÇADOR</text:p>
          </table:table-cell>
          <table:table-cell office:value-type="string" table:style-name="ce6">
            <text:p>R$ <text:s text:c="4"/>40,00</text:p>
          </table:table-cell>
          <table:table-cell table:number-columns-repeated="16373"/>
        </table:table-row>
        <table:table-row table:style-name="ro8">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13/05/2021 a 09/08/2021</text:p>
          </table:table-cell>
          <table:table-cell office:value-type="string" table:style-name="ce6">
            <text:p>SIM</text:p>
          </table:table-cell>
          <table:table-cell office:value-type="string" table:style-name="ce6">
            <text:p>16/07/2021</text:p>
          </table:table-cell>
          <table:table-cell office:value-type="string" table:style-name="ce10">
            <text:p>UNIDAS COMERCIO DE MATERIAIS DE CONSTRUÇÃO LTDA</text:p>
          </table:table-cell>
          <table:table-cell office:value-type="string" table:style-name="ce7">
            <text:p>83.055.020/0001-97</text:p>
          </table:table-cell>
          <table:table-cell office:value-type="string" table:style-name="ce11">
            <text:p>COMPRA DE UMA TORNEIRA PARA A COZINHA DA PRM, EM FUNÇÃO DE VAZAMENTOS DA ANTIGA (10 ANOS DE USO); INTERRUPTORES PARA TROCA E CORREÇÃO DE MAU CONTATO NOS ANTIGOS; FITA VEDA ROSCA PARA A INSTALAÇÃO DA TORNEIRA; PARAFUSO E BUCHA PARA FIXAÇÃO DE EXTINTOR DE INCÊNDIO NA PAREDE.</text:p>
          </table:table-cell>
          <table:table-cell office:value-type="string" table:style-name="ce6">
            <text:p>R$ <text:s text:c="3"/>241,16</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13/05/2021 a 09/08/2021</text:p>
          </table:table-cell>
          <table:table-cell office:value-type="string" table:style-name="ce6">
            <text:p>SIM</text:p>
          </table:table-cell>
          <table:table-cell office:value-type="string" table:style-name="ce6">
            <text:p>24/06/2021</text:p>
          </table:table-cell>
          <table:table-cell office:value-type="string" table:style-name="ce10">
            <text:p>LOJAS DE DEPARTAMENTOS MILIUM LTDA</text:p>
          </table:table-cell>
          <table:table-cell office:value-type="string" table:style-name="ce7">
            <text:p>83.240.333/0064-07</text:p>
          </table:table-cell>
          <table:table-cell office:value-type="string" table:style-name="ce11">
            <text:p>COMPRA DE FITA DUPLA FACE PARA FIXAÇÃO DE SUPORTE PARA ÁLCOOL EM GEL; PLACAS INDICATIVAS DE EXTINTOR; LUMINÁRIAS DE EMERGÊNCIA E PEQUENO ESTOQUE PARA REPAROS EM GERAL.</text:p>
          </table:table-cell>
          <table:table-cell office:value-type="string" table:style-name="ce6">
            <text:p>R$ <text:s text:c="4"/>79,8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THIAGO SABARA VIEIRA DE GOES</text:p>
          </table:table-cell>
          <table:table-cell office:value-type="string" table:style-name="ce6">
            <text:p>039.981.964-98</text:p>
          </table:table-cell>
          <table:table-cell office:value-type="string" table:style-name="ce6">
            <text:p>21/01/2021 a 16/04/2021</text:p>
          </table:table-cell>
          <table:table-cell office:value-type="string" table:style-name="ce6">
            <text:p>SIM</text:p>
          </table:table-cell>
          <table:table-cell office:value-type="string" table:style-name="ce6">
            <text:p>10/02/2021</text:p>
          </table:table-cell>
          <table:table-cell office:value-type="string" table:style-name="ce10">
            <text:p>FRANCIELI CAITANO</text:p>
          </table:table-cell>
          <table:table-cell office:value-type="string" table:style-name="ce7">
            <text:p>17.664.055/0001-07</text:p>
          </table:table-cell>
          <table:table-cell office:value-type="string" table:style-name="ce11">
            <text:p>TRATA-SE DE AQUISIÇÃO DE 8 GALÕES DE ÁGUA MINERAL</text:p>
          </table:table-cell>
          <table:table-cell office:value-type="string" table:style-name="ce6">
            <text:p>R$ <text:s text:c="4"/>92,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THIAGO SABARA VIEIRA DE GOES</text:p>
          </table:table-cell>
          <table:table-cell office:value-type="string" table:style-name="ce6">
            <text:p>039.981.964-98</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FRANCIELI CAITANO</text:p>
          </table:table-cell>
          <table:table-cell office:value-type="string" table:style-name="ce7">
            <text:p>17.664.055/0001-07</text:p>
          </table:table-cell>
          <table:table-cell office:value-type="string" table:style-name="ce11">
            <text:p>TRATA-SE DE NOTA FISCAL REFERENTE A AQUISIÇÃO DE GALÕES DE ÁGUA PARA PROCURADORIA DA REPÚBLICA EM ITAJAÍ</text:p>
          </table:table-cell>
          <table:table-cell office:value-type="string" table:style-name="ce6">
            <text:p>R$ <text:s text:c="4"/>46,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THIAGO SABARA VIEIRA DE GOES</text:p>
          </table:table-cell>
          <table:table-cell office:value-type="string" table:style-name="ce6">
            <text:p>039.981.964-98</text:p>
          </table:table-cell>
          <table:table-cell office:value-type="string" table:style-name="ce6">
            <text:p>21/01/2021 a 16/04/2021</text:p>
          </table:table-cell>
          <table:table-cell office:value-type="string" table:style-name="ce6">
            <text:p>SIM</text:p>
          </table:table-cell>
          <table:table-cell office:value-type="string" table:style-name="ce6">
            <text:p>26/01/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1">
            <text:p>TRATA-SE DE AQUISIÇÃO DE MATERIAS E FERREMENTAS PARA O CONSERTO DA TUBULAÇÃO DAS DUAS BOMBAS D'ÁGUA DA PROCURADORIA DA RÉPÚBLICA EM ITAJAÍ.</text:p>
          </table:table-cell>
          <table:table-cell office:value-type="string" table:style-name="ce6">
            <text:p>R$ <text:s text:c="3"/>323,68</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1/09/2021 a 26/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3/03/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aquisição de reparo para conserto da válvula de descarga do vaso sanitário do banheiro adaptado do 6º andar da torre 3 da PR/SC</text:p>
          </table:table-cell>
          <table:table-cell office:value-type="string" table:style-name="ce6">
            <text:p>R$ <text:s text:c="4"/>54,15</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3/03/2021</text:p>
          </table:table-cell>
          <table:table-cell office:value-type="string" table:style-name="ce10">
            <text:p>MURILO CESAR CORDEIRO EPP</text:p>
          </table:table-cell>
          <table:table-cell office:value-type="string" table:style-name="ce7">
            <text:p>02.169.441/0001-47</text:p>
          </table:table-cell>
          <table:table-cell office:value-type="string" table:style-name="ce11">
            <text:p>AQUISIÇÃO DE ANEL DE VEDAÇÃO PARA CONSERTO DO VASO SANITÁRIO DO BANHEIRO DA SELOG DA PR/SC</text:p>
          </table:table-cell>
          <table:table-cell office:value-type="string" table:style-name="ce6">
            <text:p>R$ <text:s text:c="5"/>8,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4/03/2021</text:p>
          </table:table-cell>
          <table:table-cell office:value-type="string" table:style-name="ce10">
            <text:p>LOJAS DEPARTAMENTOS MILIUM - STª MÔNICA</text:p>
          </table:table-cell>
          <table:table-cell office:value-type="string" table:style-name="ce7">
            <text:p>83.240.333/0050-01</text:p>
          </table:table-cell>
          <table:table-cell office:value-type="string" table:style-name="ce11">
            <text:p>AQUISIÇÃO DE CANTONEIRAS E PARAFUSOS PARA REPARAÇÃO DE MÓVEIS LOCALIZADOS NA SELOG DA PR/SC.</text:p>
          </table:table-cell>
          <table:table-cell office:value-type="string" table:style-name="ce6">
            <text:p>R$ <text:s text:c="4"/>61,2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8/03/2021</text:p>
          </table:table-cell>
          <table:table-cell office:value-type="string" table:style-name="ce10">
            <text:p>D&amp;B COMERCIO DE PRODUTOS DE LOJA DE VARIEDADE LTDA</text:p>
          </table:table-cell>
          <table:table-cell office:value-type="string" table:style-name="ce7">
            <text:p>33.314.494/0001-38</text:p>
          </table:table-cell>
          <table:table-cell office:value-type="string" table:style-name="ce11">
            <text:p>AQUISIÇÃO DE FONTE E CABO PARA TESTE DE "TABLETS" DA PR/SC</text:p>
          </table:table-cell>
          <table:table-cell office:value-type="string" table:style-name="ce6">
            <text:p>R$ <text:s text:c="4"/>7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8/03/2021</text:p>
          </table:table-cell>
          <table:table-cell office:value-type="string" table:style-name="ce10">
            <text:p>FERRAMENTAL FERRAGENS E FERRAMENTAS LTDA.</text:p>
          </table:table-cell>
          <table:table-cell office:value-type="string" table:style-name="ce7">
            <text:p>83.603.738/0001-70</text:p>
          </table:table-cell>
          <table:table-cell office:value-type="string" table:style-name="ce11">
            <text:p>AQUISIÇÃO DE CANTONEIRAS E PARAFUSOS PARA REPARAÇÃO DE MÓVEIS LOCALIZADOS NA SELOG DA PR/SC</text:p>
          </table:table-cell>
          <table:table-cell office:value-type="string" table:style-name="ce6">
            <text:p>R$ <text:s text:c="4"/>62,56</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8/03/2021</text:p>
          </table:table-cell>
          <table:table-cell office:value-type="string" table:style-name="ce10">
            <text:p>K YAMAGISHI - EPP</text:p>
          </table:table-cell>
          <table:table-cell office:value-type="string" table:style-name="ce7">
            <text:p>83.050.690/0001-10</text:p>
          </table:table-cell>
          <table:table-cell office:value-type="string" table:style-name="ce11">
            <text:p>AQUISIÇÃO DE CABO HDMI PARA INSTALAÇÃO DE ESTRUTURA PARA VIDEOCONFERÊNCIAS NO GABINETE DO PROCURADOR-CHEFE DA PR/SC</text:p>
          </table:table-cell>
          <table:table-cell office:value-type="string" table:style-name="ce6">
            <text:p>R$ <text:s text:c="4"/>49,0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9/03/2021</text:p>
          </table:table-cell>
          <table:table-cell office:value-type="string" table:style-name="ce10">
            <text:p>COMPENSADOS FERNANDES LTDA</text:p>
          </table:table-cell>
          <table:table-cell office:value-type="string" table:style-name="ce7">
            <text:p>00.718.661/0005-80</text:p>
          </table:table-cell>
          <table:table-cell office:value-type="string" table:style-name="ce11">
            <text:p>AQUISIÇÃO DE PEÇAS PARA REALIZAÇÃO DE REPAROS EM MÓVEIS DA PR/SC E DE SUPORTE PARA FIXAÇÃO DE TV PARA VIDEOCONFERÊNCIAS NO GABINETE DO PROCURADOR-CHEFE DA PR/SC.</text:p>
          </table:table-cell>
          <table:table-cell office:value-type="string" table:style-name="ce6">
            <text:p>R$ <text:s text:c="4"/>49,4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9/03/2021</text:p>
          </table:table-cell>
          <table:table-cell office:value-type="string" table:style-name="ce10">
            <text:p>FRIGELAR COMERCIO E INDUSTRIA LTDA.</text:p>
          </table:table-cell>
          <table:table-cell office:value-type="string" table:style-name="ce7">
            <text:p>92.660.406/0033-04</text:p>
          </table:table-cell>
          <table:table-cell office:value-type="string" table:style-name="ce11">
            <text:p>AQUISIÇÃO DE DEFLETOR PARA INSTALAÇÃO NO GABINETE DO PROCURADOR-CHEFE DA PR/SC, DE FORMA A EVITAR QUE POSSÍVEL VAZAMENTO DE ÁGUA DO AR CONDICIONADO AFETE O TELEVISOR LÁ INSTALADO.</text:p>
          </table:table-cell>
          <table:table-cell office:value-type="string" table:style-name="ce6">
            <text:p>R$ <text:s text:c="3"/>291,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0/02/2021</text:p>
          </table:table-cell>
          <table:table-cell office:value-type="string" table:style-name="ce10">
            <text:p>BALAROTI COMERCIO DE MATERIAIS DE CONSTRUÇÃO S.A.</text:p>
          </table:table-cell>
          <table:table-cell office:value-type="string" table:style-name="ce7">
            <text:p>77.044.618/0050-66</text:p>
          </table:table-cell>
          <table:table-cell office:value-type="string" table:style-name="ce11">
            <text:p>AQUISIÇÃO DE VÁLVULA PARA MICTÓRIO PARA SUBSTITUIÇÃO DA QUE SE ENCONTRA DANIFICADA NO BANHEIRO MASCULINO DO 6 ANDAR DA TORRE 3 DA PR/SC</text:p>
          </table:table-cell>
          <table:table-cell office:value-type="string" table:style-name="ce6">
            <text:p>R$ <text:s text:c="3"/>151,39</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0/03/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peças hidráulicas para conserto do vaso sanitário do banheiro da Selog da PR/SC</text:p>
          </table:table-cell>
          <table:table-cell office:value-type="string" table:style-name="ce6">
            <text:p>R$ <text:s text:c="3"/>13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0/03/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1">
            <text:p>AQUISIÇÃO DE PEÇAS HIDRÁULICAS PARA CONSERTO DO VASO SANITÁRIO DO BANHEIRO DA SELOG DA PR/SC</text:p>
          </table:table-cell>
          <table:table-cell office:value-type="string" table:style-name="ce6">
            <text:p>R$ <text:s text:c="5"/>7,74</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0/03/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1">
            <text:p>AQUISIÇÃO DE VÁLVULA DE DESCARGA DE VASO SANITÁRIO E FITA VEDA ROSCA PARA CONSERTO DO VASO SANITÁRIO DO BANHEIRO DA SELOG DA PR/SC</text:p>
          </table:table-cell>
          <table:table-cell office:value-type="string" table:style-name="ce6">
            <text:p>R$ <text:s text:c="3"/>115,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1/02/2021</text:p>
          </table:table-cell>
          <table:table-cell office:value-type="string" table:style-name="ce10">
            <text:p>A. N. SILVA COMÉRCIO DE REVISTAS LTDA. ME</text:p>
          </table:table-cell>
          <table:table-cell office:value-type="string" table:style-name="ce7">
            <text:p>04.603.481/0001-80</text:p>
          </table:table-cell>
          <table:table-cell office:value-type="string" table:style-name="ce11">
            <text:p>P/ CONSERTO DE UMA PORTA DO GABINETE DO PROCURADOR DA REPÚBLICA ANDRÉ COUTINHO, CUJA CHAVE QUEBROU DENTRO DO CILINDRO.</text:p>
          </table:table-cell>
          <table:table-cell office:value-type="string" table:style-name="ce6">
            <text:p>R$ <text:s text:c="4"/>64,6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1/03/2021</text:p>
          </table:table-cell>
          <table:table-cell office:value-type="string" table:style-name="ce10">
            <text:p>CASA LENZI ACESSÓRIOS PARA MÓVEIS E FERRAGENS LTDA ME</text:p>
          </table:table-cell>
          <table:table-cell office:value-type="string" table:style-name="ce7">
            <text:p>08.282.151/0001-91</text:p>
          </table:table-cell>
          <table:table-cell office:value-type="string" table:style-name="ce11">
            <text:p>AQUISIÇÃO DE PEÇAS PARA REALIZAÇÃO DE REPAROS EM MÓVEIS DA PR/SC</text:p>
          </table:table-cell>
          <table:table-cell office:value-type="string" table:style-name="ce6">
            <text:p>R$ <text:s text:c="4"/>1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1/03/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1">
            <text:p>P/ REALIZAÇÃO DE CONSERTO NO VASO SANITÁRIO DA SEÇÃO DE LOGÍSTICA DA PR/SC.</text:p>
          </table:table-cell>
          <table:table-cell office:value-type="string" table:style-name="ce6">
            <text:p>R$ <text:s text:c="4"/>14,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2/04/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1">
            <text:p>aquisição de torneira para substituição da que se encontra instalada no sanitário do gabinete do Procurador da República Eduardo Barragan</text:p>
          </table:table-cell>
          <table:table-cell office:value-type="string" table:style-name="ce6">
            <text:p>R$ <text:s text:c="4"/>73,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9/02/2021</text:p>
          </table:table-cell>
          <table:table-cell office:value-type="string" table:style-name="ce10">
            <text:p>FLOPTECH COMERCIO DE EQUIPAMENTOS EIRELI</text:p>
          </table:table-cell>
          <table:table-cell office:value-type="string" table:style-name="ce7">
            <text:p>07.756.105/0001-14</text:p>
          </table:table-cell>
          <table:table-cell office:value-type="string" table:style-name="ce11">
            <text:p>CONFORME SOLICITAÇÃO DO COORDENADOR DE ADMINISTRAÇÃO (VIDE E-MAIL ANEXO) P/ ATENDIMENTO DE NECESSIDADE DA PRM/CRICIÚMA.</text:p>
          </table:table-cell>
          <table:table-cell office:value-type="string" table:style-name="ce6">
            <text:p>R$ <text:s text:c="3"/>393,13</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9/02/2021</text:p>
          </table:table-cell>
          <table:table-cell office:value-type="string" table:style-name="ce10">
            <text:p>FORMAS INDUSTRIA E COMERCIO LTDA ME</text:p>
          </table:table-cell>
          <table:table-cell office:value-type="string" table:style-name="ce7">
            <text:p>04.450.158/0001-14</text:p>
          </table:table-cell>
          <table:table-cell office:value-type="string" table:style-name="ce11">
            <text:p>CONECTORES PARA EMENDAR AS CORRENTES DE ACIONAMENTO DAS CORTINAS DOS GABINETES DE PROCURADORES DA REPÚBLICA NA PR/SC.</text:p>
          </table:table-cell>
          <table:table-cell office:value-type="string" table:style-name="ce6">
            <text:p>R$ <text:s text:c="4"/>2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9/02/2021</text:p>
          </table:table-cell>
          <table:table-cell office:value-type="string" table:style-name="ce10">
            <text:p>LOJAS DE DEPARTAMENTOS MILIUM LTDA.</text:p>
          </table:table-cell>
          <table:table-cell office:value-type="string" table:style-name="ce7">
            <text:p>83.240.333/0009-72</text:p>
          </table:table-cell>
          <table:table-cell office:value-type="string" table:style-name="ce11">
            <text:p>P/ ARMAZENAMENTO TEMPORÁRIO DE PILHAS RECOLHIDAS PELA PR/SC ENQUANTO AGUARDA-SE A OBTENÇÃO DO MONTANTE NECESSÁRIO PARA REALIZAÇAO DE DESCARTE.</text:p>
          </table:table-cell>
          <table:table-cell office:value-type="string" table:style-name="ce6">
            <text:p>R$ <text:s text:c="3"/>119,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9/02/2021</text:p>
          </table:table-cell>
          <table:table-cell office:value-type="string" table:style-name="ce10">
            <text:p>MARIONI DE SOUZA</text:p>
          </table:table-cell>
          <table:table-cell office:value-type="string" table:style-name="ce7">
            <text:p>37.037.004/0001-54</text:p>
          </table:table-cell>
          <table:table-cell office:value-type="string" table:style-name="ce11">
            <text:p>P/ IDENTIFICAÇÃO DAS CHAVES QUE FICAM SOB GUARDA DO NÚCLEO DE MANUTENÇÃO E DA DIVISÃO DE SEGURANÇA DA PR/SC.</text:p>
          </table:table-cell>
          <table:table-cell office:value-type="string" table:style-name="ce6">
            <text:p>R$ <text:s text:c="4"/>2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2/02/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P/ CONSERTO DA PORTA DE SECRETARIA ESTADUAL DA PR/SC.</text:p>
          </table:table-cell>
          <table:table-cell office:value-type="string" table:style-name="ce6">
            <text:p>R$ <text:s text:c="4"/>49,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5/03/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AQUISIÇÃO DE BROCAS PARA REALIZAÇÃO DE REPARO EM ARMÁRIOS DA PR/SC.</text:p>
          </table:table-cell>
          <table:table-cell office:value-type="string" table:style-name="ce6">
            <text:p>R$ <text:s text:c="4"/>31,4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5/03/2021</text:p>
          </table:table-cell>
          <table:table-cell office:value-type="string" table:style-name="ce10">
            <text:p>HIDROELETRIC COM DE FERRAGENS LTDA - ME</text:p>
          </table:table-cell>
          <table:table-cell office:value-type="string" table:style-name="ce7">
            <text:p>09.058.997/0001-05</text:p>
          </table:table-cell>
          <table:table-cell office:value-type="string" table:style-name="ce11">
            <text:p>aquisição de parafusos e brocas para realização de reparo em armários da PR/SC</text:p>
          </table:table-cell>
          <table:table-cell office:value-type="string" table:style-name="ce6">
            <text:p>R$ <text:s text:c="4"/>16,56</text:p>
          </table:table-cell>
          <table:table-cell table:number-columns-repeated="16373"/>
        </table:table-row>
        <table:table-row table:style-name="ro6">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6/02/2021</text:p>
          </table:table-cell>
          <table:table-cell office:value-type="string" table:style-name="ce10">
            <text:p>MURILO CESAR CORDEIRO EPP</text:p>
          </table:table-cell>
          <table:table-cell office:value-type="string" table:style-name="ce7">
            <text:p>02.169.441/0001-47</text:p>
          </table:table-cell>
          <table:table-cell office:value-type="string" table:style-name="ce11">
            <text:p>AQUISIÇÃO DE REPAROS PARA CONSERTO DAS VÁLVULAS DE DESCARGA DOS VASOS SANITÁRIOS DOS BANHEIROS DA SELOG E DO ÁTICO DA TORRE 3 (BANHEIRO ADAPTADO) DA PR/SC, ASSIM COMO DA CHAVE NECESSÁRIA PARA REALIZAÇÃO DO SERVIÇO CORRETAMENTE</text:p>
          </table:table-cell>
          <table:table-cell office:value-type="string" table:style-name="ce6">
            <text:p>R$ <text:s text:c="3"/>197,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9/04/2021</text:p>
          </table:table-cell>
          <table:table-cell office:value-type="string" table:style-name="ce10">
            <text:p>BALAROTI COMERCIO DE MATERIAIS DE CONSTRUÇÃO S.A.</text:p>
          </table:table-cell>
          <table:table-cell office:value-type="string" table:style-name="ce7">
            <text:p>77.044.618/0050-66</text:p>
          </table:table-cell>
          <table:table-cell office:value-type="string" table:style-name="ce11">
            <text:p>AQUISIÇÃO DE SENSOR DE MOVIMENTO PARA ACIONAMENTO DAS LUMINÁRIAS DO CORREDOR DO 6º DA TORRE 3 DA PR/SC.</text:p>
          </table:table-cell>
          <table:table-cell office:value-type="string" table:style-name="ce6">
            <text:p>R$ <text:s text:c="4"/>62,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30/03/2021</text:p>
          </table:table-cell>
          <table:table-cell office:value-type="string" table:style-name="ce10">
            <text:p>LOJAS DE DEPARTAMENTOS MILIUM LTDA.</text:p>
          </table:table-cell>
          <table:table-cell office:value-type="string" table:style-name="ce7">
            <text:p>83.240.333/0010-06</text:p>
          </table:table-cell>
          <table:table-cell office:value-type="string" table:style-name="ce11">
            <text:p>AQUISIÇÃO DE PARAFUSOS E CANTONEIRAS PARA REALIZAÇÕD E REPAROS EM MÓVEIS DA PR/SC.</text:p>
          </table:table-cell>
          <table:table-cell office:value-type="string" table:style-name="ce6">
            <text:p>R$ <text:s text:c="4"/>30,6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5/05/2021 a 02/08/2021</text:p>
          </table:table-cell>
          <table:table-cell office:value-type="string" table:style-name="ce6">
            <text:p>SIM</text:p>
          </table:table-cell>
          <table:table-cell office:value-type="string" table:style-name="ce6">
            <text:p>18/05/2021</text:p>
          </table:table-cell>
          <table:table-cell office:value-type="string" table:style-name="ce10">
            <text:p>MARCELO PAIVA XAVIER - CHAVEIRO</text:p>
          </table:table-cell>
          <table:table-cell office:value-type="string" table:style-name="ce7">
            <text:p>29.810.042/0001-70</text:p>
          </table:table-cell>
          <table:table-cell office:value-type="string" table:style-name="ce11">
            <text:p>CONFECÇÃO DE CÓPIAS DE CHAVES PARA ATENDIMENTO DE DEMANDA DA DISOT/PR/SC.</text:p>
          </table:table-cell>
          <table:table-cell office:value-type="string" table:style-name="ce6">
            <text:p>R$ <text:s text:c="4"/>32,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5/05/2021 a 02/08/2021</text:p>
          </table:table-cell>
          <table:table-cell office:value-type="string" table:style-name="ce6">
            <text:p>SIM</text:p>
          </table:table-cell>
          <table:table-cell office:value-type="string" table:style-name="ce6">
            <text:p>21/05/2021</text:p>
          </table:table-cell>
          <table:table-cell office:value-type="string" table:style-name="ce10">
            <text:p>BRUNO <text:s/>DOS <text:s/>SANTOS <text:s/>ALVES 01051968003</text:p>
          </table:table-cell>
          <table:table-cell office:value-type="string" table:style-name="ce7">
            <text:p>30.994.423/0001-35</text:p>
          </table:table-cell>
          <table:table-cell office:value-type="string" table:style-name="ce11">
            <text:p>CONSERTO DE TELEVISOR DA PR/SC (PATRIMÔNIO MPF 00-076.046), USADO PARA VIDEOCONFERÊNCIAS</text:p>
          </table:table-cell>
          <table:table-cell office:value-type="string" table:style-name="ce6">
            <text:p>R$ <text:s text:c="3"/>685,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9/08/2021 a 05/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1/06/2021</text:p>
          </table:table-cell>
          <table:table-cell office:value-type="string" table:style-name="ce10">
            <text:p>HIDROELETRIC COM DE FERRAGENS LTDA - ME</text:p>
          </table:table-cell>
          <table:table-cell office:value-type="string" table:style-name="ce7">
            <text:p>09.058.997/0001-05</text:p>
          </table:table-cell>
          <table:table-cell office:value-type="string" table:style-name="ce11">
            <text:p>PARA INSTALAÇÃO DE TORNEIRA AUXILIAR EM UM DOS SANITÁRIOS DA PR/SC, COM INTUITO DE ADEQUAR E AGILIZAR A SUBSTITUIÇÃO DA ÁGUA UTILIZADA NOS PROCEDIMENTOS DE HIGIENIZAÇÃO.</text:p>
          </table:table-cell>
          <table:table-cell office:value-type="string" table:style-name="ce6">
            <text:p>R$ <text:s text:c="4"/>17,1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2/08/2021</text:p>
          </table:table-cell>
          <table:table-cell office:value-type="string" table:style-name="ce10">
            <text:p>MUNDIALMIX COMERCIO DE ALIMENTOS LTDA (SUPERMERCADOS IMPERATRIZ)</text:p>
          </table:table-cell>
          <table:table-cell office:value-type="string" table:style-name="ce7">
            <text:p>82.956.160/0019-00</text:p>
          </table:table-cell>
          <table:table-cell office:value-type="string" table:style-name="ce11">
            <text:p>AQUISIÇÃO DE 3 UNIDADES DE CAFÉ 500G PARA RETOMADA IMEDIATA DA DISPONIBILIZAÇÃO DE CAFÉ NA PR/SC, CONFORME DEMANDA DA SECRETARIA ESTADUAL DA UNIDADE.</text:p>
          </table:table-cell>
          <table:table-cell office:value-type="string" table:style-name="ce6">
            <text:p>R$ <text:s text:c="4"/>29,37</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3/08/2021</text:p>
          </table:table-cell>
          <table:table-cell office:value-type="string" table:style-name="ce10">
            <text:p>WMS SUPERMERCADOS DO BRASIL LTDA</text:p>
          </table:table-cell>
          <table:table-cell office:value-type="string" table:style-name="ce7">
            <text:p>93.209.765/0288-01</text:p>
          </table:table-cell>
          <table:table-cell office:value-type="string" table:style-name="ce11">
            <text:p>AQUISIÇÃO DE 3 CAFÉ PARA CONTINUIDADE DO ATENDIMENTO À DEMANDA DE DISPONIBILIZAÇÃO DE CAFÉ NA PR/SC DURANTE O MÊS DE AGOSTO, DEMANDA ESSA PROVENIENTE DA SECRETARIA ESTADUAL DA UNIDADE.</text:p>
          </table:table-cell>
          <table:table-cell office:value-type="string" table:style-name="ce6">
            <text:p>R$ <text:s text:c="3"/>381,42</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6/08/2021</text:p>
          </table:table-cell>
          <table:table-cell office:value-type="string" table:style-name="ce10">
            <text:p>CASAS DA ÁGUA LOJA 08</text:p>
          </table:table-cell>
          <table:table-cell office:value-type="string" table:style-name="ce7">
            <text:p>13.501.187/0013-92</text:p>
          </table:table-cell>
          <table:table-cell office:value-type="string" table:style-name="ce11">
            <text:p>AQUISIÇÃO DE CHUVEIRO ELÉTRICO PARA SUSBTUITUIÇÃO DO QUE ESTRAGOU NO VESTIÁRIO FEMININO DO SUBSOLO DA PR/SC.</text:p>
          </table:table-cell>
          <table:table-cell office:value-type="string" table:style-name="ce6">
            <text:p>R$ <text:s text:c="4"/>66,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6/08/2021</text:p>
          </table:table-cell>
          <table:table-cell office:value-type="string" table:style-name="ce10">
            <text:p>MURILO CESAR CORDEIRO EPP</text:p>
          </table:table-cell>
          <table:table-cell office:value-type="string" table:style-name="ce7">
            <text:p>02.169.441/0001-47</text:p>
          </table:table-cell>
          <table:table-cell office:value-type="string" table:style-name="ce11">
            <text:p>AQUISIÇÃO DE VÁLVULA DE ESCOAMENTO PARA INSTALAÇÃO NA PIA DE UM DOS SANITÁRIOS DA BIBLIOTECA DA PR/SC.</text:p>
          </table:table-cell>
          <table:table-cell office:value-type="string" table:style-name="ce6">
            <text:p>R$ <text:s text:c="4"/>23,5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7/07/2021</text:p>
          </table:table-cell>
          <table:table-cell office:value-type="string" table:style-name="ce10">
            <text:p>CASA DO CANO LTDA.</text:p>
          </table:table-cell>
          <table:table-cell office:value-type="string" table:style-name="ce7">
            <text:p>75.893.826/0001-26</text:p>
          </table:table-cell>
          <table:table-cell office:value-type="string" table:style-name="ce11">
            <text:p>AQUISIÇÃO DE KIT DE PARAFUSOS PARA FIXAÇÃO DO MECANISMO DA CAIXA ACOPLADA DO VASO SANITÁRIO DO VESTIÁRIO MASCULINO LOCALIZADO NO SUBSOLO DA PR/SC.</text:p>
          </table:table-cell>
          <table:table-cell office:value-type="string" table:style-name="ce6">
            <text:p>R$ <text:s text:c="4"/>19,75</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7/07/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AQUISIÇÃO DE MECANISMO PARA CAIXA ACOPLADA E ASSENTO SANITÁRIO PARA USO EM SANITÁRIOS DA PR/SC</text:p>
          </table:table-cell>
          <table:table-cell office:value-type="string" table:style-name="ce6">
            <text:p>R$ <text:s text:c="3"/>189,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7/07/2021</text:p>
          </table:table-cell>
          <table:table-cell office:value-type="string" table:style-name="ce10">
            <text:p>MEDIA TOOLS COM. E IMPORTAÇÃO</text:p>
          </table:table-cell>
          <table:table-cell office:value-type="string" table:style-name="ce7">
            <text:p>03.246.938/0001-84</text:p>
          </table:table-cell>
          <table:table-cell office:value-type="string" table:style-name="ce11">
            <text:p>AQUISIÇÃO DE SUPORTE PARA BANNER , COMPOSTO DE TRIPÉ E PINO FÊMEA COM ROSCA, PARA USO NA UNIDADE MÓVEL DA PR/SC.</text:p>
          </table:table-cell>
          <table:table-cell office:value-type="string" table:style-name="ce6">
            <text:p>R$ <text:s text:c="3"/>132,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0/08/2021</text:p>
          </table:table-cell>
          <table:table-cell office:value-type="string" table:style-name="ce10">
            <text:p>PAPELLOTTI COM DE ARTIGOS DE PAPELARIA EIRELI ME</text:p>
          </table:table-cell>
          <table:table-cell office:value-type="string" table:style-name="ce7">
            <text:p>17.317.144/0001-79</text:p>
          </table:table-cell>
          <table:table-cell office:value-type="string" table:style-name="ce11">
            <text:p>AQUISIÇÃO DE ETIQUETA PIMACO TRANSPARENTE COM 10 FOLHAS, PARA CONFECÇÃO DE PLACAS EXPLICATIVAS DOS ITENS EXPOSTOS NO MEMORIAL DA PR/SC</text:p>
          </table:table-cell>
          <table:table-cell office:value-type="string" table:style-name="ce6">
            <text:p>R$ <text:s text:c="4"/>25,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2/07/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1">
            <text:p>AQUISIÇÃO DE CABO PP, TOMADA MÚLTIPLA E PLUGUE PARA CONFECÇÃO DE EXTENSÃO ELÉTRICA DE 30 METROS PARA USO NA UNIDADE MÓVEL DA PR/SC</text:p>
          </table:table-cell>
          <table:table-cell office:value-type="string" table:style-name="ce6">
            <text:p>R$ <text:s text:c="4"/>63,0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2/07/2021</text:p>
          </table:table-cell>
          <table:table-cell office:value-type="string" table:style-name="ce10">
            <text:p>HIDROELETRIC COM DE FERRAGENS LTDA - ME</text:p>
          </table:table-cell>
          <table:table-cell office:value-type="string" table:style-name="ce7">
            <text:p>09.058.997/0001-05</text:p>
          </table:table-cell>
          <table:table-cell office:value-type="string" table:style-name="ce11">
            <text:p>AQUISIÇÃO DE BROCA AÇO RÁPIDO E PARAFUSO MA PHILLIPS PARA USO DA PR/SC.</text:p>
          </table:table-cell>
          <table:table-cell office:value-type="string" table:style-name="ce6">
            <text:p>R$ <text:s text:c="5"/>3,76</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2/07/2021</text:p>
          </table:table-cell>
          <table:table-cell office:value-type="string" table:style-name="ce10">
            <text:p>LOJA DOMINIK</text:p>
          </table:table-cell>
          <table:table-cell office:value-type="string" table:style-name="ce7">
            <text:p>83.873.935/0001-00</text:p>
          </table:table-cell>
          <table:table-cell office:value-type="string" table:style-name="ce11">
            <text:p>AQUISIÇÃO DE RODAS PARA CARRINHO DE CARGA DA PR/SC, ASSIM COMO DE GRAXA PARA INSTALAÇÃO DAS REFERIDAS, E TAMBÉM DE FITA ADESIVA PARA USO DO ARQUIVO CENTRAL DA PR/SC</text:p>
          </table:table-cell>
          <table:table-cell office:value-type="string" table:style-name="ce6">
            <text:p>R$ <text:s text:c="3"/>328,72</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3/07/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1">
            <text:p>AQUISIÇÃO DE RESISTÊNCIA PARA SUBSTITUIÇÃO DAS QUE SE ENCONTRAM DANIFICADAS NOS CHUVEIROS DOS VESTIÁRIOS DO SUBSOLO E DO G1/T4 DA PR/SC</text:p>
          </table:table-cell>
          <table:table-cell office:value-type="string" table:style-name="ce6">
            <text:p>R$ <text:s text:c="4"/>48,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5/07/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AQUISIÇÃO DE 2 CHUVEIROS PARA SUBSTITUIÇÃO DOS QUE SE ENCONTRAM DANIFICADOS NO VESTIÁRIO FEMININO DO SUBSOLO DA PR/SC</text:p>
          </table:table-cell>
          <table:table-cell office:value-type="string" table:style-name="ce6">
            <text:p>R$ <text:s text:c="4"/>44,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6/08/2021</text:p>
          </table:table-cell>
          <table:table-cell office:value-type="string" table:style-name="ce10">
            <text:p>HOSPITAL DO FOGAO CONSERTOS E COMERCIO DE PECAS LTDA.</text:p>
          </table:table-cell>
          <table:table-cell office:value-type="string" table:style-name="ce7">
            <text:p>82.704.925/0001-88</text:p>
          </table:table-cell>
          <table:table-cell office:value-type="string" table:style-name="ce11">
            <text:p>AQUISIÇÃO DE COADORES DE CAFÉ PARA SUBSTITUIÇÃO DOS QUE JÁ ESTÃO DESGASTADOS NA COPA DO G1 DA TORRE 4 DA PR/SC</text:p>
          </table:table-cell>
          <table:table-cell office:value-type="string" table:style-name="ce6">
            <text:p>R$ <text:s text:c="4"/>3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6/08/2021</text:p>
          </table:table-cell>
          <table:table-cell office:value-type="string" table:style-name="ce10">
            <text:p>MARCELO PAIVA XAVIER - CHAVEIRO</text:p>
          </table:table-cell>
          <table:table-cell office:value-type="string" table:style-name="ce7">
            <text:p>29.810.042/0001-70</text:p>
          </table:table-cell>
          <table:table-cell office:value-type="string" table:style-name="ce11">
            <text:p>AQUISIÇÃO DE FECHADURA PARA PORTA DE CORRER (BLINDEX) PARA SUBSTITUIÇÃO DA QUE SE ENCONTRAVA DANIFICADA NA PORTA DA RECEPÇÃO DA TORRE 1 DA PR/SC.</text:p>
          </table:table-cell>
          <table:table-cell office:value-type="string" table:style-name="ce6">
            <text:p>R$ <text:s text:c="4"/>8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6/08/2021</text:p>
          </table:table-cell>
          <table:table-cell office:value-type="string" table:style-name="ce10">
            <text:p>PAPELARIA PROGRESSO LTDA EPP</text:p>
          </table:table-cell>
          <table:table-cell office:value-type="string" table:style-name="ce7">
            <text:p>83.874.495/0001-05</text:p>
          </table:table-cell>
          <table:table-cell office:value-type="string" table:style-name="ce11">
            <text:p>AQUISIÇÃO DE ETIQUETA PARA USO NAS ATIVIDADES DA SELOG/PRSC.</text:p>
          </table:table-cell>
          <table:table-cell office:value-type="string" table:style-name="ce6">
            <text:p>R$ <text:s text:c="4"/>21,5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1/06/2021</text:p>
          </table:table-cell>
          <table:table-cell office:value-type="string" table:style-name="ce10">
            <text:p>HIDROELETRIC COM DE FERRAGENS LTDA - ME</text:p>
          </table:table-cell>
          <table:table-cell office:value-type="string" table:style-name="ce7">
            <text:p>09.058.997/0001-05</text:p>
          </table:table-cell>
          <table:table-cell office:value-type="string" table:style-name="ce11">
            <text:p>AQUISIÇÃO DE ITENS PARA INSTALAÇÃO DE TORNEIRAS PARA AUXILIAR NOS SANITÁRIOS DA PR/SC, COM INTUITO DE ADEQUAR E AGILIZAR A SUBSTITUIÇÃO DA ÁGUA UTILIZADA NOS PROCEDIMENTOS DE HIGIENIZAÇÃO.</text:p>
          </table:table-cell>
          <table:table-cell office:value-type="string" table:style-name="ce6">
            <text:p>R$ <text:s text:c="4"/>90,1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2/06/2021</text:p>
          </table:table-cell>
          <table:table-cell office:value-type="string" table:style-name="ce10">
            <text:p>ARACA MATERIAL PUBLICITARIO EIRELI (ARAÇA ESTÚDIO CRIATIVO)</text:p>
          </table:table-cell>
          <table:table-cell office:value-type="string" table:style-name="ce7">
            <text:p>16.600.308/0001-08</text:p>
          </table:table-cell>
          <table:table-cell office:value-type="string" table:style-name="ce11">
            <text:p>AQUISIÇÃO DE BANNER PARA UTILIZAÇÃO NO EVENTO "AÇÕES INTEGRADAS MIGRANTES" REALIZADO PELA PR/SC</text:p>
          </table:table-cell>
          <table:table-cell office:value-type="string" table:style-name="ce6">
            <text:p>R$ <text:s text:c="3"/>105,00</text:p>
          </table:table-cell>
          <table:table-cell table:number-columns-repeated="16373"/>
        </table:table-row>
        <table:table-row table:style-name="ro8">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3/06/2021</text:p>
          </table:table-cell>
          <table:table-cell office:value-type="string" table:style-name="ce10">
            <text:p>HIDROELETRIC COM DE FERRAGENS LTDA - ME</text:p>
          </table:table-cell>
          <table:table-cell office:value-type="string" table:style-name="ce7">
            <text:p>09.058.997/0001-05</text:p>
          </table:table-cell>
          <table:table-cell office:value-type="string" table:style-name="ce11">
            <text:p>AQUISIÇÃO DE CINTA COM CATRACA PARA FIXAÇÃO DE NOBREAK NA UNIDADE MÓVEL DA PR/SC, DURANTE OS DESLOCAMENTOS DO VEÍCULO, BEM COMO AQUISIÇÃO DE TORNEIRA PARA SUBSTITUIÇÃO DA QUE SE ENCONTRA DANIFICADA NA LAVANDERIA DA ÁREA DOS EMPREGADOS TERCEIRIZADOS DA PR/SC</text:p>
          </table:table-cell>
          <table:table-cell office:value-type="string" table:style-name="ce6">
            <text:p>R$ <text:s text:c="4"/>26,5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3/06/2021</text:p>
          </table:table-cell>
          <table:table-cell office:value-type="string" table:style-name="ce10">
            <text:p>SOUZA PLACAS EIRELI</text:p>
          </table:table-cell>
          <table:table-cell office:value-type="string" table:style-name="ce7">
            <text:p>28.550.282/0001-10</text:p>
          </table:table-cell>
          <table:table-cell office:value-type="string" table:style-name="ce11">
            <text:p>AQUISIÇÃO DE PLACAS PARA VEÍCULO OFICIAL DA PR/SC.</text:p>
          </table:table-cell>
          <table:table-cell office:value-type="string" table:style-name="ce6">
            <text:p>R$ <text:s text:c="3"/>15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4/05/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1">
            <text:p>AQUISIÇÃO DE ANEL DE VEDAÇÃO PARA INSTALAÇÃO DO SANITÁRIO FEMININO DO ÁTICO DA TORRE 3 DA PR/SC.</text:p>
          </table:table-cell>
          <table:table-cell office:value-type="string" table:style-name="ce6">
            <text:p>R$ <text:s text:c="4"/>12,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7/05/2021</text:p>
          </table:table-cell>
          <table:table-cell office:value-type="string" table:style-name="ce10">
            <text:p>ATACADO LITORAL CATARINENSE LTDA</text:p>
          </table:table-cell>
          <table:table-cell office:value-type="string" table:style-name="ce7">
            <text:p>09.006.278/0001-40</text:p>
          </table:table-cell>
          <table:table-cell office:value-type="string" table:style-name="ce11">
            <text:p>AQUISIÇÃO DE DISPENSER DE ÁLCOOL GEL E DE PAPEL, ASSIM COMO DE VÁLVULA P/ DIEPSNER DE ÀLCOOL GEL, PARA SUBSTITUIÇÃO DE ITENS DANIFICADOS NA PR/SC.</text:p>
          </table:table-cell>
          <table:table-cell office:value-type="string" table:style-name="ce6">
            <text:p>R$ <text:s text:c="3"/>272,95</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8/05/2021</text:p>
          </table:table-cell>
          <table:table-cell office:value-type="string" table:style-name="ce10">
            <text:p>PORTAL SALUT ADMINISTRAÇÃO COMÉRCIO E PARTICIPAÇÃO LTDA (PAPELARIA SÃO JORGE)</text:p>
          </table:table-cell>
          <table:table-cell office:value-type="string" table:style-name="ce7">
            <text:p>04.626.239/0001-22</text:p>
          </table:table-cell>
          <table:table-cell office:value-type="string" table:style-name="ce11">
            <text:p>P/ USO NO REGISTRO DE HIGIENIZAÇÕES DE BEBEDOUROS DA PR/SC.</text:p>
          </table:table-cell>
          <table:table-cell office:value-type="string" table:style-name="ce6">
            <text:p>R$ <text:s text:c="4"/>28,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9/06/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1">
            <text:p>AQUISIÇÃO DE SIFÃO PARA SUBSTITUIÇÃO DO QUE SE ENCONTRA DANIFICADO NO SANITÁRIO ADAPTADO DO 2º ANDAR DA TORRE 3 DA PR/SC</text:p>
          </table:table-cell>
          <table:table-cell office:value-type="string" table:style-name="ce6">
            <text:p>R$ <text:s text:c="5"/>7,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9/07/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AQUISIÇÃO DE SIFÃO PARA INSTALAÇÃO EM PIA DE SANITÁRIO DA BIBLIOTECA DA PR/SC E DE FIXADOR MAGNÉTICO PARA A PORTA DA SECRETARIA ESTADUAL DA PR/SC</text:p>
          </table:table-cell>
          <table:table-cell office:value-type="string" table:style-name="ce6">
            <text:p>R$ <text:s text:c="4"/>46,50</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EVERTON DE OLIVEIRA GOIS</text:p>
          </table:table-cell>
          <table:table-cell office:value-type="string" table:style-name="ce6">
            <text:p>898.916.005-72</text:p>
          </table:table-cell>
          <table:table-cell office:value-type="string" table:style-name="ce6">
            <text:p>14/07/2021 a 12/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FRANCISCO DAS CHAGAS FORTES</text:p>
          </table:table-cell>
          <table:table-cell office:value-type="string" table:style-name="ce6">
            <text:p>476.423.785-72</text:p>
          </table:table-cell>
          <table:table-cell office:value-type="string" table:style-name="ce6">
            <text:p>29/01/2021 a 29/04/2021</text:p>
          </table:table-cell>
          <table:table-cell office:value-type="string" table:style-name="ce6">
            <text:p>SIM</text:p>
          </table:table-cell>
          <table:table-cell office:value-type="string" table:style-name="ce6">
            <text:p>04/03/2021</text:p>
          </table:table-cell>
          <table:table-cell office:value-type="string" table:style-name="ce10">
            <text:p>CASA SILVESTRE LTDA</text:p>
          </table:table-cell>
          <table:table-cell office:value-type="string" table:style-name="ce7">
            <text:p>03.319.039/0001-64</text:p>
          </table:table-cell>
          <table:table-cell office:value-type="string" table:style-name="ce11">
            <text:p>FINALIZAR SERVIÇO.</text:p>
          </table:table-cell>
          <table:table-cell office:value-type="string" table:style-name="ce6">
            <text:p>R$ <text:s text:c="4"/>49,72</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FRANCISCO DAS CHAGAS FORTES</text:p>
          </table:table-cell>
          <table:table-cell office:value-type="string" table:style-name="ce6">
            <text:p>476.423.785-72</text:p>
          </table:table-cell>
          <table:table-cell office:value-type="string" table:style-name="ce6">
            <text:p>29/01/2021 a 29/04/2021</text:p>
          </table:table-cell>
          <table:table-cell office:value-type="string" table:style-name="ce6">
            <text:p>SIM</text:p>
          </table:table-cell>
          <table:table-cell office:value-type="string" table:style-name="ce6">
            <text:p>11/03/2021</text:p>
          </table:table-cell>
          <table:table-cell office:value-type="string" table:style-name="ce10">
            <text:p>PAULO JORGE DA SILVA-ME</text:p>
          </table:table-cell>
          <table:table-cell office:value-type="string" table:style-name="ce7">
            <text:p>15.596.182/0001-82</text:p>
          </table:table-cell>
          <table:table-cell office:value-type="string" table:style-name="ce11">
            <text:p>COPIA DE CHAVE.</text:p>
          </table:table-cell>
          <table:table-cell office:value-type="string" table:style-name="ce6">
            <text:p>R$ <text:s text:c="4"/>35,00</text:p>
          </table:table-cell>
          <table:table-cell table:number-columns-repeated="16373"/>
        </table:table-row>
        <table:table-row table:style-name="ro3">
          <table:table-cell office:value-type="string" table:style-name="ce6">
            <text:p>PR-SE</text:p>
          </table:table-cell>
          <table:table-cell office:value-type="float" office:value="2021" table:style-name="ce6">
            <text:p>2021</text:p>
          </table:table-cell>
          <table:table-cell office:value-type="string" table:style-name="ce7">
            <text:p>FRANCISCO DAS CHAGAS FORTES</text:p>
          </table:table-cell>
          <table:table-cell office:value-type="string" table:style-name="ce6">
            <text:p>476.423.785-72</text:p>
          </table:table-cell>
          <table:table-cell office:value-type="string" table:style-name="ce6">
            <text:p>29/01/2021 a 29/04/2021</text:p>
          </table:table-cell>
          <table:table-cell office:value-type="string" table:style-name="ce6">
            <text:p>SIM</text:p>
          </table:table-cell>
          <table:table-cell office:value-type="string" table:style-name="ce6">
            <text:p>18/02/2021</text:p>
          </table:table-cell>
          <table:table-cell office:value-type="string" table:style-name="ce10">
            <text:p>ALVES BARRETO COMÉRCIO E CONSTRUÇÕES LTDA.</text:p>
          </table:table-cell>
          <table:table-cell office:value-type="string" table:style-name="ce7">
            <text:p>13.004.833/0001-72</text:p>
          </table:table-cell>
          <table:table-cell office:value-type="string" table:style-name="ce11">
            <text:p>MATERIAL PARA ORGANIZAÇÃO DOS CABOS DE ÁUDIOS DO AUDITORIO.</text:p>
          </table:table-cell>
          <table:table-cell office:value-type="string" table:style-name="ce6">
            <text:p>R$ <text:s text:c="4"/>23,20</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FRANCISCO DAS CHAGAS FORTES</text:p>
          </table:table-cell>
          <table:table-cell office:value-type="string" table:style-name="ce6">
            <text:p>476.423.785-72</text:p>
          </table:table-cell>
          <table:table-cell office:value-type="string" table:style-name="ce6">
            <text:p>29/01/2021 a 29/04/2021</text:p>
          </table:table-cell>
          <table:table-cell office:value-type="string" table:style-name="ce6">
            <text:p>SIM</text:p>
          </table:table-cell>
          <table:table-cell office:value-type="string" table:style-name="ce6">
            <text:p>27/04/2021</text:p>
          </table:table-cell>
          <table:table-cell office:value-type="string" table:style-name="ce10">
            <text:p>CASA SILVESTRE LTDA</text:p>
          </table:table-cell>
          <table:table-cell office:value-type="string" table:style-name="ce7">
            <text:p>03.319.039/0001-64</text:p>
          </table:table-cell>
          <table:table-cell office:value-type="string" table:style-name="ce11">
            <text:p>PARA FUNCIONAMENTO DA ILUMINAÇÃO AUTOMÁTICA.</text:p>
          </table:table-cell>
          <table:table-cell office:value-type="string" table:style-name="ce6">
            <text:p>R$ <text:s text:c="3"/>189,60</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FRANCISCO DAS CHAGAS FORTES</text:p>
          </table:table-cell>
          <table:table-cell office:value-type="string" table:style-name="ce6">
            <text:p>476.423.785-72</text:p>
          </table:table-cell>
          <table:table-cell office:value-type="string" table:style-name="ce6">
            <text:p>29/01/2021 a 29/04/2021</text:p>
          </table:table-cell>
          <table:table-cell office:value-type="string" table:style-name="ce6">
            <text:p>SIM</text:p>
          </table:table-cell>
          <table:table-cell office:value-type="string" table:style-name="ce6">
            <text:p>30/03/2021</text:p>
          </table:table-cell>
          <table:table-cell office:value-type="string" table:style-name="ce10">
            <text:p>R&amp;G PLACAS VEICULARES LTDA</text:p>
          </table:table-cell>
          <table:table-cell office:value-type="string" table:style-name="ce7">
            <text:p>08.880.278/0001-02</text:p>
          </table:table-cell>
          <table:table-cell office:value-type="string" table:style-name="ce11">
            <text:p>TROCAR PLACA DO VEICULO LINEA 01.</text:p>
          </table:table-cell>
          <table:table-cell office:value-type="string" table:style-name="ce6">
            <text:p>R$ <text:s text:c="3"/>250,00</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TIAGO DA SILVA NEVES</text:p>
          </table:table-cell>
          <table:table-cell office:value-type="string" table:style-name="ce6">
            <text:p>436.588.815-34</text:p>
          </table:table-cell>
          <table:table-cell office:value-type="string" table:style-name="ce6">
            <text:p>01/10/2021 a 19/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12">
          <table:table-cell office:value-type="string" table:style-name="ce6">
            <text:p>PR-SE</text:p>
          </table:table-cell>
          <table:table-cell office:value-type="float" office:value="2021" table:style-name="ce6">
            <text:p>2021</text:p>
          </table:table-cell>
          <table:table-cell office:value-type="string" table:style-name="ce7">
            <text:p>TIAGO DA SILVA NEVES</text:p>
          </table:table-cell>
          <table:table-cell office:value-type="string" table:style-name="ce6">
            <text:p>436.588.815-34</text:p>
          </table:table-cell>
          <table:table-cell office:value-type="string" table:style-name="ce6">
            <text:p>07/05/2021 a 05/08/2021</text:p>
          </table:table-cell>
          <table:table-cell office:value-type="string" table:style-name="ce6">
            <text:p>SIM</text:p>
          </table:table-cell>
          <table:table-cell office:value-type="string" table:style-name="ce6">
            <text:p>02/06/2021</text:p>
          </table:table-cell>
          <table:table-cell office:value-type="string" table:style-name="ce10">
            <text:p>PÉRICLES BOMFIM SANTOS ME</text:p>
          </table:table-cell>
          <table:table-cell office:value-type="string" table:style-name="ce7">
            <text:p>09.275.179/0001-64</text:p>
          </table:table-cell>
          <table:table-cell office:value-type="string" table:style-name="ce11">
            <text:p>CONSIDERANDO A NOVA LOTAÇÃO DESTE SIGNATÁRIO, SOLICITO, CONFORME ORIENTAÇÃO DO COORDENADOR JURÍDICO, CÓPIAS DE CHAVES (EM QUANTIDADES DESCRITAS ENTRE PARÊNTESES) PARA ACESSO ÀS SEGUINTES SALAS:</text:p>
            <text:p/>
            <text:p>114 - SALA EMPRESTADA PARA A GUARDA DAS CAIXAS DA SUBGPAD (DUAS CÓPIAS);</text:p>
            <text:p>223 - SGD (UMA CÓPIA);</text:p>
            <text:p>102 - ARQUIVO (UMA CÓPIA)</text:p>
          </table:table-cell>
          <table:table-cell office:value-type="string" table:style-name="ce6">
            <text:p>R$ <text:s text:c="4"/>24,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2/02/2021</text:p>
          </table:table-cell>
          <table:table-cell office:value-type="string" table:style-name="ce10">
            <text:p>AUTOBAN - ANHANGUERA BANDEIRANTES</text:p>
          </table:table-cell>
          <table:table-cell office:value-type="string" table:style-name="ce7">
            <text:p>02.451.848/0001-62</text:p>
          </table:table-cell>
          <table:table-cell office:value-type="string" table:style-name="ce11">
            <text:p>DESPESA COM PAGAMENTO DE PEDÁGIO</text:p>
          </table:table-cell>
          <table:table-cell office:value-type="string" table:style-name="ce6">
            <text:p>R$ <text:s text:c="5"/>9,7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2/02/2021</text:p>
          </table:table-cell>
          <table:table-cell office:value-type="string" table:style-name="ce10">
            <text:p>AUTOBAN - ANHANGUERA BANDEIRANTES</text:p>
          </table:table-cell>
          <table:table-cell office:value-type="string" table:style-name="ce7">
            <text:p>02.451.848/0001-62</text:p>
          </table:table-cell>
          <table:table-cell office:value-type="string" table:style-name="ce11">
            <text:p>DESPESA COM PAGAMENTO DE PEDÁGIO</text:p>
          </table:table-cell>
          <table:table-cell office:value-type="string" table:style-name="ce6">
            <text:p>R$ <text:s text:c="5"/>9,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4/02/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DESPESA COMPAGAMENTO DE PEDAGIO</text:p>
          </table:table-cell>
          <table:table-cell office:value-type="string" table:style-name="ce6">
            <text:p>R$ <text:s text:c="5"/>7,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4/02/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DESPESA COMPAGAMENTO DE PEDÁGIO</text:p>
          </table:table-cell>
          <table:table-cell office:value-type="string" table:style-name="ce6">
            <text:p>R$ <text:s text:c="5"/>4,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DESPESA COM PAGAMENTO DE PEDAGIO</text:p>
          </table:table-cell>
          <table:table-cell office:value-type="string" table:style-name="ce6">
            <text:p>R$ <text:s text:c="5"/>7,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DESPESA COMPAGAMENTO DE PEDAGIO</text:p>
          </table:table-cell>
          <table:table-cell office:value-type="string" table:style-name="ce6">
            <text:p>R$ <text:s text:c="5"/>4,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5,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1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3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5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7,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5,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1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4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5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7,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1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3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4,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4,9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4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5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7,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5,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1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4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5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7,2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LZEMIR CEZAR DA SILVA</text:p>
          </table:table-cell>
          <table:table-cell office:value-type="string" table:style-name="ce6">
            <text:p>092.134.248-92</text:p>
          </table:table-cell>
          <table:table-cell office:value-type="string" table:style-name="ce6">
            <text:p>12/01/2021 a 26/03/2021</text:p>
          </table:table-cell>
          <table:table-cell office:value-type="string" table:style-name="ce6">
            <text:p>SIM</text:p>
          </table:table-cell>
          <table:table-cell office:value-type="string" table:style-name="ce6">
            <text:p>19/01/2021</text:p>
          </table:table-cell>
          <table:table-cell office:value-type="string" table:style-name="ce10">
            <text:p>ADEGILSON DOURADO NASCIMENTO</text:p>
          </table:table-cell>
          <table:table-cell office:value-type="string" table:style-name="ce7">
            <text:p>33.909.123/0001-07</text:p>
          </table:table-cell>
          <table:table-cell office:value-type="string" table:style-name="ce11">
            <text:p>LIMPEZA DO PÁTIO DA ANTIGA SEDE DA PRM-ARARAQUARA DEVIDO À MANIFESTAÇÃO DE VIZINHA COM RELAÇÃO AO ABANDONO E O APARECIMENTO DE BICHOS INDESEJÁVEIS.</text:p>
          </table:table-cell>
          <table:table-cell office:value-type="string" table:style-name="ce6">
            <text:p>R$ <text:s text:c="3"/>30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CAROLINA BOTASSO DE ALMEIDA FREITAS</text:p>
          </table:table-cell>
          <table:table-cell office:value-type="string" table:style-name="ce6">
            <text:p>272.965.538-71</text:p>
          </table:table-cell>
          <table:table-cell office:value-type="string" table:style-name="ce6">
            <text:p>17/08/2021 a 12/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CAROLINA BOTASSO DE ALMEIDA FREITAS</text:p>
          </table:table-cell>
          <table:table-cell office:value-type="string" table:style-name="ce6">
            <text:p>272.965.538-71</text:p>
          </table:table-cell>
          <table:table-cell office:value-type="string" table:style-name="ce6">
            <text:p>26/02/2021 a 21/05/2021</text:p>
          </table:table-cell>
          <table:table-cell office:value-type="string" table:style-name="ce6">
            <text:p>SIM</text:p>
          </table:table-cell>
          <table:table-cell office:value-type="string" table:style-name="ce6">
            <text:p>11/03/2021</text:p>
          </table:table-cell>
          <table:table-cell office:value-type="string" table:style-name="ce10">
            <text:p>PIRACICABA TELEFONES LTDA.EPP.</text:p>
          </table:table-cell>
          <table:table-cell office:value-type="string" table:style-name="ce7">
            <text:p>02.776.993/0001-13</text:p>
          </table:table-cell>
          <table:table-cell office:value-type="string" table:style-name="ce11">
            <text:p>MÃO DE OBRA PARA SUBSTITUIÇÃO DE PEÇA NA CENTRAL PABX.</text:p>
          </table:table-cell>
          <table:table-cell office:value-type="string" table:style-name="ce6">
            <text:p>R$ <text:s text:c="3"/>22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CAROLINA BOTASSO DE ALMEIDA FREITAS</text:p>
          </table:table-cell>
          <table:table-cell office:value-type="string" table:style-name="ce6">
            <text:p>272.965.538-71</text:p>
          </table:table-cell>
          <table:table-cell office:value-type="string" table:style-name="ce6">
            <text:p>26/02/2021 a 21/05/2021</text:p>
          </table:table-cell>
          <table:table-cell office:value-type="string" table:style-name="ce6">
            <text:p>SIM</text:p>
          </table:table-cell>
          <table:table-cell office:value-type="string" table:style-name="ce6">
            <text:p>11/03/2021</text:p>
          </table:table-cell>
          <table:table-cell office:value-type="string" table:style-name="ce10">
            <text:p>PIRACICABA TELEFONES LTDA.EPP.</text:p>
          </table:table-cell>
          <table:table-cell office:value-type="string" table:style-name="ce7">
            <text:p>02.776.993/0001-13</text:p>
          </table:table-cell>
          <table:table-cell office:value-type="string" table:style-name="ce11">
            <text:p>REPOSIÇÃO DE PEÇA DO PABX.</text:p>
          </table:table-cell>
          <table:table-cell office:value-type="string" table:style-name="ce6">
            <text:p>R$ <text:s text:c="3"/>480,00</text:p>
          </table:table-cell>
          <table:table-cell table:number-columns-repeated="16373"/>
        </table:table-row>
        <table:table-row table:style-name="ro13">
          <table:table-cell office:value-type="string" table:style-name="ce6">
            <text:p>PR-SP</text:p>
          </table:table-cell>
          <table:table-cell office:value-type="float" office:value="2021" table:style-name="ce6">
            <text:p>2021</text:p>
          </table:table-cell>
          <table:table-cell office:value-type="string" table:style-name="ce7">
            <text:p>CATIA ELIANA DE OLIVEIRA SERAFIM</text:p>
          </table:table-cell>
          <table:table-cell office:value-type="string" table:style-name="ce6">
            <text:p>062.047.788-11</text:p>
          </table:table-cell>
          <table:table-cell office:value-type="string" table:style-name="ce6">
            <text:p>28/01/2021 a 20/04/2021</text:p>
          </table:table-cell>
          <table:table-cell office:value-type="string" table:style-name="ce6">
            <text:p>SIM</text:p>
          </table:table-cell>
          <table:table-cell office:value-type="string" table:style-name="ce6">
            <text:p>03/02/2021</text:p>
          </table:table-cell>
          <table:table-cell office:value-type="string" table:style-name="ce10">
            <text:p>FREITAS TELECOM LTDA ME</text:p>
          </table:table-cell>
          <table:table-cell office:value-type="string" table:style-name="ce7">
            <text:p>13.416.550/0001-38</text:p>
          </table:table-cell>
          <table:table-cell office:value-type="string" table:style-name="ce11">
            <text:p>ATENDER DESPESA EMERGENCIAL DE PEQUENO VULTO COM A REALIZAÇÃO DE SERVIÇO URGENTE DE REPARO NA CENTRAL DE PABX DA PRM-PRESIDENTE PRUDENTE, QUE TEM APRESENTADO PROBLEMAS CONSTANTEMENTE. O TÉCNICO QUE REALIZA AS MANUTENÇÕES NA MESMA JÁ INFORMOU QUE A CENTRAL É OBSOLETA E QUE NÃO EXISTEM MAIS PEÇAS DE REPOSIÇÃO NO MERCADO. SERÁ FEITA UMA SOLDA EM UMA DAS PLACAS PARA QUE OS TELEFONES DA UNIDADE NÃO FIQUEM INOPERANTES.</text:p>
          </table:table-cell>
          <table:table-cell office:value-type="string" table:style-name="ce6">
            <text:p>R$ <text:s text:c="3"/>15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CRISTIANE ALVES DE OLIVEIRA</text:p>
          </table:table-cell>
          <table:table-cell office:value-type="string" table:style-name="ce6">
            <text:p>218.274.928-48</text:p>
          </table:table-cell>
          <table:table-cell office:value-type="string" table:style-name="ce6">
            <text:p>28/09/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02/09/2021 a 19/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14">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AUTOBAN - ANHANGUERA BANDEIRANTES</text:p>
          </table:table-cell>
          <table:table-cell office:value-type="string" table:style-name="ce7">
            <text:p>02.451.848/0001-62</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30,20</text:p>
          </table:table-cell>
          <table:table-cell table:number-columns-repeated="16373"/>
        </table:table-row>
        <table:table-row table:style-name="ro14">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CONCESSIONARIA DA RODOVIA PRESIDENTE DUTRA S/A</text:p>
          </table:table-cell>
          <table:table-cell office:value-type="string" table:style-name="ce7">
            <text:p>00.861.626/0001-92</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13,40</text:p>
          </table:table-cell>
          <table:table-cell table:number-columns-repeated="16373"/>
        </table:table-row>
        <table:table-row table:style-name="ro14">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CONCESSIONÁRIA ROTA DAS BANDEIRAS</text:p>
          </table:table-cell>
          <table:table-cell office:value-type="string" table:style-name="ce7">
            <text:p>10.647.979/0001-48</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55,60</text:p>
          </table:table-cell>
          <table:table-cell table:number-columns-repeated="16373"/>
        </table:table-row>
        <table:table-row table:style-name="ro14">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RODOVIAS DO INTERIOR PAULISTA S/A</text:p>
          </table:table-cell>
          <table:table-cell office:value-type="string" table:style-name="ce7">
            <text:p>03.207.703/0001-83</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32,40</text:p>
          </table:table-cell>
          <table:table-cell table:number-columns-repeated="16373"/>
        </table:table-row>
        <table:table-row table:style-name="ro9">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text:p>
          </table:table-cell>
          <table:table-cell office:value-type="string" table:style-name="ce6">
            <text:p>R$ <text:s text:c="4"/>30,00</text:p>
          </table:table-cell>
          <table:table-cell table:number-columns-repeated="16373"/>
        </table:table-row>
        <table:table-row table:style-name="ro15">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15/04/2021</text:p>
          </table:table-cell>
          <table:table-cell office:value-type="string" table:style-name="ce10">
            <text:p>BERTUSO &amp; FERREIRA COMERCIAL LTDA</text:p>
          </table:table-cell>
          <table:table-cell office:value-type="string" table:style-name="ce7">
            <text:p>01.842.170/0001-86</text:p>
          </table:table-cell>
          <table:table-cell office:value-type="string" table:style-name="ce11">
            <text:p>AQUISIÇÃO DE CORDINHA BRANCA DE 6 MM</text:p>
            <text:p>AQUISIÇÃO DE 140 METROS DE CORDA PARA TROCARMOS AS CORDINHAS ATUALMENTE UTILIZADAS NOS MASTROS INTERNO <text:s/>E <text:s/>EXTERNOS <text:s/>DAS <text:s/>BANDEIRAS, <text:s/>POIS ENCONTRAM-SE <text:s/>MUITO <text:s/>SUJAS, <text:s/>E <text:s/>EM <text:s/>PÉSSIMO <text:s/>ESTADO. <text:s/>INFORMO AINDA, QUE CONSULTAMOS O ALMOXARIFADO E NÃO POSSUEM ESTE ITEM PARA FORNECER.</text:p>
            <text:p>ESCLAREÇO QUE O VALOR DA DESPESA É DE PEQUENO VULTO, E HÁ POUCOS FORNECEDORES DESSE ITEM NESTE MUNICÍPIO, O QUE DIFICULTA A COMPRA POR DISPENSA DE LICITAÇÃO.</text:p>
          </table:table-cell>
          <table:table-cell office:value-type="string" table:style-name="ce6">
            <text:p>R$ <text:s text:c="3"/>133,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HERLEM RODRIGUES THIES PAULINI</text:p>
          </table:table-cell>
          <table:table-cell office:value-type="string" table:style-name="ce6">
            <text:p>299.394.798-24</text:p>
          </table:table-cell>
          <table:table-cell office:value-type="string" table:style-name="ce6">
            <text:p>06/08/2021 a 05/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PALOMA MIDORI ARAGAKI SALLES</text:p>
          </table:table-cell>
          <table:table-cell office:value-type="string" table:style-name="ce6">
            <text:p>334.367.938-09</text:p>
          </table:table-cell>
          <table:table-cell office:value-type="string" table:style-name="ce6">
            <text:p>08/06/2021 a 20/08/2021</text:p>
          </table:table-cell>
          <table:table-cell office:value-type="string" table:style-name="ce6">
            <text:p>SIM</text:p>
          </table:table-cell>
          <table:table-cell office:value-type="string" table:style-name="ce6">
            <text:p>14/06/2021</text:p>
          </table:table-cell>
          <table:table-cell office:value-type="string" table:style-name="ce10">
            <text:p>BERTOLOTTI COMERCIO DE PRODUTOS ORTOPEDICOS LTDA (SOS ORTOPEDIA)</text:p>
          </table:table-cell>
          <table:table-cell office:value-type="string" table:style-name="ce7">
            <text:p>36.691.040/0001-74</text:p>
          </table:table-cell>
          <table:table-cell office:value-type="string" table:style-name="ce11">
            <text:p>SEGUIR AS NORMAS DE SEGURANÇA PARA EVITAR O CONTÁGIO DA COVID-19.</text:p>
          </table:table-cell>
          <table:table-cell office:value-type="string" table:style-name="ce6">
            <text:p>R$ <text:s text:c="4"/>70,00</text:p>
          </table:table-cell>
          <table:table-cell table:number-columns-repeated="16373"/>
        </table:table-row>
        <table:table-row table:style-name="ro7">
          <table:table-cell office:value-type="string" table:style-name="ce6">
            <text:p>PR-SP</text:p>
          </table:table-cell>
          <table:table-cell office:value-type="float" office:value="2021" table:style-name="ce6">
            <text:p>2021</text:p>
          </table:table-cell>
          <table:table-cell office:value-type="string" table:style-name="ce7">
            <text:p>PALOMA MIDORI ARAGAKI SALLES</text:p>
          </table:table-cell>
          <table:table-cell office:value-type="string" table:style-name="ce6">
            <text:p>334.367.938-09</text:p>
          </table:table-cell>
          <table:table-cell office:value-type="string" table:style-name="ce6">
            <text:p>08/06/2021 a 20/08/2021</text:p>
          </table:table-cell>
          <table:table-cell office:value-type="string" table:style-name="ce6">
            <text:p>SIM</text:p>
          </table:table-cell>
          <table:table-cell office:value-type="string" table:style-name="ce6">
            <text:p>22/06/2021</text:p>
          </table:table-cell>
          <table:table-cell office:value-type="string" table:style-name="ce10">
            <text:p>DEPÓSITO DE MATERIAL PARA CONSTRUÇÃO IRMÃOS SUGUIURA LTDA</text:p>
          </table:table-cell>
          <table:table-cell office:value-type="string" table:style-name="ce7">
            <text:p>52.429.529/0001-29</text:p>
          </table:table-cell>
          <table:table-cell office:value-type="string" table:style-name="ce11">
            <text:p>INFORMO QUE O PRODUTO EM QUESTÃO SE FAZ NECESSÁRIO PRINCIPALMENTE PARA A LUBRIFICAÇÃO DO PORTÃO DE ENTRADA DOS VEÍCULOS DA PROCURADORIA. UMA VEZ QUE O CONTRATO COM A EMPRESA QUE FAZIA A MANUTENÇÃO MENSAL FOI FINALIZADO, A</text:p>
            <text:p>PROCURADORIA PRECISA REALIZAR A MANUTENÇÃO POR CONTA PRÓPRIA.</text:p>
          </table:table-cell>
          <table:table-cell office:value-type="string" table:style-name="ce6">
            <text:p>R$ <text:s text:c="4"/>39,95</text:p>
          </table:table-cell>
          <table:table-cell table:number-columns-repeated="16373"/>
        </table:table-row>
        <table:table-row table:style-name="ro16">
          <table:table-cell office:value-type="string" table:style-name="ce6">
            <text:p>PR-SP</text:p>
          </table:table-cell>
          <table:table-cell office:value-type="float" office:value="2021" table:style-name="ce6">
            <text:p>2021</text:p>
          </table:table-cell>
          <table:table-cell office:value-type="string" table:style-name="ce7">
            <text:p>PAULO ADILSON DA SILVA</text:p>
          </table:table-cell>
          <table:table-cell office:value-type="string" table:style-name="ce6">
            <text:p>353.073.198-60</text:p>
          </table:table-cell>
          <table:table-cell office:value-type="string" table:style-name="ce6">
            <text:p>18/05/2021 a 20/07/2021</text:p>
          </table:table-cell>
          <table:table-cell office:value-type="string" table:style-name="ce6">
            <text:p>SIM COM RESSALVA</text:p>
          </table:table-cell>
          <table:table-cell office:value-type="string" table:style-name="ce6">
            <text:p>20/07/2021</text:p>
          </table:table-cell>
          <table:table-cell office:value-type="string" table:style-name="ce10">
            <text:p>KASA MATERIAIS ELETRICOS DE PRESIDENTE PRUDENTE LTDA</text:p>
          </table:table-cell>
          <table:table-cell office:value-type="string" table:style-name="ce7">
            <text:p>10.709.824/0001-99</text:p>
          </table:table-cell>
          <table:table-cell office:value-type="string" table:style-name="ce11">
            <text:p>OS <text:s/>CORDÕES <text:s/>QUE <text:s/>UTILIZAMOS <text:s/>PARA <text:s/>HASTEAR <text:s/>AS <text:s/>4 <text:s/>(QUATRO) <text:s/>BANDEIRAS <text:s/>ESCURECERAM <text:s/>E <text:s/>DEVIDO <text:s/>AO DESGASTE <text:s/>OCASIONADO <text:s/>PELO <text:s/>SOL, <text:s/>CHUVA E <text:s/>CALOR <text:s/>PRECISAM <text:s/>SER <text:s/>SUBSTITUÍDOS, <text:s/>O <text:s/>QUE <text:s/>JUSTIFICA <text:s/>A URGÊNCIA <text:s/>DA <text:s/>AQUISIÇÃO. <text:s/>ESCLAREÇO <text:s/>QUE <text:s/>PELA <text:s/>LOGÍSTICA <text:s/>DA <text:s/>FACHADA <text:s/>DO <text:s/>PRÉDIO <text:s/>QUE <text:s/>ABRIGA <text:s/>A <text:s/>SEDE DA <text:s/>PRM <text:s/>- <text:s/>PRESIDENTE <text:s/>PRUDENTE, <text:s/>AS <text:s/>BANDEIRAS <text:s/>FICAM <text:s/>HASTEADAS <text:s/>24 <text:s/>HORAS, <text:s/>O <text:s/>QUE <text:s/>PROVOCA <text:s/>UM MAIOR <text:s/>DESGASTE <text:s/>TANTO <text:s/>NAS <text:s/>BANDEIRAS <text:s/>QUANTO <text:s/>NOS <text:s/>CORDÕES <text:s/>DE <text:s/>HASTEAMENTO. <text:s/>NÃO <text:s/>É <text:s/>POSSÍVEL PREVER COM PRECISÃO QUANDO OS CORDÕES PRECISAM SER TROCADOS E DEVIDO AO SEU BAIXO VALOR E POUCA QUANTIDADE UTILIZADA NÃO SE JUSTIFICA A COMPRA EM GRANDE QUANTIDADE PARA REPOSIÇÃO, O QUE JUSTIFICA A EXCEPCIONALIDADE DA AQUISIÇÃO E NÃO POSSIBILIDADE DE PLANEJAMENTO</text:p>
          </table:table-cell>
          <table:table-cell office:value-type="string" table:style-name="ce6">
            <text:p>R$ <text:s text:c="4"/>47,50</text:p>
          </table:table-cell>
          <table:table-cell table:number-columns-repeated="16373"/>
        </table:table-row>
        <table:table-row table:style-name="ro17">
          <table:table-cell office:value-type="string" table:style-name="ce6">
            <text:p>PR-SP</text:p>
          </table:table-cell>
          <table:table-cell office:value-type="float" office:value="2021" table:style-name="ce6">
            <text:p>2021</text:p>
          </table:table-cell>
          <table:table-cell office:value-type="string" table:style-name="ce7">
            <text:p>PAULO ADILSON DA SILVA</text:p>
          </table:table-cell>
          <table:table-cell office:value-type="string" table:style-name="ce6">
            <text:p>353.073.198-60</text:p>
          </table:table-cell>
          <table:table-cell office:value-type="string" table:style-name="ce6">
            <text:p>18/05/2021 a 20/07/2021</text:p>
          </table:table-cell>
          <table:table-cell office:value-type="string" table:style-name="ce6">
            <text:p>SIM COM RESSALVA</text:p>
          </table:table-cell>
          <table:table-cell office:value-type="string" table:style-name="ce6">
            <text:p>20/07/2021</text:p>
          </table:table-cell>
          <table:table-cell office:value-type="string" table:style-name="ce10">
            <text:p>ROMA ARTIGOS PARA TAPECARIA - LTDA</text:p>
          </table:table-cell>
          <table:table-cell office:value-type="string" table:style-name="ce7">
            <text:p>35.639.113/0001-16</text:p>
          </table:table-cell>
          <table:table-cell office:value-type="string" table:style-name="ce11">
            <text:p>HÁ 3 (TRÊS) MESAS DISTRIBUÍDAS ENTRE OS DOIS REFEITÓRIOS DA UNIDADE, E QUE SÃO COBERTAS COM PLÁSTICO TÉRMICO, QUE TAMBÉM FAZEM AS VEZES DE <text:s/>TOALHAS <text:s/>DURANTE <text:s/>AS <text:s/>REFEIÇÕES <text:s/>DE <text:s/>SERVIDORES <text:s/>E <text:s/>TERCEIRIZADOS. <text:s/>A <text:s/>METRAGEM <text:s/>SOLICITADA <text:s/>É <text:s/>DE 7,00 MTS NO TOTAL, POIS 2 (DUAS) MESAS MEDEM 1,80 MTS E NECESSITAM DE 2,50 MTS (DOIS METROSE MEIO) CADA E 1 (UMA) MESA MEDE 1,50 MTS E NECESSITA DE 2,00 MTS (DOIS METROS). EM REGRA, ESSE TIPO DE TOALHA NÃO POSSUI VALIDADE DEFINIDA, SENDO DETERMINADA PELO SEU USO. AS TOALHAS ATUAIS ESTÃO EXTREMAMENTE DESGASTADAS E RASGARAM EM VÁRIOS PONTOS, NÃO CUMPRINDO MAIS A FUNÇÃO DE PROTEGER AS MESAS, FACILITAR A LIMPEZA E <text:s/>FAVORECER A HIGIENE <text:s/>DESSE <text:s/>AMBIENTE, UTILIZADO <text:s/>PARA <text:s/>REALIZAÇÃO <text:s/>DAS <text:s/>REFEIÇÕES, <text:s/>O <text:s/>QUE <text:s/>JUSTIFICA <text:s/>A <text:s/>URGÊNCIA <text:s/>E <text:s/>EXCEPCIONALIDADE <text:s/>DA AQUISIÇÃO DO BEM.</text:p>
          </table:table-cell>
          <table:table-cell office:value-type="string" table:style-name="ce6">
            <text:p>R$ <text:s text:c="3"/>105,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1/06/2021</text:p>
          </table:table-cell>
          <table:table-cell office:value-type="string" table:style-name="ce10">
            <text:p>CONCESSIONÁRIA ROTA DAS BANDEIRAS</text:p>
          </table:table-cell>
          <table:table-cell office:value-type="string" table:style-name="ce7">
            <text:p>10.647.979/0001-48</text:p>
          </table:table-cell>
          <table:table-cell office:value-type="string" table:style-name="ce11">
            <text:p>PEGAMENTO DE PEDAGIO</text:p>
          </table:table-cell>
          <table:table-cell office:value-type="string" table:style-name="ce6">
            <text:p>R$ <text:s text:c="4"/>10,4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PAGAMENTO DE PEDAGIO</text:p>
          </table:table-cell>
          <table:table-cell office:value-type="string" table:style-name="ce6">
            <text:p>R$ <text:s text:c="5"/>4,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PAGAMENTO DE PEDAGIO</text:p>
          </table:table-cell>
          <table:table-cell office:value-type="string" table:style-name="ce6">
            <text:p>R$ <text:s text:c="5"/>7,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5,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Rodovia Ayrton Senna e Carvalho Pinto</text:p>
          </table:table-cell>
          <table:table-cell office:value-type="string" table:style-name="ce7">
            <text:p>10.841.050/0001-55</text:p>
          </table:table-cell>
          <table:table-cell office:value-type="string" table:style-name="ce11">
            <text:p>PAGAMENTO DE PEDAGIO</text:p>
          </table:table-cell>
          <table:table-cell office:value-type="string" table:style-name="ce6">
            <text:p>R$ <text:s text:c="5"/>3,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PAGAMENTO DE PEDAGIO</text:p>
          </table:table-cell>
          <table:table-cell office:value-type="string" table:style-name="ce6">
            <text:p>R$ <text:s text:c="5"/>3,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PAGAMENTO DE PEDAGIO</text:p>
          </table:table-cell>
          <table:table-cell office:value-type="string" table:style-name="ce6">
            <text:p>R$ <text:s text:c="5"/>8,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PAGAMENTO DE PEDAGIO</text:p>
          </table:table-cell>
          <table:table-cell office:value-type="string" table:style-name="ce6">
            <text:p>R$ <text:s text:c="5"/>4,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PAGAMENTO DE PEDAGIO</text:p>
          </table:table-cell>
          <table:table-cell office:value-type="string" table:style-name="ce6">
            <text:p>R$ <text:s text:c="5"/>7,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4"/>11,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PAGAMENTO DE PEDAGIO</text:p>
          </table:table-cell>
          <table:table-cell office:value-type="string" table:style-name="ce6">
            <text:p>R$ <text:s text:c="5"/>5,4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PAGAMENTO DE PEDAGIO</text:p>
          </table:table-cell>
          <table:table-cell office:value-type="string" table:style-name="ce6">
            <text:p>R$ <text:s text:c="5"/>5,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PAGAMENTO DE PEDAGIO</text:p>
          </table:table-cell>
          <table:table-cell office:value-type="string" table:style-name="ce6">
            <text:p>R$ <text:s text:c="5"/>7,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ARIA AUTO RAPOSO TAVARES S/A</text:p>
          </table:table-cell>
          <table:table-cell office:value-type="string" table:style-name="ce7">
            <text:p>10.531.501/0004-09</text:p>
          </table:table-cell>
          <table:table-cell office:value-type="string" table:style-name="ce11">
            <text:p>PAGAMENTO DE PEDAGIO</text:p>
          </table:table-cell>
          <table:table-cell office:value-type="string" table:style-name="ce6">
            <text:p>R$ <text:s text:c="5"/>7,6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ARIA AUTO RAPOSO TAVARES S/A</text:p>
          </table:table-cell>
          <table:table-cell office:value-type="string" table:style-name="ce7">
            <text:p>10.531.501/0006-62</text:p>
          </table:table-cell>
          <table:table-cell office:value-type="string" table:style-name="ce11">
            <text:p>PAGAMENTO DE PEDAGIO</text:p>
          </table:table-cell>
          <table:table-cell office:value-type="string" table:style-name="ce6">
            <text:p>R$ <text:s text:c="5"/>9,3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ARIA AUTO RAPOSO TAVARES S/A</text:p>
          </table:table-cell>
          <table:table-cell office:value-type="string" table:style-name="ce7">
            <text:p>10.531.501/0008-24</text:p>
          </table:table-cell>
          <table:table-cell office:value-type="string" table:style-name="ce11">
            <text:p>PAGAMENTO DE PEDAGIO</text:p>
          </table:table-cell>
          <table:table-cell office:value-type="string" table:style-name="ce6">
            <text:p>R$ <text:s text:c="5"/>8,9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ARIA AUTO RAPOSO TAVARES S/A</text:p>
          </table:table-cell>
          <table:table-cell office:value-type="string" table:style-name="ce7">
            <text:p>10.531.501/0009-05</text:p>
          </table:table-cell>
          <table:table-cell office:value-type="string" table:style-name="ce11">
            <text:p>PAGAMENTO DE PEDAGIO</text:p>
          </table:table-cell>
          <table:table-cell office:value-type="string" table:style-name="ce6">
            <text:p>R$ <text:s text:c="5"/>7,5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ARIA AUTO RAPOSO TAVARES S/A</text:p>
          </table:table-cell>
          <table:table-cell office:value-type="string" table:style-name="ce7">
            <text:p>10.531.501/0010-49</text:p>
          </table:table-cell>
          <table:table-cell office:value-type="string" table:style-name="ce11">
            <text:p>PAGAMENTO DE PEDAGIO</text:p>
          </table:table-cell>
          <table:table-cell office:value-type="string" table:style-name="ce6">
            <text:p>R$ <text:s text:c="5"/>7,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ÁRIA AUTO RAPOSO TAVARES S/A</text:p>
          </table:table-cell>
          <table:table-cell office:value-type="string" table:style-name="ce7">
            <text:p>10.531.501/0003-10</text:p>
          </table:table-cell>
          <table:table-cell office:value-type="string" table:style-name="ce11">
            <text:p>PAGAMENTO DE PEDAGIO</text:p>
          </table:table-cell>
          <table:table-cell office:value-type="string" table:style-name="ce6">
            <text:p>R$ <text:s text:c="5"/>7,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7,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7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CONCESSIONARIA AUTO RAPOSO TAVARES S/A</text:p>
          </table:table-cell>
          <table:table-cell office:value-type="string" table:style-name="ce7">
            <text:p>10.531.501/0008-24</text:p>
          </table:table-cell>
          <table:table-cell office:value-type="string" table:style-name="ce11">
            <text:p>PAGAMENTO DE PEDAGIO</text:p>
          </table:table-cell>
          <table:table-cell office:value-type="string" table:style-name="ce6">
            <text:p>R$ <text:s text:c="5"/>8,9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CONCESSIONARIA AUTO RAPOSO TAVARES S/A</text:p>
          </table:table-cell>
          <table:table-cell office:value-type="string" table:style-name="ce7">
            <text:p>10.531.501/0009-05</text:p>
          </table:table-cell>
          <table:table-cell office:value-type="string" table:style-name="ce11">
            <text:p>PAGAMENTO DE PEDAGIO</text:p>
          </table:table-cell>
          <table:table-cell office:value-type="string" table:style-name="ce6">
            <text:p>R$ <text:s text:c="5"/>7,5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CONCESSIONARIA AUTO RAPOSO TAVARES S/A</text:p>
          </table:table-cell>
          <table:table-cell office:value-type="string" table:style-name="ce7">
            <text:p>10.531.501/0010-49</text:p>
          </table:table-cell>
          <table:table-cell office:value-type="string" table:style-name="ce11">
            <text:p>PAGAMENTO DE PEDAGIO</text:p>
          </table:table-cell>
          <table:table-cell office:value-type="string" table:style-name="ce6">
            <text:p>R$ <text:s text:c="5"/>7,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RODOVIAS DAS COLINAS S/A</text:p>
          </table:table-cell>
          <table:table-cell office:value-type="string" table:style-name="ce7">
            <text:p>03.025.305/0001-46</text:p>
          </table:table-cell>
          <table:table-cell office:value-type="string" table:style-name="ce11">
            <text:p>PAGAMENTO DE PEDAGIO</text:p>
          </table:table-cell>
          <table:table-cell office:value-type="string" table:style-name="ce6">
            <text:p>R$ <text:s text:c="4"/>1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AGIO</text:p>
          </table:table-cell>
          <table:table-cell office:value-type="string" table:style-name="ce6">
            <text:p>R$ <text:s text:c="5"/>7,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AGIO</text:p>
          </table:table-cell>
          <table:table-cell office:value-type="string" table:style-name="ce6">
            <text:p>R$ <text:s text:c="5"/>8,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8/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5,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8/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8/06/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AGIO</text:p>
          </table:table-cell>
          <table:table-cell office:value-type="string" table:style-name="ce6">
            <text:p>R$ <text:s text:c="5"/>8,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8/06/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AGIO</text:p>
          </table:table-cell>
          <table:table-cell office:value-type="string" table:style-name="ce6">
            <text:p>R$ <text:s text:c="4"/>13,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01/09/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4"/>11,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01/09/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7,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01/09/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01/09/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01/09/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01/09/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9,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02/09/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2,9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02/09/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13/07/2021</text:p>
          </table:table-cell>
          <table:table-cell office:value-type="string" table:style-name="ce10">
            <text:p>Rodovia Ayrton Senna e Carvalho Pinto</text:p>
          </table:table-cell>
          <table:table-cell office:value-type="string" table:style-name="ce7">
            <text:p>10.841.050/0001-55</text:p>
          </table:table-cell>
          <table:table-cell office:value-type="string" table:style-name="ce11">
            <text:p>PAGAMENTO DE PEDAGIO</text:p>
          </table:table-cell>
          <table:table-cell office:value-type="string" table:style-name="ce6">
            <text:p>R$ <text:s text:c="5"/>4,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17/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7,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17/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17/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17/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4"/>11,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18/06/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PAGAMENTO DE PEDAGIO</text:p>
          </table:table-cell>
          <table:table-cell office:value-type="string" table:style-name="ce6">
            <text:p>R$ <text:s text:c="5"/>5,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18/06/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PAGAMENTO DE PEDAGIO</text:p>
          </table:table-cell>
          <table:table-cell office:value-type="string" table:style-name="ce6">
            <text:p>R$ <text:s text:c="5"/>6,1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18/06/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PAGAMENTO DE PEDAGIO</text:p>
          </table:table-cell>
          <table:table-cell office:value-type="string" table:style-name="ce6">
            <text:p>R$ <text:s text:c="5"/>6,3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3/08/2021</text:p>
          </table:table-cell>
          <table:table-cell office:value-type="string" table:style-name="ce10">
            <text:p>CONCESSIONARIA AUTO RAPOSO TAVARES S/A</text:p>
          </table:table-cell>
          <table:table-cell office:value-type="string" table:style-name="ce7">
            <text:p>10.531.501/0004-09</text:p>
          </table:table-cell>
          <table:table-cell office:value-type="string" table:style-name="ce11">
            <text:p>PAGAMENTO DE PEDAGIO</text:p>
          </table:table-cell>
          <table:table-cell office:value-type="string" table:style-name="ce6">
            <text:p>R$ <text:s text:c="5"/>8,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3/08/2021</text:p>
          </table:table-cell>
          <table:table-cell office:value-type="string" table:style-name="ce10">
            <text:p>CONCESSIONARIA AUTO RAPOSO TAVARES S/A</text:p>
          </table:table-cell>
          <table:table-cell office:value-type="string" table:style-name="ce7">
            <text:p>10.531.501/0006-62</text:p>
          </table:table-cell>
          <table:table-cell office:value-type="string" table:style-name="ce11">
            <text:p>PAGAMENTO DE PEDAGIO</text:p>
          </table:table-cell>
          <table:table-cell office:value-type="string" table:style-name="ce6">
            <text:p>R$ <text:s text:c="4"/>10,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3/08/2021</text:p>
          </table:table-cell>
          <table:table-cell office:value-type="string" table:style-name="ce10">
            <text:p>CONCESSIONARIA AUTO RAPOSO TAVARES S/A</text:p>
          </table:table-cell>
          <table:table-cell office:value-type="string" table:style-name="ce7">
            <text:p>10.531.501/0008-24</text:p>
          </table:table-cell>
          <table:table-cell office:value-type="string" table:style-name="ce11">
            <text:p>PAGAMENTO DE PEDAGIO</text:p>
          </table:table-cell>
          <table:table-cell office:value-type="string" table:style-name="ce6">
            <text:p>R$ <text:s text:c="5"/>9,6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3/08/2021</text:p>
          </table:table-cell>
          <table:table-cell office:value-type="string" table:style-name="ce10">
            <text:p>CONCESSIONARIA AUTO RAPOSO TAVARES S/A</text:p>
          </table:table-cell>
          <table:table-cell office:value-type="string" table:style-name="ce7">
            <text:p>10.531.501/0009-05</text:p>
          </table:table-cell>
          <table:table-cell office:value-type="string" table:style-name="ce11">
            <text:p>PAGAMENTO DE PEDAGIO</text:p>
          </table:table-cell>
          <table:table-cell office:value-type="string" table:style-name="ce6">
            <text:p>R$ <text:s text:c="5"/>8,1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3/08/2021</text:p>
          </table:table-cell>
          <table:table-cell office:value-type="string" table:style-name="ce10">
            <text:p>CONCESSIONARIA AUTO RAPOSO TAVARES S/A</text:p>
          </table:table-cell>
          <table:table-cell office:value-type="string" table:style-name="ce7">
            <text:p>10.531.501/0010-49</text:p>
          </table:table-cell>
          <table:table-cell office:value-type="string" table:style-name="ce11">
            <text:p>PAGAMENTO DE PEDAGIO</text:p>
          </table:table-cell>
          <table:table-cell office:value-type="string" table:style-name="ce6">
            <text:p>R$ <text:s text:c="5"/>7,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3/08/2021</text:p>
          </table:table-cell>
          <table:table-cell office:value-type="string" table:style-name="ce10">
            <text:p>CONCESSIONÁRIA AUTO RAPOSO TAVARES S/A</text:p>
          </table:table-cell>
          <table:table-cell office:value-type="string" table:style-name="ce7">
            <text:p>10.531.501/0003-10</text:p>
          </table:table-cell>
          <table:table-cell office:value-type="string" table:style-name="ce11">
            <text:p>PAGAMENTO DE PEDAGIO</text:p>
          </table:table-cell>
          <table:table-cell office:value-type="string" table:style-name="ce6">
            <text:p>R$ <text:s text:c="5"/>8,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3/08/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5,4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4/08/2021</text:p>
          </table:table-cell>
          <table:table-cell office:value-type="string" table:style-name="ce10">
            <text:p>CONCESSIONARIA AUTO RAPOSO TAVARES S/A</text:p>
          </table:table-cell>
          <table:table-cell office:value-type="string" table:style-name="ce7">
            <text:p>10.531.501/0004-09</text:p>
          </table:table-cell>
          <table:table-cell office:value-type="string" table:style-name="ce11">
            <text:p>PAGAMENTO DE PEDAGIO</text:p>
          </table:table-cell>
          <table:table-cell office:value-type="string" table:style-name="ce6">
            <text:p>R$ <text:s text:c="5"/>8,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4/08/2021</text:p>
          </table:table-cell>
          <table:table-cell office:value-type="string" table:style-name="ce10">
            <text:p>CONCESSIONARIA AUTO RAPOSO TAVARES S/A</text:p>
          </table:table-cell>
          <table:table-cell office:value-type="string" table:style-name="ce7">
            <text:p>10.531.501/0006-62</text:p>
          </table:table-cell>
          <table:table-cell office:value-type="string" table:style-name="ce11">
            <text:p>PAGAMENTO DE PEDAGIO</text:p>
          </table:table-cell>
          <table:table-cell office:value-type="string" table:style-name="ce6">
            <text:p>R$ <text:s text:c="4"/>10,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4/08/2021</text:p>
          </table:table-cell>
          <table:table-cell office:value-type="string" table:style-name="ce10">
            <text:p>CONCESSIONARIA AUTO RAPOSO TAVARES S/A</text:p>
          </table:table-cell>
          <table:table-cell office:value-type="string" table:style-name="ce7">
            <text:p>10.531.501/0008-24</text:p>
          </table:table-cell>
          <table:table-cell office:value-type="string" table:style-name="ce11">
            <text:p>PAGAMENTO DE PEDAGIO</text:p>
          </table:table-cell>
          <table:table-cell office:value-type="string" table:style-name="ce6">
            <text:p>R$ <text:s text:c="5"/>9,6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4/08/2021</text:p>
          </table:table-cell>
          <table:table-cell office:value-type="string" table:style-name="ce10">
            <text:p>CONCESSIONARIA AUTO RAPOSO TAVARES S/A</text:p>
          </table:table-cell>
          <table:table-cell office:value-type="string" table:style-name="ce7">
            <text:p>10.531.501/0009-05</text:p>
          </table:table-cell>
          <table:table-cell office:value-type="string" table:style-name="ce11">
            <text:p>PAGAMENTO DE PEDAGIO</text:p>
          </table:table-cell>
          <table:table-cell office:value-type="string" table:style-name="ce6">
            <text:p>R$ <text:s text:c="5"/>8,1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4/08/2021</text:p>
          </table:table-cell>
          <table:table-cell office:value-type="string" table:style-name="ce10">
            <text:p>CONCESSIONARIA AUTO RAPOSO TAVARES S/A</text:p>
          </table:table-cell>
          <table:table-cell office:value-type="string" table:style-name="ce7">
            <text:p>10.531.501/0010-49</text:p>
          </table:table-cell>
          <table:table-cell office:value-type="string" table:style-name="ce11">
            <text:p>PAGAMENTO DE PEDAGIO</text:p>
          </table:table-cell>
          <table:table-cell office:value-type="string" table:style-name="ce6">
            <text:p>R$ <text:s text:c="5"/>7,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4/08/2021</text:p>
          </table:table-cell>
          <table:table-cell office:value-type="string" table:style-name="ce10">
            <text:p>CONCESSIONÁRIA AUTO RAPOSO TAVARES S/A</text:p>
          </table:table-cell>
          <table:table-cell office:value-type="string" table:style-name="ce7">
            <text:p>10.531.501/0003-10</text:p>
          </table:table-cell>
          <table:table-cell office:value-type="string" table:style-name="ce11">
            <text:p>PAGAMENTO DE PEDAGIO</text:p>
          </table:table-cell>
          <table:table-cell office:value-type="string" table:style-name="ce6">
            <text:p>R$ <text:s text:c="5"/>8,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4/08/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5,4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6/08/2021</text:p>
          </table:table-cell>
          <table:table-cell office:value-type="string" table:style-name="ce10">
            <text:p>RENOVIAS CONCESSIONÁRIA S/A</text:p>
          </table:table-cell>
          <table:table-cell office:value-type="string" table:style-name="ce7">
            <text:p>02.417.464/0001-23</text:p>
          </table:table-cell>
          <table:table-cell office:value-type="string" table:style-name="ce11">
            <text:p>PAGAMENTO DE PEDAGIO</text:p>
          </table:table-cell>
          <table:table-cell office:value-type="string" table:style-name="ce6">
            <text:p>R$ <text:s text:c="5"/>5,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7/08/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PAGAMENTO DE PEDAGIO</text:p>
          </table:table-cell>
          <table:table-cell office:value-type="string" table:style-name="ce6">
            <text:p>R$ <text:s text:c="5"/>4,4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7/08/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PAGAMENTO DE PEDAGIO</text:p>
          </table:table-cell>
          <table:table-cell office:value-type="string" table:style-name="ce6">
            <text:p>R$ <text:s text:c="5"/>8,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27/08/2021</text:p>
          </table:table-cell>
          <table:table-cell office:value-type="string" table:style-name="ce10">
            <text:p>Rodovia Ayrton Senna e Carvalho Pinto</text:p>
          </table:table-cell>
          <table:table-cell office:value-type="string" table:style-name="ce7">
            <text:p>10.841.050/0001-55</text:p>
          </table:table-cell>
          <table:table-cell office:value-type="string" table:style-name="ce11">
            <text:p>PAGAMENTO DE PEDAGIO</text:p>
          </table:table-cell>
          <table:table-cell office:value-type="string" table:style-name="ce6">
            <text:p>R$ <text:s text:c="5"/>4,1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0/08/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5,9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0/08/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0/08/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AGIO</text:p>
          </table:table-cell>
          <table:table-cell office:value-type="string" table:style-name="ce6">
            <text:p>R$ <text:s text:c="5"/>7,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0/08/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AGIO</text:p>
          </table:table-cell>
          <table:table-cell office:value-type="string" table:style-name="ce6">
            <text:p>R$ <text:s text:c="5"/>8,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5,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PAGAMENTO DE PEDAGIO</text:p>
          </table:table-cell>
          <table:table-cell office:value-type="string" table:style-name="ce6">
            <text:p>R$ <text:s text:c="5"/>6,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PAGAMENTO DE PEDAGIO</text:p>
          </table:table-cell>
          <table:table-cell office:value-type="string" table:style-name="ce6">
            <text:p>R$ <text:s text:c="5"/>6,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PAGAMENTO DE PEDAGIO</text:p>
          </table:table-cell>
          <table:table-cell office:value-type="string" table:style-name="ce6">
            <text:p>R$ <text:s text:c="5"/>6,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AGIO</text:p>
          </table:table-cell>
          <table:table-cell office:value-type="string" table:style-name="ce6">
            <text:p>R$ <text:s text:c="4"/>13,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PAGAMENTO DE PEDAGIO</text:p>
          </table:table-cell>
          <table:table-cell office:value-type="string" table:style-name="ce6">
            <text:p>R$ <text:s text:c="5"/>5,3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PAGAMENTO DE PEDAGIO</text:p>
          </table:table-cell>
          <table:table-cell office:value-type="string" table:style-name="ce6">
            <text:p>R$ <text:s text:c="5"/>5,9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PAGAMENTO DE PEDAGIO</text:p>
          </table:table-cell>
          <table:table-cell office:value-type="string" table:style-name="ce6">
            <text:p>R$ <text:s text:c="5"/>6,3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PAGAMENTO DE PEDAGIO</text:p>
          </table:table-cell>
          <table:table-cell office:value-type="string" table:style-name="ce6">
            <text:p>R$ <text:s text:c="5"/>6,7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PAGAMENTO DE PEDAGIO</text:p>
          </table:table-cell>
          <table:table-cell office:value-type="string" table:style-name="ce6">
            <text:p>R$ <text:s text:c="5"/>7,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SIM</text:p>
          </table:table-cell>
          <table:table-cell office:value-type="string" table:style-name="ce6">
            <text:p>31/08/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PAGAMENTO DE PEDAGIO</text:p>
          </table:table-cell>
          <table:table-cell office:value-type="string" table:style-name="ce6">
            <text:p>R$ <text:s text:c="5"/>7,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EDRO REVELINO DE OLIVEIRA</text:p>
          </table:table-cell>
          <table:table-cell office:value-type="string" table:style-name="ce6">
            <text:p>149.591.928-52</text:p>
          </table:table-cell>
          <table:table-cell office:value-type="string" table:style-name="ce6">
            <text:p>26/08/2021 a 19/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SANDOR VIEIRA DAS NEVES</text:p>
          </table:table-cell>
          <table:table-cell office:value-type="string" table:style-name="ce6">
            <text:p>192.147.808-03</text:p>
          </table:table-cell>
          <table:table-cell office:value-type="string" table:style-name="ce6">
            <text:p>28/01/2021 a 19/04/2021</text:p>
          </table:table-cell>
          <table:table-cell office:value-type="string" table:style-name="ce6">
            <text:p>SIM</text:p>
          </table:table-cell>
          <table:table-cell office:value-type="string" table:style-name="ce6">
            <text:p>01/03/2021</text:p>
          </table:table-cell>
          <table:table-cell office:value-type="string" table:style-name="ce10">
            <text:p>ARTHUR FERREIRA DOS SANTOS CHAVEIRO ME</text:p>
          </table:table-cell>
          <table:table-cell office:value-type="string" table:style-name="ce7">
            <text:p>02.163.115/0001-22</text:p>
          </table:table-cell>
          <table:table-cell office:value-type="string" table:style-name="ce11">
            <text:p>FECHADURA EMPERRADA DA PRM REGISTRO</text:p>
          </table:table-cell>
          <table:table-cell office:value-type="string" table:style-name="ce6">
            <text:p>R$ <text:s text:c="3"/>160,0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WALDOMIRO OJEA RODRIGUES CAMPOS</text:p>
          </table:table-cell>
          <table:table-cell office:value-type="string" table:style-name="ce6">
            <text:p>316.633.428-90</text:p>
          </table:table-cell>
          <table:table-cell office:value-type="string" table:style-name="ce6">
            <text:p>17/08/2021 a 12/11/2021</text:p>
          </table:table-cell>
          <table:table-cell office:value-type="string" table:style-name="ce6">
            <text:p>SIM</text:p>
          </table:table-cell>
          <table:table-cell office:value-type="string" table:style-name="ce6">
            <text:p>09/09/2021</text:p>
          </table:table-cell>
          <table:table-cell office:value-type="string" table:style-name="ce10">
            <text:p>B. LUIZ FURLAN COMERCIO E SERVICOS</text:p>
          </table:table-cell>
          <table:table-cell office:value-type="string" table:style-name="ce7">
            <text:p>30.226.256/0001-82</text:p>
          </table:table-cell>
          <table:table-cell office:value-type="string" table:style-name="ce11">
            <text:p>A PRM JUNDIAÍ MUDOU DE SEDE E PRECISAVA REPARAR A CERCA ELÉTRICA DA ANTIGA SEDE PARA REGULARIZAÇÃO DAS PENDÊNCIAS DAQUELE CONTRATO DE ALUGUEL.</text:p>
          </table:table-cell>
          <table:table-cell office:value-type="string" table:style-name="ce6">
            <text:p>R$ <text:s text:c="3"/>453,53</text:p>
          </table:table-cell>
          <table:table-cell table:number-columns-repeated="16373"/>
        </table:table-row>
        <table:table-row table:style-name="ro5">
          <table:table-cell office:value-type="string" table:style-name="ce6">
            <text:p>PR-SP</text:p>
          </table:table-cell>
          <table:table-cell office:value-type="float" office:value="2021" table:style-name="ce6">
            <text:p>2021</text:p>
          </table:table-cell>
          <table:table-cell office:value-type="string" table:style-name="ce7">
            <text:p>WILLYS PEREIRA DE LIMA</text:p>
          </table:table-cell>
          <table:table-cell office:value-type="string" table:style-name="ce6">
            <text:p>119.096.118-08</text:p>
          </table:table-cell>
          <table:table-cell office:value-type="string" table:style-name="ce6">
            <text:p>03/02/2021 a 20/04/2021</text:p>
          </table:table-cell>
          <table:table-cell office:value-type="string" table:style-name="ce6">
            <text:p>SIM</text:p>
          </table:table-cell>
          <table:table-cell office:value-type="string" table:style-name="ce6">
            <text:p>08/02/2021</text:p>
          </table:table-cell>
          <table:table-cell office:value-type="string" table:style-name="ce10">
            <text:p>16º TABELIÃO DE NOTAS DE SÃO PAULO</text:p>
          </table:table-cell>
          <table:table-cell office:value-type="string" table:style-name="ce7">
            <text:p>45.572.567/0001-70</text:p>
          </table:table-cell>
          <table:table-cell office:value-type="string" table:style-name="ce11">
            <text:p>PAGAMENTO <text:s/>DE DESPESAS <text:s/>COM <text:s/>3 <text:s/>RECONHECIMENTOS <text:s/>DE <text:s/>FIRMA <text:s/>POR <text:s/>AUTENTICIDADE: <text:s/>R$51,90 <text:s/>2 <text:s/>CÓPIAS AUTENTICADAS <text:s/>DOS <text:s/>DUTS <text:s/>(FRENTE <text:s/>E <text:s/>VERSO): <text:s/>R$55,20 <text:s/>TOTAL <text:s/>DOS <text:s/>SERVIÇO: <text:s/>R$107,10.</text:p>
          </table:table-cell>
          <table:table-cell office:value-type="string" table:style-name="ce6">
            <text:p>R$ <text:s text:c="3"/>107,1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WILLYS PEREIRA DE LIMA</text:p>
          </table:table-cell>
          <table:table-cell office:value-type="string" table:style-name="ce6">
            <text:p>119.096.118-08</text:p>
          </table:table-cell>
          <table:table-cell office:value-type="string" table:style-name="ce6">
            <text:p>03/02/2021 a 20/04/2021</text:p>
          </table:table-cell>
          <table:table-cell office:value-type="string" table:style-name="ce6">
            <text:p>SIM</text:p>
          </table:table-cell>
          <table:table-cell office:value-type="string" table:style-name="ce6">
            <text:p>19/02/2021</text:p>
          </table:table-cell>
          <table:table-cell office:value-type="string" table:style-name="ce10">
            <text:p>ASSOCIAÇÃO AMIGOS METROVIÁRIOS DOS EXCEPCIONAIS-SP</text:p>
          </table:table-cell>
          <table:table-cell office:value-type="string" table:style-name="ce7">
            <text:p>64.917.818/0001-56</text:p>
          </table:table-cell>
          <table:table-cell office:value-type="string" table:style-name="ce11">
            <text:p>PAGAMENTO DOS SERVIÇOS DE TRADUÇÃO EM LIBRAS SERÁ FEITO POR BOLETO BANCÁRIO, E CONFORME INFORMADO NA PROPOSTA DA EMPRESA AME, O VALOR INICIAL SERÁ DE R$60,00</text:p>
          </table:table-cell>
          <table:table-cell office:value-type="string" table:style-name="ce6">
            <text:p>R$ <text:s text:c="3"/>12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WILLYS PEREIRA DE LIMA</text:p>
          </table:table-cell>
          <table:table-cell office:value-type="string" table:style-name="ce6">
            <text:p>119.096.118-08</text:p>
          </table:table-cell>
          <table:table-cell office:value-type="string" table:style-name="ce6">
            <text:p>24/08/2021 a 19/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1/10/2021 a 10/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6">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0/01/2021</text:p>
          </table:table-cell>
          <table:table-cell office:value-type="string" table:style-name="ce10">
            <text:p>SÓ REPAROS</text:p>
          </table:table-cell>
          <table:table-cell office:value-type="string" table:style-name="ce7">
            <text:p>26.443.804/0001-59</text:p>
          </table:table-cell>
          <table:table-cell office:value-type="string" table:style-name="ce11">
            <text:p>AQUISIÇÃO DE REVESTIMENTO CERÂMICO 10 X 10 CM NA COR BRANCO ACETINADO PARA REPOSIÇÃO NAS PAREDES DAS COPAS DE ALGUNS ANDARES DA PRR1 EM DECORRÊNCIA DA REALIZAÇÃO DE MANUTENÇÃO NAS TUBULAÇÕES HIDRÁULICAS DEVIDO A VAZAMENTOS.</text:p>
          </table:table-cell>
          <table:table-cell office:value-type="string" table:style-name="ce6">
            <text:p>R$ <text:s text:c="3"/>103,00</text:p>
          </table:table-cell>
          <table:table-cell table:number-columns-repeated="16373"/>
        </table:table-row>
        <table:table-row table:style-name="ro4">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3/02/2021</text:p>
          </table:table-cell>
          <table:table-cell office:value-type="string" table:style-name="ce10">
            <text:p>MMG MATERIAIS PARA CONTRUÇAÕ EIRELI</text:p>
          </table:table-cell>
          <table:table-cell office:value-type="string" table:style-name="ce7">
            <text:p>36.062.504/0001-83</text:p>
          </table:table-cell>
          <table:table-cell office:value-type="string" table:style-name="ce11">
            <text:p>INSTALAÇÃO DE SOLEIRA DE PISO DE GRANITO DE 14 X 80 PARA COMPLEMENTAR REFORMA DE PISO DO REFEITÓRIO (LANCHONETE).</text:p>
          </table:table-cell>
          <table:table-cell office:value-type="string" table:style-name="ce6">
            <text:p>R$ <text:s text:c="4"/>49,80</text:p>
          </table:table-cell>
          <table:table-cell table:number-columns-repeated="16373"/>
        </table:table-row>
        <table:table-row table:style-name="ro8">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5/01/2021</text:p>
          </table:table-cell>
          <table:table-cell office:value-type="string" table:style-name="ce10">
            <text:p>ACRIPLAC DF</text:p>
          </table:table-cell>
          <table:table-cell office:value-type="string" table:style-name="ce7">
            <text:p>15.236.054/0001-28</text:p>
          </table:table-cell>
          <table:table-cell office:value-type="string" table:style-name="ce11">
            <text:p>PARA COMPANHIA SOCIAL TAMPINHA LEGAL: SEJA SOLIDÁRIO, SUA TAMPINHA FAZ A DIFERENÇA.TRATA-SE DE UM PROJETO SOCIAL, QUE TEM POR OBJETIVO ESSE CICLO VIRTUOSO DO PLÁSTICO. A TAMPA PASSARÁ POR TODO O PROCESSO DE RECICLAGEM E ESSA TAMPINHA VAI VOLTAR A SER TAMPINHA NOVAMENTE.</text:p>
          </table:table-cell>
          <table:table-cell office:value-type="string" table:style-name="ce6">
            <text:p>R$ <text:s text:c="3"/>595,00</text:p>
          </table:table-cell>
          <table:table-cell table:number-columns-repeated="16373"/>
        </table:table-row>
        <table:table-row table:style-name="ro5">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5/01/2021</text:p>
          </table:table-cell>
          <table:table-cell office:value-type="string" table:style-name="ce10">
            <text:p>HBL CARIMBOS E PLACAS IND. E COM. LTDA - ME</text:p>
          </table:table-cell>
          <table:table-cell office:value-type="string" table:style-name="ce7">
            <text:p>72.649.361/0001-74</text:p>
          </table:table-cell>
          <table:table-cell office:value-type="string" table:style-name="ce11">
            <text:p>COLOCAÇÃO DE FOTOGRAFIA DE PROCURADORA CHEFE REGIONAL DA GESTÃO ANTERIOR <text:s/>CONFORME TRADIÇÃO, EM MOLDURA PARA INSTALAÇÃO NA GALERIA DE FOTOS DOS PROCURADORES CHEFES LOCALIZADA NO 12º ANDAR DA PRR1.</text:p>
          </table:table-cell>
          <table:table-cell office:value-type="string" table:style-name="ce6">
            <text:p>R$ <text:s text:c="3"/>950,00</text:p>
          </table:table-cell>
          <table:table-cell table:number-columns-repeated="16373"/>
        </table:table-row>
        <table:table-row table:style-name="ro3">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7/01/2021</text:p>
          </table:table-cell>
          <table:table-cell office:value-type="string" table:style-name="ce10">
            <text:p>VGS COMERCIO VAREGISTA DE MATERIAL DE CONSTRUCAO LTDA</text:p>
          </table:table-cell>
          <table:table-cell office:value-type="string" table:style-name="ce7">
            <text:p>34.903.950/0001-48</text:p>
          </table:table-cell>
          <table:table-cell office:value-type="string" table:style-name="ce11">
            <text:p>ATENDER AS NECESSIDADES DE REPAROS DOS RALOS DOS BANHEIROS SOCIAIS DA PRR1.</text:p>
          </table:table-cell>
          <table:table-cell office:value-type="string" table:style-name="ce6">
            <text:p>R$ <text:s text:c="3"/>595,59</text:p>
          </table:table-cell>
          <table:table-cell table:number-columns-repeated="16373"/>
        </table:table-row>
        <table:table-row table:style-name="ro3">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8/01/2021</text:p>
          </table:table-cell>
          <table:table-cell office:value-type="string" table:style-name="ce10">
            <text:p>VGS COMERCIO VAREGISTA DE MATERIAL DE CONSTRUCAO LTDA</text:p>
          </table:table-cell>
          <table:table-cell office:value-type="string" table:style-name="ce7">
            <text:p>34.903.950/0001-48</text:p>
          </table:table-cell>
          <table:table-cell office:value-type="string" table:style-name="ce11">
            <text:p>REPARO NOS BANHEIROS MASCULINOS DA PRR1. MATERIAL INEXISTENTE NO ALMOXARIFADO.</text:p>
          </table:table-cell>
          <table:table-cell office:value-type="string" table:style-name="ce6">
            <text:p>R$ <text:s text:c="3"/>354,41</text:p>
          </table:table-cell>
          <table:table-cell table:number-columns-repeated="16373"/>
        </table:table-row>
        <table:table-row table:style-name="ro3">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01/07/2021</text:p>
          </table:table-cell>
          <table:table-cell office:value-type="string" table:style-name="ce10">
            <text:p>A S AGUIAR MEGA MAIS DISTRIBUIDORA DE INFORMATICA - ME</text:p>
          </table:table-cell>
          <table:table-cell office:value-type="string" table:style-name="ce7">
            <text:p>21.969.927/0001-04</text:p>
          </table:table-cell>
          <table:table-cell office:value-type="string" table:style-name="ce11">
            <text:p>MELHORIA DE POSICIONAMENTO QUANDO DA UTILIZAÇÃO DO MONITOR.</text:p>
          </table:table-cell>
          <table:table-cell office:value-type="string" table:style-name="ce6">
            <text:p>R$ <text:s text:c="3"/>186,00</text:p>
          </table:table-cell>
          <table:table-cell table:number-columns-repeated="16373"/>
        </table:table-row>
        <table:table-row table:style-name="ro4">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01/07/2021</text:p>
          </table:table-cell>
          <table:table-cell office:value-type="string" table:style-name="ce10">
            <text:p>AUDIOTECK COMERCIO DE PRODUTOS ELETRONICOS E SERVIÇOS LTDA</text:p>
          </table:table-cell>
          <table:table-cell office:value-type="string" table:style-name="ce7">
            <text:p>26.536.517/0001-93</text:p>
          </table:table-cell>
          <table:table-cell office:value-type="string" table:style-name="ce11">
            <text:p>UTILIZAÇÃO EM REUNIÕES VIRTUAIS PARA FIXAÇÃO DE SMARTPHONES.</text:p>
          </table:table-cell>
          <table:table-cell office:value-type="string" table:style-name="ce6">
            <text:p>R$ <text:s text:c="3"/>135,00</text:p>
          </table:table-cell>
          <table:table-cell table:number-columns-repeated="16373"/>
        </table:table-row>
        <table:table-row table:style-name="ro4">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05/05/2021</text:p>
          </table:table-cell>
          <table:table-cell office:value-type="string" table:style-name="ce10">
            <text:p>AC COELHO MATERIAIS PARA CONSTRUÇÃO LTDA</text:p>
          </table:table-cell>
          <table:table-cell office:value-type="string" table:style-name="ce7">
            <text:p>37.083.474/0004-05</text:p>
          </table:table-cell>
          <table:table-cell office:value-type="string" table:style-name="ce11">
            <text:p>REJUNTE PARA INSTALAÇÃO DE SOLEIRAS DEVIDO A EXISTÊNCIA DE DESNÍVEL ENTRE O PISO DOS GABINETES E O PISO DOS CORREDORES.</text:p>
          </table:table-cell>
          <table:table-cell office:value-type="string" table:style-name="ce6">
            <text:p>R$ <text:s text:c="4"/>52,00</text:p>
          </table:table-cell>
          <table:table-cell table:number-columns-repeated="16373"/>
        </table:table-row>
        <table:table-row table:style-name="ro3">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06/07/2021</text:p>
          </table:table-cell>
          <table:table-cell office:value-type="string" table:style-name="ce10">
            <text:p>CHEN JINHAO PRESENTES - ME</text:p>
          </table:table-cell>
          <table:table-cell office:value-type="string" table:style-name="ce7">
            <text:p>15.186.972/0001-90</text:p>
          </table:table-cell>
          <table:table-cell office:value-type="string" table:style-name="ce11">
            <text:p>PERMITIR MELHOR UTILIZAÇÃO DOS SMARTPHONES DURANTE AS REUNIÕES DE TRABALHO.</text:p>
          </table:table-cell>
          <table:table-cell office:value-type="string" table:style-name="ce6">
            <text:p>R$ <text:s text:c="3"/>600,00</text:p>
          </table:table-cell>
          <table:table-cell table:number-columns-repeated="16373"/>
        </table:table-row>
        <table:table-row table:style-name="ro5">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25/06/2021</text:p>
          </table:table-cell>
          <table:table-cell office:value-type="string" table:style-name="ce10">
            <text:p>DROGARIA LIBERAL E PEREIRA EIRELI</text:p>
          </table:table-cell>
          <table:table-cell office:value-type="string" table:style-name="ce7">
            <text:p>13.544.130/0001-37</text:p>
          </table:table-cell>
          <table:table-cell office:value-type="string" table:style-name="ce11">
            <text:p>SUBSTITUIÇÃO DE EQUIPAMENTOS DANIFICADOS (TERMÔMETRO) <text:s/>TENDO EM VISTA A NECESSIDADE DE AFERIÇÃO DE TEMPERATURA CORPORAL DAS PESSOAS QUE ACESSAM A PRR1 PARA EVITAR DISSEMINAÇÃO DO CORONAVIRUS.</text:p>
          </table:table-cell>
          <table:table-cell office:value-type="string" table:style-name="ce6">
            <text:p>R$ <text:s text:c="3"/>183,00</text:p>
          </table:table-cell>
          <table:table-cell table:number-columns-repeated="16373"/>
        </table:table-row>
        <table:table-row table:style-name="ro5">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28/04/2021</text:p>
          </table:table-cell>
          <table:table-cell office:value-type="string" table:style-name="ce10">
            <text:p>RAINBOW SOLUÇÕES GRAFICAS EIRELI EPP</text:p>
          </table:table-cell>
          <table:table-cell office:value-type="string" table:style-name="ce7">
            <text:p>07.354.003/0001-72</text:p>
          </table:table-cell>
          <table:table-cell office:value-type="string" table:style-name="ce11">
            <text:p>SUBSTITUIÇÃO DOS ADESIVOS DE PISO DE 30 X 30 CM, DESTINADOS A ALERTAR SOBRE O DISTANCIAMENTO NECESSÁRIO PARA EVITAR O CONTÁGIO COM A CONVID 19, DEVIDO AO DESGASTE DOS EXISTENTES.</text:p>
          </table:table-cell>
          <table:table-cell office:value-type="string" table:style-name="ce6">
            <text:p>R$ <text:s text:c="3"/>170,00</text:p>
          </table:table-cell>
          <table:table-cell table:number-columns-repeated="16373"/>
        </table:table-row>
        <table:table-row table:style-name="ro2">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9/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1ª REGIÃO</text:p>
          </table:table-cell>
          <table:table-cell office:value-type="float" office:value="2021" table:style-name="ce6">
            <text:p>2021</text:p>
          </table:table-cell>
          <table:table-cell office:value-type="string" table:style-name="ce7">
            <text:p>LUCIANA RODRIGUES FERNANDES</text:p>
          </table:table-cell>
          <table:table-cell office:value-type="string" table:style-name="ce6">
            <text:p>002.091.871-23</text:p>
          </table:table-cell>
          <table:table-cell office:value-type="string" table:style-name="ce6">
            <text:p>01/10/2021 a 10/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15">
          <table:table-cell office:value-type="string" table:style-name="ce6">
            <text:p>PRR1ª REGIÃO</text:p>
          </table:table-cell>
          <table:table-cell office:value-type="float" office:value="2021" table:style-name="ce6">
            <text:p>2021</text:p>
          </table:table-cell>
          <table:table-cell office:value-type="string" table:style-name="ce7">
            <text:p>LUCIANA RODRIGUES FERNANDES</text:p>
          </table:table-cell>
          <table:table-cell office:value-type="string" table:style-name="ce6">
            <text:p>002.091.871-23</text:p>
          </table:table-cell>
          <table:table-cell office:value-type="string" table:style-name="ce6">
            <text:p>08/04/2021 a 06/07/2021</text:p>
          </table:table-cell>
          <table:table-cell office:value-type="string" table:style-name="ce6">
            <text:p>SIM</text:p>
          </table:table-cell>
          <table:table-cell office:value-type="string" table:style-name="ce6">
            <text:p>15/04/2021</text:p>
          </table:table-cell>
          <table:table-cell office:value-type="string" table:style-name="ce10">
            <text:p>DISBREL DISTRIB. DE BALANÇAS E REFRIGERAÇÃO LTDA</text:p>
          </table:table-cell>
          <table:table-cell office:value-type="string" table:style-name="ce7">
            <text:p>00.111.682/0002-90</text:p>
          </table:table-cell>
          <table:table-cell office:value-type="string" table:style-name="ce11">
            <text:p>O ANDAR TÉRREO ESTÁ SEM CLIMATIZAÇÃO (AR-CONDICIONADO) ATÉ A COMPRA E INSTALAÇÃO DA NOVA TUBULAÇÃO QUE DIFICULTA O TRABALHO DA EQUIPE QUE LÁ PERMANECEM O DIA INTEIRO, COM UNIFORME E COLETES. A DEMORA NO RESTABELECIMENTO DO FUNCIONAMENTO AO AR-CONDICIONADO SE MOSTRA URGENTE E INOPORTUNO A COMPRA DESSE PRODUTO PELO RITO NORMAL DE AQUISIÇÃO. NÃO HÁ ESTE PRODUTO NO ALMOXARIFADO DA UNIDADE, BEM COMO NÃO SE DEMOSTRA A VIABILIDADE ECONÔMICA NA ESTOCAM DESSE MATERIAL.</text:p>
          </table:table-cell>
          <table:table-cell office:value-type="string" table:style-name="ce6">
            <text:p>R$ <text:s text:c="3"/>943,74</text:p>
          </table:table-cell>
          <table:table-cell table:number-columns-repeated="16373"/>
        </table:table-row>
        <table:table-row table:style-name="ro15">
          <table:table-cell office:value-type="string" table:style-name="ce6">
            <text:p>PRR1ª REGIÃO</text:p>
          </table:table-cell>
          <table:table-cell office:value-type="float" office:value="2021" table:style-name="ce6">
            <text:p>2021</text:p>
          </table:table-cell>
          <table:table-cell office:value-type="string" table:style-name="ce7">
            <text:p>LUCIANA RODRIGUES FERNANDES</text:p>
          </table:table-cell>
          <table:table-cell office:value-type="string" table:style-name="ce6">
            <text:p>002.091.871-23</text:p>
          </table:table-cell>
          <table:table-cell office:value-type="string" table:style-name="ce6">
            <text:p>08/04/2021 a 06/07/2021</text:p>
          </table:table-cell>
          <table:table-cell office:value-type="string" table:style-name="ce6">
            <text:p>SIM</text:p>
          </table:table-cell>
          <table:table-cell office:value-type="string" table:style-name="ce6">
            <text:p>15/04/2021</text:p>
          </table:table-cell>
          <table:table-cell office:value-type="string" table:style-name="ce10">
            <text:p>J.C.M. NITERÓI REFRIGERAÇÃO LTDA</text:p>
          </table:table-cell>
          <table:table-cell office:value-type="string" table:style-name="ce7">
            <text:p>08.824.171/0024-33</text:p>
          </table:table-cell>
          <table:table-cell office:value-type="string" table:style-name="ce11">
            <text:p>O ANDAR TÉRREO ESTÁ SEM CLIMATIZAÇÃO (AR-CONDICIONADO) ATÉ A COMPRA E INSTALAÇÃO DA NOVA TUBULAÇÃO QUE DIFICULTA O TRABALHO DA EQUIPE QUE LÁ PERMANECEM O DIA INTEIRO, COM UNIFORME E COLETES. A DEMORA NO RESTABELECIMENTO DO FUNCIONAMENTO AO AR-CONDICIONADO SE MOSTRA URGENTE E INOPORTUNO A COMPRA DESSE PRODUTO PELO RITO NORMAL DE AQUISIÇÃO. NÃO HÁ ESTE PRODUTO NO ALMOXARIFADO DA UNIDADE, BEM COMO NÃO SE DEMOSTRA A VIABILIDADE ECONÔMICA NA ESTOCAGEM DESSE MATERIAL.</text:p>
          </table:table-cell>
          <table:table-cell office:value-type="string" table:style-name="ce6">
            <text:p>R$ <text:s text:c="4"/>51,80</text:p>
          </table:table-cell>
          <table:table-cell table:number-columns-repeated="16373"/>
        </table:table-row>
        <table:table-row table:style-name="ro6">
          <table:table-cell office:value-type="string" table:style-name="ce6">
            <text:p>PRR1ª REGIÃO</text:p>
          </table:table-cell>
          <table:table-cell office:value-type="float" office:value="2021" table:style-name="ce6">
            <text:p>2021</text:p>
          </table:table-cell>
          <table:table-cell office:value-type="string" table:style-name="ce7">
            <text:p>LUCIANA RODRIGUES FERNANDES</text:p>
          </table:table-cell>
          <table:table-cell office:value-type="string" table:style-name="ce6">
            <text:p>002.091.871-23</text:p>
          </table:table-cell>
          <table:table-cell office:value-type="string" table:style-name="ce6">
            <text:p>08/04/2021 a 06/07/2021</text:p>
          </table:table-cell>
          <table:table-cell office:value-type="string" table:style-name="ce6">
            <text:p>SIM</text:p>
          </table:table-cell>
          <table:table-cell office:value-type="string" table:style-name="ce6">
            <text:p>18/05/2021</text:p>
          </table:table-cell>
          <table:table-cell office:value-type="string" table:style-name="ce10">
            <text:p>MEGAFORTE ESQUADRIAS DE ALUMINIO EIRELI - ME</text:p>
          </table:table-cell>
          <table:table-cell office:value-type="string" table:style-name="ce7">
            <text:p>20.994.142/0001-29</text:p>
          </table:table-cell>
          <table:table-cell office:value-type="string" table:style-name="ce11">
            <text:p>COM A RECENTE REFORMA A SALA DE LICITAÇÕES FICOU COM DOIS VÃO DE JANELAS MAS OS DOIS FIXOS, JUNTO AOS PILARES, NÃO DISPONDO DE VENTILAÇÃO NATURAL. O SERVIÇO PROPOSTO É PARAADAPTAR UM DOS VÃOS FIXOS PARA MAX-AR, DISPONIBILIZANDO ASSIM VENTILAÇAO NATURAL PARA A SALA.</text:p>
          </table:table-cell>
          <table:table-cell office:value-type="string" table:style-name="ce6">
            <text:p>R$ <text:s/>1.500,00</text:p>
          </table:table-cell>
          <table:table-cell table:number-columns-repeated="16373"/>
        </table:table-row>
        <table:table-row table:style-name="ro2">
          <table:table-cell office:value-type="string" table:style-name="ce6">
            <text:p>PRR1ª REGIÃO</text:p>
          </table:table-cell>
          <table:table-cell office:value-type="float" office:value="2021" table:style-name="ce6">
            <text:p>2021</text:p>
          </table:table-cell>
          <table:table-cell office:value-type="string" table:style-name="ce7">
            <text:p>LUCIANA RODRIGUES FERNANDES</text:p>
          </table:table-cell>
          <table:table-cell office:value-type="string" table:style-name="ce6">
            <text:p>002.091.871-23</text:p>
          </table:table-cell>
          <table:table-cell office:value-type="string" table:style-name="ce6">
            <text:p>09/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3ª REGIÃO</text:p>
          </table:table-cell>
          <table:table-cell office:value-type="float" office:value="2021" table:style-name="ce6">
            <text:p>2021</text:p>
          </table:table-cell>
          <table:table-cell office:value-type="string" table:style-name="ce7">
            <text:p>BRUNO RICARDO GIANGIARDI</text:p>
          </table:table-cell>
          <table:table-cell office:value-type="string" table:style-name="ce6">
            <text:p>340.289.668-09</text:p>
          </table:table-cell>
          <table:table-cell office:value-type="string" table:style-name="ce6">
            <text:p>30/09/2021 a 1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3ª REGIÃO</text:p>
          </table:table-cell>
          <table:table-cell office:value-type="float" office:value="2021" table:style-name="ce6">
            <text:p>2021</text:p>
          </table:table-cell>
          <table:table-cell office:value-type="string" table:style-name="ce7">
            <text:p>MARCIO KATSUYUKI ODO</text:p>
          </table:table-cell>
          <table:table-cell office:value-type="string" table:style-name="ce6">
            <text:p>096.985.978-32</text:p>
          </table:table-cell>
          <table:table-cell office:value-type="string" table:style-name="ce6">
            <text:p>08/07/2021 a 05/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3/01/2021 a 12/04/2021</text:p>
          </table:table-cell>
          <table:table-cell office:value-type="string" table:style-name="ce6">
            <text:p>SIM</text:p>
          </table:table-cell>
          <table:table-cell office:value-type="string" table:style-name="ce6">
            <text:p>28/01/2021</text:p>
          </table:table-cell>
          <table:table-cell office:value-type="string" table:style-name="ce10">
            <text:p>SAINT-GOBAIN DISTRIBUICAO BRASIL LTDA</text:p>
          </table:table-cell>
          <table:table-cell office:value-type="string" table:style-name="ce7">
            <text:p>03.840.986/0048-60</text:p>
          </table:table-cell>
          <table:table-cell office:value-type="string" table:style-name="ce11">
            <text:p>CONFORME FORMULÁRIO SEMSG PRR3ª-00002424/2021</text:p>
          </table:table-cell>
          <table:table-cell office:value-type="string" table:style-name="ce6">
            <text:p>R$ <text:s text:c="3"/>187,80</text:p>
          </table:table-cell>
          <table:table-cell table:number-columns-repeated="16373"/>
        </table:table-row>
        <table:table-row table:style-name="ro3">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5/04/2021 a 13/07/2021</text:p>
          </table:table-cell>
          <table:table-cell office:value-type="string" table:style-name="ce6">
            <text:p>SIM</text:p>
          </table:table-cell>
          <table:table-cell office:value-type="string" table:style-name="ce6">
            <text:p>13/07/2021</text:p>
          </table:table-cell>
          <table:table-cell office:value-type="string" table:style-name="ce10">
            <text:p>SIGN CUT COMUNICAÇÃO VISUAL LTDA - ME</text:p>
          </table:table-cell>
          <table:table-cell office:value-type="string" table:style-name="ce7">
            <text:p>05.428.673/0001-60</text:p>
          </table:table-cell>
          <table:table-cell office:value-type="string" table:style-name="ce11">
            <text:p>READEQUAR SINALIZAÇÃO DEVIDO À CHEGADA DE NOVOS PROCURADORES REGIONAIS.</text:p>
          </table:table-cell>
          <table:table-cell office:value-type="string" table:style-name="ce6">
            <text:p>R$ <text:s text:c="3"/>266,68</text:p>
          </table:table-cell>
          <table:table-cell table:number-columns-repeated="16373"/>
        </table:table-row>
        <table:table-row table:style-name="ro3">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5/04/2021 a 13/07/2021</text:p>
          </table:table-cell>
          <table:table-cell office:value-type="string" table:style-name="ce6">
            <text:p>SIM</text:p>
          </table:table-cell>
          <table:table-cell office:value-type="string" table:style-name="ce6">
            <text:p>18/05/2021</text:p>
          </table:table-cell>
          <table:table-cell office:value-type="string" table:style-name="ce10">
            <text:p>SIGN CUT COMUNICAÇÃO VISUAL LTDA - ME</text:p>
          </table:table-cell>
          <table:table-cell office:value-type="string" table:style-name="ce7">
            <text:p>05.428.673/0001-60</text:p>
          </table:table-cell>
          <table:table-cell office:value-type="string" table:style-name="ce11">
            <text:p>READEQUAR SINALIZAÇÃO DEVIDO À CHEGADA DE NOVOS PROCURADORES.</text:p>
          </table:table-cell>
          <table:table-cell office:value-type="string" table:style-name="ce6">
            <text:p>R$ <text:s text:c="3"/>266,68</text:p>
          </table:table-cell>
          <table:table-cell table:number-columns-repeated="16373"/>
        </table:table-row>
        <table:table-row table:style-name="ro5">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5/04/2021 a 13/07/2021</text:p>
          </table:table-cell>
          <table:table-cell office:value-type="string" table:style-name="ce6">
            <text:p>SIM</text:p>
          </table:table-cell>
          <table:table-cell office:value-type="string" table:style-name="ce6">
            <text:p>24/06/2021</text:p>
          </table:table-cell>
          <table:table-cell office:value-type="string" table:style-name="ce10">
            <text:p>CHAVEIRO E CARIMBOS UCHOA LTDA</text:p>
          </table:table-cell>
          <table:table-cell office:value-type="string" table:style-name="ce7">
            <text:p>09.445.692/0001-56</text:p>
          </table:table-cell>
          <table:table-cell office:value-type="string" table:style-name="ce11">
            <text:p>NECESSIDADE DE AQUISIÇÃO DE CARIMBO DATADOR COM AS ESPECIFICAÇÕES DETERMINADAS PELO SETOR. MATERIAL NÃO PADRONIZADO E NÃO CONSTANTE DO ESTOQUE DA PRR3. NECESSIDADE DE ATENDER A DEMANDA URGENTE DO SETOR.</text:p>
          </table:table-cell>
          <table:table-cell office:value-type="string" table:style-name="ce6">
            <text:p>R$ <text:s text:c="3"/>160,00</text:p>
          </table:table-cell>
          <table:table-cell table:number-columns-repeated="16373"/>
        </table:table-row>
        <table:table-row table:style-name="ro11">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5/04/2021 a 13/07/2021</text:p>
          </table:table-cell>
          <table:table-cell office:value-type="string" table:style-name="ce6">
            <text:p>SIM</text:p>
          </table:table-cell>
          <table:table-cell office:value-type="string" table:style-name="ce6">
            <text:p>26/05/2021</text:p>
          </table:table-cell>
          <table:table-cell office:value-type="string" table:style-name="ce10">
            <text:p>ACRILDESTAC IND. COM. LTDA EPP</text:p>
          </table:table-cell>
          <table:table-cell office:value-type="string" table:style-name="ce7">
            <text:p>02.656.150/0001-83</text:p>
          </table:table-cell>
          <table:table-cell office:value-type="string" table:style-name="ce11">
            <text:p>TRATA-SE <text:s text:c="2"/>DE <text:s text:c="2"/>DEMANDA <text:s text:c="2"/>DECORRENTE <text:s text:c="2"/>DAS <text:s text:c="2"/>DELIBERAÇÕES <text:s text:c="2"/>DA <text:s text:c="2"/>REUNIÃO <text:s text:c="2"/>INAUGURAL <text:s text:c="2"/>DA <text:s text:c="2"/>NOVA <text:s/>COMISSÃO <text:s text:c="2"/>DE PREVENÇÃO E ENFRENTAMENTO DO ASSÉDIO MORAL SEXUAL E DA DISCRIMINAÇÃO NO ÂMBITO DA PROCURADORIA REGIONAL DA REPÚBLICA DA 3ª REGIÃO, COM VISTAS A OFERTAR MAIS UM CANAL DE COMUNICAÇÃO COM A COMISSÃO E ASSIM FACILITAR O ACESSO A TODOS, MEMBROS, SERVIDORES E TODOS OS COLABORADORES (ESTAGIÁRIOS, TERCEIRIZADOS E JOVENS APRENDIZES).</text:p>
            <text:p>VERIFICOU-SE QUE NÃO HÁ O ITEM DISPONÍVEL NO ALMOXARIFADO E NEM EM USO EM SETORES COMO EVENTOS, ASCOM OU PLANEJAMENTO ESTRATÉGICO, SENDO, PORTANTO, NECESSÁRIA A AQUISIÇÃO.</text:p>
          </table:table-cell>
          <table:table-cell office:value-type="string" table:style-name="ce6">
            <text:p>R$ <text:s text:c="4"/>88,70</text:p>
          </table:table-cell>
          <table:table-cell table:number-columns-repeated="16373"/>
        </table:table-row>
        <table:table-row table:style-name="ro2">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9/07/2021 a 15/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04/10/2021 a 20/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05/07/2021 a 01/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2/04/2021 a 02/07/2021</text:p>
          </table:table-cell>
          <table:table-cell office:value-type="string" table:style-name="ce6">
            <text:p>SIM</text:p>
          </table:table-cell>
          <table:table-cell office:value-type="string" table:style-name="ce6">
            <text:p>11/05/2021</text:p>
          </table:table-cell>
          <table:table-cell office:value-type="string" table:style-name="ce10">
            <text:p>ELEVAR TRANSPORTES EIRELI</text:p>
          </table:table-cell>
          <table:table-cell office:value-type="string" table:style-name="ce7">
            <text:p>33.753.150/0001-25</text:p>
          </table:table-cell>
          <table:table-cell office:value-type="string" table:style-name="ce11">
            <text:p>CAÇAMBA <text:s/>DE <text:s/>ENTULHO <text:s/>PARA <text:s/>COLETA <text:s/>DE MATERIAIS <text:s/>DIVERSOS, <text:s/>QUE <text:s/>ESTÃO <text:s/>DANIFICADOS <text:s/>OU <text:s/>INSERVÍVEIS, <text:s/>JÁ <text:s/>RETIRADOS <text:s/>DO <text:s/>DEPÓSITO <text:s/>DO<text:s/></text:p>
            <text:p>ESTACIONAMENTO DO 2º ANDAR.</text:p>
          </table:table-cell>
          <table:table-cell office:value-type="string" table:style-name="ce6">
            <text:p>R$ <text:s text:c="3"/>220,00</text:p>
          </table:table-cell>
          <table:table-cell table:number-columns-repeated="16373"/>
        </table:table-row>
        <table:table-row table:style-name="ro4">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2/04/2021 a 02/07/2021</text:p>
          </table:table-cell>
          <table:table-cell office:value-type="string" table:style-name="ce6">
            <text:p>SIM</text:p>
          </table:table-cell>
          <table:table-cell office:value-type="string" table:style-name="ce6">
            <text:p>12/05/2021</text:p>
          </table:table-cell>
          <table:table-cell office:value-type="string" table:style-name="ce10">
            <text:p>ELEVAR TRANSPORTES EIRELI</text:p>
          </table:table-cell>
          <table:table-cell office:value-type="string" table:style-name="ce7">
            <text:p>33.753.150/0001-25</text:p>
          </table:table-cell>
          <table:table-cell office:value-type="string" table:style-name="ce11">
            <text:p>CAÇAMBA <text:s/>DE <text:s/>ENTULHO <text:s/>PARA <text:s/>COLETA <text:s/>DE MATERIAIS <text:s/>DIVERSOS, <text:s/>QUE <text:s/>ESTÃO <text:s/>DANIFICADOS <text:s/>OU <text:s/>INSERVÍVEIS, <text:s/>JÁ <text:s/>RETIRADOS <text:s/>DO <text:s/>DEPÓSITO <text:s/>DO ESTACIONAMENTO DO 2º ANDAR.</text:p>
          </table:table-cell>
          <table:table-cell office:value-type="string" table:style-name="ce6">
            <text:p>R$ <text:s text:c="3"/>22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2/04/2021 a 02/07/2021</text:p>
          </table:table-cell>
          <table:table-cell office:value-type="string" table:style-name="ce6">
            <text:p>SIM</text:p>
          </table:table-cell>
          <table:table-cell office:value-type="string" table:style-name="ce6">
            <text:p>13/04/2021</text:p>
          </table:table-cell>
          <table:table-cell office:value-type="string" table:style-name="ce10">
            <text:p>POSTO DE COMBUSTIVEIS DICO LTDA</text:p>
          </table:table-cell>
          <table:table-cell office:value-type="string" table:style-name="ce7">
            <text:p>08.768.465/0001-07</text:p>
          </table:table-cell>
          <table:table-cell office:value-type="string" table:style-name="ce11">
            <text:p>PARA ABASTECIMENTO DO GRUPO GERADOR</text:p>
          </table:table-cell>
          <table:table-cell office:value-type="string" table:style-name="ce6">
            <text:p>R$ <text:s text:c="3"/>403,24</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2/04/2021 a 02/07/2021</text:p>
          </table:table-cell>
          <table:table-cell office:value-type="string" table:style-name="ce6">
            <text:p>SIM</text:p>
          </table:table-cell>
          <table:table-cell office:value-type="string" table:style-name="ce6">
            <text:p>21/06/2021</text:p>
          </table:table-cell>
          <table:table-cell office:value-type="string" table:style-name="ce10">
            <text:p>COPY MUNDI LTDA</text:p>
          </table:table-cell>
          <table:table-cell office:value-type="string" table:style-name="ce7">
            <text:p>08.608.434/0001-80</text:p>
          </table:table-cell>
          <table:table-cell office:value-type="string" table:style-name="ce11">
            <text:p>SERVIÇO DE ADESIVAGEM DE PLACA DE SINALIZAÇÃO DE PORTA- DEPÓSITO DE PATRIMÔNIO</text:p>
          </table:table-cell>
          <table:table-cell office:value-type="string" table:style-name="ce6">
            <text:p>R$ <text:s text:c="4"/>5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2/04/2021 a 02/07/2021</text:p>
          </table:table-cell>
          <table:table-cell office:value-type="string" table:style-name="ce6">
            <text:p>SIM</text:p>
          </table:table-cell>
          <table:table-cell office:value-type="string" table:style-name="ce6">
            <text:p>25/05/2021</text:p>
          </table:table-cell>
          <table:table-cell office:value-type="string" table:style-name="ce10">
            <text:p>COPY MUNDI LTDA</text:p>
          </table:table-cell>
          <table:table-cell office:value-type="string" table:style-name="ce7">
            <text:p>08.608.434/0001-80</text:p>
          </table:table-cell>
          <table:table-cell office:value-type="string" table:style-name="ce11">
            <text:p>ADESIVAGEM DE PLACA DE SINALIZAÇÃO</text:p>
          </table:table-cell>
          <table:table-cell office:value-type="string" table:style-name="ce6">
            <text:p>R$ <text:s text:c="4"/>50,0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3/01/2021 a 09/04/2021</text:p>
          </table:table-cell>
          <table:table-cell office:value-type="string" table:style-name="ce6">
            <text:p>SIM</text:p>
          </table:table-cell>
          <table:table-cell office:value-type="string" table:style-name="ce6">
            <text:p>05/02/2021</text:p>
          </table:table-cell>
          <table:table-cell office:value-type="string" table:style-name="ce10">
            <text:p>COMERCIAL DE COMBUSTIVEIS RAMIRO LTDA</text:p>
          </table:table-cell>
          <table:table-cell office:value-type="string" table:style-name="ce7">
            <text:p>10.520.277/0001-07</text:p>
          </table:table-cell>
          <table:table-cell office:value-type="string" table:style-name="ce11">
            <text:p>PARA ALIMENTAÇÃO DO GRUPO GERADOR</text:p>
          </table:table-cell>
          <table:table-cell office:value-type="string" table:style-name="ce6">
            <text:p>R$ <text:s text:c="3"/>397,7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3/01/2021 a 09/04/2021</text:p>
          </table:table-cell>
          <table:table-cell office:value-type="string" table:style-name="ce6">
            <text:p>SIM</text:p>
          </table:table-cell>
          <table:table-cell office:value-type="string" table:style-name="ce6">
            <text:p>05/02/2021</text:p>
          </table:table-cell>
          <table:table-cell office:value-type="string" table:style-name="ce10">
            <text:p>FECHO SUL COMÉRCIO DE FECHADURAS</text:p>
          </table:table-cell>
          <table:table-cell office:value-type="string" table:style-name="ce7">
            <text:p>03.417.907/0001-49</text:p>
          </table:table-cell>
          <table:table-cell office:value-type="string" table:style-name="ce11">
            <text:p>SUBSTITUIÇÃO DE FECHADURA DANIFICADA NA PORTA DE ACESSO AO TERRAÇO DO 3º ANDAR</text:p>
          </table:table-cell>
          <table:table-cell office:value-type="string" table:style-name="ce6">
            <text:p>R$ <text:s text:c="3"/>102,0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3/01/2021 a 09/04/2021</text:p>
          </table:table-cell>
          <table:table-cell office:value-type="string" table:style-name="ce6">
            <text:p>SIM</text:p>
          </table:table-cell>
          <table:table-cell office:value-type="string" table:style-name="ce6">
            <text:p>19/02/2021</text:p>
          </table:table-cell>
          <table:table-cell office:value-type="string" table:style-name="ce10">
            <text:p>CIMAFER COMERCIO DE MATERIAL</text:p>
          </table:table-cell>
          <table:table-cell office:value-type="string" table:style-name="ce7">
            <text:p>88.297.544/0001-08</text:p>
          </table:table-cell>
          <table:table-cell office:value-type="string" table:style-name="ce11">
            <text:p>UMA <text:s/>DAS <text:s/>CUBAS <text:s/>DO <text:s/>BANHEIRO <text:s/>COLETIVO <text:s/>MASCULINO <text:s/>DO <text:s/>ANDAR <text:s/>TÉRREO QUEBROU</text:p>
          </table:table-cell>
          <table:table-cell office:value-type="string" table:style-name="ce6">
            <text:p>R$ <text:s text:c="4"/>95,80</text:p>
          </table:table-cell>
          <table:table-cell table:number-columns-repeated="16373"/>
        </table:table-row>
        <table:table-row table:style-name="ro4">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3/01/2021 a 09/04/2021</text:p>
          </table:table-cell>
          <table:table-cell office:value-type="string" table:style-name="ce6">
            <text:p>SIM</text:p>
          </table:table-cell>
          <table:table-cell office:value-type="string" table:style-name="ce6">
            <text:p>23/03/2021</text:p>
          </table:table-cell>
          <table:table-cell office:value-type="string" table:style-name="ce10">
            <text:p>RESULTADO FINAL IND COM PEÇAS DE ACRÍLICO LTDA</text:p>
          </table:table-cell>
          <table:table-cell office:value-type="string" table:style-name="ce7">
            <text:p>00.244.056/0001-91</text:p>
          </table:table-cell>
          <table:table-cell office:value-type="string" table:style-name="ce11">
            <text:p>AQUISIÇÃO DE BARREIRA EM ACRÍLICO PAR A SER COLOCADA ENTRE OS POSTOS D A SECRETARIA DA COORADM - MEDIDA DE PREVENÇÃO À COVID-19</text:p>
          </table:table-cell>
          <table:table-cell office:value-type="string" table:style-name="ce6">
            <text:p>R$ <text:s text:c="3"/>325,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04/10/2021 a 2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05/07/2021 a 01/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SIM</text:p>
          </table:table-cell>
          <table:table-cell office:value-type="string" table:style-name="ce6">
            <text:p>04/05/2021</text:p>
          </table:table-cell>
          <table:table-cell office:value-type="string" table:style-name="ce10">
            <text:p>A GRANJA I PRODUTOS VETERINÁRIOS LTDA</text:p>
          </table:table-cell>
          <table:table-cell office:value-type="string" table:style-name="ce7">
            <text:p>17.705.501/0001-76</text:p>
          </table:table-cell>
          <table:table-cell office:value-type="string" table:style-name="ce11">
            <text:p>PARA APLICAÇÃO EM PLANTAS DE SALAS E GABINETES.</text:p>
          </table:table-cell>
          <table:table-cell office:value-type="string" table:style-name="ce6">
            <text:p>R$ <text:s text:c="4"/>39,8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SIM</text:p>
          </table:table-cell>
          <table:table-cell office:value-type="string" table:style-name="ce6">
            <text:p>05/06/2021</text:p>
          </table:table-cell>
          <table:table-cell office:value-type="string" table:style-name="ce10">
            <text:p>EURICO CLEITON HOFFMANN JUNGES</text:p>
          </table:table-cell>
          <table:table-cell office:value-type="string" table:style-name="ce7">
            <text:p>32.990.880/0001-87</text:p>
          </table:table-cell>
          <table:table-cell office:value-type="string" table:style-name="ce11">
            <text:p>CÓPIAS DE CHAVES PARA ATENDER DEMANDA.</text:p>
          </table:table-cell>
          <table:table-cell office:value-type="string" table:style-name="ce6">
            <text:p>R$ <text:s text:c="3"/>176,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SIM</text:p>
          </table:table-cell>
          <table:table-cell office:value-type="string" table:style-name="ce6">
            <text:p>07/06/2021</text:p>
          </table:table-cell>
          <table:table-cell office:value-type="string" table:style-name="ce10">
            <text:p>FLORICULTURA MÔNICA</text:p>
          </table:table-cell>
          <table:table-cell office:value-type="string" table:style-name="ce7">
            <text:p>97.357.271/0001-30</text:p>
          </table:table-cell>
          <table:table-cell office:value-type="string" table:style-name="ce11">
            <text:p>COMPRA DE TERRA PARA MANUTENÇÃO DO GRAMADO.</text:p>
          </table:table-cell>
          <table:table-cell office:value-type="string" table:style-name="ce6">
            <text:p>R$ <text:s text:c="3"/>525,6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SIM</text:p>
          </table:table-cell>
          <table:table-cell office:value-type="string" table:style-name="ce6">
            <text:p>09/06/2021</text:p>
          </table:table-cell>
          <table:table-cell office:value-type="string" table:style-name="ce10">
            <text:p>FERRAGEM PORTO BELO LTDA</text:p>
          </table:table-cell>
          <table:table-cell office:value-type="string" table:style-name="ce7">
            <text:p>07.358.362/0001-06</text:p>
          </table:table-cell>
          <table:table-cell office:value-type="string" table:style-name="ce11">
            <text:p>PARA CORREÇÃO DE PAREDE DO PRÉDIO DA PRR4.</text:p>
          </table:table-cell>
          <table:table-cell office:value-type="string" table:style-name="ce6">
            <text:p>R$ <text:s text:c="4"/>6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SIM</text:p>
          </table:table-cell>
          <table:table-cell office:value-type="string" table:style-name="ce6">
            <text:p>13/05/0021</text:p>
          </table:table-cell>
          <table:table-cell office:value-type="string" table:style-name="ce10">
            <text:p>EURICO CLEITON HOFFMANN JUNGES</text:p>
          </table:table-cell>
          <table:table-cell office:value-type="string" table:style-name="ce7">
            <text:p>32.990.880/0001-87</text:p>
          </table:table-cell>
          <table:table-cell office:value-type="string" table:style-name="ce11">
            <text:p>COMPRA DE CHAVES PARA USO EMERGENCIAL</text:p>
          </table:table-cell>
          <table:table-cell office:value-type="string" table:style-name="ce6">
            <text:p>R$ <text:s text:c="4"/>24,0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SIM</text:p>
          </table:table-cell>
          <table:table-cell office:value-type="string" table:style-name="ce6">
            <text:p>17/06/2021</text:p>
          </table:table-cell>
          <table:table-cell office:value-type="string" table:style-name="ce10">
            <text:p>COMERCIAL DE COMBUSTIVEIS RAMIRO LTDA</text:p>
          </table:table-cell>
          <table:table-cell office:value-type="string" table:style-name="ce7">
            <text:p>10.520.277/0001-07</text:p>
          </table:table-cell>
          <table:table-cell office:value-type="string" table:style-name="ce11">
            <text:p>COMPRA DE ÓLEO PARA GERADOR.</text:p>
          </table:table-cell>
          <table:table-cell office:value-type="string" table:style-name="ce6">
            <text:p>R$ <text:s text:c="3"/>335,92</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SIM</text:p>
          </table:table-cell>
          <table:table-cell office:value-type="string" table:style-name="ce6">
            <text:p>29/04/0021</text:p>
          </table:table-cell>
          <table:table-cell office:value-type="string" table:style-name="ce10">
            <text:p>LUFT SUL LTDA</text:p>
          </table:table-cell>
          <table:table-cell office:value-type="string" table:style-name="ce7">
            <text:p>01.038.136/0001-53</text:p>
          </table:table-cell>
          <table:table-cell office:value-type="string" table:style-name="ce11">
            <text:p>NECESSIDADE DE ARMAZENAR ÓLEO DIESEL PARA GERADOR.</text:p>
          </table:table-cell>
          <table:table-cell office:value-type="string" table:style-name="ce6">
            <text:p>R$ <text:s text:c="3"/>49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3/01/2021 a 09/04/2021</text:p>
          </table:table-cell>
          <table:table-cell office:value-type="string" table:style-name="ce6">
            <text:p>SIM</text:p>
          </table:table-cell>
          <table:table-cell office:value-type="string" table:style-name="ce6">
            <text:p>07/04/2021</text:p>
          </table:table-cell>
          <table:table-cell office:value-type="string" table:style-name="ce10">
            <text:p>COPY MUNDI LTDA</text:p>
          </table:table-cell>
          <table:table-cell office:value-type="string" table:style-name="ce7">
            <text:p>08.608.434/0001-80</text:p>
          </table:table-cell>
          <table:table-cell office:value-type="string" table:style-name="ce11">
            <text:p>TROCA DE PLACA DE IDENTIFICAÇÃO DE GABINETE.</text:p>
          </table:table-cell>
          <table:table-cell office:value-type="string" table:style-name="ce6">
            <text:p>R$ <text:s text:c="3"/>100,0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JOSE PAULO MELLO DA SILVA</text:p>
          </table:table-cell>
          <table:table-cell office:value-type="string" table:style-name="ce6">
            <text:p>477.142.200-15</text:p>
          </table:table-cell>
          <table:table-cell office:value-type="string" table:style-name="ce6">
            <text:p>03/05/2021 a 23/07/2021</text:p>
          </table:table-cell>
          <table:table-cell office:value-type="string" table:style-name="ce6">
            <text:p>SIM</text:p>
          </table:table-cell>
          <table:table-cell office:value-type="string" table:style-name="ce6">
            <text:p>07/06/2021</text:p>
          </table:table-cell>
          <table:table-cell office:value-type="string" table:style-name="ce10">
            <text:p>S. CAETANO DA SILVA VEÍCULOS - ME</text:p>
          </table:table-cell>
          <table:table-cell office:value-type="string" table:style-name="ce7">
            <text:p>94.009.321/0001-09</text:p>
          </table:table-cell>
          <table:table-cell office:value-type="string" table:style-name="ce11">
            <text:p>PAGAMENTO DE GUINCHO PARA TRANSPORTE DE VEÍCULO OFICIAL LÍNEA IQS3902</text:p>
          </table:table-cell>
          <table:table-cell office:value-type="string" table:style-name="ce6">
            <text:p>R$ <text:s text:c="3"/>100,0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JOSE PAULO MELLO DA SILVA</text:p>
          </table:table-cell>
          <table:table-cell office:value-type="string" table:style-name="ce6">
            <text:p>477.142.200-15</text:p>
          </table:table-cell>
          <table:table-cell office:value-type="string" table:style-name="ce6">
            <text:p>03/05/2021 a 23/07/2021</text:p>
          </table:table-cell>
          <table:table-cell office:value-type="string" table:style-name="ce6">
            <text:p>SIM</text:p>
          </table:table-cell>
          <table:table-cell office:value-type="string" table:style-name="ce6">
            <text:p>22/07/2021</text:p>
          </table:table-cell>
          <table:table-cell office:value-type="string" table:style-name="ce10">
            <text:p>POSTO DE COMBUSTIVEIS DICO LTDA</text:p>
          </table:table-cell>
          <table:table-cell office:value-type="string" table:style-name="ce7">
            <text:p>08.768.465/0001-07</text:p>
          </table:table-cell>
          <table:table-cell office:value-type="string" table:style-name="ce11">
            <text:p>ABASTECIMENTO DO VEÍCULO PALIO , PLACA IWN0930, POR NECESSIDADE DO SERVIÇO.</text:p>
          </table:table-cell>
          <table:table-cell office:value-type="string" table:style-name="ce6">
            <text:p>R$ <text:s text:c="3"/>192,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OSE PAULO MELLO DA SILVA</text:p>
          </table:table-cell>
          <table:table-cell office:value-type="string" table:style-name="ce6">
            <text:p>477.142.200-15</text:p>
          </table:table-cell>
          <table:table-cell office:value-type="string" table:style-name="ce6">
            <text:p>04/02/2021 a 30/04/2021</text:p>
          </table:table-cell>
          <table:table-cell office:value-type="string" table:style-name="ce6">
            <text:p>SIM</text:p>
          </table:table-cell>
          <table:table-cell office:value-type="string" table:style-name="ce6">
            <text:p>01/03/2021</text:p>
          </table:table-cell>
          <table:table-cell office:value-type="string" table:style-name="ce10">
            <text:p>POSTO DE COMBUSTIVEIS DICO LTDA</text:p>
          </table:table-cell>
          <table:table-cell office:value-type="string" table:style-name="ce7">
            <text:p>08.768.465/0001-07</text:p>
          </table:table-cell>
          <table:table-cell office:value-type="string" table:style-name="ce11">
            <text:p>NECESSIDADE DO SERVIÇO.</text:p>
          </table:table-cell>
          <table:table-cell office:value-type="string" table:style-name="ce6">
            <text:p>R$ <text:s text:c="4"/>2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OSE PAULO MELLO DA SILVA</text:p>
          </table:table-cell>
          <table:table-cell office:value-type="string" table:style-name="ce6">
            <text:p>477.142.200-15</text:p>
          </table:table-cell>
          <table:table-cell office:value-type="string" table:style-name="ce6">
            <text:p>04/10/2021 a 20/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OSE PAULO MELLO DA SILVA</text:p>
          </table:table-cell>
          <table:table-cell office:value-type="string" table:style-name="ce6">
            <text:p>477.142.200-15</text:p>
          </table:table-cell>
          <table:table-cell office:value-type="string" table:style-name="ce6">
            <text:p>26/07/2021 a 22/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R5ª REGIÃO</text:p>
          </table:table-cell>
          <table:table-cell office:value-type="float" office:value="2021" table:style-name="ce6">
            <text:p>2021</text:p>
          </table:table-cell>
          <table:table-cell office:value-type="string" table:style-name="ce7">
            <text:p>AUREA FREIRE AMORIM</text:p>
          </table:table-cell>
          <table:table-cell office:value-type="string" table:style-name="ce6">
            <text:p>179.121.994-20</text:p>
          </table:table-cell>
          <table:table-cell office:value-type="string" table:style-name="ce6">
            <text:p>12/01/2021 a 11/04/2021</text:p>
          </table:table-cell>
          <table:table-cell office:value-type="string" table:style-name="ce6">
            <text:p>SIM</text:p>
          </table:table-cell>
          <table:table-cell office:value-type="string" table:style-name="ce6">
            <text:p>19/01/2021</text:p>
          </table:table-cell>
          <table:table-cell office:value-type="string" table:style-name="ce10">
            <text:p>DENTAL SORRISO LTDA</text:p>
          </table:table-cell>
          <table:table-cell office:value-type="string" table:style-name="ce7">
            <text:p>06.313.389/0001-01</text:p>
          </table:table-cell>
          <table:table-cell office:value-type="string" table:style-name="ce11">
            <text:p>ATENDER DEMANDAS DO SERVIÇO OODNTOLÓGICO DA PRR5/MPF.</text:p>
            <text:p/>
            <text:p>PANDEMIA COVID-19</text:p>
          </table:table-cell>
          <table:table-cell office:value-type="string" table:style-name="ce6">
            <text:p>R$ <text:s text:c="4"/>14,50</text:p>
          </table:table-cell>
          <table:table-cell table:number-columns-repeated="16373"/>
        </table:table-row>
        <table:table-row table:style-name="ro4">
          <table:table-cell office:value-type="string" table:style-name="ce6">
            <text:p>PRR5ª REGIÃO</text:p>
          </table:table-cell>
          <table:table-cell office:value-type="float" office:value="2021" table:style-name="ce6">
            <text:p>2021</text:p>
          </table:table-cell>
          <table:table-cell office:value-type="string" table:style-name="ce7">
            <text:p>AUREA FREIRE AMORIM</text:p>
          </table:table-cell>
          <table:table-cell office:value-type="string" table:style-name="ce6">
            <text:p>179.121.994-20</text:p>
          </table:table-cell>
          <table:table-cell office:value-type="string" table:style-name="ce6">
            <text:p>12/01/2021 a 11/04/2021</text:p>
          </table:table-cell>
          <table:table-cell office:value-type="string" table:style-name="ce6">
            <text:p>SIM</text:p>
          </table:table-cell>
          <table:table-cell office:value-type="string" table:style-name="ce6">
            <text:p>19/01/2021</text:p>
          </table:table-cell>
          <table:table-cell office:value-type="string" table:style-name="ce10">
            <text:p>PADRAO DISTRIBUIDORA PRODUTOS E EQUIPAMENTOS HOSPITALARES PE CALLOU</text:p>
          </table:table-cell>
          <table:table-cell office:value-type="string" table:style-name="ce7">
            <text:p>09.441.460/0001-20</text:p>
          </table:table-cell>
          <table:table-cell office:value-type="string" table:style-name="ce11">
            <text:p>ATENDER DEMANDA URGENTE DO SERVIÇO ODONTOLÓGICO/PRR5.</text:p>
          </table:table-cell>
          <table:table-cell office:value-type="string" table:style-name="ce6">
            <text:p>R$ <text:s text:c="3"/>116,82</text:p>
          </table:table-cell>
          <table:table-cell table:number-columns-repeated="16373"/>
        </table:table-row>
        <table:table-row table:style-name="ro5">
          <table:table-cell office:value-type="string" table:style-name="ce6">
            <text:p>PRR5ª REGIÃO</text:p>
          </table:table-cell>
          <table:table-cell office:value-type="float" office:value="2021" table:style-name="ce6">
            <text:p>2021</text:p>
          </table:table-cell>
          <table:table-cell office:value-type="string" table:style-name="ce7">
            <text:p>AUREA FREIRE AMORIM</text:p>
          </table:table-cell>
          <table:table-cell office:value-type="string" table:style-name="ce6">
            <text:p>179.121.994-20</text:p>
          </table:table-cell>
          <table:table-cell office:value-type="string" table:style-name="ce6">
            <text:p>12/01/2021 a 11/04/2021</text:p>
          </table:table-cell>
          <table:table-cell office:value-type="string" table:style-name="ce6">
            <text:p>SIM</text:p>
          </table:table-cell>
          <table:table-cell office:value-type="string" table:style-name="ce6">
            <text:p>26/01/2021</text:p>
          </table:table-cell>
          <table:table-cell office:value-type="string" table:style-name="ce10">
            <text:p>RENATA CRISTINA MARTINS PICCHETO EPP</text:p>
          </table:table-cell>
          <table:table-cell office:value-type="string" table:style-name="ce7">
            <text:p>23.778.278/0001-90</text:p>
          </table:table-cell>
          <table:table-cell office:value-type="string" table:style-name="ce11">
            <text:p>ATENDER DEMANDAS DO SERVIÇO ODONTOLÓGICO DA PRR5/MPF.</text:p>
            <text:p/>
            <text:p>PANDEMIA COVID-19.</text:p>
          </table:table-cell>
          <table:table-cell office:value-type="string" table:style-name="ce6">
            <text:p>R$ <text:s text:c="4"/>49,57</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06/10/2021 a 15/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19/08/2021 a 16/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SIM</text:p>
          </table:table-cell>
          <table:table-cell office:value-type="string" table:style-name="ce6">
            <text:p>04/02/2021</text:p>
          </table:table-cell>
          <table:table-cell office:value-type="string" table:style-name="ce10">
            <text:p>ARMAZEM CORAL LTDA</text:p>
          </table:table-cell>
          <table:table-cell office:value-type="string" table:style-name="ce7">
            <text:p>11.623.188/0020-03</text:p>
          </table:table-cell>
          <table:table-cell office:value-type="string" table:style-name="ce11">
            <text:p>MANUTENÇÃO PREDIAL</text:p>
          </table:table-cell>
          <table:table-cell office:value-type="string" table:style-name="ce6">
            <text:p>R$ <text:s text:c="3"/>140,10</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SIM</text:p>
          </table:table-cell>
          <table:table-cell office:value-type="string" table:style-name="ce6">
            <text:p>10/03/2021</text:p>
          </table:table-cell>
          <table:table-cell office:value-type="string" table:style-name="ce10">
            <text:p>ORLANDO ANDRADE DE SANTANA</text:p>
          </table:table-cell>
          <table:table-cell office:value-type="string" table:style-name="ce7">
            <text:p>04.618.334/0001-84</text:p>
          </table:table-cell>
          <table:table-cell office:value-type="string" table:style-name="ce11">
            <text:p>MANUTENÇÃO PREDIAL</text:p>
          </table:table-cell>
          <table:table-cell office:value-type="string" table:style-name="ce6">
            <text:p>R$ <text:s text:c="3"/>218,00</text:p>
          </table:table-cell>
          <table:table-cell table:number-columns-repeated="16373"/>
        </table:table-row>
        <table:table-row table:style-name="ro3">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SIM</text:p>
          </table:table-cell>
          <table:table-cell office:value-type="string" table:style-name="ce6">
            <text:p>12/03/2021</text:p>
          </table:table-cell>
          <table:table-cell office:value-type="string" table:style-name="ce10">
            <text:p>JH COMPONENTES PARA ESQUADRIAS</text:p>
          </table:table-cell>
          <table:table-cell office:value-type="string" table:style-name="ce7">
            <text:p>07.177.638/0001-41</text:p>
          </table:table-cell>
          <table:table-cell office:value-type="string" table:style-name="ce11">
            <text:p>MANUTENÇÃO PREDIAL</text:p>
          </table:table-cell>
          <table:table-cell office:value-type="string" table:style-name="ce6">
            <text:p>R$ <text:s text:c="3"/>125,98</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SIM</text:p>
          </table:table-cell>
          <table:table-cell office:value-type="string" table:style-name="ce6">
            <text:p>28/01/2021</text:p>
          </table:table-cell>
          <table:table-cell office:value-type="string" table:style-name="ce10">
            <text:p>ARMAZEM CORAL LTDA</text:p>
          </table:table-cell>
          <table:table-cell office:value-type="string" table:style-name="ce7">
            <text:p>11.623.188/0020-03</text:p>
          </table:table-cell>
          <table:table-cell office:value-type="string" table:style-name="ce11">
            <text:p>MANUTENÇÃO PREDIAL</text:p>
          </table:table-cell>
          <table:table-cell office:value-type="string" table:style-name="ce6">
            <text:p>R$ <text:s text:c="4"/>39,90</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SIM</text:p>
          </table:table-cell>
          <table:table-cell office:value-type="string" table:style-name="ce6">
            <text:p>28/01/2021</text:p>
          </table:table-cell>
          <table:table-cell office:value-type="string" table:style-name="ce10">
            <text:p>CASA DO GRANITO</text:p>
          </table:table-cell>
          <table:table-cell office:value-type="string" table:style-name="ce7">
            <text:p>12.375.524/0001-46</text:p>
          </table:table-cell>
          <table:table-cell office:value-type="string" table:style-name="ce11">
            <text:p>MANUTENÇÃO PREDIAL</text:p>
          </table:table-cell>
          <table:table-cell office:value-type="string" table:style-name="ce6">
            <text:p>R$ <text:s text:c="4"/>63,00</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8/04/2021 a 2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number-rows-repeated="144" table:style-name="ro2">
          <table:table-cell table:number-columns-repeated="2" table:style-name="ce6"/>
          <table:table-cell table:style-name="ce7"/>
          <table:table-cell table:number-columns-repeated="4" table:style-name="ce6"/>
          <table:table-cell table:style-name="ce10"/>
          <table:table-cell table:style-name="ce7"/>
          <table:table-cell table:style-name="ce11"/>
          <table:table-cell table:style-name="ce6"/>
          <table:table-cell table:number-columns-repeated="16373"/>
        </table:table-row>
        <table:table-row table:number-rows-repeated="118" table:style-name="ro2">
          <table:table-cell table:number-columns-repeated="2" table:style-name="ce6"/>
          <table:table-cell table:style-name="ce7"/>
          <table:table-cell table:number-columns-repeated="4" table:style-name="ce6"/>
          <table:table-cell table:number-columns-repeated="2" table:style-name="ce7"/>
          <table:table-cell table:style-name="ce11"/>
          <table:table-cell table:style-name="ce6"/>
          <table:table-cell table:number-columns-repeated="16373"/>
        </table:table-row>
        <table:table-row table:style-name="ro2">
          <table:table-cell table:number-columns-repeated="2" table:style-name="ce6"/>
          <table:table-cell table:style-name="ce7"/>
          <table:table-cell table:number-columns-repeated="4" table:style-name="ce6"/>
          <table:table-cell table:number-columns-repeated="3" table:style-name="ce7"/>
          <table:table-cell table:style-name="ce6"/>
          <table:table-cell table:number-columns-repeated="16373"/>
        </table:table-row>
        <table:table-row table:number-rows-repeated="137" table:style-name="ro2">
          <table:table-cell table:number-columns-repeated="2" table:style-name="ce6"/>
          <table:table-cell table:style-name="ce7"/>
          <table:table-cell table:number-columns-repeated="4" table:style-name="ce6"/>
          <table:table-cell table:style-name="ce10"/>
          <table:table-cell table:style-name="ce7"/>
          <table:table-cell table:style-name="ce11"/>
          <table:table-cell table:style-name="ce6"/>
          <table:table-cell table:number-columns-repeated="16373"/>
        </table:table-row>
        <table:table-row table:number-rows-repeated="264" table:style-name="ro2">
          <table:table-cell table:number-columns-repeated="7" table:style-name="ce7"/>
          <table:table-cell table:style-name="ce15"/>
          <table:table-cell table:style-name="ce7"/>
          <table:table-cell table:style-name="ce15"/>
          <table:table-cell table:style-name="ce7"/>
          <table:table-cell table:number-columns-repeated="16373"/>
        </table:table-row>
        <table:table-row table:number-rows-repeated="1046968" table:style-name="ro2">
          <table:table-cell table:number-columns-repeated="16384"/>
        </table:table-row>
        <table:named-expressions>
          <table:named-range table:name="Print_Titles" table:cell-range-address="Relatório_de_Suprimento_-_Porta.$A$1:Relatório_de_Suprimento_-_Porta.$XFD$1" table:base-cell-address="Relatório_de_Suprimento_-_Porta.$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31496062992126in" fo:margin-bottom="0.31496062992126in" fo:margin-left="0.511811023622047in" fo:margin-right="0.511811023622047in" style:print-orientation="landscape" style:print-page-order="ttb" style:first-page-number="continue" style:scale-to="42%" style:table-centering="horizontal" style:print="objects charts drawings"/>
      <style:header-style>
        <style:header-footer-properties fo:min-height="0.47244094488189in" fo:margin-left="0.511811023622047in" fo:margin-right="0.511811023622047in" fo:margin-bottom="0in"/>
      </style:header-style>
      <style:footer-style>
        <style:header-footer-properties fo:min-height="0.47244094488189in" fo:margin-left="0.511811023622047in" fo:margin-right="0.511811023622047in" fo:margin-top="0in"/>
      </style:footer-style>
    </style:page-layout>
    <style:style style:name="T1" style:family="text">
      <style:text-properties fo:color="#000000" style:font-name="Times New Roman" style:font-name-asian="Times New Roman" style:font-name-complex="Times New Roman" fo:font-size="14pt" style:font-size-asian="14pt" style:font-size-complex="14pt" fo:font-weight="bold" style:font-weight-asian="bold" style:font-weight-complex="bold"/>
    </style:style>
    <style:style style:name="T2" style:family="text">
      <style:text-properties fo:color="#000000" style:font-name="Times New Roman" style:font-name-asian="Times New Roman" style:font-name-complex="Times New Roman" fo:font-size="12pt" style:font-size-asian="12pt" style:font-size-complex="12pt" fo:font-weight="bold" style:font-weight-asian="bold" style:font-weight-complex="bold"/>
    </style:style>
  </office:automatic-styles>
  <office:master-styles>
    <style:master-page style:name="mp1" style:page-layout-name="pm1">
      <style:header>
        <text:p><text:span text:style-name="T1">DESPESAS</text:span><text:span text:style-name="T1"> </text:span><text:span text:style-name="T1">COM</text:span><text:span text:style-name="T1"> </text:span><text:span text:style-name="T1">CARTÃO</text:span><text:span text:style-name="T1"> </text:span><text:span text:style-name="T1">CORPORATIVO</text:span><text:span text:style-name="T1"> </text:span><text:span text:style-name="T1">E</text:span><text:span text:style-name="T1"> </text:span><text:span text:style-name="T1">SUPRIMENTO</text:span><text:span text:style-name="T1"> </text:span><text:span text:style-name="T1">DE</text:span><text:span text:style-name="T1"> </text:span><text:span text:style-name="T1">FUNDOS</text:span></text:p>
      </style:header>
      <style:header-left style:display="false"/>
      <style:footer>
        <style:region-left>
          <text:p><text:span text:style-name="T2">Fonte</text:span><text:span text:style-name="T2"> </text:span><text:span text:style-name="T2">da</text:span><text:span text:style-name="T2"> </text:span><text:span text:style-name="T2">Informação:</text:span><text:span text:style-name="T2"> </text:span><text:span text:style-name="T2">Sistema</text:span><text:span text:style-name="T2"> </text:span><text:span text:style-name="T2">de</text:span><text:span text:style-name="T2"> </text:span><text:span text:style-name="T2">Gestão</text:span><text:span text:style-name="T2"> </text:span><text:span text:style-name="T2">Administrativa</text:span><text:span text:style-name="T2"> </text:span><text:span text:style-name="T2">(SGA)</text:span></text:p>
          <text:p><text:span text:style-name="T2">Data</text:span><text:span text:style-name="T2"> </text:span><text:span text:style-name="T2">da</text:span><text:span text:style-name="T2"> </text:span><text:span text:style-name="T2">última</text:span><text:span text:style-name="T2"> </text:span><text:span text:style-name="T2">atualização:</text:span><text:span text:style-name="T2"> </text:span><text:span text:style-name="T2">08/10/2021</text:span></text:p>
        </style:region-left>
        <style:region-center>
          <text:p><text:page-number>1</text:page-number><text:s/>de<text:s/><text:page-count>99</text:page-count></text:p>
        </style:region-center>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Wellington Caje Lopes</meta:initial-creator>
    <dc:creator>WellingtonLopes</dc:creator>
    <meta:creation-date>2021-10-08T21:40:32Z</meta:creation-date>
    <dc:date>2021-10-08T22:19:26Z</dc:date>
    <meta:print-date>2021-10-08T22:18:54Z</meta:print-date>
  </office:meta>
</office:document-meta>
</file>